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mm"/>
    </style:style>
    <style:style style:name="co2" style:family="table-column">
      <style:table-column-properties fo:break-before="auto" style:column-width="20.97mm"/>
    </style:style>
    <style:style style:name="co3" style:family="table-column">
      <style:table-column-properties fo:break-before="auto" style:column-width="36.64mm"/>
    </style:style>
    <style:style style:name="co4" style:family="table-column">
      <style:table-column-properties fo:break-before="auto" style:column-width="22.9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.07mm"/>
    </style:style>
    <style:style style:name="co7" style:family="table-column">
      <style:table-column-properties fo:break-before="auto" style:column-width="30.76mm"/>
    </style:style>
    <style:style style:name="co8" style:family="table-column">
      <style:table-column-properties fo:break-before="auto" style:column-width="31.8mm"/>
    </style:style>
    <style:style style:name="co9" style:family="table-column">
      <style:table-column-properties fo:break-before="auto" style:column-width="22.67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1mm" fo:break-before="auto" style:use-optimal-row-height="true"/>
    </style:style>
    <style:style style:name="ro3" style:family="table-row">
      <style:table-row-properties style:row-height="4.37mm" fo:break-before="auto" style:use-optimal-row-height="true"/>
    </style:style>
    <style:style style:name="ro4" style:family="table-row">
      <style:table-row-properties style:row-height="5.12mm" fo:break-before="auto" style:use-optimal-row-height="true"/>
    </style:style>
    <style:style style:name="ro5" style:family="table-row">
      <style:table-row-properties style:row-height="4.16m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Brownian_20_Motion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4" style:family="table-cell" style:parent-style-name="Excel_20_Built-in_20_Title" style:data-style-name="N0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2.49pt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99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99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SimSun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6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99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SimSun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ackground-color="#eeeeee"/>
    </style:style>
    <style:style style:name="ce16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0" style:family="table-cell" style:parent-style-name="Default">
      <style:table-cell-properties style:glyph-orientation-vertical="0" fo:border-bottom="0.99pt solid #000000" fo:background-color="#eeeee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eeee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99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" style:family="table-cell" style:parent-style-name="Default" style:data-style-name="N2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99pt solid #000000" fo:background-color="#eeeee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" style:family="table-cell" style:parent-style-name="Default" style:data-style-name="N155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000000" fo:background-color="#eeeee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italic" style:text-outline="false" fo:text-shadow="none" style:text-position="0% 100%" style:font-size-asian="8pt" style:font-size-complex="8pt" style:font-weight-asian="normal" style:font-weight-complex="normal" style:font-style-asian="italic" style:font-style-complex="italic"/>
    </style:style>
    <style:style style:name="T2" style:family="text">
      <style:text-properties style:font-name="Arial" fo:font-size="8pt" fo:font-weight="normal" style:text-line-through-type="none" fo:font-style="italic" style:text-outline="false" fo:text-shadow="none" style:text-position="0% 100%" style:font-size-asian="8pt" style:font-size-complex="8pt" style:font-weight-asian="normal" style:font-weight-complex="normal" style:font-style-asian="italic" style:font-style-complex="italic" fo:color="#0000ff" style:text-underline-style="solid" style:text-underline-width="auto" style:text-underline-color="font-color"/>
    </style:style>
    <style:style style:name="T3" style:family="text">
      <style:text-properties style:font-name="Arial" fo:font-size="8pt" fo:font-weight="normal" style:text-line-through-type="none" fo:font-style="italic" style:text-outline="false" fo:text-shadow="none" style:text-position="0% 100%" style:font-size-asian="8pt" style:font-size-complex="8pt" style:font-weight-asian="normal" style:font-weight-complex="normal" style:font-style-asian="italic" style:font-style-complex="italic" style:use-window-font-color="true" style:text-underline-style="none" style:text-underline-color="font-color"/>
    </style:style>
    <style:style style:name="T4" style:family="text">
      <style:text-properties fo:color="#0000ff" style:font-name="Arial" fo:font-size="8pt" fo:font-weight="normal" style:text-underline-style="solid" style:text-underline-width="auto" style:text-underline-color="font-color" style:text-line-through-type="none" fo:font-style="italic" style:text-outline="false" fo:text-shadow="none" style:text-position="0% 100%" style:font-size-asian="8pt" style:font-size-complex="8pt" style:font-weight-asian="normal" style:font-weight-complex="normal" style:font-style-asian="italic" style:font-style-complex="italic"/>
    </style:style>
    <style:style style:name="T5" style:family="text">
      <style:text-properties style:font-name-asian="SimSun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2" table:default-cell-style-name="ce14"/>
        <table:table-column table:style-name="co2" table:number-columns-repeated="244" table:default-cell-style-name="ce2"/>
        <table:table-column table:style-name="co5" table:number-columns-repeated="768" table:default-cell-style-name="ce15"/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Note: <text:span text:style-name="T1">This sheet requires Obba 4.0.14 or better ( </text:span><text:span text:style-name="T2">http://www.obba.info/</text:span><text:span text:style-name="T3"> )</text:span></text:p>
          </table:table-cell>
          <table:table-cell table:style-name="ce1" table:number-columns-repeated="4"/>
          <table:table-cell table:number-columns-repeated="1018"/>
        </table:table-row>
        <table:table-row table:style-name="ro1">
          <table:table-cell table:style-name="ce1"/>
          <table:table-cell table:style-name="ce4"/>
          <table:table-cell table:style-name="ce1" table:number-columns-repeated="4"/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2">
          <table:table-cell table:style-name="ce1"/>
          <table:table-cell table:style-name="ce5" office:value-type="string" calcext:value-type="string">
            <text:p>Object Viewer</text:p>
          </table:table-cell>
          <table:table-cell table:style-name="ce5"/>
          <table:table-cell table:style-name="ce1"/>
          <table:table-cell table:style-name="ce5" office:value-type="string" calcext:value-type="string">
            <text:p>Libraries (folder with JAR files)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2">
          <table:table-cell table:style-name="ce1"/>
          <table:table-cell table:style-name="ce6" office:value-type="string" calcext:value-type="string">
            <text:p>Parameters:</text:p>
          </table:table-cell>
          <table:table-cell table:style-name="ce6"/>
          <table:table-cell table:style-name="ce1"/>
          <table:table-cell table:style-name="ce6" office:value-type="string" calcext:value-type="string">
            <text:p>Load libraries from</text:p>
          </table:table-cell>
          <table:table-cell table:style-name="ce6"/>
          <table:table-cell table:number-columns-repeated="1018"/>
        </table:table-row>
        <table:table-row table:style-name="ro3">
          <table:table-cell table:style-name="ce1"/>
          <table:table-cell table:style-name="ce1" office:value-type="string" calcext:value-type="string">
            <text:p>Visibility</text:p>
          </table:table-cell>
          <table:table-cell table:style-name="ce8" table:formula="of:=TRUE()" office:value-type="boolean" office:boolean-value="true" calcext:value-type="boolean">
            <text:p>WAHR</text:p>
          </table:table-cell>
          <table:table-cell table:style-name="ce1"/>
          <table:table-cell table:style-name="ce1" office:value-type="string" calcext:value-type="string">
            <text:p>Path:</text:p>
          </table:table-cell>
          <table:table-cell table:style-name="ce11" office:value-type="string" calcext:value-type="string">
            <text:p>lib</text:p>
          </table:table-cell>
          <table:table-cell table:number-columns-repeated="1018"/>
        </table:table-row>
        <table:table-row table:style-name="ro2">
          <table:table-cell table:style-name="ce1" table:number-columns-repeated="4"/>
          <table:table-cell table:style-name="ce1" office:value-type="string" calcext:value-type="string">
            <text:p>isRelative:</text:p>
          </table:table-cell>
          <table:table-cell table:style-name="ce12" table:formula="of:=TRUE()" office:value-type="boolean" office:boolean-value="true" calcext:value-type="boolean">
            <text:p>WAHR</text:p>
          </table:table-cell>
          <table:table-cell table:number-columns-repeated="1018"/>
        </table:table-row>
        <table:table-row table:style-name="ro2">
          <table:table-cell table:style-name="ce1"/>
          <table:table-cell table:style-name="ce1" office:value-type="string" calcext:value-type="string">
            <text:p>Result:</text:p>
          </table:table-cell>
          <table:table-cell table:style-name="ce1" table:number-columns-repeated="4"/>
          <table:table-cell table:number-columns-repeated="1018"/>
        </table:table-row>
        <table:table-row table:style-name="ro2">
          <table:table-cell table:style-name="ce1"/>
          <table:table-cell table:style-name="ce7" table:formula="of:=INFO.OBBA.OBBA.OBCONTROLPANELSETVISIBLE([.C8])" office:value-type="boolean" office:boolean-value="true" calcext:value-type="boolean">
            <text:p>WAHR</text:p>
          </table:table-cell>
          <table:table-cell table:style-name="ce1" table:number-columns-repeated="2"/>
          <table:table-cell table:style-name="ce1" office:value-type="string" calcext:value-type="string">
            <text:p>Result:</text:p>
          </table:table-cell>
          <table:table-cell table:style-name="ce1"/>
          <table:table-cell table:number-columns-repeated="1018"/>
        </table:table-row>
        <table:table-row table:style-name="ro2">
          <table:table-cell table:style-name="ce1" table:number-columns-repeated="4"/>
          <table:table-cell table:style-name="ce1" office:value-type="string" calcext:value-type="string">
            <text:p>Loaded:</text:p>
          </table:table-cell>
          <table:table-cell table:style-name="ce1" table:formula="of:=INFO.OBBA.OBBA.OBADDALLJARS([.F8];[.F9])" office:value-type="string" office:string-value="/Users/fries/git/finmath-spreadsheets/spreadsheets/Brownian Motion/lib" calcext:value-type="string">
            <text:p>/Users/fries/git/finmath-spreadsheets/spreadsheets/Brownian Motion/lib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2">
          <table:table-cell table:style-name="ce1"/>
          <table:table-cell table:style-name="ce5" office:value-type="string" calcext:value-type="string">
            <text:p>Obba Version</text:p>
          </table:table-cell>
          <table:table-cell table:style-name="ce5"/>
          <table:table-cell table:style-name="ce1"/>
          <table:table-cell table:style-name="ce5" office:value-type="string" calcext:value-type="string">
            <text:p>Additional Class Folder (leave empty if not needed)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2">
          <table:table-cell table:style-name="ce1"/>
          <table:table-cell table:style-name="ce6" office:value-type="string" calcext:value-type="string">
            <text:p>Result:</text:p>
          </table:table-cell>
          <table:table-cell table:style-name="ce6"/>
          <table:table-cell table:style-name="ce1"/>
          <table:table-cell table:style-name="ce6" office:value-type="string" calcext:value-type="string">
            <text:p>Load classes from</text:p>
          </table:table-cell>
          <table:table-cell table:style-name="ce6"/>
          <table:table-cell table:number-columns-repeated="1018"/>
        </table:table-row>
        <table:table-row table:style-name="ro3">
          <table:table-cell table:style-name="ce1"/>
          <table:table-cell table:style-name="ce1" office:value-type="string" calcext:value-type="string">
            <text:p>Version:</text:p>
          </table:table-cell>
          <table:table-cell table:style-name="ce1" table:formula="of:=INFO.OBBA.OBBA.OBGETPROPERTY(&quot;version&quot;)" office:value-type="string" office:string-value="6.1.0" calcext:value-type="string">
            <text:p>6.1.0</text:p>
          </table:table-cell>
          <table:table-cell table:style-name="ce1"/>
          <table:table-cell table:style-name="ce1" office:value-type="string" calcext:value-type="string">
            <text:p>Path:</text:p>
          </table:table-cell>
          <table:table-cell table:style-name="ce13"/>
          <table:table-cell table:number-columns-repeated="1018"/>
        </table:table-row>
        <table:table-row table:style-name="ro2">
          <table:table-cell table:style-name="ce1"/>
          <table:table-cell table:style-name="ce1" office:value-type="string" calcext:value-type="string">
            <text:p>Build:</text:p>
          </table:table-cell>
          <table:table-cell table:style-name="ce9" table:formula="of:=INFO.OBBA.OBBA.OBGETPROPERTY(&quot;build&quot;)" office:value-type="string" office:string-value="60100" calcext:value-type="string">
            <text:p>60100</text:p>
          </table:table-cell>
          <table:table-cell table:style-name="ce1"/>
          <table:table-cell table:style-name="ce1" office:value-type="string" calcext:value-type="string">
            <text:p>isRelative:</text:p>
          </table:table-cell>
          <table:table-cell table:style-name="ce12" office:value-type="boolean" office:boolean-value="true" calcext:value-type="boolean">
            <text:p>WAHR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2">
          <table:table-cell table:style-name="ce1" table:number-columns-repeated="4"/>
          <table:table-cell table:style-name="ce6" office:value-type="string" calcext:value-type="string">
            <text:p>Result:</text:p>
          </table:table-cell>
          <table:table-cell table:style-name="ce6"/>
          <table:table-cell table:number-columns-repeated="1018"/>
        </table:table-row>
        <table:table-row table:style-name="ro2">
          <table:table-cell table:style-name="ce1" table:number-columns-repeated="4"/>
          <table:table-cell table:style-name="ce1" office:value-type="string" calcext:value-type="string">
            <text:p>Loaded:</text:p>
          </table:table-cell>
          <table:table-cell table:style-name="ce1" table:formula="of:=INFO.OBBA.OBBA.OBADDCLASSES([.F17];[.F18])" office:value-type="string" office:string-value="/Users/fries/git/finmath-spreadsheets/spreadsheets/Brownian Motion" calcext:value-type="string">
            <text:p>/Users/fries/git/finmath-spreadsheets/spreadsheets/Brownian Motion</text:p>
          </table:table-cell>
          <table:table-cell table:number-columns-repeated="1018"/>
        </table:table-row>
        <table:table-row table:style-name="ro1" table:number-rows-repeated="4">
          <table:table-cell table:style-name="ce1" table:number-columns-repeated="6"/>
          <table:table-cell table:number-columns-repeated="1018"/>
        </table:table-row>
        <table:table-row table:style-name="ro2">
          <table:table-cell table:style-name="ce1" table:number-columns-repeated="4"/>
          <table:table-cell table:style-name="ce5" office:value-type="string" calcext:value-type="string">
            <text:p>Reference cell below to ensure lib is loaded: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 table:number-columns-repeated="4"/>
          <table:table-cell table:style-name="ce10" table:formula="of:=IF(OR(ISERROR([.F12]);ISERROR([.F21]));NA();&quot;&quot;)">
            <text:p/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1" table:number-columns-repeated="2"/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rownian Motion" table:style-name="ta2" table:print="false">
        <office:forms form:automatic-focus="false" form:apply-design-mode="false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7" table:number-columns-repeated="253" table:default-cell-style-name="ce16"/>
        <table:table-column table:style-name="co9" table:number-columns-repeated="768" table:default-cell-style-name="ce15"/>
        <table:table-row table:style-name="ro1">
          <table:table-cell table:number-columns-repeated="1024"/>
        </table:table-row>
        <table:table-row table:style-name="ro4">
          <table:table-cell table:style-name="ce17"/>
          <table:table-cell table:style-name="ce17" table:formula="of:=&quot;Brownian Motion: Illustrates the use of the class &quot;&amp;[.F7]" office:value-type="string" office:string-value="Brownian Motion: Illustrates the use of the class net.finmath.montecarlo.BrownianMotionLazyInit" calcext:value-type="string">
            <text:p>Brownian Motion: Illustrates the use of the class net.finmath.montecarlo.BrownianMotionLazyInit</text:p>
          </table:table-cell>
          <table:table-cell table:style-name="ce17" table:number-columns-repeated="6"/>
          <table:table-cell table:style-name="ce17">
            <draw:frame table:end-cell-address="'Brownian Motion'.N21" table:end-x="0.03mm" table:end-y="0.27mm" draw:z-index="0" draw:name="Chart 1" draw:style-name="gr1" draw:text-style-name="P1" svg:width="153.51mm" svg:height="80.07mm" svg:x="0.35mm" svg:y="0.25mm">
              <draw:object draw:notify-on-update-of-ranges="'Brownian Motion'.I25:'Brownian Motion'.M25 'Brownian Motion'.I26:'Brownian Motion'.M26 'Brownian Motion'.I27:'Brownian Motion'.M27 'Brownian Motion'.I28:'Brownian Motion'.M28 'Brownian Motion'.I29:'Brownian Motion'.M29 'Brownian Motion'.I30:'Brownian Motion'.M30 'Brownian Motion'.I31:'Brownian Motion'.M31 'Brownian Motion'.I32:'Brownian Motion'.M32 'Brownian Motion'.I33:'Brownian Motion'.M33 'Brownian Motion'.I34:'Brownian Motion'.M34 'Brownian Motion'.I35:'Brownian Motion'.M35 'Brownian Motion'.I36:'Brownian Motion'.M36 'Brownian Motion'.I37:'Brownian Motion'.M37 'Brownian Motion'.I38:'Brownian Motion'.M38 'Brownian Motion'.I39:'Brownian Motion'.M39 'Brownian Motion'.I40:'Brownian Motion'.M40 'Brownian Motion'.I41:'Brownian Motion'.M41 'Brownian Motion'.I42:'Brownian Motion'.M42 'Brownian Motion'.I43:'Brownian Motion'.M43 'Brownian Motion'.I44:'Brownian Motion'.M44 'Brownian Motion'.I45:'Brownian Motion'.M45 'Brownian Motion'.I46:'Brownian Motion'.M46 'Brownian Motion'.I47:'Brownian Motion'.M47 'Brownian Motion'.I48:'Brownian Motion'.M48 'Brownian Motion'.I49:'Brownian Motion'.M49 'Brownian Motion'.I50:'Brownian Motion'.M50 'Brownian Motion'.I51:'Brownian Motion'.M51 'Brownian Motion'.I52:'Brownian Motion'.M52 'Brownian Motion'.I53:'Brownian Motion'.M53 'Brownian Motion'.I54:'Brownian Motion'.M54 'Brownian Motion'.I55:'Brownian Motion'.M55 'Brownian Motion'.I56:'Brownian Motion'.M56 'Brownian Motion'.I57:'Brownian Motion'.M57 'Brownian Motion'.I58:'Brownian Motion'.M58 'Brownian Motion'.I59:'Brownian Motion'.M59 'Brownian Motion'.I60:'Brownian Motion'.M60 'Brownian Motion'.I61:'Brownian Motion'.M61 'Brownian Motion'.I62:'Brownian Motion'.M62 'Brownian Motion'.I63:'Brownian Motion'.M63 'Brownian Motion'.I64:'Brownian Motion'.M64 'Brownian Motion'.I65:'Brownian Motion'.M65 'Brownian Motion'.I66:'Brownian Motion'.M66 'Brownian Motion'.I67:'Brownian Motion'.M67 'Brownian Motion'.I68:'Brownian Motion'.M68 'Brownian Motion'.I69:'Brownian Motion'.M69 'Brownian Motion'.I70:'Brownian Motion'.M70 'Brownian Motion'.I71:'Brownian Motion'.M71 'Brownian Motion'.I72:'Brownian Motion'.M72 'Brownian Motion'.I73:'Brownian Motion'.M73 'Brownian Motion'.I74:'Brownian Motion'.M74 'Brownian Motion'.I75:'Brownian Motion'.M7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7" table:number-columns-repeated="1015"/>
        </table:table-row>
        <table:table-row table:style-name="ro5">
          <table:table-cell table:style-name="ce18"/>
          <table:table-cell table:style-name="ce19" office:value-type="string" calcext:value-type="string">
            <text:p>Note: This sheet requires Obba 3.0 ( <text:span text:style-name="T4">http://www.obba.info/</text:span><text:span text:style-name="T3"> )</text:span></text:p>
          </table:table-cell>
          <table:table-cell table:style-name="ce18" table:number-columns-repeated="1022"/>
        </table:table-row>
        <table:table-row table:style-name="ro5">
          <table:table-cell table:style-name="ce18"/>
          <table:table-cell/>
          <table:table-cell table:style-name="ce18"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0" office:value-type="string" calcext:value-type="string">
            <text:p>Time Discretization</text:p>
          </table:table-cell>
          <table:table-cell table:style-name="ce20"/>
          <table:table-cell/>
          <table:table-cell table:style-name="ce29" office:value-type="string" calcext:value-type="string">
            <text:p>Brownian Motion</text:p>
          </table:table-cell>
          <table:table-cell table:style-name="ce20"/>
          <table:table-cell table:number-columns-repeated="1018"/>
        </table:table-row>
        <table:table-row table:style-name="ro5">
          <table:table-cell table:number-columns-repeated="4"/>
          <table:table-cell table:style-name="ce22" office:value-type="string" calcext:value-type="string">
            <text:p>className</text:p>
          </table:table-cell>
          <table:table-cell table:style-name="ce30" office:value-type="string" calcext:value-type="string">
            <text:p>net.finmath.montecarlo.BrownianMotionLazyInit</text:p>
          </table:table-cell>
          <table:table-cell table:number-columns-repeated="1018"/>
        </table:table-row>
        <table:table-row table:style-name="ro5">
          <table:table-cell/>
          <table:table-cell table:style-name="ce21" office:value-type="string" calcext:value-type="string">
            <text:p>Parameters:</text:p>
          </table:table-cell>
          <table:table-cell table:style-name="ce21"/>
          <table:table-cell/>
          <table:table-cell table:style-name="ce21" office:value-type="string" calcext:value-type="string">
            <text:p>Parameters:</text:p>
          </table:table-cell>
          <table:table-cell table:style-name="ce21"/>
          <table:table-cell table:number-columns-repeated="1018"/>
        </table:table-row>
        <table:table-row table:style-name="ro5">
          <table:table-cell/>
          <table:table-cell table:style-name="ce22" table:formula="of:=INFO.OBBA.OBBA.OBMAKE(&quot;td.start&quot;;&quot;double&quot;;[.C9])" office:value-type="string" office:string-value="td.start &#10;[541]" calcext:value-type="string">
            <text:p>td.start </text:p>
            <text:p>[541]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22" table:formula="of:=[.B14]" office:value-type="string" office:string-value="timeDiscretization &#10;[578]" calcext:value-type="string">
            <text:p>timeDiscretization </text:p>
            <text:p>[578]</text:p>
          </table:table-cell>
          <table:table-cell table:number-columns-repeated="1019"/>
        </table:table-row>
        <table:table-row table:style-name="ro5">
          <table:table-cell/>
          <table:table-cell table:style-name="ce22" table:formula="of:=INFO.OBBA.OBBA.OBMAKE(&quot;td.num&quot;;&quot;int&quot;;[.C10])" office:value-type="string" office:string-value="td.num &#10;[542]" calcext:value-type="string">
            <text:p>td.num </text:p>
            <text:p>[542]</text:p>
          </table:table-cell>
          <table:table-cell table:style-name="ce24" office:value-type="float" office:value="20" calcext:value-type="float">
            <text:p>20</text:p>
          </table:table-cell>
          <table:table-cell/>
          <table:table-cell table:style-name="ce22" table:formula="of:=INFO.OBBA.OBBA.OBMAKE(&quot;numberOfFactors&quot;;&quot;int&quot;;[.F10])" office:value-type="string" office:string-value="numberOfFactors &#10;[544]" calcext:value-type="string">
            <text:p>numberOfFactors </text:p>
            <text:p>[544]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8"/>
        </table:table-row>
        <table:table-row table:style-name="ro5">
          <table:table-cell/>
          <table:table-cell table:style-name="ce22" table:formula="of:=INFO.OBBA.OBBA.OBMAKE(&quot;td.step&quot;;&quot;double&quot;;[.C11])" office:value-type="string" office:string-value="td.step &#10;[543]" calcext:value-type="string">
            <text:p>td.step </text:p>
            <text:p>[543]</text:p>
          </table:table-cell>
          <table:table-cell table:style-name="ce24" office:value-type="float" office:value="0.5" calcext:value-type="float">
            <text:p>0,5</text:p>
          </table:table-cell>
          <table:table-cell/>
          <table:table-cell table:style-name="ce22" table:formula="of:=INFO.OBBA.OBBA.OBMAKE(&quot;numberOfPaths&quot;;&quot;int&quot;;[.F11])" office:value-type="string" office:string-value="numberOfPaths &#10;[545]" calcext:value-type="string">
            <text:p>numberOfPaths </text:p>
            <text:p>[545]</text:p>
          </table:table-cell>
          <table:table-cell table:style-name="ce24" office:value-type="float" office:value="50" calcext:value-type="float">
            <text:p>50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22" table:formula="of:=INFO.OBBA.OBBA.OBMAKE(&quot;seed&quot;;&quot;int&quot;;[.F12])" office:value-type="string" office:string-value="seed &#10;[546]" calcext:value-type="string">
            <text:p>seed </text:p>
            <text:p>[546]</text:p>
          </table:table-cell>
          <table:table-cell table:style-name="ce24" office:value-type="float" office:value="3141" calcext:value-type="float">
            <text:p>3141</text:p>
          </table:table-cell>
          <table:table-cell table:number-columns-repeated="1018"/>
        </table:table-row>
        <table:table-row table:style-name="ro5">
          <table:table-cell/>
          <table:table-cell table:style-name="ce21" office:value-type="string" calcext:value-type="string">
            <text:p>Object:</text:p>
          </table:table-cell>
          <table:table-cell table:style-name="ce21"/>
          <table:table-cell table:number-columns-repeated="1021"/>
        </table:table-row>
        <table:table-row table:style-name="ro5">
          <table:table-cell/>
          <table:table-cell table:style-name="ce22" table:formula="of:=INFO.OBBA.OBBA.OBMAKE(&quot;timeDiscretization&quot;;obLibs&amp;&quot;net.finmath.time.TimeDiscretizationFromArray&quot;;[.B9:.B11])" office:value-type="string" office:string-value="timeDiscretization &#10;[578]" calcext:value-type="string">
            <text:p>timeDiscretization </text:p>
            <text:p>[578]</text:p>
          </table:table-cell>
          <table:table-cell table:number-columns-repeated="2"/>
          <table:table-cell table:style-name="ce21" office:value-type="string" calcext:value-type="string">
            <text:p>Object:</text:p>
          </table:table-cell>
          <table:table-cell table:style-name="ce21"/>
          <table:table-cell table:number-columns-repeated="1018"/>
        </table:table-row>
        <table:table-row table:style-name="ro5">
          <table:table-cell table:number-columns-repeated="4"/>
          <table:table-cell table:style-name="ce22" table:formula="of:=INFO.OBBA.OBBA.OBMAKE(&quot;brownianMotion&quot;;obLibs&amp;[.F7];[.B14];[.E10:.E12])" office:value-type="string" office:string-value="brownianMotion &#10;[604]" calcext:value-type="string">
            <text:p>brownianMotion </text:p>
            <text:p>[604]</text:p>
          </table:table-cell>
          <table:table-cell table:number-columns-repeated="1019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2"/>
          <table:table-cell table:style-name="ce21" office:value-type="string" calcext:value-type="string">
            <text:p>Brownian Increment</text:p>
          </table:table-cell>
          <table:table-cell table:style-name="ce21" table:number-columns-repeated="4"/>
          <table:table-cell/>
          <table:table-cell table:style-name="ce21" office:value-type="string" calcext:value-type="string">
            <text:p>Brownian Motion</text:p>
          </table:table-cell>
          <table:table-cell table:style-name="ce21" table:number-columns-repeated="5"/>
          <table:table-cell table:number-columns-repeated="1010"/>
        </table:table-row>
        <table:table-row table:style-name="ro5">
          <table:table-cell table:number-columns-repeated="2"/>
          <table:table-cell table:style-name="ce25" table:formula="of:=INFO.OBBA.OBBA.OBCALL(&quot;brownianInc-&quot;&amp;[.C24];[.$E$15];&quot;getBrownianIncrement&quot;;INFO.OBBA.OBBA.OBMAKE(&quot;&quot;;&quot;int&quot;;[.C24]);INFO.OBBA.OBBA.OBMAKE(&quot;&quot;;&quot;int&quot;;[.C25]))" office:value-type="string" office:string-value="brownianInc-0 &#10;[607]" calcext:value-type="string">
            <text:p>brownianInc-0 </text:p>
            <text:p>[607]</text:p>
          </table:table-cell>
          <table:table-cell table:style-name="ce25" table:formula="of:=INFO.OBBA.OBBA.OBCALL(&quot;brownianInc-&quot;&amp;[.D24];[.$E$15];&quot;getBrownianIncrement&quot;;INFO.OBBA.OBBA.OBMAKE(&quot;&quot;;&quot;int&quot;;[.D24]);INFO.OBBA.OBBA.OBMAKE(&quot;&quot;;&quot;int&quot;;[.D25]))" office:value-type="string" office:string-value="brownianInc-1 &#10;[610]" calcext:value-type="string">
            <text:p>brownianInc-1 </text:p>
            <text:p>[610]</text:p>
          </table:table-cell>
          <table:table-cell table:style-name="ce25" table:formula="of:=INFO.OBBA.OBBA.OBCALL(&quot;brownianInc-&quot;&amp;[.E24];[.$E$15];&quot;getBrownianIncrement&quot;;INFO.OBBA.OBBA.OBMAKE(&quot;&quot;;&quot;int&quot;;[.E24]);INFO.OBBA.OBBA.OBMAKE(&quot;&quot;;&quot;int&quot;;[.E25]))" office:value-type="string" office:string-value="brownianInc-2 &#10;[613]" calcext:value-type="string">
            <text:p>brownianInc-2 </text:p>
            <text:p>[613]</text:p>
          </table:table-cell>
          <table:table-cell table:style-name="ce25" table:formula="of:=INFO.OBBA.OBBA.OBCALL(&quot;brownianInc-&quot;&amp;[.F24];[.$E$15];&quot;getBrownianIncrement&quot;;INFO.OBBA.OBBA.OBMAKE(&quot;&quot;;&quot;int&quot;;[.F24]);INFO.OBBA.OBBA.OBMAKE(&quot;&quot;;&quot;int&quot;;[.F25]))" office:value-type="string" office:string-value="brownianInc-3 &#10;[616]" calcext:value-type="string">
            <text:p>brownianInc-3 </text:p>
            <text:p>[616]</text:p>
          </table:table-cell>
          <table:table-cell table:style-name="ce25" table:formula="of:=INFO.OBBA.OBBA.OBCALL(&quot;brownianInc-&quot;&amp;[.G24];[.$E$15];&quot;getBrownianIncrement&quot;;INFO.OBBA.OBBA.OBMAKE(&quot;&quot;;&quot;int&quot;;[.G24]);INFO.OBBA.OBBA.OBMAKE(&quot;&quot;;&quot;int&quot;;[.G25]))" office:value-type="string" office:string-value="brownianInc-4 &#10;[619]" calcext:value-type="string">
            <text:p>brownianInc-4 </text:p>
            <text:p>[619]</text:p>
          </table:table-cell>
          <table:table-cell/>
          <table:table-cell table:formula="of:=INFO.OBBA.OBBA.OBMAKE(&quot;bmRealization-&quot;&amp;[.I24];&quot;net.finmath.montecarlo.RandomVariableFromDoubleArray&quot;;INFO.OBBA.OBBA.OBMAKE(&quot;&quot;;&quot;double&quot;;[.I25]);INFO.OBBA.OBBA.OBMAKE(&quot;&quot;;&quot;double[]&quot;;[.I26:.I75]))" office:value-type="string" office:string-value="bmRealization-0 &#10;[693]" calcext:value-type="string">
            <text:p>bmRealization-0 </text:p>
            <text:p>[693]</text:p>
          </table:table-cell>
          <table:table-cell table:formula="of:=INFO.OBBA.OBBA.OBMAKE(&quot;bmRealization-&quot;&amp;[.J24];&quot;net.finmath.montecarlo.RandomVariableFromDoubleArray&quot;;INFO.OBBA.OBBA.OBMAKE(&quot;&quot;;&quot;double&quot;;[.J25]);INFO.OBBA.OBBA.OBMAKE(&quot;&quot;;&quot;double[]&quot;;[.J26:.J75]))" office:value-type="string" office:string-value="bmRealization-1 &#10;[696]" calcext:value-type="string">
            <text:p>bmRealization-1 </text:p>
            <text:p>[696]</text:p>
          </table:table-cell>
          <table:table-cell table:formula="of:=INFO.OBBA.OBBA.OBMAKE(&quot;bmRealization-&quot;&amp;[.K24];&quot;net.finmath.montecarlo.RandomVariableFromDoubleArray&quot;;INFO.OBBA.OBBA.OBMAKE(&quot;&quot;;&quot;double&quot;;[.K25]);INFO.OBBA.OBBA.OBMAKE(&quot;&quot;;&quot;double[]&quot;;[.K26:.K75]))" office:value-type="string" office:string-value="bmRealization-2 &#10;[699]" calcext:value-type="string">
            <text:p>bmRealization-2 </text:p>
            <text:p>[699]</text:p>
          </table:table-cell>
          <table:table-cell table:formula="of:=INFO.OBBA.OBBA.OBMAKE(&quot;bmRealization-&quot;&amp;[.L24];&quot;net.finmath.montecarlo.RandomVariableFromDoubleArray&quot;;INFO.OBBA.OBBA.OBMAKE(&quot;&quot;;&quot;double&quot;;[.L25]);INFO.OBBA.OBBA.OBMAKE(&quot;&quot;;&quot;double[]&quot;;[.L26:.L75]))" office:value-type="string" office:string-value="bmRealization-3 &#10;[702]" calcext:value-type="string">
            <text:p>bmRealization-3 </text:p>
            <text:p>[702]</text:p>
          </table:table-cell>
          <table:table-cell table:formula="of:=INFO.OBBA.OBBA.OBMAKE(&quot;bmRealization-&quot;&amp;[.M24];&quot;net.finmath.montecarlo.RandomVariableFromDoubleArray&quot;;INFO.OBBA.OBBA.OBMAKE(&quot;&quot;;&quot;double&quot;;[.M25]);INFO.OBBA.OBBA.OBMAKE(&quot;&quot;;&quot;double[]&quot;;[.M26:.M75]))" office:value-type="string" office:string-value="bmRealization-4 &#10;[705]" calcext:value-type="string">
            <text:p>bmRealization-4 </text:p>
            <text:p>[705]</text:p>
          </table:table-cell>
          <table:table-cell table:formula="of:=INFO.OBBA.OBBA.OBMAKE(&quot;bmRealization-&quot;&amp;[.N24];&quot;net.finmath.montecarlo.RandomVariableFromDoubleArray&quot;;INFO.OBBA.OBBA.OBMAKE(&quot;&quot;;&quot;double&quot;;[.N25]);INFO.OBBA.OBBA.OBMAKE(&quot;&quot;;&quot;double[]&quot;;[.N26:.N75]))" office:value-type="string" office:string-value="bmRealization-5 &#10;[708]" calcext:value-type="string">
            <text:p>bmRealization-5 </text:p>
            <text:p>[708]</text:p>
          </table:table-cell>
          <table:table-cell table:number-columns-repeated="1010"/>
        </table:table-row>
        <table:table-row table:style-name="ro5">
          <table:table-cell/>
          <table:table-cell table:style-name="ce23" office:value-type="string" calcext:value-type="string">
            <text:p>timeIndex: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3" office:value-type="string" calcext:value-type="string">
            <text:p>Time Index: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/>
          <table:table-cell table:style-name="ce23" office:value-type="string" calcext:value-type="string">
            <text:p>factorIndex:</text:p>
          </table:table-cell>
          <table:table-cell table:number-columns-repeated="5" table:style-name="ce27" office:value-type="float" office:value="0" calcext:value-type="float">
            <text:p>0</text:p>
          </table:table-cell>
          <table:table-cell table:style-name="ce23" office:value-type="string" calcext:value-type="string">
            <text:p>Time:</text:p>
          </table:table-cell>
          <table:table-cell table:style-name="ce27" table:formula="of:=INFO.OBBA.OBBA.OBGET(INFO.OBBA.OBBA.OBCALL(&quot;&quot;;[.$B$14];&quot;getTime&quot;;INFO.OBBA.OBBA.OBMAKE(&quot;&quot;;&quot;int&quot;;[.I24])))" office:value-type="float" office:value="0" calcext:value-type="float">
            <text:p>0</text:p>
          </table:table-cell>
          <table:table-cell table:style-name="ce27" table:formula="of:=INFO.OBBA.OBBA.OBGET(INFO.OBBA.OBBA.OBCALL(&quot;&quot;;[.$B$14];&quot;getTime&quot;;INFO.OBBA.OBBA.OBMAKE(&quot;&quot;;&quot;int&quot;;[.J24])))" office:value-type="float" office:value="0.5" calcext:value-type="float">
            <text:p>0,5</text:p>
          </table:table-cell>
          <table:table-cell table:style-name="ce27" table:formula="of:=INFO.OBBA.OBBA.OBGET(INFO.OBBA.OBBA.OBCALL(&quot;&quot;;[.$B$14];&quot;getTime&quot;;INFO.OBBA.OBBA.OBMAKE(&quot;&quot;;&quot;int&quot;;[.K24])))" office:value-type="float" office:value="1" calcext:value-type="float">
            <text:p>1</text:p>
          </table:table-cell>
          <table:table-cell table:style-name="ce27" table:formula="of:=INFO.OBBA.OBBA.OBGET(INFO.OBBA.OBBA.OBCALL(&quot;&quot;;[.$B$14];&quot;getTime&quot;;INFO.OBBA.OBBA.OBMAKE(&quot;&quot;;&quot;int&quot;;[.L24])))" office:value-type="float" office:value="1.5" calcext:value-type="float">
            <text:p>1,5</text:p>
          </table:table-cell>
          <table:table-cell table:style-name="ce27" table:formula="of:=INFO.OBBA.OBBA.OBGET(INFO.OBBA.OBBA.OBCALL(&quot;&quot;;[.$B$14];&quot;getTime&quot;;INFO.OBBA.OBBA.OBMAKE(&quot;&quot;;&quot;int&quot;;[.M24])))" office:value-type="float" office:value="2" calcext:value-type="float">
            <text:p>2</text:p>
          </table:table-cell>
          <table:table-cell table:style-name="ce27" table:formula="of:=INFO.OBBA.OBBA.OBGET(INFO.OBBA.OBBA.OBCALL(&quot;&quot;;[.$B$14];&quot;getTime&quot;;INFO.OBBA.OBBA.OBMAKE(&quot;&quot;;&quot;int&quot;;[.N24])))" office:value-type="float" office:value="2.5" calcext:value-type="float">
            <text:p>2,5</text:p>
          </table:table-cell>
          <table:table-cell table:number-columns-repeated="1010"/>
        </table:table-row>
        <table:table-row table:style-name="ro5">
          <table:table-cell table:number-columns-repeated="2"/>
          <table:table-cell table:style-name="ce28" table:number-matrix-columns-spanned="1" table:number-matrix-rows-spanned="50" table:formula="of:=TRANSPOSE(INFO.OBBA.OBBA.OBGET(INFO.OBBA.OBBA.OBCALL(&quot;&quot;;[.C23];&quot;getRealizations&quot;)))" office:value-type="float" office:value="-0.0334612731064854" calcext:value-type="float">
            <text:p>-0,03</text:p>
          </table:table-cell>
          <table:table-cell table:style-name="ce28" table:number-matrix-columns-spanned="1" table:number-matrix-rows-spanned="50" table:formula="of:=TRANSPOSE(INFO.OBBA.OBBA.OBGET(INFO.OBBA.OBBA.OBCALL(&quot;&quot;;[.D23];&quot;getRealizations&quot;)))" office:value-type="float" office:value="0.749479433342449" calcext:value-type="float">
            <text:p>0,75</text:p>
          </table:table-cell>
          <table:table-cell table:style-name="ce28" table:number-matrix-columns-spanned="1" table:number-matrix-rows-spanned="50" table:formula="of:=TRANSPOSE(INFO.OBBA.OBBA.OBGET(INFO.OBBA.OBBA.OBCALL(&quot;&quot;;[.E23];&quot;getRealizations&quot;)))" office:value-type="float" office:value="0.529609503908548" calcext:value-type="float">
            <text:p>0,53</text:p>
          </table:table-cell>
          <table:table-cell table:style-name="ce28" table:number-matrix-columns-spanned="1" table:number-matrix-rows-spanned="50" table:formula="of:=TRANSPOSE(INFO.OBBA.OBBA.OBGET(INFO.OBBA.OBBA.OBCALL(&quot;&quot;;[.F23];&quot;getRealizations&quot;)))" office:value-type="float" office:value="1.20466790486295" calcext:value-type="float">
            <text:p>1,20</text:p>
          </table:table-cell>
          <table:table-cell table:style-name="ce28" table:number-matrix-columns-spanned="1" table:number-matrix-rows-spanned="50" table:formula="of:=TRANSPOSE(INFO.OBBA.OBBA.OBGET(INFO.OBBA.OBBA.OBCALL(&quot;&quot;;[.G23];&quot;getRealizations&quot;)))" office:value-type="float" office:value="0.332910498727614" calcext:value-type="float">
            <text:p>0,33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26]+[.I26]" office:value-type="float" office:value="-0.0334612731064854" calcext:value-type="float">
            <text:p>-0,033</text:p>
          </table:table-cell>
          <table:table-cell table:style-name="ce31" table:formula="of:=[.D26]+[.J26]" office:value-type="float" office:value="0.716018160235963" calcext:value-type="float">
            <text:p>0,716</text:p>
          </table:table-cell>
          <table:table-cell table:style-name="ce31" table:formula="of:=[.E26]+[.K26]" office:value-type="float" office:value="1.24562766414451" calcext:value-type="float">
            <text:p>1,246</text:p>
          </table:table-cell>
          <table:table-cell table:style-name="ce31" table:formula="of:=[.F26]+[.L26]" office:value-type="float" office:value="2.45029556900746" calcext:value-type="float">
            <text:p>2,450</text:p>
          </table:table-cell>
          <table:table-cell table:style-name="ce31" table:formula="of:=[.G26]+[.M26]" office:value-type="float" office:value="2.78320606773507" calcext:value-type="float">
            <text:p>2,783</text:p>
          </table:table-cell>
          <table:table-cell table:number-columns-repeated="1010"/>
        </table:table-row>
        <table:table-row table:style-name="ro5">
          <table:table-cell table:number-columns-repeated="2"/>
          <table:table-cell table:style-name="ce28" office:value-type="float" office:value="0.0392965452513734" calcext:value-type="float">
            <text:p>0,04</text:p>
          </table:table-cell>
          <table:table-cell table:style-name="ce28" office:value-type="float" office:value="-0.0689001868913819" calcext:value-type="float">
            <text:p>-0,07</text:p>
          </table:table-cell>
          <table:table-cell table:style-name="ce28" office:value-type="float" office:value="-0.596358253842426" calcext:value-type="float">
            <text:p>-0,60</text:p>
          </table:table-cell>
          <table:table-cell table:style-name="ce28" office:value-type="float" office:value="-0.688641515074928" calcext:value-type="float">
            <text:p>-0,69</text:p>
          </table:table-cell>
          <table:table-cell table:style-name="ce28" office:value-type="float" office:value="0.235449029627778" calcext:value-type="float">
            <text:p>0,24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27]+[.I27]" office:value-type="float" office:value="0.0392965452513734" calcext:value-type="float">
            <text:p>0,039</text:p>
          </table:table-cell>
          <table:table-cell table:style-name="ce31" table:formula="of:=[.D27]+[.J27]" office:value-type="float" office:value="-0.0296036416400084" calcext:value-type="float">
            <text:p>-0,030</text:p>
          </table:table-cell>
          <table:table-cell table:style-name="ce31" table:formula="of:=[.E27]+[.K27]" office:value-type="float" office:value="-0.625961895482434" calcext:value-type="float">
            <text:p>-0,626</text:p>
          </table:table-cell>
          <table:table-cell table:style-name="ce31" table:formula="of:=[.F27]+[.L27]" office:value-type="float" office:value="-1.31460341055736" calcext:value-type="float">
            <text:p>-1,315</text:p>
          </table:table-cell>
          <table:table-cell table:style-name="ce31" table:formula="of:=[.G27]+[.M27]" office:value-type="float" office:value="-1.07915438092958" calcext:value-type="float">
            <text:p>-1,079</text:p>
          </table:table-cell>
          <table:table-cell table:number-columns-repeated="1010"/>
        </table:table-row>
        <table:table-row table:style-name="ro5">
          <table:table-cell table:number-columns-repeated="2"/>
          <table:table-cell table:style-name="ce28" office:value-type="float" office:value="-0.935506416631401" calcext:value-type="float">
            <text:p>-0,94</text:p>
          </table:table-cell>
          <table:table-cell table:style-name="ce28" office:value-type="float" office:value="-0.619291682238247" calcext:value-type="float">
            <text:p>-0,62</text:p>
          </table:table-cell>
          <table:table-cell table:style-name="ce28" office:value-type="float" office:value="-0.942414498378046" calcext:value-type="float">
            <text:p>-0,94</text:p>
          </table:table-cell>
          <table:table-cell table:style-name="ce28" office:value-type="float" office:value="0.673349202445517" calcext:value-type="float">
            <text:p>0,67</text:p>
          </table:table-cell>
          <table:table-cell table:style-name="ce28" office:value-type="float" office:value="-0.665750491834182" calcext:value-type="float">
            <text:p>-0,67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28]+[.I28]" office:value-type="float" office:value="-0.935506416631401" calcext:value-type="float">
            <text:p>-0,936</text:p>
          </table:table-cell>
          <table:table-cell table:style-name="ce31" table:formula="of:=[.D28]+[.J28]" office:value-type="float" office:value="-1.55479809886965" calcext:value-type="float">
            <text:p>-1,555</text:p>
          </table:table-cell>
          <table:table-cell table:style-name="ce31" table:formula="of:=[.E28]+[.K28]" office:value-type="float" office:value="-2.49721259724769" calcext:value-type="float">
            <text:p>-2,497</text:p>
          </table:table-cell>
          <table:table-cell table:style-name="ce31" table:formula="of:=[.F28]+[.L28]" office:value-type="float" office:value="-1.82386339480218" calcext:value-type="float">
            <text:p>-1,824</text:p>
          </table:table-cell>
          <table:table-cell table:style-name="ce31" table:formula="of:=[.G28]+[.M28]" office:value-type="float" office:value="-2.48961388663636" calcext:value-type="float">
            <text:p>-2,490</text:p>
          </table:table-cell>
          <table:table-cell table:number-columns-repeated="1010"/>
        </table:table-row>
        <table:table-row table:style-name="ro5">
          <table:table-cell table:number-columns-repeated="2"/>
          <table:table-cell table:style-name="ce28" office:value-type="float" office:value="0.738911569211897" calcext:value-type="float">
            <text:p>0,74</text:p>
          </table:table-cell>
          <table:table-cell table:style-name="ce28" office:value-type="float" office:value="1.18993688513404" calcext:value-type="float">
            <text:p>1,19</text:p>
          </table:table-cell>
          <table:table-cell table:style-name="ce28" office:value-type="float" office:value="-0.207282271280566" calcext:value-type="float">
            <text:p>-0,21</text:p>
          </table:table-cell>
          <table:table-cell table:style-name="ce28" office:value-type="float" office:value="-0.242299738167554" calcext:value-type="float">
            <text:p>-0,24</text:p>
          </table:table-cell>
          <table:table-cell table:style-name="ce28" office:value-type="float" office:value="-0.918264505244874" calcext:value-type="float">
            <text:p>-0,92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29]+[.I29]" office:value-type="float" office:value="0.738911569211897" calcext:value-type="float">
            <text:p>0,739</text:p>
          </table:table-cell>
          <table:table-cell table:style-name="ce31" table:formula="of:=[.D29]+[.J29]" office:value-type="float" office:value="1.92884845434594" calcext:value-type="float">
            <text:p>1,929</text:p>
          </table:table-cell>
          <table:table-cell table:style-name="ce31" table:formula="of:=[.E29]+[.K29]" office:value-type="float" office:value="1.72156618306537" calcext:value-type="float">
            <text:p>1,722</text:p>
          </table:table-cell>
          <table:table-cell table:style-name="ce31" table:formula="of:=[.F29]+[.L29]" office:value-type="float" office:value="1.47926644489782" calcext:value-type="float">
            <text:p>1,479</text:p>
          </table:table-cell>
          <table:table-cell table:style-name="ce31" table:formula="of:=[.G29]+[.M29]" office:value-type="float" office:value="0.561001939652941" calcext:value-type="float">
            <text:p>0,561</text:p>
          </table:table-cell>
          <table:table-cell table:number-columns-repeated="1010"/>
        </table:table-row>
        <table:table-row table:style-name="ro5">
          <table:table-cell table:number-columns-repeated="2"/>
          <table:table-cell table:style-name="ce28" office:value-type="float" office:value="-1.72366553140977" calcext:value-type="float">
            <text:p>-1,72</text:p>
          </table:table-cell>
          <table:table-cell table:style-name="ce28" office:value-type="float" office:value="0.281650617274627" calcext:value-type="float">
            <text:p>0,28</text:p>
          </table:table-cell>
          <table:table-cell table:style-name="ce28" office:value-type="float" office:value="-0.709500859935257" calcext:value-type="float">
            <text:p>-0,71</text:p>
          </table:table-cell>
          <table:table-cell table:style-name="ce28" office:value-type="float" office:value="0.393821046921181" calcext:value-type="float">
            <text:p>0,39</text:p>
          </table:table-cell>
          <table:table-cell table:style-name="ce28" office:value-type="float" office:value="-1.04254026967395" calcext:value-type="float">
            <text:p>-1,04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30]+[.I30]" office:value-type="float" office:value="-1.72366553140977" calcext:value-type="float">
            <text:p>-1,724</text:p>
          </table:table-cell>
          <table:table-cell table:style-name="ce31" table:formula="of:=[.D30]+[.J30]" office:value-type="float" office:value="-1.44201491413514" calcext:value-type="float">
            <text:p>-1,442</text:p>
          </table:table-cell>
          <table:table-cell table:style-name="ce31" table:formula="of:=[.E30]+[.K30]" office:value-type="float" office:value="-2.1515157740704" calcext:value-type="float">
            <text:p>-2,152</text:p>
          </table:table-cell>
          <table:table-cell table:style-name="ce31" table:formula="of:=[.F30]+[.L30]" office:value-type="float" office:value="-1.75769472714922" calcext:value-type="float">
            <text:p>-1,758</text:p>
          </table:table-cell>
          <table:table-cell table:style-name="ce31" table:formula="of:=[.G30]+[.M30]" office:value-type="float" office:value="-2.80023499682317" calcext:value-type="float">
            <text:p>-2,800</text:p>
          </table:table-cell>
          <table:table-cell table:number-columns-repeated="1010"/>
        </table:table-row>
        <table:table-row table:style-name="ro5">
          <table:table-cell table:number-columns-repeated="2"/>
          <table:table-cell table:style-name="ce28" office:value-type="float" office:value="0.237429487674911" calcext:value-type="float">
            <text:p>0,24</text:p>
          </table:table-cell>
          <table:table-cell table:style-name="ce28" office:value-type="float" office:value="0.449223527013482" calcext:value-type="float">
            <text:p>0,45</text:p>
          </table:table-cell>
          <table:table-cell table:style-name="ce28" office:value-type="float" office:value="-0.307806777392592" calcext:value-type="float">
            <text:p>-0,31</text:p>
          </table:table-cell>
          <table:table-cell table:style-name="ce28" office:value-type="float" office:value="1.28359274311508" calcext:value-type="float">
            <text:p>1,28</text:p>
          </table:table-cell>
          <table:table-cell table:style-name="ce28" office:value-type="float" office:value="-0.309005236539318" calcext:value-type="float">
            <text:p>-0,31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31]+[.I31]" office:value-type="float" office:value="0.237429487674911" calcext:value-type="float">
            <text:p>0,237</text:p>
          </table:table-cell>
          <table:table-cell table:style-name="ce31" table:formula="of:=[.D31]+[.J31]" office:value-type="float" office:value="0.686653014688393" calcext:value-type="float">
            <text:p>0,687</text:p>
          </table:table-cell>
          <table:table-cell table:style-name="ce31" table:formula="of:=[.E31]+[.K31]" office:value-type="float" office:value="0.378846237295801" calcext:value-type="float">
            <text:p>0,379</text:p>
          </table:table-cell>
          <table:table-cell table:style-name="ce31" table:formula="of:=[.F31]+[.L31]" office:value-type="float" office:value="1.66243898041088" calcext:value-type="float">
            <text:p>1,662</text:p>
          </table:table-cell>
          <table:table-cell table:style-name="ce31" table:formula="of:=[.G31]+[.M31]" office:value-type="float" office:value="1.35343374387157" calcext:value-type="float">
            <text:p>1,353</text:p>
          </table:table-cell>
          <table:table-cell table:number-columns-repeated="1010"/>
        </table:table-row>
        <table:table-row table:style-name="ro5">
          <table:table-cell table:number-columns-repeated="2"/>
          <table:table-cell table:style-name="ce28" office:value-type="float" office:value="-0.677719445412855" calcext:value-type="float">
            <text:p>-0,68</text:p>
          </table:table-cell>
          <table:table-cell table:style-name="ce28" office:value-type="float" office:value="0.531622478520059" calcext:value-type="float">
            <text:p>0,53</text:p>
          </table:table-cell>
          <table:table-cell table:style-name="ce28" office:value-type="float" office:value="-0.3189507327748" calcext:value-type="float">
            <text:p>-0,32</text:p>
          </table:table-cell>
          <table:table-cell table:style-name="ce28" office:value-type="float" office:value="-0.155579105348028" calcext:value-type="float">
            <text:p>-0,16</text:p>
          </table:table-cell>
          <table:table-cell table:style-name="ce28" office:value-type="float" office:value="-0.0345962377477334" calcext:value-type="float">
            <text:p>-0,03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32]+[.I32]" office:value-type="float" office:value="-0.677719445412855" calcext:value-type="float">
            <text:p>-0,678</text:p>
          </table:table-cell>
          <table:table-cell table:style-name="ce31" table:formula="of:=[.D32]+[.J32]" office:value-type="float" office:value="-0.146096966892797" calcext:value-type="float">
            <text:p>-0,146</text:p>
          </table:table-cell>
          <table:table-cell table:style-name="ce31" table:formula="of:=[.E32]+[.K32]" office:value-type="float" office:value="-0.465047699667596" calcext:value-type="float">
            <text:p>-0,465</text:p>
          </table:table-cell>
          <table:table-cell table:style-name="ce31" table:formula="of:=[.F32]+[.L32]" office:value-type="float" office:value="-0.620626805015624" calcext:value-type="float">
            <text:p>-0,621</text:p>
          </table:table-cell>
          <table:table-cell table:style-name="ce31" table:formula="of:=[.G32]+[.M32]" office:value-type="float" office:value="-0.655223042763358" calcext:value-type="float">
            <text:p>-0,655</text:p>
          </table:table-cell>
          <table:table-cell table:number-columns-repeated="1010"/>
        </table:table-row>
        <table:table-row table:style-name="ro5">
          <table:table-cell table:number-columns-repeated="2"/>
          <table:table-cell table:style-name="ce28" office:value-type="float" office:value="-0.359147257799292" calcext:value-type="float">
            <text:p>-0,36</text:p>
          </table:table-cell>
          <table:table-cell table:style-name="ce28" office:value-type="float" office:value="-0.683090399007565" calcext:value-type="float">
            <text:p>-0,68</text:p>
          </table:table-cell>
          <table:table-cell table:style-name="ce28" office:value-type="float" office:value="-0.558882546626761" calcext:value-type="float">
            <text:p>-0,56</text:p>
          </table:table-cell>
          <table:table-cell table:style-name="ce28" office:value-type="float" office:value="1.16361594586891" calcext:value-type="float">
            <text:p>1,16</text:p>
          </table:table-cell>
          <table:table-cell table:style-name="ce28" office:value-type="float" office:value="0.241628675048438" calcext:value-type="float">
            <text:p>0,24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33]+[.I33]" office:value-type="float" office:value="-0.359147257799292" calcext:value-type="float">
            <text:p>-0,359</text:p>
          </table:table-cell>
          <table:table-cell table:style-name="ce31" table:formula="of:=[.D33]+[.J33]" office:value-type="float" office:value="-1.04223765680686" calcext:value-type="float">
            <text:p>-1,042</text:p>
          </table:table-cell>
          <table:table-cell table:style-name="ce31" table:formula="of:=[.E33]+[.K33]" office:value-type="float" office:value="-1.60112020343362" calcext:value-type="float">
            <text:p>-1,601</text:p>
          </table:table-cell>
          <table:table-cell table:style-name="ce31" table:formula="of:=[.F33]+[.L33]" office:value-type="float" office:value="-0.437504257564707" calcext:value-type="float">
            <text:p>-0,438</text:p>
          </table:table-cell>
          <table:table-cell table:style-name="ce31" table:formula="of:=[.G33]+[.M33]" office:value-type="float" office:value="-0.195875582516269" calcext:value-type="float">
            <text:p>-0,196</text:p>
          </table:table-cell>
          <table:table-cell table:number-columns-repeated="1010"/>
        </table:table-row>
        <table:table-row table:style-name="ro5">
          <table:table-cell table:number-columns-repeated="2"/>
          <table:table-cell table:style-name="ce28" office:value-type="float" office:value="-0.160102407144349" calcext:value-type="float">
            <text:p>-0,16</text:p>
          </table:table-cell>
          <table:table-cell table:style-name="ce28" office:value-type="float" office:value="0.0451067405204044" calcext:value-type="float">
            <text:p>0,05</text:p>
          </table:table-cell>
          <table:table-cell table:style-name="ce28" office:value-type="float" office:value="-1.4561203582227" calcext:value-type="float">
            <text:p>-1,46</text:p>
          </table:table-cell>
          <table:table-cell table:style-name="ce28" office:value-type="float" office:value="-0.623564909677325" calcext:value-type="float">
            <text:p>-0,62</text:p>
          </table:table-cell>
          <table:table-cell table:style-name="ce28" office:value-type="float" office:value="0.530416949629691" calcext:value-type="float">
            <text:p>0,53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34]+[.I34]" office:value-type="float" office:value="-0.160102407144349" calcext:value-type="float">
            <text:p>-0,160</text:p>
          </table:table-cell>
          <table:table-cell table:style-name="ce31" table:formula="of:=[.D34]+[.J34]" office:value-type="float" office:value="-0.114995666623944" calcext:value-type="float">
            <text:p>-0,115</text:p>
          </table:table-cell>
          <table:table-cell table:style-name="ce31" table:formula="of:=[.E34]+[.K34]" office:value-type="float" office:value="-1.57111602484664" calcext:value-type="float">
            <text:p>-1,571</text:p>
          </table:table-cell>
          <table:table-cell table:style-name="ce31" table:formula="of:=[.F34]+[.L34]" office:value-type="float" office:value="-2.19468093452397" calcext:value-type="float">
            <text:p>-2,195</text:p>
          </table:table-cell>
          <table:table-cell table:style-name="ce31" table:formula="of:=[.G34]+[.M34]" office:value-type="float" office:value="-1.66426398489428" calcext:value-type="float">
            <text:p>-1,664</text:p>
          </table:table-cell>
          <table:table-cell table:number-columns-repeated="1010"/>
        </table:table-row>
        <table:table-row table:style-name="ro5">
          <table:table-cell table:number-columns-repeated="2"/>
          <table:table-cell table:style-name="ce28" office:value-type="float" office:value="-0.314185754831968" calcext:value-type="float">
            <text:p>-0,31</text:p>
          </table:table-cell>
          <table:table-cell table:style-name="ce28" office:value-type="float" office:value="-0.423006052161349" calcext:value-type="float">
            <text:p>-0,42</text:p>
          </table:table-cell>
          <table:table-cell table:style-name="ce28" office:value-type="float" office:value="-0.212780237015157" calcext:value-type="float">
            <text:p>-0,21</text:p>
          </table:table-cell>
          <table:table-cell table:style-name="ce28" office:value-type="float" office:value="-0.497402648650838" calcext:value-type="float">
            <text:p>-0,50</text:p>
          </table:table-cell>
          <table:table-cell table:style-name="ce28" office:value-type="float" office:value="0.309876129773302" calcext:value-type="float">
            <text:p>0,31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35]+[.I35]" office:value-type="float" office:value="-0.314185754831968" calcext:value-type="float">
            <text:p>-0,314</text:p>
          </table:table-cell>
          <table:table-cell table:style-name="ce31" table:formula="of:=[.D35]+[.J35]" office:value-type="float" office:value="-0.737191806993317" calcext:value-type="float">
            <text:p>-0,737</text:p>
          </table:table-cell>
          <table:table-cell table:style-name="ce31" table:formula="of:=[.E35]+[.K35]" office:value-type="float" office:value="-0.949972044008475" calcext:value-type="float">
            <text:p>-0,950</text:p>
          </table:table-cell>
          <table:table-cell table:style-name="ce31" table:formula="of:=[.F35]+[.L35]" office:value-type="float" office:value="-1.44737469265931" calcext:value-type="float">
            <text:p>-1,447</text:p>
          </table:table-cell>
          <table:table-cell table:style-name="ce31" table:formula="of:=[.G35]+[.M35]" office:value-type="float" office:value="-1.13749856288601" calcext:value-type="float">
            <text:p>-1,137</text:p>
          </table:table-cell>
          <table:table-cell table:number-columns-repeated="1010"/>
        </table:table-row>
        <table:table-row table:style-name="ro5">
          <table:table-cell table:number-columns-repeated="2"/>
          <table:table-cell table:style-name="ce28" office:value-type="float" office:value="0.181834605171604" calcext:value-type="float">
            <text:p>0,18</text:p>
          </table:table-cell>
          <table:table-cell table:style-name="ce28" office:value-type="float" office:value="-0.395286336930969" calcext:value-type="float">
            <text:p>-0,40</text:p>
          </table:table-cell>
          <table:table-cell table:style-name="ce28" office:value-type="float" office:value="-1.31486298009836" calcext:value-type="float">
            <text:p>-1,31</text:p>
          </table:table-cell>
          <table:table-cell table:style-name="ce28" office:value-type="float" office:value="-0.713082384269269" calcext:value-type="float">
            <text:p>-0,71</text:p>
          </table:table-cell>
          <table:table-cell table:style-name="ce28" office:value-type="float" office:value="-0.145376517601366" calcext:value-type="float">
            <text:p>-0,15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36]+[.I36]" office:value-type="float" office:value="0.181834605171604" calcext:value-type="float">
            <text:p>0,182</text:p>
          </table:table-cell>
          <table:table-cell table:style-name="ce31" table:formula="of:=[.D36]+[.J36]" office:value-type="float" office:value="-0.213451731759365" calcext:value-type="float">
            <text:p>-0,213</text:p>
          </table:table-cell>
          <table:table-cell table:style-name="ce31" table:formula="of:=[.E36]+[.K36]" office:value-type="float" office:value="-1.52831471185772" calcext:value-type="float">
            <text:p>-1,528</text:p>
          </table:table-cell>
          <table:table-cell table:style-name="ce31" table:formula="of:=[.F36]+[.L36]" office:value-type="float" office:value="-2.24139709612699" calcext:value-type="float">
            <text:p>-2,241</text:p>
          </table:table-cell>
          <table:table-cell table:style-name="ce31" table:formula="of:=[.G36]+[.M36]" office:value-type="float" office:value="-2.38677361372836" calcext:value-type="float">
            <text:p>-2,387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139603373441148" calcext:value-type="float">
            <text:p>0,14</text:p>
          </table:table-cell>
          <table:table-cell table:style-name="ce28" office:value-type="float" office:value="0.416382061625307" calcext:value-type="float">
            <text:p>0,42</text:p>
          </table:table-cell>
          <table:table-cell table:style-name="ce28" office:value-type="float" office:value="-1.02050486253009" calcext:value-type="float">
            <text:p>-1,02</text:p>
          </table:table-cell>
          <table:table-cell table:style-name="ce28" office:value-type="float" office:value="-0.122844906910399" calcext:value-type="float">
            <text:p>-0,12</text:p>
          </table:table-cell>
          <table:table-cell table:style-name="ce28" office:value-type="float" office:value="-0.43835599698538" calcext:value-type="float">
            <text:p>-0,44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37]+[.I37]" office:value-type="float" office:value="0.139603373441148" calcext:value-type="float">
            <text:p>0,140</text:p>
          </table:table-cell>
          <table:table-cell table:style-name="ce31" table:formula="of:=[.D37]+[.J37]" office:value-type="float" office:value="0.555985435066456" calcext:value-type="float">
            <text:p>0,556</text:p>
          </table:table-cell>
          <table:table-cell table:style-name="ce31" table:formula="of:=[.E37]+[.K37]" office:value-type="float" office:value="-0.464519427463632" calcext:value-type="float">
            <text:p>-0,465</text:p>
          </table:table-cell>
          <table:table-cell table:style-name="ce31" table:formula="of:=[.F37]+[.L37]" office:value-type="float" office:value="-0.587364334374031" calcext:value-type="float">
            <text:p>-0,587</text:p>
          </table:table-cell>
          <table:table-cell table:style-name="ce31" table:formula="of:=[.G37]+[.M37]" office:value-type="float" office:value="-1.02572033135941" calcext:value-type="float">
            <text:p>-1,026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724218698170799" calcext:value-type="float">
            <text:p>-0,72</text:p>
          </table:table-cell>
          <table:table-cell table:style-name="ce28" office:value-type="float" office:value="0.673828704561964" calcext:value-type="float">
            <text:p>0,67</text:p>
          </table:table-cell>
          <table:table-cell table:style-name="ce28" office:value-type="float" office:value="0.333937190668703" calcext:value-type="float">
            <text:p>0,33</text:p>
          </table:table-cell>
          <table:table-cell table:style-name="ce28" office:value-type="float" office:value="0.699865164412314" calcext:value-type="float">
            <text:p>0,70</text:p>
          </table:table-cell>
          <table:table-cell table:style-name="ce28" office:value-type="float" office:value="0.646719286268677" calcext:value-type="float">
            <text:p>0,65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38]+[.I38]" office:value-type="float" office:value="-0.724218698170799" calcext:value-type="float">
            <text:p>-0,724</text:p>
          </table:table-cell>
          <table:table-cell table:style-name="ce31" table:formula="of:=[.D38]+[.J38]" office:value-type="float" office:value="-0.0503899936088343" calcext:value-type="float">
            <text:p>-0,050</text:p>
          </table:table-cell>
          <table:table-cell table:style-name="ce31" table:formula="of:=[.E38]+[.K38]" office:value-type="float" office:value="0.283547197059868" calcext:value-type="float">
            <text:p>0,284</text:p>
          </table:table-cell>
          <table:table-cell table:style-name="ce31" table:formula="of:=[.F38]+[.L38]" office:value-type="float" office:value="0.983412361472182" calcext:value-type="float">
            <text:p>0,983</text:p>
          </table:table-cell>
          <table:table-cell table:style-name="ce31" table:formula="of:=[.G38]+[.M38]" office:value-type="float" office:value="1.63013164774086" calcext:value-type="float">
            <text:p>1,63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161926744366886" calcext:value-type="float">
            <text:p>0,16</text:p>
          </table:table-cell>
          <table:table-cell table:style-name="ce28" office:value-type="float" office:value="0.365964899844804" calcext:value-type="float">
            <text:p>0,37</text:p>
          </table:table-cell>
          <table:table-cell table:style-name="ce28" office:value-type="float" office:value="-0.610524268267275" calcext:value-type="float">
            <text:p>-0,61</text:p>
          </table:table-cell>
          <table:table-cell table:style-name="ce28" office:value-type="float" office:value="1.15170303968853" calcext:value-type="float">
            <text:p>1,15</text:p>
          </table:table-cell>
          <table:table-cell table:style-name="ce28" office:value-type="float" office:value="0.515822185283599" calcext:value-type="float">
            <text:p>0,52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39]+[.I39]" office:value-type="float" office:value="0.161926744366886" calcext:value-type="float">
            <text:p>0,162</text:p>
          </table:table-cell>
          <table:table-cell table:style-name="ce31" table:formula="of:=[.D39]+[.J39]" office:value-type="float" office:value="0.527891644211691" calcext:value-type="float">
            <text:p>0,528</text:p>
          </table:table-cell>
          <table:table-cell table:style-name="ce31" table:formula="of:=[.E39]+[.K39]" office:value-type="float" office:value="-0.0826326240555841" calcext:value-type="float">
            <text:p>-0,083</text:p>
          </table:table-cell>
          <table:table-cell table:style-name="ce31" table:formula="of:=[.F39]+[.L39]" office:value-type="float" office:value="1.06907041563294" calcext:value-type="float">
            <text:p>1,069</text:p>
          </table:table-cell>
          <table:table-cell table:style-name="ce31" table:formula="of:=[.G39]+[.M39]" office:value-type="float" office:value="1.58489260091654" calcext:value-type="float">
            <text:p>1,58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635492695707725" calcext:value-type="float">
            <text:p>0,64</text:p>
          </table:table-cell>
          <table:table-cell table:style-name="ce28" office:value-type="float" office:value="-0.887638292324337" calcext:value-type="float">
            <text:p>-0,89</text:p>
          </table:table-cell>
          <table:table-cell table:style-name="ce28" office:value-type="float" office:value="-1.71073384122516" calcext:value-type="float">
            <text:p>-1,71</text:p>
          </table:table-cell>
          <table:table-cell table:style-name="ce28" office:value-type="float" office:value="-0.610122138442479" calcext:value-type="float">
            <text:p>-0,61</text:p>
          </table:table-cell>
          <table:table-cell table:style-name="ce28" office:value-type="float" office:value="-1.05448303983789" calcext:value-type="float">
            <text:p>-1,05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40]+[.I40]" office:value-type="float" office:value="0.635492695707725" calcext:value-type="float">
            <text:p>0,635</text:p>
          </table:table-cell>
          <table:table-cell table:style-name="ce31" table:formula="of:=[.D40]+[.J40]" office:value-type="float" office:value="-0.252145596616612" calcext:value-type="float">
            <text:p>-0,252</text:p>
          </table:table-cell>
          <table:table-cell table:style-name="ce31" table:formula="of:=[.E40]+[.K40]" office:value-type="float" office:value="-1.96287943784177" calcext:value-type="float">
            <text:p>-1,963</text:p>
          </table:table-cell>
          <table:table-cell table:style-name="ce31" table:formula="of:=[.F40]+[.L40]" office:value-type="float" office:value="-2.57300157628425" calcext:value-type="float">
            <text:p>-2,573</text:p>
          </table:table-cell>
          <table:table-cell table:style-name="ce31" table:formula="of:=[.G40]+[.M40]" office:value-type="float" office:value="-3.62748461612214" calcext:value-type="float">
            <text:p>-3,627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1.12048077685856" calcext:value-type="float">
            <text:p>-1,12</text:p>
          </table:table-cell>
          <table:table-cell table:style-name="ce28" office:value-type="float" office:value="-0.561196912887883" calcext:value-type="float">
            <text:p>-0,56</text:p>
          </table:table-cell>
          <table:table-cell table:style-name="ce28" office:value-type="float" office:value="0.432976349359535" calcext:value-type="float">
            <text:p>0,43</text:p>
          </table:table-cell>
          <table:table-cell table:style-name="ce28" office:value-type="float" office:value="1.70679335386293" calcext:value-type="float">
            <text:p>1,71</text:p>
          </table:table-cell>
          <table:table-cell table:style-name="ce28" office:value-type="float" office:value="-0.144219597477932" calcext:value-type="float">
            <text:p>-0,14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41]+[.I41]" office:value-type="float" office:value="-1.12048077685856" calcext:value-type="float">
            <text:p>-1,120</text:p>
          </table:table-cell>
          <table:table-cell table:style-name="ce31" table:formula="of:=[.D41]+[.J41]" office:value-type="float" office:value="-1.68167768974644" calcext:value-type="float">
            <text:p>-1,682</text:p>
          </table:table-cell>
          <table:table-cell table:style-name="ce31" table:formula="of:=[.E41]+[.K41]" office:value-type="float" office:value="-1.2487013403869" calcext:value-type="float">
            <text:p>-1,249</text:p>
          </table:table-cell>
          <table:table-cell table:style-name="ce31" table:formula="of:=[.F41]+[.L41]" office:value-type="float" office:value="0.458092013476027" calcext:value-type="float">
            <text:p>0,458</text:p>
          </table:table-cell>
          <table:table-cell table:style-name="ce31" table:formula="of:=[.G41]+[.M41]" office:value-type="float" office:value="0.313872415998095" calcext:value-type="float">
            <text:p>0,314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285137251905434" calcext:value-type="float">
            <text:p>-0,29</text:p>
          </table:table-cell>
          <table:table-cell table:style-name="ce28" office:value-type="float" office:value="-0.63736483105019" calcext:value-type="float">
            <text:p>-0,64</text:p>
          </table:table-cell>
          <table:table-cell table:style-name="ce28" office:value-type="float" office:value="-1.49939135579558" calcext:value-type="float">
            <text:p>-1,50</text:p>
          </table:table-cell>
          <table:table-cell table:style-name="ce28" office:value-type="float" office:value="1.17016437095759" calcext:value-type="float">
            <text:p>1,17</text:p>
          </table:table-cell>
          <table:table-cell table:style-name="ce28" office:value-type="float" office:value="-0.239312772278515" calcext:value-type="float">
            <text:p>-0,24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42]+[.I42]" office:value-type="float" office:value="-0.285137251905434" calcext:value-type="float">
            <text:p>-0,285</text:p>
          </table:table-cell>
          <table:table-cell table:style-name="ce31" table:formula="of:=[.D42]+[.J42]" office:value-type="float" office:value="-0.922502082955624" calcext:value-type="float">
            <text:p>-0,923</text:p>
          </table:table-cell>
          <table:table-cell table:style-name="ce31" table:formula="of:=[.E42]+[.K42]" office:value-type="float" office:value="-2.4218934387512" calcext:value-type="float">
            <text:p>-2,422</text:p>
          </table:table-cell>
          <table:table-cell table:style-name="ce31" table:formula="of:=[.F42]+[.L42]" office:value-type="float" office:value="-1.25172906779361" calcext:value-type="float">
            <text:p>-1,252</text:p>
          </table:table-cell>
          <table:table-cell table:style-name="ce31" table:formula="of:=[.G42]+[.M42]" office:value-type="float" office:value="-1.49104184007212" calcext:value-type="float">
            <text:p>-1,491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224171351954086" calcext:value-type="float">
            <text:p>0,22</text:p>
          </table:table-cell>
          <table:table-cell table:style-name="ce28" office:value-type="float" office:value="-0.8137556794758" calcext:value-type="float">
            <text:p>-0,81</text:p>
          </table:table-cell>
          <table:table-cell table:style-name="ce28" office:value-type="float" office:value="-1.24903258864164" calcext:value-type="float">
            <text:p>-1,25</text:p>
          </table:table-cell>
          <table:table-cell table:style-name="ce28" office:value-type="float" office:value="-0.265850118707053" calcext:value-type="float">
            <text:p>-0,27</text:p>
          </table:table-cell>
          <table:table-cell table:style-name="ce28" office:value-type="float" office:value="0.0624243907804469" calcext:value-type="float">
            <text:p>0,06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43]+[.I43]" office:value-type="float" office:value="0.224171351954086" calcext:value-type="float">
            <text:p>0,224</text:p>
          </table:table-cell>
          <table:table-cell table:style-name="ce31" table:formula="of:=[.D43]+[.J43]" office:value-type="float" office:value="-0.589584327521714" calcext:value-type="float">
            <text:p>-0,590</text:p>
          </table:table-cell>
          <table:table-cell table:style-name="ce31" table:formula="of:=[.E43]+[.K43]" office:value-type="float" office:value="-1.83861691616336" calcext:value-type="float">
            <text:p>-1,839</text:p>
          </table:table-cell>
          <table:table-cell table:style-name="ce31" table:formula="of:=[.F43]+[.L43]" office:value-type="float" office:value="-2.10446703487041" calcext:value-type="float">
            <text:p>-2,104</text:p>
          </table:table-cell>
          <table:table-cell table:style-name="ce31" table:formula="of:=[.G43]+[.M43]" office:value-type="float" office:value="-2.04204264408996" calcext:value-type="float">
            <text:p>-2,04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145331447132618" calcext:value-type="float">
            <text:p>0,15</text:p>
          </table:table-cell>
          <table:table-cell table:style-name="ce28" office:value-type="float" office:value="-0.348348941591379" calcext:value-type="float">
            <text:p>-0,35</text:p>
          </table:table-cell>
          <table:table-cell table:style-name="ce28" office:value-type="float" office:value="0.107848747170342" calcext:value-type="float">
            <text:p>0,11</text:p>
          </table:table-cell>
          <table:table-cell table:style-name="ce28" office:value-type="float" office:value="-1.34211582518603" calcext:value-type="float">
            <text:p>-1,34</text:p>
          </table:table-cell>
          <table:table-cell table:style-name="ce28" office:value-type="float" office:value="0.261636029906081" calcext:value-type="float">
            <text:p>0,26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44]+[.I44]" office:value-type="float" office:value="0.145331447132618" calcext:value-type="float">
            <text:p>0,145</text:p>
          </table:table-cell>
          <table:table-cell table:style-name="ce31" table:formula="of:=[.D44]+[.J44]" office:value-type="float" office:value="-0.203017494458761" calcext:value-type="float">
            <text:p>-0,203</text:p>
          </table:table-cell>
          <table:table-cell table:style-name="ce31" table:formula="of:=[.E44]+[.K44]" office:value-type="float" office:value="-0.0951687472884187" calcext:value-type="float">
            <text:p>-0,095</text:p>
          </table:table-cell>
          <table:table-cell table:style-name="ce31" table:formula="of:=[.F44]+[.L44]" office:value-type="float" office:value="-1.43728457247445" calcext:value-type="float">
            <text:p>-1,437</text:p>
          </table:table-cell>
          <table:table-cell table:style-name="ce31" table:formula="of:=[.G44]+[.M44]" office:value-type="float" office:value="-1.17564854256837" calcext:value-type="float">
            <text:p>-1,176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397791335905027" calcext:value-type="float">
            <text:p>-0,40</text:p>
          </table:table-cell>
          <table:table-cell table:style-name="ce28" office:value-type="float" office:value="-0.531150301466061" calcext:value-type="float">
            <text:p>-0,53</text:p>
          </table:table-cell>
          <table:table-cell table:style-name="ce28" office:value-type="float" office:value="0.621805804758977" calcext:value-type="float">
            <text:p>0,62</text:p>
          </table:table-cell>
          <table:table-cell table:style-name="ce28" office:value-type="float" office:value="0.408085960767597" calcext:value-type="float">
            <text:p>0,41</text:p>
          </table:table-cell>
          <table:table-cell table:style-name="ce28" office:value-type="float" office:value="-0.20557018867299" calcext:value-type="float">
            <text:p>-0,21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45]+[.I45]" office:value-type="float" office:value="-0.397791335905027" calcext:value-type="float">
            <text:p>-0,398</text:p>
          </table:table-cell>
          <table:table-cell table:style-name="ce31" table:formula="of:=[.D45]+[.J45]" office:value-type="float" office:value="-0.928941637371088" calcext:value-type="float">
            <text:p>-0,929</text:p>
          </table:table-cell>
          <table:table-cell table:style-name="ce31" table:formula="of:=[.E45]+[.K45]" office:value-type="float" office:value="-0.307135832612112" calcext:value-type="float">
            <text:p>-0,307</text:p>
          </table:table-cell>
          <table:table-cell table:style-name="ce31" table:formula="of:=[.F45]+[.L45]" office:value-type="float" office:value="0.100950128155485" calcext:value-type="float">
            <text:p>0,101</text:p>
          </table:table-cell>
          <table:table-cell table:style-name="ce31" table:formula="of:=[.G45]+[.M45]" office:value-type="float" office:value="-0.104620060517505" calcext:value-type="float">
            <text:p>-0,10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1.07754171947914" calcext:value-type="float">
            <text:p>1,08</text:p>
          </table:table-cell>
          <table:table-cell table:style-name="ce28" office:value-type="float" office:value="0.669058648775869" calcext:value-type="float">
            <text:p>0,67</text:p>
          </table:table-cell>
          <table:table-cell table:style-name="ce28" office:value-type="float" office:value="0.851857548484822" calcext:value-type="float">
            <text:p>0,85</text:p>
          </table:table-cell>
          <table:table-cell table:style-name="ce28" office:value-type="float" office:value="-0.831219696923805" calcext:value-type="float">
            <text:p>-0,83</text:p>
          </table:table-cell>
          <table:table-cell table:style-name="ce28" office:value-type="float" office:value="-0.77710659593606" calcext:value-type="float">
            <text:p>-0,78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46]+[.I46]" office:value-type="float" office:value="1.07754171947914" calcext:value-type="float">
            <text:p>1,078</text:p>
          </table:table-cell>
          <table:table-cell table:style-name="ce31" table:formula="of:=[.D46]+[.J46]" office:value-type="float" office:value="1.74660036825501" calcext:value-type="float">
            <text:p>1,747</text:p>
          </table:table-cell>
          <table:table-cell table:style-name="ce31" table:formula="of:=[.E46]+[.K46]" office:value-type="float" office:value="2.59845791673983" calcext:value-type="float">
            <text:p>2,598</text:p>
          </table:table-cell>
          <table:table-cell table:style-name="ce31" table:formula="of:=[.F46]+[.L46]" office:value-type="float" office:value="1.76723821981603" calcext:value-type="float">
            <text:p>1,767</text:p>
          </table:table-cell>
          <table:table-cell table:style-name="ce31" table:formula="of:=[.G46]+[.M46]" office:value-type="float" office:value="0.990131623879969" calcext:value-type="float">
            <text:p>0,99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1.25941350212106" calcext:value-type="float">
            <text:p>-1,26</text:p>
          </table:table-cell>
          <table:table-cell table:style-name="ce28" office:value-type="float" office:value="-1.0546453688122" calcext:value-type="float">
            <text:p>-1,05</text:p>
          </table:table-cell>
          <table:table-cell table:style-name="ce28" office:value-type="float" office:value="1.1680467639709" calcext:value-type="float">
            <text:p>1,17</text:p>
          </table:table-cell>
          <table:table-cell table:style-name="ce28" office:value-type="float" office:value="0.14914042409733" calcext:value-type="float">
            <text:p>0,15</text:p>
          </table:table-cell>
          <table:table-cell table:style-name="ce28" office:value-type="float" office:value="0.243661894427126" calcext:value-type="float">
            <text:p>0,24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47]+[.I47]" office:value-type="float" office:value="-1.25941350212106" calcext:value-type="float">
            <text:p>-1,259</text:p>
          </table:table-cell>
          <table:table-cell table:style-name="ce31" table:formula="of:=[.D47]+[.J47]" office:value-type="float" office:value="-2.31405887093326" calcext:value-type="float">
            <text:p>-2,314</text:p>
          </table:table-cell>
          <table:table-cell table:style-name="ce31" table:formula="of:=[.E47]+[.K47]" office:value-type="float" office:value="-1.14601210696236" calcext:value-type="float">
            <text:p>-1,146</text:p>
          </table:table-cell>
          <table:table-cell table:style-name="ce31" table:formula="of:=[.F47]+[.L47]" office:value-type="float" office:value="-0.996871682865029" calcext:value-type="float">
            <text:p>-0,997</text:p>
          </table:table-cell>
          <table:table-cell table:style-name="ce31" table:formula="of:=[.G47]+[.M47]" office:value-type="float" office:value="-0.753209788437903" calcext:value-type="float">
            <text:p>-0,75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652901440071712" calcext:value-type="float">
            <text:p>0,65</text:p>
          </table:table-cell>
          <table:table-cell table:style-name="ce28" office:value-type="float" office:value="-0.419838506901403" calcext:value-type="float">
            <text:p>-0,42</text:p>
          </table:table-cell>
          <table:table-cell table:style-name="ce28" office:value-type="float" office:value="-1.24093492800605" calcext:value-type="float">
            <text:p>-1,24</text:p>
          </table:table-cell>
          <table:table-cell table:style-name="ce28" office:value-type="float" office:value="0.712800689157575" calcext:value-type="float">
            <text:p>0,71</text:p>
          </table:table-cell>
          <table:table-cell table:style-name="ce28" office:value-type="float" office:value="-1.52775722007276" calcext:value-type="float">
            <text:p>-1,53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48]+[.I48]" office:value-type="float" office:value="0.652901440071712" calcext:value-type="float">
            <text:p>0,653</text:p>
          </table:table-cell>
          <table:table-cell table:style-name="ce31" table:formula="of:=[.D48]+[.J48]" office:value-type="float" office:value="0.233062933170309" calcext:value-type="float">
            <text:p>0,233</text:p>
          </table:table-cell>
          <table:table-cell table:style-name="ce31" table:formula="of:=[.E48]+[.K48]" office:value-type="float" office:value="-1.00787199483574" calcext:value-type="float">
            <text:p>-1,008</text:p>
          </table:table-cell>
          <table:table-cell table:style-name="ce31" table:formula="of:=[.F48]+[.L48]" office:value-type="float" office:value="-0.295071305678167" calcext:value-type="float">
            <text:p>-0,295</text:p>
          </table:table-cell>
          <table:table-cell table:style-name="ce31" table:formula="of:=[.G48]+[.M48]" office:value-type="float" office:value="-1.82282852575092" calcext:value-type="float">
            <text:p>-1,82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582457007524279" calcext:value-type="float">
            <text:p>-0,58</text:p>
          </table:table-cell>
          <table:table-cell table:style-name="ce28" office:value-type="float" office:value="1.16956423260641" calcext:value-type="float">
            <text:p>1,17</text:p>
          </table:table-cell>
          <table:table-cell table:style-name="ce28" office:value-type="float" office:value="-0.123694768522633" calcext:value-type="float">
            <text:p>-0,12</text:p>
          </table:table-cell>
          <table:table-cell table:style-name="ce28" office:value-type="float" office:value="-0.559391918250038" calcext:value-type="float">
            <text:p>-0,56</text:p>
          </table:table-cell>
          <table:table-cell table:style-name="ce28" office:value-type="float" office:value="-0.307411699707316" calcext:value-type="float">
            <text:p>-0,31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49]+[.I49]" office:value-type="float" office:value="-0.582457007524279" calcext:value-type="float">
            <text:p>-0,582</text:p>
          </table:table-cell>
          <table:table-cell table:style-name="ce31" table:formula="of:=[.D49]+[.J49]" office:value-type="float" office:value="0.587107225082135" calcext:value-type="float">
            <text:p>0,587</text:p>
          </table:table-cell>
          <table:table-cell table:style-name="ce31" table:formula="of:=[.E49]+[.K49]" office:value-type="float" office:value="0.463412456559502" calcext:value-type="float">
            <text:p>0,463</text:p>
          </table:table-cell>
          <table:table-cell table:style-name="ce31" table:formula="of:=[.F49]+[.L49]" office:value-type="float" office:value="-0.0959794616905363" calcext:value-type="float">
            <text:p>-0,096</text:p>
          </table:table-cell>
          <table:table-cell table:style-name="ce31" table:formula="of:=[.G49]+[.M49]" office:value-type="float" office:value="-0.403391161397852" calcext:value-type="float">
            <text:p>-0,40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268334956728501" calcext:value-type="float">
            <text:p>0,27</text:p>
          </table:table-cell>
          <table:table-cell table:style-name="ce28" office:value-type="float" office:value="0.0550646822486756" calcext:value-type="float">
            <text:p>0,06</text:p>
          </table:table-cell>
          <table:table-cell table:style-name="ce28" office:value-type="float" office:value="0.598349306441437" calcext:value-type="float">
            <text:p>0,60</text:p>
          </table:table-cell>
          <table:table-cell table:style-name="ce28" office:value-type="float" office:value="0.715513737847653" calcext:value-type="float">
            <text:p>0,72</text:p>
          </table:table-cell>
          <table:table-cell table:style-name="ce28" office:value-type="float" office:value="0.162486582123266" calcext:value-type="float">
            <text:p>0,16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50]+[.I50]" office:value-type="float" office:value="0.268334956728501" calcext:value-type="float">
            <text:p>0,268</text:p>
          </table:table-cell>
          <table:table-cell table:style-name="ce31" table:formula="of:=[.D50]+[.J50]" office:value-type="float" office:value="0.323399638977176" calcext:value-type="float">
            <text:p>0,323</text:p>
          </table:table-cell>
          <table:table-cell table:style-name="ce31" table:formula="of:=[.E50]+[.K50]" office:value-type="float" office:value="0.921748945418613" calcext:value-type="float">
            <text:p>0,922</text:p>
          </table:table-cell>
          <table:table-cell table:style-name="ce31" table:formula="of:=[.F50]+[.L50]" office:value-type="float" office:value="1.63726268326627" calcext:value-type="float">
            <text:p>1,637</text:p>
          </table:table-cell>
          <table:table-cell table:style-name="ce31" table:formula="of:=[.G50]+[.M50]" office:value-type="float" office:value="1.79974926538953" calcext:value-type="float">
            <text:p>1,80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285024477549211" calcext:value-type="float">
            <text:p>0,29</text:p>
          </table:table-cell>
          <table:table-cell table:style-name="ce28" office:value-type="float" office:value="0.256585666327805" calcext:value-type="float">
            <text:p>0,26</text:p>
          </table:table-cell>
          <table:table-cell table:style-name="ce28" office:value-type="float" office:value="-0.425216468725286" calcext:value-type="float">
            <text:p>-0,43</text:p>
          </table:table-cell>
          <table:table-cell table:style-name="ce28" office:value-type="float" office:value="-0.359388399133295" calcext:value-type="float">
            <text:p>-0,36</text:p>
          </table:table-cell>
          <table:table-cell table:style-name="ce28" office:value-type="float" office:value="-0.748479678162566" calcext:value-type="float">
            <text:p>-0,75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51]+[.I51]" office:value-type="float" office:value="0.285024477549211" calcext:value-type="float">
            <text:p>0,285</text:p>
          </table:table-cell>
          <table:table-cell table:style-name="ce31" table:formula="of:=[.D51]+[.J51]" office:value-type="float" office:value="0.541610143877016" calcext:value-type="float">
            <text:p>0,542</text:p>
          </table:table-cell>
          <table:table-cell table:style-name="ce31" table:formula="of:=[.E51]+[.K51]" office:value-type="float" office:value="0.11639367515173" calcext:value-type="float">
            <text:p>0,116</text:p>
          </table:table-cell>
          <table:table-cell table:style-name="ce31" table:formula="of:=[.F51]+[.L51]" office:value-type="float" office:value="-0.242994723981565" calcext:value-type="float">
            <text:p>-0,243</text:p>
          </table:table-cell>
          <table:table-cell table:style-name="ce31" table:formula="of:=[.G51]+[.M51]" office:value-type="float" office:value="-0.991474402144131" calcext:value-type="float">
            <text:p>-0,991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1.00169444054848" calcext:value-type="float">
            <text:p>-1,00</text:p>
          </table:table-cell>
          <table:table-cell table:style-name="ce28" office:value-type="float" office:value="-0.281625938553195" calcext:value-type="float">
            <text:p>-0,28</text:p>
          </table:table-cell>
          <table:table-cell table:style-name="ce28" office:value-type="float" office:value="1.51666588592861" calcext:value-type="float">
            <text:p>1,52</text:p>
          </table:table-cell>
          <table:table-cell table:style-name="ce28" office:value-type="float" office:value="1.28497706405286" calcext:value-type="float">
            <text:p>1,28</text:p>
          </table:table-cell>
          <table:table-cell table:style-name="ce28" office:value-type="float" office:value="-0.338366941642691" calcext:value-type="float">
            <text:p>-0,34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52]+[.I52]" office:value-type="float" office:value="-1.00169444054848" calcext:value-type="float">
            <text:p>-1,002</text:p>
          </table:table-cell>
          <table:table-cell table:style-name="ce31" table:formula="of:=[.D52]+[.J52]" office:value-type="float" office:value="-1.28332037910168" calcext:value-type="float">
            <text:p>-1,283</text:p>
          </table:table-cell>
          <table:table-cell table:style-name="ce31" table:formula="of:=[.E52]+[.K52]" office:value-type="float" office:value="0.233345506826934" calcext:value-type="float">
            <text:p>0,233</text:p>
          </table:table-cell>
          <table:table-cell table:style-name="ce31" table:formula="of:=[.F52]+[.L52]" office:value-type="float" office:value="1.51832257087979" calcext:value-type="float">
            <text:p>1,518</text:p>
          </table:table-cell>
          <table:table-cell table:style-name="ce31" table:formula="of:=[.G52]+[.M52]" office:value-type="float" office:value="1.1799556292371" calcext:value-type="float">
            <text:p>1,18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333257943387174" calcext:value-type="float">
            <text:p>-0,33</text:p>
          </table:table-cell>
          <table:table-cell table:style-name="ce28" office:value-type="float" office:value="0.0910937850446179" calcext:value-type="float">
            <text:p>0,09</text:p>
          </table:table-cell>
          <table:table-cell table:style-name="ce28" office:value-type="float" office:value="0.737106785967138" calcext:value-type="float">
            <text:p>0,74</text:p>
          </table:table-cell>
          <table:table-cell table:style-name="ce28" office:value-type="float" office:value="0.171695792830821" calcext:value-type="float">
            <text:p>0,17</text:p>
          </table:table-cell>
          <table:table-cell table:style-name="ce28" office:value-type="float" office:value="-0.0229979576185876" calcext:value-type="float">
            <text:p>-0,02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53]+[.I53]" office:value-type="float" office:value="-0.333257943387174" calcext:value-type="float">
            <text:p>-0,333</text:p>
          </table:table-cell>
          <table:table-cell table:style-name="ce31" table:formula="of:=[.D53]+[.J53]" office:value-type="float" office:value="-0.242164158342556" calcext:value-type="float">
            <text:p>-0,242</text:p>
          </table:table-cell>
          <table:table-cell table:style-name="ce31" table:formula="of:=[.E53]+[.K53]" office:value-type="float" office:value="0.494942627624583" calcext:value-type="float">
            <text:p>0,495</text:p>
          </table:table-cell>
          <table:table-cell table:style-name="ce31" table:formula="of:=[.F53]+[.L53]" office:value-type="float" office:value="0.666638420455404" calcext:value-type="float">
            <text:p>0,667</text:p>
          </table:table-cell>
          <table:table-cell table:style-name="ce31" table:formula="of:=[.G53]+[.M53]" office:value-type="float" office:value="0.643640462836817" calcext:value-type="float">
            <text:p>0,644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1.33096189758841" calcext:value-type="float">
            <text:p>-1,33</text:p>
          </table:table-cell>
          <table:table-cell table:style-name="ce28" office:value-type="float" office:value="0.0518710233939783" calcext:value-type="float">
            <text:p>0,05</text:p>
          </table:table-cell>
          <table:table-cell table:style-name="ce28" office:value-type="float" office:value="-0.434674203265239" calcext:value-type="float">
            <text:p>-0,43</text:p>
          </table:table-cell>
          <table:table-cell table:style-name="ce28" office:value-type="float" office:value="-0.216221590919878" calcext:value-type="float">
            <text:p>-0,22</text:p>
          </table:table-cell>
          <table:table-cell table:style-name="ce28" office:value-type="float" office:value="0.635409261331149" calcext:value-type="float">
            <text:p>0,64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54]+[.I54]" office:value-type="float" office:value="-1.33096189758841" calcext:value-type="float">
            <text:p>-1,331</text:p>
          </table:table-cell>
          <table:table-cell table:style-name="ce31" table:formula="of:=[.D54]+[.J54]" office:value-type="float" office:value="-1.27909087419443" calcext:value-type="float">
            <text:p>-1,279</text:p>
          </table:table-cell>
          <table:table-cell table:style-name="ce31" table:formula="of:=[.E54]+[.K54]" office:value-type="float" office:value="-1.71376507745967" calcext:value-type="float">
            <text:p>-1,714</text:p>
          </table:table-cell>
          <table:table-cell table:style-name="ce31" table:formula="of:=[.F54]+[.L54]" office:value-type="float" office:value="-1.92998666837954" calcext:value-type="float">
            <text:p>-1,930</text:p>
          </table:table-cell>
          <table:table-cell table:style-name="ce31" table:formula="of:=[.G54]+[.M54]" office:value-type="float" office:value="-1.2945774070484" calcext:value-type="float">
            <text:p>-1,29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525040328114646" calcext:value-type="float">
            <text:p>-0,53</text:p>
          </table:table-cell>
          <table:table-cell table:style-name="ce28" office:value-type="float" office:value="-0.850681698532946" calcext:value-type="float">
            <text:p>-0,85</text:p>
          </table:table-cell>
          <table:table-cell table:style-name="ce28" office:value-type="float" office:value="0.0314856407744576" calcext:value-type="float">
            <text:p>0,03</text:p>
          </table:table-cell>
          <table:table-cell table:style-name="ce28" office:value-type="float" office:value="-0.222940148223414" calcext:value-type="float">
            <text:p>-0,22</text:p>
          </table:table-cell>
          <table:table-cell table:style-name="ce28" office:value-type="float" office:value="0.704982634011362" calcext:value-type="float">
            <text:p>0,70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55]+[.I55]" office:value-type="float" office:value="-0.525040328114646" calcext:value-type="float">
            <text:p>-0,525</text:p>
          </table:table-cell>
          <table:table-cell table:style-name="ce31" table:formula="of:=[.D55]+[.J55]" office:value-type="float" office:value="-1.37572202664759" calcext:value-type="float">
            <text:p>-1,376</text:p>
          </table:table-cell>
          <table:table-cell table:style-name="ce31" table:formula="of:=[.E55]+[.K55]" office:value-type="float" office:value="-1.34423638587313" calcext:value-type="float">
            <text:p>-1,344</text:p>
          </table:table-cell>
          <table:table-cell table:style-name="ce31" table:formula="of:=[.F55]+[.L55]" office:value-type="float" office:value="-1.56717653409655" calcext:value-type="float">
            <text:p>-1,567</text:p>
          </table:table-cell>
          <table:table-cell table:style-name="ce31" table:formula="of:=[.G55]+[.M55]" office:value-type="float" office:value="-0.862193900085186" calcext:value-type="float">
            <text:p>-0,86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491411964622202" calcext:value-type="float">
            <text:p>0,49</text:p>
          </table:table-cell>
          <table:table-cell table:style-name="ce28" office:value-type="float" office:value="-0.130099898662458" calcext:value-type="float">
            <text:p>-0,13</text:p>
          </table:table-cell>
          <table:table-cell table:style-name="ce28" office:value-type="float" office:value="0.909780482252053" calcext:value-type="float">
            <text:p>0,91</text:p>
          </table:table-cell>
          <table:table-cell table:style-name="ce28" office:value-type="float" office:value="0.244377057435663" calcext:value-type="float">
            <text:p>0,24</text:p>
          </table:table-cell>
          <table:table-cell table:style-name="ce28" office:value-type="float" office:value="-0.114740171095789" calcext:value-type="float">
            <text:p>-0,11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56]+[.I56]" office:value-type="float" office:value="0.491411964622202" calcext:value-type="float">
            <text:p>0,491</text:p>
          </table:table-cell>
          <table:table-cell table:style-name="ce31" table:formula="of:=[.D56]+[.J56]" office:value-type="float" office:value="0.361312065959744" calcext:value-type="float">
            <text:p>0,361</text:p>
          </table:table-cell>
          <table:table-cell table:style-name="ce31" table:formula="of:=[.E56]+[.K56]" office:value-type="float" office:value="1.2710925482118" calcext:value-type="float">
            <text:p>1,271</text:p>
          </table:table-cell>
          <table:table-cell table:style-name="ce31" table:formula="of:=[.F56]+[.L56]" office:value-type="float" office:value="1.51546960564746" calcext:value-type="float">
            <text:p>1,515</text:p>
          </table:table-cell>
          <table:table-cell table:style-name="ce31" table:formula="of:=[.G56]+[.M56]" office:value-type="float" office:value="1.40072943455167" calcext:value-type="float">
            <text:p>1,401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554802008180148" calcext:value-type="float">
            <text:p>-0,55</text:p>
          </table:table-cell>
          <table:table-cell table:style-name="ce28" office:value-type="float" office:value="-0.53643996554311" calcext:value-type="float">
            <text:p>-0,54</text:p>
          </table:table-cell>
          <table:table-cell table:style-name="ce28" office:value-type="float" office:value="-0.681329136936628" calcext:value-type="float">
            <text:p>-0,68</text:p>
          </table:table-cell>
          <table:table-cell table:style-name="ce28" office:value-type="float" office:value="-0.158896388209427" calcext:value-type="float">
            <text:p>-0,16</text:p>
          </table:table-cell>
          <table:table-cell table:style-name="ce28" office:value-type="float" office:value="0.226938101912527" calcext:value-type="float">
            <text:p>0,23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57]+[.I57]" office:value-type="float" office:value="-0.554802008180148" calcext:value-type="float">
            <text:p>-0,555</text:p>
          </table:table-cell>
          <table:table-cell table:style-name="ce31" table:formula="of:=[.D57]+[.J57]" office:value-type="float" office:value="-1.09124197372326" calcext:value-type="float">
            <text:p>-1,091</text:p>
          </table:table-cell>
          <table:table-cell table:style-name="ce31" table:formula="of:=[.E57]+[.K57]" office:value-type="float" office:value="-1.77257111065989" calcext:value-type="float">
            <text:p>-1,773</text:p>
          </table:table-cell>
          <table:table-cell table:style-name="ce31" table:formula="of:=[.F57]+[.L57]" office:value-type="float" office:value="-1.93146749886931" calcext:value-type="float">
            <text:p>-1,931</text:p>
          </table:table-cell>
          <table:table-cell table:style-name="ce31" table:formula="of:=[.G57]+[.M57]" office:value-type="float" office:value="-1.70452939695679" calcext:value-type="float">
            <text:p>-1,70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131176774509377" calcext:value-type="float">
            <text:p>0,13</text:p>
          </table:table-cell>
          <table:table-cell table:style-name="ce28" office:value-type="float" office:value="-0.0168013385803576" calcext:value-type="float">
            <text:p>-0,02</text:p>
          </table:table-cell>
          <table:table-cell table:style-name="ce28" office:value-type="float" office:value="-0.0621035473629109" calcext:value-type="float">
            <text:p>-0,06</text:p>
          </table:table-cell>
          <table:table-cell table:style-name="ce28" office:value-type="float" office:value="-0.0670301643656789" calcext:value-type="float">
            <text:p>-0,07</text:p>
          </table:table-cell>
          <table:table-cell table:style-name="ce28" office:value-type="float" office:value="0.249360248142766" calcext:value-type="float">
            <text:p>0,25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58]+[.I58]" office:value-type="float" office:value="0.131176774509377" calcext:value-type="float">
            <text:p>0,131</text:p>
          </table:table-cell>
          <table:table-cell table:style-name="ce31" table:formula="of:=[.D58]+[.J58]" office:value-type="float" office:value="0.114375435929019" calcext:value-type="float">
            <text:p>0,114</text:p>
          </table:table-cell>
          <table:table-cell table:style-name="ce31" table:formula="of:=[.E58]+[.K58]" office:value-type="float" office:value="0.0522718885661084" calcext:value-type="float">
            <text:p>0,052</text:p>
          </table:table-cell>
          <table:table-cell table:style-name="ce31" table:formula="of:=[.F58]+[.L58]" office:value-type="float" office:value="-0.0147582757995705" calcext:value-type="float">
            <text:p>-0,015</text:p>
          </table:table-cell>
          <table:table-cell table:style-name="ce31" table:formula="of:=[.G58]+[.M58]" office:value-type="float" office:value="0.234601972343196" calcext:value-type="float">
            <text:p>0,23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0623909522261669" calcext:value-type="float">
            <text:p>-0,06</text:p>
          </table:table-cell>
          <table:table-cell table:style-name="ce28" office:value-type="float" office:value="0.274831323750778" calcext:value-type="float">
            <text:p>0,27</text:p>
          </table:table-cell>
          <table:table-cell table:style-name="ce28" office:value-type="float" office:value="-0.478201454819387" calcext:value-type="float">
            <text:p>-0,48</text:p>
          </table:table-cell>
          <table:table-cell table:style-name="ce28" office:value-type="float" office:value="-0.178390942873548" calcext:value-type="float">
            <text:p>-0,18</text:p>
          </table:table-cell>
          <table:table-cell table:style-name="ce28" office:value-type="float" office:value="-0.134922040739235" calcext:value-type="float">
            <text:p>-0,13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59]+[.I59]" office:value-type="float" office:value="-0.0623909522261669" calcext:value-type="float">
            <text:p>-0,062</text:p>
          </table:table-cell>
          <table:table-cell table:style-name="ce31" table:formula="of:=[.D59]+[.J59]" office:value-type="float" office:value="0.212440371524611" calcext:value-type="float">
            <text:p>0,212</text:p>
          </table:table-cell>
          <table:table-cell table:style-name="ce31" table:formula="of:=[.E59]+[.K59]" office:value-type="float" office:value="-0.265761083294776" calcext:value-type="float">
            <text:p>-0,266</text:p>
          </table:table-cell>
          <table:table-cell table:style-name="ce31" table:formula="of:=[.F59]+[.L59]" office:value-type="float" office:value="-0.444152026168323" calcext:value-type="float">
            <text:p>-0,444</text:p>
          </table:table-cell>
          <table:table-cell table:style-name="ce31" table:formula="of:=[.G59]+[.M59]" office:value-type="float" office:value="-0.579074066907558" calcext:value-type="float">
            <text:p>-0,579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702199566237921" calcext:value-type="float">
            <text:p>0,70</text:p>
          </table:table-cell>
          <table:table-cell table:style-name="ce28" office:value-type="float" office:value="0.555289226919886" calcext:value-type="float">
            <text:p>0,56</text:p>
          </table:table-cell>
          <table:table-cell table:style-name="ce28" office:value-type="float" office:value="-1.13184391147311" calcext:value-type="float">
            <text:p>-1,13</text:p>
          </table:table-cell>
          <table:table-cell table:style-name="ce28" office:value-type="float" office:value="1.00533261892556" calcext:value-type="float">
            <text:p>1,01</text:p>
          </table:table-cell>
          <table:table-cell table:style-name="ce28" office:value-type="float" office:value="-0.779822677929962" calcext:value-type="float">
            <text:p>-0,78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60]+[.I60]" office:value-type="float" office:value="0.702199566237921" calcext:value-type="float">
            <text:p>0,702</text:p>
          </table:table-cell>
          <table:table-cell table:style-name="ce31" table:formula="of:=[.D60]+[.J60]" office:value-type="float" office:value="1.25748879315781" calcext:value-type="float">
            <text:p>1,257</text:p>
          </table:table-cell>
          <table:table-cell table:style-name="ce31" table:formula="of:=[.E60]+[.K60]" office:value-type="float" office:value="0.125644881684698" calcext:value-type="float">
            <text:p>0,126</text:p>
          </table:table-cell>
          <table:table-cell table:style-name="ce31" table:formula="of:=[.F60]+[.L60]" office:value-type="float" office:value="1.13097750061026" calcext:value-type="float">
            <text:p>1,131</text:p>
          </table:table-cell>
          <table:table-cell table:style-name="ce31" table:formula="of:=[.G60]+[.M60]" office:value-type="float" office:value="0.3511548226803" calcext:value-type="float">
            <text:p>0,351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0577073586916924" calcext:value-type="float">
            <text:p>0,06</text:p>
          </table:table-cell>
          <table:table-cell table:style-name="ce28" office:value-type="float" office:value="0.704957778988688" calcext:value-type="float">
            <text:p>0,70</text:p>
          </table:table-cell>
          <table:table-cell table:style-name="ce28" office:value-type="float" office:value="-0.503421421318677" calcext:value-type="float">
            <text:p>-0,50</text:p>
          </table:table-cell>
          <table:table-cell table:style-name="ce28" office:value-type="float" office:value="-1.44912839399675" calcext:value-type="float">
            <text:p>-1,45</text:p>
          </table:table-cell>
          <table:table-cell table:style-name="ce28" office:value-type="float" office:value="1.21802873051733" calcext:value-type="float">
            <text:p>1,22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61]+[.I61]" office:value-type="float" office:value="0.0577073586916924" calcext:value-type="float">
            <text:p>0,058</text:p>
          </table:table-cell>
          <table:table-cell table:style-name="ce31" table:formula="of:=[.D61]+[.J61]" office:value-type="float" office:value="0.762665137680381" calcext:value-type="float">
            <text:p>0,763</text:p>
          </table:table-cell>
          <table:table-cell table:style-name="ce31" table:formula="of:=[.E61]+[.K61]" office:value-type="float" office:value="0.259243716361703" calcext:value-type="float">
            <text:p>0,259</text:p>
          </table:table-cell>
          <table:table-cell table:style-name="ce31" table:formula="of:=[.F61]+[.L61]" office:value-type="float" office:value="-1.18988467763505" calcext:value-type="float">
            <text:p>-1,190</text:p>
          </table:table-cell>
          <table:table-cell table:style-name="ce31" table:formula="of:=[.G61]+[.M61]" office:value-type="float" office:value="0.0281440528822803" calcext:value-type="float">
            <text:p>0,028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175670142259593" calcext:value-type="float">
            <text:p>0,18</text:p>
          </table:table-cell>
          <table:table-cell table:style-name="ce28" office:value-type="float" office:value="-0.922840657832914" calcext:value-type="float">
            <text:p>-0,92</text:p>
          </table:table-cell>
          <table:table-cell table:style-name="ce28" office:value-type="float" office:value="-0.670983912940458" calcext:value-type="float">
            <text:p>-0,67</text:p>
          </table:table-cell>
          <table:table-cell table:style-name="ce28" office:value-type="float" office:value="-0.169366945877656" calcext:value-type="float">
            <text:p>-0,17</text:p>
          </table:table-cell>
          <table:table-cell table:style-name="ce28" office:value-type="float" office:value="0.712085836265402" calcext:value-type="float">
            <text:p>0,71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62]+[.I62]" office:value-type="float" office:value="0.175670142259593" calcext:value-type="float">
            <text:p>0,176</text:p>
          </table:table-cell>
          <table:table-cell table:style-name="ce31" table:formula="of:=[.D62]+[.J62]" office:value-type="float" office:value="-0.74717051557332" calcext:value-type="float">
            <text:p>-0,747</text:p>
          </table:table-cell>
          <table:table-cell table:style-name="ce31" table:formula="of:=[.E62]+[.K62]" office:value-type="float" office:value="-1.41815442851378" calcext:value-type="float">
            <text:p>-1,418</text:p>
          </table:table-cell>
          <table:table-cell table:style-name="ce31" table:formula="of:=[.F62]+[.L62]" office:value-type="float" office:value="-1.58752137439143" calcext:value-type="float">
            <text:p>-1,588</text:p>
          </table:table-cell>
          <table:table-cell table:style-name="ce31" table:formula="of:=[.G62]+[.M62]" office:value-type="float" office:value="-0.875435538126032" calcext:value-type="float">
            <text:p>-0,87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018221082795682" calcext:value-type="float">
            <text:p>0,02</text:p>
          </table:table-cell>
          <table:table-cell table:style-name="ce28" office:value-type="float" office:value="-0.0406778952126377" calcext:value-type="float">
            <text:p>-0,04</text:p>
          </table:table-cell>
          <table:table-cell table:style-name="ce28" office:value-type="float" office:value="0.344593085021031" calcext:value-type="float">
            <text:p>0,34</text:p>
          </table:table-cell>
          <table:table-cell table:style-name="ce28" office:value-type="float" office:value="0.299768112755829" calcext:value-type="float">
            <text:p>0,30</text:p>
          </table:table-cell>
          <table:table-cell table:style-name="ce28" office:value-type="float" office:value="-0.275211584821175" calcext:value-type="float">
            <text:p>-0,28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63]+[.I63]" office:value-type="float" office:value="0.018221082795682" calcext:value-type="float">
            <text:p>0,018</text:p>
          </table:table-cell>
          <table:table-cell table:style-name="ce31" table:formula="of:=[.D63]+[.J63]" office:value-type="float" office:value="-0.0224568124169558" calcext:value-type="float">
            <text:p>-0,022</text:p>
          </table:table-cell>
          <table:table-cell table:style-name="ce31" table:formula="of:=[.E63]+[.K63]" office:value-type="float" office:value="0.322136272604075" calcext:value-type="float">
            <text:p>0,322</text:p>
          </table:table-cell>
          <table:table-cell table:style-name="ce31" table:formula="of:=[.F63]+[.L63]" office:value-type="float" office:value="0.621904385359904" calcext:value-type="float">
            <text:p>0,622</text:p>
          </table:table-cell>
          <table:table-cell table:style-name="ce31" table:formula="of:=[.G63]+[.M63]" office:value-type="float" office:value="0.346692800538728" calcext:value-type="float">
            <text:p>0,347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1.36266239261455" calcext:value-type="float">
            <text:p>1,36</text:p>
          </table:table-cell>
          <table:table-cell table:style-name="ce28" office:value-type="float" office:value="-0.7491940988631" calcext:value-type="float">
            <text:p>-0,75</text:p>
          </table:table-cell>
          <table:table-cell table:style-name="ce28" office:value-type="float" office:value="-0.463122305927856" calcext:value-type="float">
            <text:p>-0,46</text:p>
          </table:table-cell>
          <table:table-cell table:style-name="ce28" office:value-type="float" office:value="0.926141812968076" calcext:value-type="float">
            <text:p>0,93</text:p>
          </table:table-cell>
          <table:table-cell table:style-name="ce28" office:value-type="float" office:value="1.74383581989074" calcext:value-type="float">
            <text:p>1,74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64]+[.I64]" office:value-type="float" office:value="1.36266239261455" calcext:value-type="float">
            <text:p>1,363</text:p>
          </table:table-cell>
          <table:table-cell table:style-name="ce31" table:formula="of:=[.D64]+[.J64]" office:value-type="float" office:value="0.613468293751447" calcext:value-type="float">
            <text:p>0,613</text:p>
          </table:table-cell>
          <table:table-cell table:style-name="ce31" table:formula="of:=[.E64]+[.K64]" office:value-type="float" office:value="0.150345987823591" calcext:value-type="float">
            <text:p>0,150</text:p>
          </table:table-cell>
          <table:table-cell table:style-name="ce31" table:formula="of:=[.F64]+[.L64]" office:value-type="float" office:value="1.07648780079167" calcext:value-type="float">
            <text:p>1,076</text:p>
          </table:table-cell>
          <table:table-cell table:style-name="ce31" table:formula="of:=[.G64]+[.M64]" office:value-type="float" office:value="2.82032362068241" calcext:value-type="float">
            <text:p>2,82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00222432725793352" calcext:value-type="float">
            <text:p>0,00</text:p>
          </table:table-cell>
          <table:table-cell table:style-name="ce28" office:value-type="float" office:value="-0.555374152520181" calcext:value-type="float">
            <text:p>-0,56</text:p>
          </table:table-cell>
          <table:table-cell table:style-name="ce28" office:value-type="float" office:value="-0.105395430067166" calcext:value-type="float">
            <text:p>-0,11</text:p>
          </table:table-cell>
          <table:table-cell table:style-name="ce28" office:value-type="float" office:value="-0.727469634580614" calcext:value-type="float">
            <text:p>-0,73</text:p>
          </table:table-cell>
          <table:table-cell table:style-name="ce28" office:value-type="float" office:value="0.445198473734393" calcext:value-type="float">
            <text:p>0,45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65]+[.I65]" office:value-type="float" office:value="-0.00222432725793352" calcext:value-type="float">
            <text:p>-0,002</text:p>
          </table:table-cell>
          <table:table-cell table:style-name="ce31" table:formula="of:=[.D65]+[.J65]" office:value-type="float" office:value="-0.557598479778114" calcext:value-type="float">
            <text:p>-0,558</text:p>
          </table:table-cell>
          <table:table-cell table:style-name="ce31" table:formula="of:=[.E65]+[.K65]" office:value-type="float" office:value="-0.66299390984528" calcext:value-type="float">
            <text:p>-0,663</text:p>
          </table:table-cell>
          <table:table-cell table:style-name="ce31" table:formula="of:=[.F65]+[.L65]" office:value-type="float" office:value="-1.39046354442589" calcext:value-type="float">
            <text:p>-1,390</text:p>
          </table:table-cell>
          <table:table-cell table:style-name="ce31" table:formula="of:=[.G65]+[.M65]" office:value-type="float" office:value="-0.945265070691501" calcext:value-type="float">
            <text:p>-0,94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787744326459243" calcext:value-type="float">
            <text:p>-0,79</text:p>
          </table:table-cell>
          <table:table-cell table:style-name="ce28" office:value-type="float" office:value="-0.114733026918564" calcext:value-type="float">
            <text:p>-0,11</text:p>
          </table:table-cell>
          <table:table-cell table:style-name="ce28" office:value-type="float" office:value="0.160287702058133" calcext:value-type="float">
            <text:p>0,16</text:p>
          </table:table-cell>
          <table:table-cell table:style-name="ce28" office:value-type="float" office:value="-0.825804805443711" calcext:value-type="float">
            <text:p>-0,83</text:p>
          </table:table-cell>
          <table:table-cell table:style-name="ce28" office:value-type="float" office:value="0.00432541101731282" calcext:value-type="float">
            <text:p>0,00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66]+[.I66]" office:value-type="float" office:value="-0.787744326459243" calcext:value-type="float">
            <text:p>-0,788</text:p>
          </table:table-cell>
          <table:table-cell table:style-name="ce31" table:formula="of:=[.D66]+[.J66]" office:value-type="float" office:value="-0.902477353377807" calcext:value-type="float">
            <text:p>-0,902</text:p>
          </table:table-cell>
          <table:table-cell table:style-name="ce31" table:formula="of:=[.E66]+[.K66]" office:value-type="float" office:value="-0.742189651319674" calcext:value-type="float">
            <text:p>-0,742</text:p>
          </table:table-cell>
          <table:table-cell table:style-name="ce31" table:formula="of:=[.F66]+[.L66]" office:value-type="float" office:value="-1.56799445676339" calcext:value-type="float">
            <text:p>-1,568</text:p>
          </table:table-cell>
          <table:table-cell table:style-name="ce31" table:formula="of:=[.G66]+[.M66]" office:value-type="float" office:value="-1.56366904574607" calcext:value-type="float">
            <text:p>-1,564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622982082423346" calcext:value-type="float">
            <text:p>0,62</text:p>
          </table:table-cell>
          <table:table-cell table:style-name="ce28" office:value-type="float" office:value="0.547864141886478" calcext:value-type="float">
            <text:p>0,55</text:p>
          </table:table-cell>
          <table:table-cell table:style-name="ce28" office:value-type="float" office:value="-0.61084196255819" calcext:value-type="float">
            <text:p>-0,61</text:p>
          </table:table-cell>
          <table:table-cell table:style-name="ce28" office:value-type="float" office:value="-0.171804161364154" calcext:value-type="float">
            <text:p>-0,17</text:p>
          </table:table-cell>
          <table:table-cell table:style-name="ce28" office:value-type="float" office:value="-0.364077315352916" calcext:value-type="float">
            <text:p>-0,36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67]+[.I67]" office:value-type="float" office:value="0.622982082423346" calcext:value-type="float">
            <text:p>0,623</text:p>
          </table:table-cell>
          <table:table-cell table:style-name="ce31" table:formula="of:=[.D67]+[.J67]" office:value-type="float" office:value="1.17084622430982" calcext:value-type="float">
            <text:p>1,171</text:p>
          </table:table-cell>
          <table:table-cell table:style-name="ce31" table:formula="of:=[.E67]+[.K67]" office:value-type="float" office:value="0.560004261751634" calcext:value-type="float">
            <text:p>0,560</text:p>
          </table:table-cell>
          <table:table-cell table:style-name="ce31" table:formula="of:=[.F67]+[.L67]" office:value-type="float" office:value="0.38820010038748" calcext:value-type="float">
            <text:p>0,388</text:p>
          </table:table-cell>
          <table:table-cell table:style-name="ce31" table:formula="of:=[.G67]+[.M67]" office:value-type="float" office:value="0.0241227850345632" calcext:value-type="float">
            <text:p>0,024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485572483169948" calcext:value-type="float">
            <text:p>0,49</text:p>
          </table:table-cell>
          <table:table-cell table:style-name="ce28" office:value-type="float" office:value="0.338388180421518" calcext:value-type="float">
            <text:p>0,34</text:p>
          </table:table-cell>
          <table:table-cell table:style-name="ce28" office:value-type="float" office:value="0.283378923213414" calcext:value-type="float">
            <text:p>0,28</text:p>
          </table:table-cell>
          <table:table-cell table:style-name="ce28" office:value-type="float" office:value="1.14697174897891" calcext:value-type="float">
            <text:p>1,15</text:p>
          </table:table-cell>
          <table:table-cell table:style-name="ce28" office:value-type="float" office:value="-0.2697255192784" calcext:value-type="float">
            <text:p>-0,27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68]+[.I68]" office:value-type="float" office:value="0.485572483169948" calcext:value-type="float">
            <text:p>0,486</text:p>
          </table:table-cell>
          <table:table-cell table:style-name="ce31" table:formula="of:=[.D68]+[.J68]" office:value-type="float" office:value="0.823960663591465" calcext:value-type="float">
            <text:p>0,824</text:p>
          </table:table-cell>
          <table:table-cell table:style-name="ce31" table:formula="of:=[.E68]+[.K68]" office:value-type="float" office:value="1.10733958680488" calcext:value-type="float">
            <text:p>1,107</text:p>
          </table:table-cell>
          <table:table-cell table:style-name="ce31" table:formula="of:=[.F68]+[.L68]" office:value-type="float" office:value="2.25431133578379" calcext:value-type="float">
            <text:p>2,254</text:p>
          </table:table-cell>
          <table:table-cell table:style-name="ce31" table:formula="of:=[.G68]+[.M68]" office:value-type="float" office:value="1.98458581650539" calcext:value-type="float">
            <text:p>1,98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1.35556027931807" calcext:value-type="float">
            <text:p>1,36</text:p>
          </table:table-cell>
          <table:table-cell table:style-name="ce28" office:value-type="float" office:value="0.0350089225668843" calcext:value-type="float">
            <text:p>0,04</text:p>
          </table:table-cell>
          <table:table-cell table:style-name="ce28" office:value-type="float" office:value="0.484630605418838" calcext:value-type="float">
            <text:p>0,48</text:p>
          </table:table-cell>
          <table:table-cell table:style-name="ce28" office:value-type="float" office:value="-0.733956667531655" calcext:value-type="float">
            <text:p>-0,73</text:p>
          </table:table-cell>
          <table:table-cell table:style-name="ce28" office:value-type="float" office:value="0.582184402077111" calcext:value-type="float">
            <text:p>0,58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69]+[.I69]" office:value-type="float" office:value="1.35556027931807" calcext:value-type="float">
            <text:p>1,356</text:p>
          </table:table-cell>
          <table:table-cell table:style-name="ce31" table:formula="of:=[.D69]+[.J69]" office:value-type="float" office:value="1.39056920188495" calcext:value-type="float">
            <text:p>1,391</text:p>
          </table:table-cell>
          <table:table-cell table:style-name="ce31" table:formula="of:=[.E69]+[.K69]" office:value-type="float" office:value="1.87519980730379" calcext:value-type="float">
            <text:p>1,875</text:p>
          </table:table-cell>
          <table:table-cell table:style-name="ce31" table:formula="of:=[.F69]+[.L69]" office:value-type="float" office:value="1.14124313977214" calcext:value-type="float">
            <text:p>1,141</text:p>
          </table:table-cell>
          <table:table-cell table:style-name="ce31" table:formula="of:=[.G69]+[.M69]" office:value-type="float" office:value="1.72342754184925" calcext:value-type="float">
            <text:p>1,72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000588645239696607" calcext:value-type="float">
            <text:p>0,00</text:p>
          </table:table-cell>
          <table:table-cell table:style-name="ce28" office:value-type="float" office:value="0.767921499300318" calcext:value-type="float">
            <text:p>0,77</text:p>
          </table:table-cell>
          <table:table-cell table:style-name="ce28" office:value-type="float" office:value="-1.60540186527352" calcext:value-type="float">
            <text:p>-1,61</text:p>
          </table:table-cell>
          <table:table-cell table:style-name="ce28" office:value-type="float" office:value="0.279566768465204" calcext:value-type="float">
            <text:p>0,28</text:p>
          </table:table-cell>
          <table:table-cell table:style-name="ce28" office:value-type="float" office:value="1.15890071570618" calcext:value-type="float">
            <text:p>1,16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70]+[.I70]" office:value-type="float" office:value="0.000588645239696607" calcext:value-type="float">
            <text:p>0,001</text:p>
          </table:table-cell>
          <table:table-cell table:style-name="ce31" table:formula="of:=[.D70]+[.J70]" office:value-type="float" office:value="0.768510144540014" calcext:value-type="float">
            <text:p>0,769</text:p>
          </table:table-cell>
          <table:table-cell table:style-name="ce31" table:formula="of:=[.E70]+[.K70]" office:value-type="float" office:value="-0.836891720733502" calcext:value-type="float">
            <text:p>-0,837</text:p>
          </table:table-cell>
          <table:table-cell table:style-name="ce31" table:formula="of:=[.F70]+[.L70]" office:value-type="float" office:value="-0.557324952268298" calcext:value-type="float">
            <text:p>-0,557</text:p>
          </table:table-cell>
          <table:table-cell table:style-name="ce31" table:formula="of:=[.G70]+[.M70]" office:value-type="float" office:value="0.601575763437886" calcext:value-type="float">
            <text:p>0,60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899222862094511" calcext:value-type="float">
            <text:p>0,90</text:p>
          </table:table-cell>
          <table:table-cell table:style-name="ce28" office:value-type="float" office:value="-0.652844282074966" calcext:value-type="float">
            <text:p>-0,65</text:p>
          </table:table-cell>
          <table:table-cell table:style-name="ce28" office:value-type="float" office:value="0.233310446554988" calcext:value-type="float">
            <text:p>0,23</text:p>
          </table:table-cell>
          <table:table-cell table:style-name="ce28" office:value-type="float" office:value="0.474035174114372" calcext:value-type="float">
            <text:p>0,47</text:p>
          </table:table-cell>
          <table:table-cell table:style-name="ce28" office:value-type="float" office:value="1.27539965083635" calcext:value-type="float">
            <text:p>1,28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71]+[.I71]" office:value-type="float" office:value="0.899222862094511" calcext:value-type="float">
            <text:p>0,899</text:p>
          </table:table-cell>
          <table:table-cell table:style-name="ce31" table:formula="of:=[.D71]+[.J71]" office:value-type="float" office:value="0.246378580019545" calcext:value-type="float">
            <text:p>0,246</text:p>
          </table:table-cell>
          <table:table-cell table:style-name="ce31" table:formula="of:=[.E71]+[.K71]" office:value-type="float" office:value="0.479689026574533" calcext:value-type="float">
            <text:p>0,480</text:p>
          </table:table-cell>
          <table:table-cell table:style-name="ce31" table:formula="of:=[.F71]+[.L71]" office:value-type="float" office:value="0.953724200688905" calcext:value-type="float">
            <text:p>0,954</text:p>
          </table:table-cell>
          <table:table-cell table:style-name="ce31" table:formula="of:=[.G71]+[.M71]" office:value-type="float" office:value="2.22912385152525" calcext:value-type="float">
            <text:p>2,229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941722025341386" calcext:value-type="float">
            <text:p>-0,94</text:p>
          </table:table-cell>
          <table:table-cell table:style-name="ce28" office:value-type="float" office:value="-0.473637554052524" calcext:value-type="float">
            <text:p>-0,47</text:p>
          </table:table-cell>
          <table:table-cell table:style-name="ce28" office:value-type="float" office:value="0.120763577890601" calcext:value-type="float">
            <text:p>0,12</text:p>
          </table:table-cell>
          <table:table-cell table:style-name="ce28" office:value-type="float" office:value="-0.182416243295401" calcext:value-type="float">
            <text:p>-0,18</text:p>
          </table:table-cell>
          <table:table-cell table:style-name="ce28" office:value-type="float" office:value="-0.0728237936236613" calcext:value-type="float">
            <text:p>-0,07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72]+[.I72]" office:value-type="float" office:value="-0.941722025341386" calcext:value-type="float">
            <text:p>-0,942</text:p>
          </table:table-cell>
          <table:table-cell table:style-name="ce31" table:formula="of:=[.D72]+[.J72]" office:value-type="float" office:value="-1.41535957939391" calcext:value-type="float">
            <text:p>-1,415</text:p>
          </table:table-cell>
          <table:table-cell table:style-name="ce31" table:formula="of:=[.E72]+[.K72]" office:value-type="float" office:value="-1.29459600150331" calcext:value-type="float">
            <text:p>-1,295</text:p>
          </table:table-cell>
          <table:table-cell table:style-name="ce31" table:formula="of:=[.F72]+[.L72]" office:value-type="float" office:value="-1.47701224479871" calcext:value-type="float">
            <text:p>-1,477</text:p>
          </table:table-cell>
          <table:table-cell table:style-name="ce31" table:formula="of:=[.G72]+[.M72]" office:value-type="float" office:value="-1.54983603842237" calcext:value-type="float">
            <text:p>-1,55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287525699940815" calcext:value-type="float">
            <text:p>0,29</text:p>
          </table:table-cell>
          <table:table-cell table:style-name="ce28" office:value-type="float" office:value="1.12969872244076" calcext:value-type="float">
            <text:p>1,13</text:p>
          </table:table-cell>
          <table:table-cell table:style-name="ce28" office:value-type="float" office:value="0.711374228703734" calcext:value-type="float">
            <text:p>0,71</text:p>
          </table:table-cell>
          <table:table-cell table:style-name="ce28" office:value-type="float" office:value="0.0307758419877327" calcext:value-type="float">
            <text:p>0,03</text:p>
          </table:table-cell>
          <table:table-cell table:style-name="ce28" office:value-type="float" office:value="0.545935158559047" calcext:value-type="float">
            <text:p>0,55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73]+[.I73]" office:value-type="float" office:value="0.287525699940815" calcext:value-type="float">
            <text:p>0,288</text:p>
          </table:table-cell>
          <table:table-cell table:style-name="ce31" table:formula="of:=[.D73]+[.J73]" office:value-type="float" office:value="1.41722442238157" calcext:value-type="float">
            <text:p>1,417</text:p>
          </table:table-cell>
          <table:table-cell table:style-name="ce31" table:formula="of:=[.E73]+[.K73]" office:value-type="float" office:value="2.12859865108531" calcext:value-type="float">
            <text:p>2,129</text:p>
          </table:table-cell>
          <table:table-cell table:style-name="ce31" table:formula="of:=[.F73]+[.L73]" office:value-type="float" office:value="2.15937449307304" calcext:value-type="float">
            <text:p>2,159</text:p>
          </table:table-cell>
          <table:table-cell table:style-name="ce31" table:formula="of:=[.G73]+[.M73]" office:value-type="float" office:value="2.70530965163209" calcext:value-type="float">
            <text:p>2,70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1.55982531343127" calcext:value-type="float">
            <text:p>1,56</text:p>
          </table:table-cell>
          <table:table-cell table:style-name="ce28" office:value-type="float" office:value="-0.0152700132333805" calcext:value-type="float">
            <text:p>-0,02</text:p>
          </table:table-cell>
          <table:table-cell table:style-name="ce28" office:value-type="float" office:value="0.418918023476676" calcext:value-type="float">
            <text:p>0,42</text:p>
          </table:table-cell>
          <table:table-cell table:style-name="ce28" office:value-type="float" office:value="-0.280975438364362" calcext:value-type="float">
            <text:p>-0,28</text:p>
          </table:table-cell>
          <table:table-cell table:style-name="ce28" office:value-type="float" office:value="1.45450172811688" calcext:value-type="float">
            <text:p>1,45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74]+[.I74]" office:value-type="float" office:value="1.55982531343127" calcext:value-type="float">
            <text:p>1,560</text:p>
          </table:table-cell>
          <table:table-cell table:style-name="ce31" table:formula="of:=[.D74]+[.J74]" office:value-type="float" office:value="1.54455530019789" calcext:value-type="float">
            <text:p>1,545</text:p>
          </table:table-cell>
          <table:table-cell table:style-name="ce31" table:formula="of:=[.E74]+[.K74]" office:value-type="float" office:value="1.96347332367457" calcext:value-type="float">
            <text:p>1,963</text:p>
          </table:table-cell>
          <table:table-cell table:style-name="ce31" table:formula="of:=[.F74]+[.L74]" office:value-type="float" office:value="1.6824978853102" calcext:value-type="float">
            <text:p>1,682</text:p>
          </table:table-cell>
          <table:table-cell table:style-name="ce31" table:formula="of:=[.G74]+[.M74]" office:value-type="float" office:value="3.13699961342708" calcext:value-type="float">
            <text:p>3,137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13405935322035" calcext:value-type="float">
            <text:p>-0,13</text:p>
          </table:table-cell>
          <table:table-cell table:style-name="ce28" office:value-type="float" office:value="0.128148775420658" calcext:value-type="float">
            <text:p>0,13</text:p>
          </table:table-cell>
          <table:table-cell table:style-name="ce28" office:value-type="float" office:value="1.0871756897335" calcext:value-type="float">
            <text:p>1,09</text:p>
          </table:table-cell>
          <table:table-cell table:style-name="ce28" office:value-type="float" office:value="0.0701624706889357" calcext:value-type="float">
            <text:p>0,07</text:p>
          </table:table-cell>
          <table:table-cell table:style-name="ce28" office:value-type="float" office:value="1.17049941503087" calcext:value-type="float">
            <text:p>1,17</text:p>
          </table:table-cell>
          <table:table-cell/>
          <table:table-cell table:style-name="ce31" office:value-type="float" office:value="0" calcext:value-type="float">
            <text:p>0,000</text:p>
          </table:table-cell>
          <table:table-cell table:style-name="ce31" table:formula="of:=[.C75]+[.I75]" office:value-type="float" office:value="-0.13405935322035" calcext:value-type="float">
            <text:p>-0,134</text:p>
          </table:table-cell>
          <table:table-cell table:style-name="ce31" table:formula="of:=[.D75]+[.J75]" office:value-type="float" office:value="-0.00591057779969181" calcext:value-type="float">
            <text:p>-0,006</text:p>
          </table:table-cell>
          <table:table-cell table:style-name="ce31" table:formula="of:=[.E75]+[.K75]" office:value-type="float" office:value="1.08126511193381" calcext:value-type="float">
            <text:p>1,081</text:p>
          </table:table-cell>
          <table:table-cell table:style-name="ce31" table:formula="of:=[.F75]+[.L75]" office:value-type="float" office:value="1.15142758262274" calcext:value-type="float">
            <text:p>1,151</text:p>
          </table:table-cell>
          <table:table-cell table:style-name="ce31" table:formula="of:=[.G75]+[.M75]" office:value-type="float" office:value="2.32192699765361" calcext:value-type="float">
            <text:p>2,322</text:p>
          </table:table-cell>
          <table:table-cell table:number-columns-repeated="1010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rownian Bridge" table:style-name="ta2" table:print="false">
        <office:forms form:automatic-focus="false" form:apply-design-mode="false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7" table:number-columns-repeated="253" table:default-cell-style-name="ce16"/>
        <table:table-column table:style-name="co9" table:number-columns-repeated="768" table:default-cell-style-name="ce15"/>
        <table:table-row table:style-name="ro1">
          <table:table-cell table:number-columns-repeated="1024"/>
        </table:table-row>
        <table:table-row table:style-name="ro4">
          <table:table-cell table:style-name="ce17"/>
          <table:table-cell table:style-name="ce17" table:formula="of:=&quot;Brownian Bridge: Illustrates the use of the class &quot;&amp;[.F7]" office:value-type="string" office:string-value="Brownian Bridge: Illustrates the use of the class net.finmath.montecarlo.BrownianBridge" calcext:value-type="string">
            <text:p>Brownian Bridge: Illustrates the use of the class net.finmath.montecarlo.BrownianBridge</text:p>
          </table:table-cell>
          <table:table-cell table:style-name="ce17" table:number-columns-repeated="7"/>
          <table:table-cell table:style-name="ce17">
            <draw:frame table:end-cell-address="'Brownian Bridge'.N21" table:end-x="0.06mm" table:end-y="1.6mm" draw:z-index="0" draw:name="Chart 1" draw:style-name="gr1" draw:text-style-name="P1" svg:width="153.78mm" svg:height="81.33mm" svg:x="-30.66mm" svg:y="0.32mm">
              <draw:object draw:notify-on-update-of-ranges="'Brownian Bridge'.I25:'Brownian Bridge'.N25 'Brownian Bridge'.I26:'Brownian Bridge'.N26 'Brownian Bridge'.I27:'Brownian Bridge'.N27 'Brownian Bridge'.I28:'Brownian Bridge'.N28 'Brownian Bridge'.I29:'Brownian Bridge'.N29 'Brownian Bridge'.I30:'Brownian Bridge'.N30 'Brownian Bridge'.I31:'Brownian Bridge'.N31 'Brownian Bridge'.I32:'Brownian Bridge'.N32 'Brownian Bridge'.I33:'Brownian Bridge'.N33 'Brownian Bridge'.I34:'Brownian Bridge'.N34 'Brownian Bridge'.I35:'Brownian Bridge'.N35 'Brownian Bridge'.I36:'Brownian Bridge'.N36 'Brownian Bridge'.I37:'Brownian Bridge'.N37 'Brownian Bridge'.I38:'Brownian Bridge'.N38 'Brownian Bridge'.I39:'Brownian Bridge'.N39 'Brownian Bridge'.I40:'Brownian Bridge'.N40 'Brownian Bridge'.I41:'Brownian Bridge'.N41 'Brownian Bridge'.I42:'Brownian Bridge'.N42 'Brownian Bridge'.I43:'Brownian Bridge'.N43 'Brownian Bridge'.I44:'Brownian Bridge'.N44 'Brownian Bridge'.I45:'Brownian Bridge'.N45 'Brownian Bridge'.I46:'Brownian Bridge'.N46 'Brownian Bridge'.I47:'Brownian Bridge'.N47 'Brownian Bridge'.I48:'Brownian Bridge'.N48 'Brownian Bridge'.I49:'Brownian Bridge'.N49 'Brownian Bridge'.I50:'Brownian Bridge'.N50 'Brownian Bridge'.I51:'Brownian Bridge'.N51 'Brownian Bridge'.I52:'Brownian Bridge'.N52 'Brownian Bridge'.I53:'Brownian Bridge'.N53 'Brownian Bridge'.I54:'Brownian Bridge'.N54 'Brownian Bridge'.I55:'Brownian Bridge'.N55 'Brownian Bridge'.I56:'Brownian Bridge'.N56 'Brownian Bridge'.I57:'Brownian Bridge'.N57 'Brownian Bridge'.I58:'Brownian Bridge'.N58 'Brownian Bridge'.I59:'Brownian Bridge'.N59 'Brownian Bridge'.I60:'Brownian Bridge'.N60 'Brownian Bridge'.I61:'Brownian Bridge'.N61 'Brownian Bridge'.I62:'Brownian Bridge'.N62 'Brownian Bridge'.I63:'Brownian Bridge'.N63 'Brownian Bridge'.I64:'Brownian Bridge'.N64 'Brownian Bridge'.I65:'Brownian Bridge'.N65 'Brownian Bridge'.I66:'Brownian Bridge'.N66 'Brownian Bridge'.I67:'Brownian Bridge'.N67 'Brownian Bridge'.I68:'Brownian Bridge'.N68 'Brownian Bridge'.I69:'Brownian Bridge'.N69 'Brownian Bridge'.I70:'Brownian Bridge'.N70 'Brownian Bridge'.I71:'Brownian Bridge'.N71 'Brownian Bridge'.I72:'Brownian Bridge'.N72 'Brownian Bridge'.I73:'Brownian Bridge'.N73 'Brownian Bridge'.I74:'Brownian Bridge'.N7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7" table:number-columns-repeated="1014"/>
        </table:table-row>
        <table:table-row table:style-name="ro5">
          <table:table-cell table:style-name="ce18"/>
          <table:table-cell table:style-name="ce19" office:value-type="string" calcext:value-type="string">
            <text:p>Note: This sheet requires Obba 3.0 ( <text:span text:style-name="T4">http://www.obba.info/</text:span><text:span text:style-name="T3"> )</text:span></text:p>
          </table:table-cell>
          <table:table-cell table:style-name="ce18" table:number-columns-repeated="1022"/>
        </table:table-row>
        <table:table-row table:style-name="ro5">
          <table:table-cell table:style-name="ce18"/>
          <table:table-cell/>
          <table:table-cell table:style-name="ce18"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0" office:value-type="string" calcext:value-type="string">
            <text:p>Time Discretization for Brownian Bridge</text:p>
          </table:table-cell>
          <table:table-cell table:style-name="ce20"/>
          <table:table-cell/>
          <table:table-cell table:style-name="ce29" office:value-type="string" calcext:value-type="string">
            <text:p>Brownian Bridge</text:p>
          </table:table-cell>
          <table:table-cell table:style-name="ce20"/>
          <table:table-cell table:number-columns-repeated="1018"/>
        </table:table-row>
        <table:table-row table:style-name="ro5">
          <table:table-cell table:number-columns-repeated="4"/>
          <table:table-cell table:style-name="ce22" office:value-type="string" calcext:value-type="string">
            <text:p>className</text:p>
          </table:table-cell>
          <table:table-cell table:style-name="ce30" office:value-type="string" calcext:value-type="string">
            <text:p>net.finmath.montecarlo.BrownianBridge</text:p>
          </table:table-cell>
          <table:table-cell table:number-columns-repeated="1018"/>
        </table:table-row>
        <table:table-row table:style-name="ro5">
          <table:table-cell/>
          <table:table-cell table:style-name="ce21" office:value-type="string" calcext:value-type="string">
            <text:p>Parameters:</text:p>
          </table:table-cell>
          <table:table-cell table:style-name="ce21"/>
          <table:table-cell/>
          <table:table-cell table:style-name="ce21" office:value-type="string" calcext:value-type="string">
            <text:p>Parameters:</text:p>
          </table:table-cell>
          <table:table-cell table:style-name="ce21"/>
          <table:table-cell table:number-columns-repeated="1018"/>
        </table:table-row>
        <table:table-row table:style-name="ro5">
          <table:table-cell/>
          <table:table-cell table:style-name="ce22" table:formula="of:=INFO.OBBA.OBBA.OBMAKE(&quot;td2.start&quot;;&quot;double&quot;;[.C9])" office:value-type="string" office:string-value="td2.start &#10;[631]" calcext:value-type="string">
            <text:p>td2.start </text:p>
            <text:p>[631]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style-name="ce22" table:formula="of:=[.B14]" office:value-type="string" office:string-value="timeDiscretization2 &#10;[652]" calcext:value-type="string">
            <text:p>timeDiscretization2 </text:p>
            <text:p>[652]</text:p>
          </table:table-cell>
          <table:table-cell table:number-columns-repeated="1019"/>
        </table:table-row>
        <table:table-row table:style-name="ro5">
          <table:table-cell/>
          <table:table-cell table:style-name="ce22" table:formula="of:=INFO.OBBA.OBBA.OBMAKE(&quot;td2.num&quot;;&quot;int&quot;;[.C10])" office:value-type="string" office:string-value="td2.num &#10;[632]" calcext:value-type="string">
            <text:p>td2.num </text:p>
            <text:p>[632]</text:p>
          </table:table-cell>
          <table:table-cell table:style-name="ce24" office:value-type="float" office:value="5" calcext:value-type="float">
            <text:p>5</text:p>
          </table:table-cell>
          <table:table-cell/>
          <table:table-cell table:style-name="ce22" table:formula="of:=INFO.OBBA.OBBA.OBMAKE(&quot;numberOfPaths2&quot;;&quot;int&quot;;[.F10])" office:value-type="string" office:string-value="numberOfPaths2 &#10;[638]" calcext:value-type="string">
            <text:p>numberOfPaths2 </text:p>
            <text:p>[638]</text:p>
          </table:table-cell>
          <table:table-cell table:style-name="ce24" office:value-type="float" office:value="50" calcext:value-type="float">
            <text:p>50</text:p>
          </table:table-cell>
          <table:table-cell table:number-columns-repeated="1018"/>
        </table:table-row>
        <table:table-row table:style-name="ro5">
          <table:table-cell/>
          <table:table-cell table:style-name="ce22" table:formula="of:=INFO.OBBA.OBBA.OBMAKE(&quot;td2.step&quot;;&quot;double&quot;;[.C11])" office:value-type="string" office:string-value="td2.step &#10;[633]" calcext:value-type="string">
            <text:p>td2.step </text:p>
            <text:p>[633]</text:p>
          </table:table-cell>
          <table:table-cell table:style-name="ce26" table:formula="of:=['Brownian Motion'.C11]/[.C10]" office:value-type="float" office:value="0.1" calcext:value-type="float">
            <text:p>0,1</text:p>
          </table:table-cell>
          <table:table-cell/>
          <table:table-cell table:style-name="ce22" table:formula="of:=INFO.OBBA.OBBA.OBMAKE(&quot;seed2&quot;;&quot;int&quot;;[.F11])" office:value-type="string" office:string-value="seed2 &#10;[639]" calcext:value-type="string">
            <text:p>seed2 </text:p>
            <text:p>[639]</text:p>
          </table:table-cell>
          <table:table-cell table:style-name="ce24" office:value-type="float" office:value="5454" calcext:value-type="float">
            <text:p>5454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22" office:value-type="string" calcext:value-type="string">
            <text:p>start</text:p>
          </table:table-cell>
          <table:table-cell table:formula="of:=OFFSET(['Brownian Motion'.$I$23];0;[.$C$19])" office:value-type="string" office:string-value="bmRealization-1 &#10;[696]" calcext:value-type="string">
            <text:p>bmRealization-1 </text:p>
            <text:p>[696]</text:p>
          </table:table-cell>
          <table:table-cell table:number-columns-repeated="1018"/>
        </table:table-row>
        <table:table-row table:style-name="ro5">
          <table:table-cell/>
          <table:table-cell table:style-name="ce21" office:value-type="string" calcext:value-type="string">
            <text:p>Object:</text:p>
          </table:table-cell>
          <table:table-cell table:style-name="ce21"/>
          <table:table-cell/>
          <table:table-cell office:value-type="string" calcext:value-type="string">
            <text:p>end</text:p>
          </table:table-cell>
          <table:table-cell table:formula="of:=OFFSET(['Brownian Motion'.$I$23];0;[.$C$19]+1)" office:value-type="string" office:string-value="bmRealization-2 &#10;[699]" calcext:value-type="string">
            <text:p>bmRealization-2 </text:p>
            <text:p>[699]</text:p>
          </table:table-cell>
          <table:table-cell table:number-columns-repeated="1018"/>
        </table:table-row>
        <table:table-row table:style-name="ro5">
          <table:table-cell/>
          <table:table-cell table:style-name="ce22" table:formula="of:=INFO.OBBA.OBBA.OBMAKE(&quot;timeDiscretization2&quot;;obLibs&amp;&quot;net.finmath.time.TimeDiscretizationFromArray&quot;;[.B9:.B11])" office:value-type="string" office:string-value="timeDiscretization2 &#10;[652]" calcext:value-type="string">
            <text:p>timeDiscretization2 </text:p>
            <text:p>[652]</text:p>
          </table:table-cell>
          <table:table-cell table:number-columns-repeated="2"/>
          <table:table-cell table:style-name="ce21" table:number-columns-repeated="2"/>
          <table:table-cell table:number-columns-repeated="1018"/>
        </table:table-row>
        <table:table-row table:style-name="ro5">
          <table:table-cell table:number-columns-repeated="4"/>
          <table:table-cell table:style-name="ce22" office:value-type="string" calcext:value-type="string">
            <text:p>Object:</text:p>
          </table:table-cell>
          <table:table-cell table:number-columns-repeated="1019"/>
        </table:table-row>
        <table:table-row table:style-name="ro5">
          <table:table-cell/>
          <table:table-cell table:style-name="ce32" office:value-type="string" calcext:value-type="string">
            <text:p><text:span text:style-name="T5">Intervall of the Brownian Motion to Bridge</text:span></text:p>
          </table:table-cell>
          <table:table-cell table:style-name="ce20"/>
          <table:table-cell/>
          <table:table-cell table:formula="of:=INFO.OBBA.OBBA.OBMAKE(&quot;brownianBridge&quot;;obLibs&amp;[.F7];[.E9:.E11];[.F12:.F13])" office:value-type="string" office:string-value="brownianBridge &#10;[711]" calcext:value-type="string">
            <text:p>brownianBridge </text:p>
            <text:p>[711]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1" office:value-type="string" calcext:value-type="string">
            <text:p>Parameters:</text:p>
          </table:table-cell>
          <table:table-cell table:style-name="ce21"/>
          <table:table-cell table:number-columns-repeated="1021"/>
        </table:table-row>
        <table:table-row table:style-name="ro5">
          <table:table-cell/>
          <table:table-cell office:value-type="string" calcext:value-type="string">
            <text:p>Intervall Index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21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2"/>
          <table:table-cell table:style-name="ce21" office:value-type="string" calcext:value-type="string">
            <text:p>Brownian Bridge Increment</text:p>
          </table:table-cell>
          <table:table-cell table:style-name="ce21" table:number-columns-repeated="4"/>
          <table:table-cell/>
          <table:table-cell table:style-name="ce21" office:value-type="string" calcext:value-type="string">
            <text:p>Brownian Bridge</text:p>
          </table:table-cell>
          <table:table-cell table:style-name="ce21" table:number-columns-repeated="5"/>
          <table:table-cell table:number-columns-repeated="1010"/>
        </table:table-row>
        <table:table-row table:style-name="ro5">
          <table:table-cell table:number-columns-repeated="2"/>
          <table:table-cell table:style-name="ce25" table:formula="of:=INFO.OBBA.OBBA.OBCALL(&quot;brownianBridgeIncrement&quot;&amp;COLUMN();[.$E$16];&quot;getBrownianIncrement&quot;;INFO.OBBA.OBBA.OBMAKE(&quot;&quot;;&quot;int&quot;;[.C24]);INFO.OBBA.OBBA.OBMAKE(&quot;&quot;;&quot;int&quot;;[.C25]))" office:value-type="string" office:string-value="brownianBridgeIncrement3 &#10;[712]" calcext:value-type="string">
            <text:p>brownianBridgeIncrement3 </text:p>
            <text:p>[712]</text:p>
          </table:table-cell>
          <table:table-cell table:style-name="ce25" table:formula="of:=INFO.OBBA.OBBA.OBCALL(&quot;brownianBridgeIncrement&quot;&amp;COLUMN();[.$E$16];&quot;getBrownianIncrement&quot;;INFO.OBBA.OBBA.OBMAKE(&quot;&quot;;&quot;int&quot;;[.D24]);INFO.OBBA.OBBA.OBMAKE(&quot;&quot;;&quot;int&quot;;[.D25]))" office:value-type="string" office:string-value="brownianBridgeIncrement4 &#10;[716]" calcext:value-type="string">
            <text:p>brownianBridgeIncrement4 </text:p>
            <text:p>[716]</text:p>
          </table:table-cell>
          <table:table-cell table:style-name="ce25" table:formula="of:=INFO.OBBA.OBBA.OBCALL(&quot;brownianBridgeIncrement&quot;&amp;COLUMN();[.$E$16];&quot;getBrownianIncrement&quot;;INFO.OBBA.OBBA.OBMAKE(&quot;&quot;;&quot;int&quot;;[.E24]);INFO.OBBA.OBBA.OBMAKE(&quot;&quot;;&quot;int&quot;;[.E25]))" office:value-type="string" office:string-value="brownianBridgeIncrement5 &#10;[720]" calcext:value-type="string">
            <text:p>brownianBridgeIncrement5 </text:p>
            <text:p>[720]</text:p>
          </table:table-cell>
          <table:table-cell table:style-name="ce25" table:formula="of:=INFO.OBBA.OBBA.OBCALL(&quot;brownianBridgeIncrement&quot;&amp;COLUMN();[.$E$16];&quot;getBrownianIncrement&quot;;INFO.OBBA.OBBA.OBMAKE(&quot;&quot;;&quot;int&quot;;[.F24]);INFO.OBBA.OBBA.OBMAKE(&quot;&quot;;&quot;int&quot;;[.F25]))" office:value-type="string" office:string-value="brownianBridgeIncrement6 &#10;[724]" calcext:value-type="string">
            <text:p>brownianBridgeIncrement6 </text:p>
            <text:p>[724]</text:p>
          </table:table-cell>
          <table:table-cell table:style-name="ce25" table:formula="of:=INFO.OBBA.OBBA.OBCALL(&quot;brownianBridgeIncrement&quot;&amp;COLUMN();[.$E$16];&quot;getBrownianIncrement&quot;;INFO.OBBA.OBBA.OBMAKE(&quot;&quot;;&quot;int&quot;;[.G24]);INFO.OBBA.OBBA.OBMAKE(&quot;&quot;;&quot;int&quot;;[.G25]))" office:value-type="string" office:string-value="brownianBridgeIncrement7 &#10;[728]" calcext:value-type="string">
            <text:p>brownianBridgeIncrement7 </text:p>
            <text:p>[728]</text:p>
          </table:table-cell>
          <table:table-cell table:number-columns-repeated="1017"/>
        </table:table-row>
        <table:table-row table:style-name="ro5">
          <table:table-cell/>
          <table:table-cell table:style-name="ce23" office:value-type="string" calcext:value-type="string">
            <text:p>timeIndex: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3" office:value-type="string" calcext:value-type="string">
            <text:p>Time Index: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/>
          <table:table-cell table:style-name="ce23" office:value-type="string" calcext:value-type="string">
            <text:p>factorIndex:</text:p>
          </table:table-cell>
          <table:table-cell table:number-columns-repeated="5" table:style-name="ce27" office:value-type="float" office:value="0" calcext:value-type="float">
            <text:p>0</text:p>
          </table:table-cell>
          <table:table-cell table:style-name="ce23" office:value-type="string" calcext:value-type="string">
            <text:p>Time:</text:p>
          </table:table-cell>
          <table:table-cell table:style-name="ce27" table:formula="of:=INFO.OBBA.OBBA.OBGET(INFO.OBBA.OBBA.OBCALL(&quot;&quot;;[.$B$14];&quot;getTime&quot;;INFO.OBBA.OBBA.OBMAKE(&quot;&quot;;&quot;int&quot;;[.I24])))" office:value-type="float" office:value="0" calcext:value-type="float">
            <text:p>0</text:p>
          </table:table-cell>
          <table:table-cell table:style-name="ce27" table:formula="of:=INFO.OBBA.OBBA.OBGET(INFO.OBBA.OBBA.OBCALL(&quot;&quot;;[.$B$14];&quot;getTime&quot;;INFO.OBBA.OBBA.OBMAKE(&quot;&quot;;&quot;int&quot;;[.J24])))" office:value-type="float" office:value="0.1" calcext:value-type="float">
            <text:p>0,1</text:p>
          </table:table-cell>
          <table:table-cell table:style-name="ce27" table:formula="of:=INFO.OBBA.OBBA.OBGET(INFO.OBBA.OBBA.OBCALL(&quot;&quot;;[.$B$14];&quot;getTime&quot;;INFO.OBBA.OBBA.OBMAKE(&quot;&quot;;&quot;int&quot;;[.K24])))" office:value-type="float" office:value="0.2" calcext:value-type="float">
            <text:p>0,2</text:p>
          </table:table-cell>
          <table:table-cell table:style-name="ce27" table:formula="of:=INFO.OBBA.OBBA.OBGET(INFO.OBBA.OBBA.OBCALL(&quot;&quot;;[.$B$14];&quot;getTime&quot;;INFO.OBBA.OBBA.OBMAKE(&quot;&quot;;&quot;int&quot;;[.L24])))" office:value-type="float" office:value="0.3" calcext:value-type="float">
            <text:p>0,3</text:p>
          </table:table-cell>
          <table:table-cell table:style-name="ce27" table:formula="of:=INFO.OBBA.OBBA.OBGET(INFO.OBBA.OBBA.OBCALL(&quot;&quot;;[.$B$14];&quot;getTime&quot;;INFO.OBBA.OBBA.OBMAKE(&quot;&quot;;&quot;int&quot;;[.M24])))" office:value-type="float" office:value="0.4" calcext:value-type="float">
            <text:p>0,4</text:p>
          </table:table-cell>
          <table:table-cell table:style-name="ce27" table:formula="of:=INFO.OBBA.OBBA.OBGET(INFO.OBBA.OBBA.OBCALL(&quot;&quot;;[.$B$14];&quot;getTime&quot;;INFO.OBBA.OBBA.OBMAKE(&quot;&quot;;&quot;int&quot;;[.N24])))" office:value-type="float" office:value="0.5" calcext:value-type="float">
            <text:p>0,5</text:p>
          </table:table-cell>
          <table:table-cell table:number-columns-repeated="1010"/>
        </table:table-row>
        <table:table-row table:style-name="ro5">
          <table:table-cell table:number-columns-repeated="2"/>
          <table:table-cell table:style-name="ce28" table:number-matrix-columns-spanned="1" table:number-matrix-rows-spanned="50" table:formula="of:=TRANSPOSE(INFO.OBBA.OBBA.OBGET(INFO.OBBA.OBBA.OBCALL(&quot;&quot;;[.C23];&quot;getRealizations&quot;)))" office:value-type="float" office:value="-0.304401028069075" calcext:value-type="float">
            <text:p>-0,30</text:p>
          </table:table-cell>
          <table:table-cell table:style-name="ce28" table:number-matrix-columns-spanned="1" table:number-matrix-rows-spanned="50" table:formula="of:=TRANSPOSE(INFO.OBBA.OBBA.OBGET(INFO.OBBA.OBBA.OBCALL(&quot;&quot;;[.D23];&quot;getRealizations&quot;)))" office:value-type="float" office:value="0.296873069315285" calcext:value-type="float">
            <text:p>0,30</text:p>
          </table:table-cell>
          <table:table-cell table:style-name="ce28" table:number-matrix-columns-spanned="1" table:number-matrix-rows-spanned="50" table:formula="of:=TRANSPOSE(INFO.OBBA.OBBA.OBGET(INFO.OBBA.OBBA.OBCALL(&quot;&quot;;[.E23];&quot;getRealizations&quot;)))" office:value-type="float" office:value="0.434269110565619" calcext:value-type="float">
            <text:p>0,43</text:p>
          </table:table-cell>
          <table:table-cell table:style-name="ce28" table:number-matrix-columns-spanned="1" table:number-matrix-rows-spanned="50" table:formula="of:=TRANSPOSE(INFO.OBBA.OBBA.OBGET(INFO.OBBA.OBBA.OBCALL(&quot;&quot;;[.F23];&quot;getRealizations&quot;)))" office:value-type="float" office:value="0.140082165158505" calcext:value-type="float">
            <text:p>0,14</text:p>
          </table:table-cell>
          <table:table-cell table:style-name="ce28" table:number-matrix-columns-spanned="1" table:number-matrix-rows-spanned="50" table:formula="of:=TRANSPOSE(INFO.OBBA.OBBA.OBGET(INFO.OBBA.OBBA.OBCALL(&quot;&quot;;[.G23];&quot;getRealizations&quot;)))" office:value-type="float" office:value="0.182656116372115" calcext:value-type="float">
            <text:p>0,18</text:p>
          </table:table-cell>
          <table:table-cell/>
          <table:table-cell table:style-name="ce31" table:number-matrix-columns-spanned="1" table:number-matrix-rows-spanned="49" table:formula="of:=TRANSPOSE(INFO.OBBA.OBBA.OBGET(INFO.OBBA.OBBA.OBCALL(&quot;&quot;;[.F12];&quot;getRealizations&quot;)))" office:value-type="float" office:value="-0.0334612731064854" calcext:value-type="float">
            <text:p>-0,033</text:p>
          </table:table-cell>
          <table:table-cell table:style-name="ce31" table:formula="of:=[.C26]+[.I26]" office:value-type="float" office:value="-0.33786230117556" calcext:value-type="float">
            <text:p>-0,338</text:p>
          </table:table-cell>
          <table:table-cell table:style-name="ce31" table:formula="of:=[.D26]+[.J26]" office:value-type="float" office:value="-0.0409892318602754" calcext:value-type="float">
            <text:p>-0,041</text:p>
          </table:table-cell>
          <table:table-cell table:style-name="ce31" table:formula="of:=[.E26]+[.K26]" office:value-type="float" office:value="0.393279878705343" calcext:value-type="float">
            <text:p>0,393</text:p>
          </table:table-cell>
          <table:table-cell table:style-name="ce31" table:formula="of:=[.F26]+[.L26]" office:value-type="float" office:value="0.533362043863848" calcext:value-type="float">
            <text:p>0,533</text:p>
          </table:table-cell>
          <table:table-cell table:style-name="ce31" table:formula="of:=[.G26]+[.M26]" office:value-type="float" office:value="0.716018160235963" calcext:value-type="float">
            <text:p>0,716</text:p>
          </table:table-cell>
          <table:table-cell table:number-columns-repeated="1010"/>
        </table:table-row>
        <table:table-row table:style-name="ro5">
          <table:table-cell table:number-columns-repeated="2"/>
          <table:table-cell table:style-name="ce28" office:value-type="float" office:value="-0.150148583401824" calcext:value-type="float">
            <text:p>-0,15</text:p>
          </table:table-cell>
          <table:table-cell table:style-name="ce28" office:value-type="float" office:value="-0.326643653745948" calcext:value-type="float">
            <text:p>-0,33</text:p>
          </table:table-cell>
          <table:table-cell table:style-name="ce28" office:value-type="float" office:value="0.0744102940348957" calcext:value-type="float">
            <text:p>0,07</text:p>
          </table:table-cell>
          <table:table-cell table:style-name="ce28" office:value-type="float" office:value="-0.0244458980278138" calcext:value-type="float">
            <text:p>-0,02</text:p>
          </table:table-cell>
          <table:table-cell table:style-name="ce28" office:value-type="float" office:value="0.357927654249309" calcext:value-type="float">
            <text:p>0,36</text:p>
          </table:table-cell>
          <table:table-cell/>
          <table:table-cell table:style-name="ce31" office:value-type="float" office:value="0.0392965452513734" calcext:value-type="float">
            <text:p>0,039</text:p>
          </table:table-cell>
          <table:table-cell table:style-name="ce31" table:formula="of:=[.C27]+[.I27]" office:value-type="float" office:value="-0.110852038150451" calcext:value-type="float">
            <text:p>-0,111</text:p>
          </table:table-cell>
          <table:table-cell table:style-name="ce31" table:formula="of:=[.D27]+[.J27]" office:value-type="float" office:value="-0.4374956918964" calcext:value-type="float">
            <text:p>-0,437</text:p>
          </table:table-cell>
          <table:table-cell table:style-name="ce31" table:formula="of:=[.E27]+[.K27]" office:value-type="float" office:value="-0.363085397861504" calcext:value-type="float">
            <text:p>-0,363</text:p>
          </table:table-cell>
          <table:table-cell table:style-name="ce31" table:formula="of:=[.F27]+[.L27]" office:value-type="float" office:value="-0.387531295889318" calcext:value-type="float">
            <text:p>-0,388</text:p>
          </table:table-cell>
          <table:table-cell table:style-name="ce31" table:formula="of:=[.G27]+[.M27]" office:value-type="float" office:value="-0.0296036416400084" calcext:value-type="float">
            <text:p>-0,030</text:p>
          </table:table-cell>
          <table:table-cell table:number-columns-repeated="1010"/>
        </table:table-row>
        <table:table-row table:style-name="ro5">
          <table:table-cell table:number-columns-repeated="2"/>
          <table:table-cell table:style-name="ce28" office:value-type="float" office:value="-0.68742116889439" calcext:value-type="float">
            <text:p>-0,69</text:p>
          </table:table-cell>
          <table:table-cell table:style-name="ce28" office:value-type="float" office:value="-0.499814773786886" calcext:value-type="float">
            <text:p>-0,50</text:p>
          </table:table-cell>
          <table:table-cell table:style-name="ce28" office:value-type="float" office:value="-0.0540620402722789" calcext:value-type="float">
            <text:p>-0,05</text:p>
          </table:table-cell>
          <table:table-cell table:style-name="ce28" office:value-type="float" office:value="0.370339049240907" calcext:value-type="float">
            <text:p>0,37</text:p>
          </table:table-cell>
          <table:table-cell table:style-name="ce28" office:value-type="float" office:value="0.251667251474401" calcext:value-type="float">
            <text:p>0,25</text:p>
          </table:table-cell>
          <table:table-cell/>
          <table:table-cell table:style-name="ce31" office:value-type="float" office:value="-0.935506416631401" calcext:value-type="float">
            <text:p>-0,936</text:p>
          </table:table-cell>
          <table:table-cell table:style-name="ce31" table:formula="of:=[.C28]+[.I28]" office:value-type="float" office:value="-1.62292758552579" calcext:value-type="float">
            <text:p>-1,623</text:p>
          </table:table-cell>
          <table:table-cell table:style-name="ce31" table:formula="of:=[.D28]+[.J28]" office:value-type="float" office:value="-2.12274235931268" calcext:value-type="float">
            <text:p>-2,123</text:p>
          </table:table-cell>
          <table:table-cell table:style-name="ce31" table:formula="of:=[.E28]+[.K28]" office:value-type="float" office:value="-2.17680439958496" calcext:value-type="float">
            <text:p>-2,177</text:p>
          </table:table-cell>
          <table:table-cell table:style-name="ce31" table:formula="of:=[.F28]+[.L28]" office:value-type="float" office:value="-1.80646535034405" calcext:value-type="float">
            <text:p>-1,806</text:p>
          </table:table-cell>
          <table:table-cell table:style-name="ce31" table:formula="of:=[.G28]+[.M28]" office:value-type="float" office:value="-1.55479809886965" calcext:value-type="float">
            <text:p>-1,555</text:p>
          </table:table-cell>
          <table:table-cell table:number-columns-repeated="1010"/>
        </table:table-row>
        <table:table-row table:style-name="ro5">
          <table:table-cell table:number-columns-repeated="2"/>
          <table:table-cell table:style-name="ce28" office:value-type="float" office:value="0.592921851116118" calcext:value-type="float">
            <text:p>0,59</text:p>
          </table:table-cell>
          <table:table-cell table:style-name="ce28" office:value-type="float" office:value="0.383038067255896" calcext:value-type="float">
            <text:p>0,38</text:p>
          </table:table-cell>
          <table:table-cell table:style-name="ce28" office:value-type="float" office:value="-0.331041811632162" calcext:value-type="float">
            <text:p>-0,33</text:p>
          </table:table-cell>
          <table:table-cell table:style-name="ce28" office:value-type="float" office:value="0.457350826102648" calcext:value-type="float">
            <text:p>0,46</text:p>
          </table:table-cell>
          <table:table-cell table:style-name="ce28" office:value-type="float" office:value="0.0876679522915389" calcext:value-type="float">
            <text:p>0,09</text:p>
          </table:table-cell>
          <table:table-cell/>
          <table:table-cell table:style-name="ce31" office:value-type="float" office:value="0.738911569211897" calcext:value-type="float">
            <text:p>0,739</text:p>
          </table:table-cell>
          <table:table-cell table:style-name="ce31" table:formula="of:=[.C29]+[.I29]" office:value-type="float" office:value="1.33183342032801" calcext:value-type="float">
            <text:p>1,332</text:p>
          </table:table-cell>
          <table:table-cell table:style-name="ce31" table:formula="of:=[.D29]+[.J29]" office:value-type="float" office:value="1.71487148758391" calcext:value-type="float">
            <text:p>1,715</text:p>
          </table:table-cell>
          <table:table-cell table:style-name="ce31" table:formula="of:=[.E29]+[.K29]" office:value-type="float" office:value="1.38382967595175" calcext:value-type="float">
            <text:p>1,384</text:p>
          </table:table-cell>
          <table:table-cell table:style-name="ce31" table:formula="of:=[.F29]+[.L29]" office:value-type="float" office:value="1.8411805020544" calcext:value-type="float">
            <text:p>1,841</text:p>
          </table:table-cell>
          <table:table-cell table:style-name="ce31" table:formula="of:=[.G29]+[.M29]" office:value-type="float" office:value="1.92884845434594" calcext:value-type="float">
            <text:p>1,929</text:p>
          </table:table-cell>
          <table:table-cell table:number-columns-repeated="1010"/>
        </table:table-row>
        <table:table-row table:style-name="ro5">
          <table:table-cell table:number-columns-repeated="2"/>
          <table:table-cell table:style-name="ce28" office:value-type="float" office:value="0.105720280305508" calcext:value-type="float">
            <text:p>0,11</text:p>
          </table:table-cell>
          <table:table-cell table:style-name="ce28" office:value-type="float" office:value="-0.00491738441336365" calcext:value-type="float">
            <text:p>0,00</text:p>
          </table:table-cell>
          <table:table-cell table:style-name="ce28" office:value-type="float" office:value="-0.0992052432563644" calcext:value-type="float">
            <text:p>-0,10</text:p>
          </table:table-cell>
          <table:table-cell table:style-name="ce28" office:value-type="float" office:value="0.4732194384156" calcext:value-type="float">
            <text:p>0,47</text:p>
          </table:table-cell>
          <table:table-cell table:style-name="ce28" office:value-type="float" office:value="-0.193166473776753" calcext:value-type="float">
            <text:p>-0,19</text:p>
          </table:table-cell>
          <table:table-cell/>
          <table:table-cell table:style-name="ce31" office:value-type="float" office:value="-1.72366553140977" calcext:value-type="float">
            <text:p>-1,724</text:p>
          </table:table-cell>
          <table:table-cell table:style-name="ce31" table:formula="of:=[.C30]+[.I30]" office:value-type="float" office:value="-1.61794525110426" calcext:value-type="float">
            <text:p>-1,618</text:p>
          </table:table-cell>
          <table:table-cell table:style-name="ce31" table:formula="of:=[.D30]+[.J30]" office:value-type="float" office:value="-1.62286263551762" calcext:value-type="float">
            <text:p>-1,623</text:p>
          </table:table-cell>
          <table:table-cell table:style-name="ce31" table:formula="of:=[.E30]+[.K30]" office:value-type="float" office:value="-1.72206787877399" calcext:value-type="float">
            <text:p>-1,722</text:p>
          </table:table-cell>
          <table:table-cell table:style-name="ce31" table:formula="of:=[.F30]+[.L30]" office:value-type="float" office:value="-1.24884844035839" calcext:value-type="float">
            <text:p>-1,249</text:p>
          </table:table-cell>
          <table:table-cell table:style-name="ce31" table:formula="of:=[.G30]+[.M30]" office:value-type="float" office:value="-1.44201491413514" calcext:value-type="float">
            <text:p>-1,442</text:p>
          </table:table-cell>
          <table:table-cell table:number-columns-repeated="1010"/>
        </table:table-row>
        <table:table-row table:style-name="ro5">
          <table:table-cell table:number-columns-repeated="2"/>
          <table:table-cell table:style-name="ce28" office:value-type="float" office:value="-0.185660675804926" calcext:value-type="float">
            <text:p>-0,19</text:p>
          </table:table-cell>
          <table:table-cell table:style-name="ce28" office:value-type="float" office:value="0.127794812788144" calcext:value-type="float">
            <text:p>0,13</text:p>
          </table:table-cell>
          <table:table-cell table:style-name="ce28" office:value-type="float" office:value="0.246407062203479" calcext:value-type="float">
            <text:p>0,25</text:p>
          </table:table-cell>
          <table:table-cell table:style-name="ce28" office:value-type="float" office:value="0.181168446550478" calcext:value-type="float">
            <text:p>0,18</text:p>
          </table:table-cell>
          <table:table-cell table:style-name="ce28" office:value-type="float" office:value="0.0795138812763072" calcext:value-type="float">
            <text:p>0,08</text:p>
          </table:table-cell>
          <table:table-cell/>
          <table:table-cell table:style-name="ce31" office:value-type="float" office:value="0.237429487674911" calcext:value-type="float">
            <text:p>0,237</text:p>
          </table:table-cell>
          <table:table-cell table:style-name="ce31" table:formula="of:=[.C31]+[.I31]" office:value-type="float" office:value="0.0517688118699844" calcext:value-type="float">
            <text:p>0,052</text:p>
          </table:table-cell>
          <table:table-cell table:style-name="ce31" table:formula="of:=[.D31]+[.J31]" office:value-type="float" office:value="0.179563624658129" calcext:value-type="float">
            <text:p>0,180</text:p>
          </table:table-cell>
          <table:table-cell table:style-name="ce31" table:formula="of:=[.E31]+[.K31]" office:value-type="float" office:value="0.425970686861607" calcext:value-type="float">
            <text:p>0,426</text:p>
          </table:table-cell>
          <table:table-cell table:style-name="ce31" table:formula="of:=[.F31]+[.L31]" office:value-type="float" office:value="0.607139133412086" calcext:value-type="float">
            <text:p>0,607</text:p>
          </table:table-cell>
          <table:table-cell table:style-name="ce31" table:formula="of:=[.G31]+[.M31]" office:value-type="float" office:value="0.686653014688393" calcext:value-type="float">
            <text:p>0,687</text:p>
          </table:table-cell>
          <table:table-cell table:number-columns-repeated="1010"/>
        </table:table-row>
        <table:table-row table:style-name="ro5">
          <table:table-cell table:number-columns-repeated="2"/>
          <table:table-cell table:style-name="ce28" office:value-type="float" office:value="0.0709478614022091" calcext:value-type="float">
            <text:p>0,07</text:p>
          </table:table-cell>
          <table:table-cell table:style-name="ce28" office:value-type="float" office:value="0.0346794865349357" calcext:value-type="float">
            <text:p>0,03</text:p>
          </table:table-cell>
          <table:table-cell table:style-name="ce28" office:value-type="float" office:value="-0.345763433537709" calcext:value-type="float">
            <text:p>-0,35</text:p>
          </table:table-cell>
          <table:table-cell table:style-name="ce28" office:value-type="float" office:value="-0.0318129401131753" calcext:value-type="float">
            <text:p>-0,03</text:p>
          </table:table-cell>
          <table:table-cell table:style-name="ce28" office:value-type="float" office:value="0.803571504233798" calcext:value-type="float">
            <text:p>0,80</text:p>
          </table:table-cell>
          <table:table-cell/>
          <table:table-cell table:style-name="ce31" office:value-type="float" office:value="-0.677719445412855" calcext:value-type="float">
            <text:p>-0,678</text:p>
          </table:table-cell>
          <table:table-cell table:style-name="ce31" table:formula="of:=[.C32]+[.I32]" office:value-type="float" office:value="-0.606771584010646" calcext:value-type="float">
            <text:p>-0,607</text:p>
          </table:table-cell>
          <table:table-cell table:style-name="ce31" table:formula="of:=[.D32]+[.J32]" office:value-type="float" office:value="-0.572092097475711" calcext:value-type="float">
            <text:p>-0,572</text:p>
          </table:table-cell>
          <table:table-cell table:style-name="ce31" table:formula="of:=[.E32]+[.K32]" office:value-type="float" office:value="-0.91785553101342" calcext:value-type="float">
            <text:p>-0,918</text:p>
          </table:table-cell>
          <table:table-cell table:style-name="ce31" table:formula="of:=[.F32]+[.L32]" office:value-type="float" office:value="-0.949668471126595" calcext:value-type="float">
            <text:p>-0,950</text:p>
          </table:table-cell>
          <table:table-cell table:style-name="ce31" table:formula="of:=[.G32]+[.M32]" office:value-type="float" office:value="-0.146096966892797" calcext:value-type="float">
            <text:p>-0,146</text:p>
          </table:table-cell>
          <table:table-cell table:number-columns-repeated="1010"/>
        </table:table-row>
        <table:table-row table:style-name="ro5">
          <table:table-cell table:number-columns-repeated="2"/>
          <table:table-cell table:style-name="ce28" office:value-type="float" office:value="-0.32019360498359" calcext:value-type="float">
            <text:p>-0,32</text:p>
          </table:table-cell>
          <table:table-cell table:style-name="ce28" office:value-type="float" office:value="0.0419530009034649" calcext:value-type="float">
            <text:p>0,04</text:p>
          </table:table-cell>
          <table:table-cell table:style-name="ce28" office:value-type="float" office:value="-0.0886845312718245" calcext:value-type="float">
            <text:p>-0,09</text:p>
          </table:table-cell>
          <table:table-cell table:style-name="ce28" office:value-type="float" office:value="-0.416013654397842" calcext:value-type="float">
            <text:p>-0,42</text:p>
          </table:table-cell>
          <table:table-cell table:style-name="ce28" office:value-type="float" office:value="0.0998483907422261" calcext:value-type="float">
            <text:p>0,10</text:p>
          </table:table-cell>
          <table:table-cell/>
          <table:table-cell table:style-name="ce31" office:value-type="float" office:value="-0.359147257799292" calcext:value-type="float">
            <text:p>-0,359</text:p>
          </table:table-cell>
          <table:table-cell table:style-name="ce31" table:formula="of:=[.C33]+[.I33]" office:value-type="float" office:value="-0.679340862782882" calcext:value-type="float">
            <text:p>-0,679</text:p>
          </table:table-cell>
          <table:table-cell table:style-name="ce31" table:formula="of:=[.D33]+[.J33]" office:value-type="float" office:value="-0.637387861879417" calcext:value-type="float">
            <text:p>-0,637</text:p>
          </table:table-cell>
          <table:table-cell table:style-name="ce31" table:formula="of:=[.E33]+[.K33]" office:value-type="float" office:value="-0.726072393151241" calcext:value-type="float">
            <text:p>-0,726</text:p>
          </table:table-cell>
          <table:table-cell table:style-name="ce31" table:formula="of:=[.F33]+[.L33]" office:value-type="float" office:value="-1.14208604754908" calcext:value-type="float">
            <text:p>-1,142</text:p>
          </table:table-cell>
          <table:table-cell table:style-name="ce31" table:formula="of:=[.G33]+[.M33]" office:value-type="float" office:value="-1.04223765680686" calcext:value-type="float">
            <text:p>-1,042</text:p>
          </table:table-cell>
          <table:table-cell table:number-columns-repeated="1010"/>
        </table:table-row>
        <table:table-row table:style-name="ro5">
          <table:table-cell table:number-columns-repeated="2"/>
          <table:table-cell table:style-name="ce28" office:value-type="float" office:value="-0.259409885286466" calcext:value-type="float">
            <text:p>-0,26</text:p>
          </table:table-cell>
          <table:table-cell table:style-name="ce28" office:value-type="float" office:value="-0.160486354577713" calcext:value-type="float">
            <text:p>-0,16</text:p>
          </table:table-cell>
          <table:table-cell table:style-name="ce28" office:value-type="float" office:value="-0.0982648160350682" calcext:value-type="float">
            <text:p>-0,10</text:p>
          </table:table-cell>
          <table:table-cell table:style-name="ce28" office:value-type="float" office:value="0.686052678794161" calcext:value-type="float">
            <text:p>0,69</text:p>
          </table:table-cell>
          <table:table-cell table:style-name="ce28" office:value-type="float" office:value="-0.122784882374509" calcext:value-type="float">
            <text:p>-0,12</text:p>
          </table:table-cell>
          <table:table-cell/>
          <table:table-cell table:style-name="ce31" office:value-type="float" office:value="-0.160102407144349" calcext:value-type="float">
            <text:p>-0,160</text:p>
          </table:table-cell>
          <table:table-cell table:style-name="ce31" table:formula="of:=[.C34]+[.I34]" office:value-type="float" office:value="-0.419512292430815" calcext:value-type="float">
            <text:p>-0,420</text:p>
          </table:table-cell>
          <table:table-cell table:style-name="ce31" table:formula="of:=[.D34]+[.J34]" office:value-type="float" office:value="-0.579998647008527" calcext:value-type="float">
            <text:p>-0,580</text:p>
          </table:table-cell>
          <table:table-cell table:style-name="ce31" table:formula="of:=[.E34]+[.K34]" office:value-type="float" office:value="-0.678263463043596" calcext:value-type="float">
            <text:p>-0,678</text:p>
          </table:table-cell>
          <table:table-cell table:style-name="ce31" table:formula="of:=[.F34]+[.L34]" office:value-type="float" office:value="0.00778921575056524" calcext:value-type="float">
            <text:p>0,008</text:p>
          </table:table-cell>
          <table:table-cell table:style-name="ce31" table:formula="of:=[.G34]+[.M34]" office:value-type="float" office:value="-0.114995666623944" calcext:value-type="float">
            <text:p>-0,115</text:p>
          </table:table-cell>
          <table:table-cell table:number-columns-repeated="1010"/>
        </table:table-row>
        <table:table-row table:style-name="ro5">
          <table:table-cell table:number-columns-repeated="2"/>
          <table:table-cell table:style-name="ce28" office:value-type="float" office:value="-0.0298126969141342" calcext:value-type="float">
            <text:p>-0,03</text:p>
          </table:table-cell>
          <table:table-cell table:style-name="ce28" office:value-type="float" office:value="-0.347085748806429" calcext:value-type="float">
            <text:p>-0,35</text:p>
          </table:table-cell>
          <table:table-cell table:style-name="ce28" office:value-type="float" office:value="-0.0164442417844198" calcext:value-type="float">
            <text:p>-0,02</text:p>
          </table:table-cell>
          <table:table-cell table:style-name="ce28" office:value-type="float" office:value="-0.333527009509516" calcext:value-type="float">
            <text:p>-0,33</text:p>
          </table:table-cell>
          <table:table-cell table:style-name="ce28" office:value-type="float" office:value="0.303863644853149" calcext:value-type="float">
            <text:p>0,30</text:p>
          </table:table-cell>
          <table:table-cell/>
          <table:table-cell table:style-name="ce31" office:value-type="float" office:value="-0.314185754831968" calcext:value-type="float">
            <text:p>-0,314</text:p>
          </table:table-cell>
          <table:table-cell table:style-name="ce31" table:formula="of:=[.C35]+[.I35]" office:value-type="float" office:value="-0.343998451746102" calcext:value-type="float">
            <text:p>-0,344</text:p>
          </table:table-cell>
          <table:table-cell table:style-name="ce31" table:formula="of:=[.D35]+[.J35]" office:value-type="float" office:value="-0.691084200552531" calcext:value-type="float">
            <text:p>-0,691</text:p>
          </table:table-cell>
          <table:table-cell table:style-name="ce31" table:formula="of:=[.E35]+[.K35]" office:value-type="float" office:value="-0.707528442336951" calcext:value-type="float">
            <text:p>-0,708</text:p>
          </table:table-cell>
          <table:table-cell table:style-name="ce31" table:formula="of:=[.F35]+[.L35]" office:value-type="float" office:value="-1.04105545184647" calcext:value-type="float">
            <text:p>-1,041</text:p>
          </table:table-cell>
          <table:table-cell table:style-name="ce31" table:formula="of:=[.G35]+[.M35]" office:value-type="float" office:value="-0.737191806993317" calcext:value-type="float">
            <text:p>-0,737</text:p>
          </table:table-cell>
          <table:table-cell table:number-columns-repeated="1010"/>
        </table:table-row>
        <table:table-row table:style-name="ro5">
          <table:table-cell table:number-columns-repeated="2"/>
          <table:table-cell table:style-name="ce28" office:value-type="float" office:value="-0.534647160104115" calcext:value-type="float">
            <text:p>-0,53</text:p>
          </table:table-cell>
          <table:table-cell table:style-name="ce28" office:value-type="float" office:value="0.0729146986493699" calcext:value-type="float">
            <text:p>0,07</text:p>
          </table:table-cell>
          <table:table-cell table:style-name="ce28" office:value-type="float" office:value="0.385701978747346" calcext:value-type="float">
            <text:p>0,39</text:p>
          </table:table-cell>
          <table:table-cell table:style-name="ce28" office:value-type="float" office:value="0.121118983584193" calcext:value-type="float">
            <text:p>0,12</text:p>
          </table:table-cell>
          <table:table-cell table:style-name="ce28" office:value-type="float" office:value="-0.440374837807763" calcext:value-type="float">
            <text:p>-0,44</text:p>
          </table:table-cell>
          <table:table-cell/>
          <table:table-cell table:style-name="ce31" office:value-type="float" office:value="0.181834605171604" calcext:value-type="float">
            <text:p>0,182</text:p>
          </table:table-cell>
          <table:table-cell table:style-name="ce31" table:formula="of:=[.C36]+[.I36]" office:value-type="float" office:value="-0.352812554932511" calcext:value-type="float">
            <text:p>-0,353</text:p>
          </table:table-cell>
          <table:table-cell table:style-name="ce31" table:formula="of:=[.D36]+[.J36]" office:value-type="float" office:value="-0.279897856283141" calcext:value-type="float">
            <text:p>-0,280</text:p>
          </table:table-cell>
          <table:table-cell table:style-name="ce31" table:formula="of:=[.E36]+[.K36]" office:value-type="float" office:value="0.105804122464204" calcext:value-type="float">
            <text:p>0,106</text:p>
          </table:table-cell>
          <table:table-cell table:style-name="ce31" table:formula="of:=[.F36]+[.L36]" office:value-type="float" office:value="0.226923106048398" calcext:value-type="float">
            <text:p>0,227</text:p>
          </table:table-cell>
          <table:table-cell table:style-name="ce31" table:formula="of:=[.G36]+[.M36]" office:value-type="float" office:value="-0.213451731759365" calcext:value-type="float">
            <text:p>-0,21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683239492648544" calcext:value-type="float">
            <text:p>-0,68</text:p>
          </table:table-cell>
          <table:table-cell table:style-name="ce28" office:value-type="float" office:value="0.300800661006367" calcext:value-type="float">
            <text:p>0,30</text:p>
          </table:table-cell>
          <table:table-cell table:style-name="ce28" office:value-type="float" office:value="-0.342640055792853" calcext:value-type="float">
            <text:p>-0,34</text:p>
          </table:table-cell>
          <table:table-cell table:style-name="ce28" office:value-type="float" office:value="0.618878860618902" calcext:value-type="float">
            <text:p>0,62</text:p>
          </table:table-cell>
          <table:table-cell table:style-name="ce28" office:value-type="float" office:value="0.522582088441436" calcext:value-type="float">
            <text:p>0,52</text:p>
          </table:table-cell>
          <table:table-cell/>
          <table:table-cell table:style-name="ce31" office:value-type="float" office:value="0.139603373441148" calcext:value-type="float">
            <text:p>0,140</text:p>
          </table:table-cell>
          <table:table-cell table:style-name="ce31" table:formula="of:=[.C37]+[.I37]" office:value-type="float" office:value="-0.543636119207396" calcext:value-type="float">
            <text:p>-0,544</text:p>
          </table:table-cell>
          <table:table-cell table:style-name="ce31" table:formula="of:=[.D37]+[.J37]" office:value-type="float" office:value="-0.242835458201029" calcext:value-type="float">
            <text:p>-0,243</text:p>
          </table:table-cell>
          <table:table-cell table:style-name="ce31" table:formula="of:=[.E37]+[.K37]" office:value-type="float" office:value="-0.585475513993882" calcext:value-type="float">
            <text:p>-0,585</text:p>
          </table:table-cell>
          <table:table-cell table:style-name="ce31" table:formula="of:=[.F37]+[.L37]" office:value-type="float" office:value="0.0334033466250195" calcext:value-type="float">
            <text:p>0,033</text:p>
          </table:table-cell>
          <table:table-cell table:style-name="ce31" table:formula="of:=[.G37]+[.M37]" office:value-type="float" office:value="0.555985435066456" calcext:value-type="float">
            <text:p>0,556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0660801891689513" calcext:value-type="float">
            <text:p>-0,07</text:p>
          </table:table-cell>
          <table:table-cell table:style-name="ce28" office:value-type="float" office:value="0.678142760105632" calcext:value-type="float">
            <text:p>0,68</text:p>
          </table:table-cell>
          <table:table-cell table:style-name="ce28" office:value-type="float" office:value="-0.388206184446625" calcext:value-type="float">
            <text:p>-0,39</text:p>
          </table:table-cell>
          <table:table-cell table:style-name="ce28" office:value-type="float" office:value="0.303927669565101" calcext:value-type="float">
            <text:p>0,30</text:p>
          </table:table-cell>
          <table:table-cell table:style-name="ce28" office:value-type="float" office:value="0.146044648506807" calcext:value-type="float">
            <text:p>0,15</text:p>
          </table:table-cell>
          <table:table-cell/>
          <table:table-cell table:style-name="ce31" office:value-type="float" office:value="-0.724218698170799" calcext:value-type="float">
            <text:p>-0,724</text:p>
          </table:table-cell>
          <table:table-cell table:style-name="ce31" table:formula="of:=[.C38]+[.I38]" office:value-type="float" office:value="-0.79029888733975" calcext:value-type="float">
            <text:p>-0,790</text:p>
          </table:table-cell>
          <table:table-cell table:style-name="ce31" table:formula="of:=[.D38]+[.J38]" office:value-type="float" office:value="-0.112156127234118" calcext:value-type="float">
            <text:p>-0,112</text:p>
          </table:table-cell>
          <table:table-cell table:style-name="ce31" table:formula="of:=[.E38]+[.K38]" office:value-type="float" office:value="-0.500362311680743" calcext:value-type="float">
            <text:p>-0,500</text:p>
          </table:table-cell>
          <table:table-cell table:style-name="ce31" table:formula="of:=[.F38]+[.L38]" office:value-type="float" office:value="-0.196434642115642" calcext:value-type="float">
            <text:p>-0,196</text:p>
          </table:table-cell>
          <table:table-cell table:style-name="ce31" table:formula="of:=[.G38]+[.M38]" office:value-type="float" office:value="-0.0503899936088344" calcext:value-type="float">
            <text:p>-0,05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101571240455611" calcext:value-type="float">
            <text:p>0,10</text:p>
          </table:table-cell>
          <table:table-cell table:style-name="ce28" office:value-type="float" office:value="0.20251953859808" calcext:value-type="float">
            <text:p>0,20</text:p>
          </table:table-cell>
          <table:table-cell table:style-name="ce28" office:value-type="float" office:value="0.211816209030624" calcext:value-type="float">
            <text:p>0,21</text:p>
          </table:table-cell>
          <table:table-cell table:style-name="ce28" office:value-type="float" office:value="0.276717559698397" calcext:value-type="float">
            <text:p>0,28</text:p>
          </table:table-cell>
          <table:table-cell table:style-name="ce28" office:value-type="float" office:value="-0.426659647937908" calcext:value-type="float">
            <text:p>-0,43</text:p>
          </table:table-cell>
          <table:table-cell/>
          <table:table-cell table:style-name="ce31" office:value-type="float" office:value="0.161926744366886" calcext:value-type="float">
            <text:p>0,162</text:p>
          </table:table-cell>
          <table:table-cell table:style-name="ce31" table:formula="of:=[.C39]+[.I39]" office:value-type="float" office:value="0.263497984822497" calcext:value-type="float">
            <text:p>0,263</text:p>
          </table:table-cell>
          <table:table-cell table:style-name="ce31" table:formula="of:=[.D39]+[.J39]" office:value-type="float" office:value="0.466017523420577" calcext:value-type="float">
            <text:p>0,466</text:p>
          </table:table-cell>
          <table:table-cell table:style-name="ce31" table:formula="of:=[.E39]+[.K39]" office:value-type="float" office:value="0.677833732451201" calcext:value-type="float">
            <text:p>0,678</text:p>
          </table:table-cell>
          <table:table-cell table:style-name="ce31" table:formula="of:=[.F39]+[.L39]" office:value-type="float" office:value="0.954551292149598" calcext:value-type="float">
            <text:p>0,955</text:p>
          </table:table-cell>
          <table:table-cell table:style-name="ce31" table:formula="of:=[.G39]+[.M39]" office:value-type="float" office:value="0.527891644211691" calcext:value-type="float">
            <text:p>0,528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190066988112886" calcext:value-type="float">
            <text:p>0,19</text:p>
          </table:table-cell>
          <table:table-cell table:style-name="ce28" office:value-type="float" office:value="-0.664765129602106" calcext:value-type="float">
            <text:p>-0,66</text:p>
          </table:table-cell>
          <table:table-cell table:style-name="ce28" office:value-type="float" office:value="-0.0320441724633839" calcext:value-type="float">
            <text:p>-0,03</text:p>
          </table:table-cell>
          <table:table-cell table:style-name="ce28" office:value-type="float" office:value="-0.351846194350019" calcext:value-type="float">
            <text:p>-0,35</text:p>
          </table:table-cell>
          <table:table-cell table:style-name="ce28" office:value-type="float" office:value="-0.0290497840217143" calcext:value-type="float">
            <text:p>-0,03</text:p>
          </table:table-cell>
          <table:table-cell/>
          <table:table-cell table:style-name="ce31" office:value-type="float" office:value="0.635492695707725" calcext:value-type="float">
            <text:p>0,635</text:p>
          </table:table-cell>
          <table:table-cell table:style-name="ce31" table:formula="of:=[.C40]+[.I40]" office:value-type="float" office:value="0.82555968382061" calcext:value-type="float">
            <text:p>0,826</text:p>
          </table:table-cell>
          <table:table-cell table:style-name="ce31" table:formula="of:=[.D40]+[.J40]" office:value-type="float" office:value="0.160794554218505" calcext:value-type="float">
            <text:p>0,161</text:p>
          </table:table-cell>
          <table:table-cell table:style-name="ce31" table:formula="of:=[.E40]+[.K40]" office:value-type="float" office:value="0.128750381755121" calcext:value-type="float">
            <text:p>0,129</text:p>
          </table:table-cell>
          <table:table-cell table:style-name="ce31" table:formula="of:=[.F40]+[.L40]" office:value-type="float" office:value="-0.223095812594898" calcext:value-type="float">
            <text:p>-0,223</text:p>
          </table:table-cell>
          <table:table-cell table:style-name="ce31" table:formula="of:=[.G40]+[.M40]" office:value-type="float" office:value="-0.252145596616612" calcext:value-type="float">
            <text:p>-0,25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136187771856076" calcext:value-type="float">
            <text:p>-0,14</text:p>
          </table:table-cell>
          <table:table-cell table:style-name="ce28" office:value-type="float" office:value="0.1970529454098" calcext:value-type="float">
            <text:p>0,20</text:p>
          </table:table-cell>
          <table:table-cell table:style-name="ce28" office:value-type="float" office:value="0.281070710281224" calcext:value-type="float">
            <text:p>0,28</text:p>
          </table:table-cell>
          <table:table-cell table:style-name="ce28" office:value-type="float" office:value="-0.186474980861522" calcext:value-type="float">
            <text:p>-0,19</text:p>
          </table:table-cell>
          <table:table-cell table:style-name="ce28" office:value-type="float" office:value="-0.716657815861309" calcext:value-type="float">
            <text:p>-0,72</text:p>
          </table:table-cell>
          <table:table-cell/>
          <table:table-cell table:style-name="ce31" office:value-type="float" office:value="-1.12048077685856" calcext:value-type="float">
            <text:p>-1,120</text:p>
          </table:table-cell>
          <table:table-cell table:style-name="ce31" table:formula="of:=[.C41]+[.I41]" office:value-type="float" office:value="-1.25666854871463" calcext:value-type="float">
            <text:p>-1,257</text:p>
          </table:table-cell>
          <table:table-cell table:style-name="ce31" table:formula="of:=[.D41]+[.J41]" office:value-type="float" office:value="-1.05961560330483" calcext:value-type="float">
            <text:p>-1,060</text:p>
          </table:table-cell>
          <table:table-cell table:style-name="ce31" table:formula="of:=[.E41]+[.K41]" office:value-type="float" office:value="-0.778544893023609" calcext:value-type="float">
            <text:p>-0,779</text:p>
          </table:table-cell>
          <table:table-cell table:style-name="ce31" table:formula="of:=[.F41]+[.L41]" office:value-type="float" office:value="-0.965019873885131" calcext:value-type="float">
            <text:p>-0,965</text:p>
          </table:table-cell>
          <table:table-cell table:style-name="ce31" table:formula="of:=[.G41]+[.M41]" office:value-type="float" office:value="-1.68167768974644" calcext:value-type="float">
            <text:p>-1,68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235772417879371" calcext:value-type="float">
            <text:p>-0,24</text:p>
          </table:table-cell>
          <table:table-cell table:style-name="ce28" office:value-type="float" office:value="0.428914779430367" calcext:value-type="float">
            <text:p>0,43</text:p>
          </table:table-cell>
          <table:table-cell table:style-name="ce28" office:value-type="float" office:value="-0.166071531066905" calcext:value-type="float">
            <text:p>-0,17</text:p>
          </table:table-cell>
          <table:table-cell table:style-name="ce28" office:value-type="float" office:value="-0.547037841519678" calcext:value-type="float">
            <text:p>-0,55</text:p>
          </table:table-cell>
          <table:table-cell table:style-name="ce28" office:value-type="float" office:value="-0.117397820014603" calcext:value-type="float">
            <text:p>-0,12</text:p>
          </table:table-cell>
          <table:table-cell/>
          <table:table-cell table:style-name="ce31" office:value-type="float" office:value="-0.285137251905434" calcext:value-type="float">
            <text:p>-0,285</text:p>
          </table:table-cell>
          <table:table-cell table:style-name="ce31" table:formula="of:=[.C42]+[.I42]" office:value-type="float" office:value="-0.520909669784805" calcext:value-type="float">
            <text:p>-0,521</text:p>
          </table:table-cell>
          <table:table-cell table:style-name="ce31" table:formula="of:=[.D42]+[.J42]" office:value-type="float" office:value="-0.0919948903544379" calcext:value-type="float">
            <text:p>-0,092</text:p>
          </table:table-cell>
          <table:table-cell table:style-name="ce31" table:formula="of:=[.E42]+[.K42]" office:value-type="float" office:value="-0.258066421421343" calcext:value-type="float">
            <text:p>-0,258</text:p>
          </table:table-cell>
          <table:table-cell table:style-name="ce31" table:formula="of:=[.F42]+[.L42]" office:value-type="float" office:value="-0.805104262941021" calcext:value-type="float">
            <text:p>-0,805</text:p>
          </table:table-cell>
          <table:table-cell table:style-name="ce31" table:formula="of:=[.G42]+[.M42]" office:value-type="float" office:value="-0.922502082955624" calcext:value-type="float">
            <text:p>-0,92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0340691400354825" calcext:value-type="float">
            <text:p>-0,03</text:p>
          </table:table-cell>
          <table:table-cell table:style-name="ce28" office:value-type="float" office:value="-0.131352102190423" calcext:value-type="float">
            <text:p>-0,13</text:p>
          </table:table-cell>
          <table:table-cell table:style-name="ce28" office:value-type="float" office:value="-0.189861423112981" calcext:value-type="float">
            <text:p>-0,19</text:p>
          </table:table-cell>
          <table:table-cell table:style-name="ce28" office:value-type="float" office:value="-0.0432173071750147" calcext:value-type="float">
            <text:p>-0,04</text:p>
          </table:table-cell>
          <table:table-cell table:style-name="ce28" office:value-type="float" office:value="-0.415255706961899" calcext:value-type="float">
            <text:p>-0,42</text:p>
          </table:table-cell>
          <table:table-cell/>
          <table:table-cell table:style-name="ce31" office:value-type="float" office:value="0.224171351954086" calcext:value-type="float">
            <text:p>0,224</text:p>
          </table:table-cell>
          <table:table-cell table:style-name="ce31" table:formula="of:=[.C43]+[.I43]" office:value-type="float" office:value="0.190102211918604" calcext:value-type="float">
            <text:p>0,190</text:p>
          </table:table-cell>
          <table:table-cell table:style-name="ce31" table:formula="of:=[.D43]+[.J43]" office:value-type="float" office:value="0.0587501097281811" calcext:value-type="float">
            <text:p>0,059</text:p>
          </table:table-cell>
          <table:table-cell table:style-name="ce31" table:formula="of:=[.E43]+[.K43]" office:value-type="float" office:value="-0.1311113133848" calcext:value-type="float">
            <text:p>-0,131</text:p>
          </table:table-cell>
          <table:table-cell table:style-name="ce31" table:formula="of:=[.F43]+[.L43]" office:value-type="float" office:value="-0.174328620559814" calcext:value-type="float">
            <text:p>-0,174</text:p>
          </table:table-cell>
          <table:table-cell table:style-name="ce31" table:formula="of:=[.G43]+[.M43]" office:value-type="float" office:value="-0.589584327521714" calcext:value-type="float">
            <text:p>-0,59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104912548363952" calcext:value-type="float">
            <text:p>-0,10</text:p>
          </table:table-cell>
          <table:table-cell table:style-name="ce28" office:value-type="float" office:value="-0.193103403324127" calcext:value-type="float">
            <text:p>-0,19</text:p>
          </table:table-cell>
          <table:table-cell table:style-name="ce28" office:value-type="float" office:value="0.104662094740422" calcext:value-type="float">
            <text:p>0,10</text:p>
          </table:table-cell>
          <table:table-cell table:style-name="ce28" office:value-type="float" office:value="0.125708547922508" calcext:value-type="float">
            <text:p>0,13</text:p>
          </table:table-cell>
          <table:table-cell table:style-name="ce28" office:value-type="float" office:value="-0.280703632566231" calcext:value-type="float">
            <text:p>-0,28</text:p>
          </table:table-cell>
          <table:table-cell/>
          <table:table-cell table:style-name="ce31" office:value-type="float" office:value="0.145331447132618" calcext:value-type="float">
            <text:p>0,145</text:p>
          </table:table-cell>
          <table:table-cell table:style-name="ce31" table:formula="of:=[.C44]+[.I44]" office:value-type="float" office:value="0.0404188987686664" calcext:value-type="float">
            <text:p>0,040</text:p>
          </table:table-cell>
          <table:table-cell table:style-name="ce31" table:formula="of:=[.D44]+[.J44]" office:value-type="float" office:value="-0.152684504555461" calcext:value-type="float">
            <text:p>-0,153</text:p>
          </table:table-cell>
          <table:table-cell table:style-name="ce31" table:formula="of:=[.E44]+[.K44]" office:value-type="float" office:value="-0.0480224098150383" calcext:value-type="float">
            <text:p>-0,048</text:p>
          </table:table-cell>
          <table:table-cell table:style-name="ce31" table:formula="of:=[.F44]+[.L44]" office:value-type="float" office:value="0.0776861381074701" calcext:value-type="float">
            <text:p>0,078</text:p>
          </table:table-cell>
          <table:table-cell table:style-name="ce31" table:formula="of:=[.G44]+[.M44]" office:value-type="float" office:value="-0.203017494458761" calcext:value-type="float">
            <text:p>-0,20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434894898192945" calcext:value-type="float">
            <text:p>-0,43</text:p>
          </table:table-cell>
          <table:table-cell table:style-name="ce28" office:value-type="float" office:value="0.661981586088859" calcext:value-type="float">
            <text:p>0,66</text:p>
          </table:table-cell>
          <table:table-cell table:style-name="ce28" office:value-type="float" office:value="-0.859214633674712" calcext:value-type="float">
            <text:p>-0,86</text:p>
          </table:table-cell>
          <table:table-cell table:style-name="ce28" office:value-type="float" office:value="-0.0379398732597345" calcext:value-type="float">
            <text:p>-0,04</text:p>
          </table:table-cell>
          <table:table-cell table:style-name="ce28" office:value-type="float" office:value="0.138917517572471" calcext:value-type="float">
            <text:p>0,14</text:p>
          </table:table-cell>
          <table:table-cell/>
          <table:table-cell table:style-name="ce31" office:value-type="float" office:value="-0.397791335905027" calcext:value-type="float">
            <text:p>-0,398</text:p>
          </table:table-cell>
          <table:table-cell table:style-name="ce31" table:formula="of:=[.C45]+[.I45]" office:value-type="float" office:value="-0.832686234097972" calcext:value-type="float">
            <text:p>-0,833</text:p>
          </table:table-cell>
          <table:table-cell table:style-name="ce31" table:formula="of:=[.D45]+[.J45]" office:value-type="float" office:value="-0.170704648009113" calcext:value-type="float">
            <text:p>-0,171</text:p>
          </table:table-cell>
          <table:table-cell table:style-name="ce31" table:formula="of:=[.E45]+[.K45]" office:value-type="float" office:value="-1.02991928168382" calcext:value-type="float">
            <text:p>-1,030</text:p>
          </table:table-cell>
          <table:table-cell table:style-name="ce31" table:formula="of:=[.F45]+[.L45]" office:value-type="float" office:value="-1.06785915494356" calcext:value-type="float">
            <text:p>-1,068</text:p>
          </table:table-cell>
          <table:table-cell table:style-name="ce31" table:formula="of:=[.G45]+[.M45]" office:value-type="float" office:value="-0.928941637371088" calcext:value-type="float">
            <text:p>-0,929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669095373717824" calcext:value-type="float">
            <text:p>0,67</text:p>
          </table:table-cell>
          <table:table-cell table:style-name="ce28" office:value-type="float" office:value="-0.314746419043031" calcext:value-type="float">
            <text:p>-0,31</text:p>
          </table:table-cell>
          <table:table-cell table:style-name="ce28" office:value-type="float" office:value="0.115943759769668" calcext:value-type="float">
            <text:p>0,12</text:p>
          </table:table-cell>
          <table:table-cell table:style-name="ce28" office:value-type="float" office:value="0.193548709687275" calcext:value-type="float">
            <text:p>0,19</text:p>
          </table:table-cell>
          <table:table-cell table:style-name="ce28" office:value-type="float" office:value="0.0052172246441331" calcext:value-type="float">
            <text:p>0,01</text:p>
          </table:table-cell>
          <table:table-cell/>
          <table:table-cell table:style-name="ce31" office:value-type="float" office:value="1.07754171947914" calcext:value-type="float">
            <text:p>1,078</text:p>
          </table:table-cell>
          <table:table-cell table:style-name="ce31" table:formula="of:=[.C46]+[.I46]" office:value-type="float" office:value="1.74663709319697" calcext:value-type="float">
            <text:p>1,747</text:p>
          </table:table-cell>
          <table:table-cell table:style-name="ce31" table:formula="of:=[.D46]+[.J46]" office:value-type="float" office:value="1.43189067415394" calcext:value-type="float">
            <text:p>1,432</text:p>
          </table:table-cell>
          <table:table-cell table:style-name="ce31" table:formula="of:=[.E46]+[.K46]" office:value-type="float" office:value="1.5478344339236" calcext:value-type="float">
            <text:p>1,548</text:p>
          </table:table-cell>
          <table:table-cell table:style-name="ce31" table:formula="of:=[.F46]+[.L46]" office:value-type="float" office:value="1.74138314361088" calcext:value-type="float">
            <text:p>1,741</text:p>
          </table:table-cell>
          <table:table-cell table:style-name="ce31" table:formula="of:=[.G46]+[.M46]" office:value-type="float" office:value="1.74660036825501" calcext:value-type="float">
            <text:p>1,747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346730499674345" calcext:value-type="float">
            <text:p>-0,35</text:p>
          </table:table-cell>
          <table:table-cell table:style-name="ce28" office:value-type="float" office:value="-0.268094108743975" calcext:value-type="float">
            <text:p>-0,27</text:p>
          </table:table-cell>
          <table:table-cell table:style-name="ce28" office:value-type="float" office:value="0.000895524362615197" calcext:value-type="float">
            <text:p>0,00</text:p>
          </table:table-cell>
          <table:table-cell table:style-name="ce28" office:value-type="float" office:value="-0.388032335850478" calcext:value-type="float">
            <text:p>-0,39</text:p>
          </table:table-cell>
          <table:table-cell table:style-name="ce28" office:value-type="float" office:value="-0.0526839489060151" calcext:value-type="float">
            <text:p>-0,05</text:p>
          </table:table-cell>
          <table:table-cell/>
          <table:table-cell table:style-name="ce31" office:value-type="float" office:value="-1.25941350212106" calcext:value-type="float">
            <text:p>-1,259</text:p>
          </table:table-cell>
          <table:table-cell table:style-name="ce31" table:formula="of:=[.C47]+[.I47]" office:value-type="float" office:value="-1.60614400179541" calcext:value-type="float">
            <text:p>-1,606</text:p>
          </table:table-cell>
          <table:table-cell table:style-name="ce31" table:formula="of:=[.D47]+[.J47]" office:value-type="float" office:value="-1.87423811053938" calcext:value-type="float">
            <text:p>-1,874</text:p>
          </table:table-cell>
          <table:table-cell table:style-name="ce31" table:formula="of:=[.E47]+[.K47]" office:value-type="float" office:value="-1.87334258617677" calcext:value-type="float">
            <text:p>-1,873</text:p>
          </table:table-cell>
          <table:table-cell table:style-name="ce31" table:formula="of:=[.F47]+[.L47]" office:value-type="float" office:value="-2.26137492202724" calcext:value-type="float">
            <text:p>-2,261</text:p>
          </table:table-cell>
          <table:table-cell table:style-name="ce31" table:formula="of:=[.G47]+[.M47]" office:value-type="float" office:value="-2.31405887093326" calcext:value-type="float">
            <text:p>-2,314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221753100403608" calcext:value-type="float">
            <text:p>-0,22</text:p>
          </table:table-cell>
          <table:table-cell table:style-name="ce28" office:value-type="float" office:value="-0.029713801293959" calcext:value-type="float">
            <text:p>-0,03</text:p>
          </table:table-cell>
          <table:table-cell table:style-name="ce28" office:value-type="float" office:value="0.184270367994012" calcext:value-type="float">
            <text:p>0,18</text:p>
          </table:table-cell>
          <table:table-cell table:style-name="ce28" office:value-type="float" office:value="-0.076114804224069" calcext:value-type="float">
            <text:p>-0,08</text:p>
          </table:table-cell>
          <table:table-cell table:style-name="ce28" office:value-type="float" office:value="-0.276527168973779" calcext:value-type="float">
            <text:p>-0,28</text:p>
          </table:table-cell>
          <table:table-cell/>
          <table:table-cell table:style-name="ce31" office:value-type="float" office:value="0.652901440071712" calcext:value-type="float">
            <text:p>0,653</text:p>
          </table:table-cell>
          <table:table-cell table:style-name="ce31" table:formula="of:=[.C48]+[.I48]" office:value-type="float" office:value="0.431148339668104" calcext:value-type="float">
            <text:p>0,431</text:p>
          </table:table-cell>
          <table:table-cell table:style-name="ce31" table:formula="of:=[.D48]+[.J48]" office:value-type="float" office:value="0.401434538374145" calcext:value-type="float">
            <text:p>0,401</text:p>
          </table:table-cell>
          <table:table-cell table:style-name="ce31" table:formula="of:=[.E48]+[.K48]" office:value-type="float" office:value="0.585704906368157" calcext:value-type="float">
            <text:p>0,586</text:p>
          </table:table-cell>
          <table:table-cell table:style-name="ce31" table:formula="of:=[.F48]+[.L48]" office:value-type="float" office:value="0.509590102144088" calcext:value-type="float">
            <text:p>0,510</text:p>
          </table:table-cell>
          <table:table-cell table:style-name="ce31" table:formula="of:=[.G48]+[.M48]" office:value-type="float" office:value="0.233062933170309" calcext:value-type="float">
            <text:p>0,23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0325281687595197" calcext:value-type="float">
            <text:p>-0,03</text:p>
          </table:table-cell>
          <table:table-cell table:style-name="ce28" office:value-type="float" office:value="-0.135633555249922" calcext:value-type="float">
            <text:p>-0,14</text:p>
          </table:table-cell>
          <table:table-cell table:style-name="ce28" office:value-type="float" office:value="0.754607234538212" calcext:value-type="float">
            <text:p>0,75</text:p>
          </table:table-cell>
          <table:table-cell table:style-name="ce28" office:value-type="float" office:value="0.147146115248586" calcext:value-type="float">
            <text:p>0,15</text:p>
          </table:table-cell>
          <table:table-cell table:style-name="ce28" office:value-type="float" office:value="0.435972606829057" calcext:value-type="float">
            <text:p>0,44</text:p>
          </table:table-cell>
          <table:table-cell/>
          <table:table-cell table:style-name="ce31" office:value-type="float" office:value="-0.582457007524279" calcext:value-type="float">
            <text:p>-0,582</text:p>
          </table:table-cell>
          <table:table-cell table:style-name="ce31" table:formula="of:=[.C49]+[.I49]" office:value-type="float" office:value="-0.614985176283798" calcext:value-type="float">
            <text:p>-0,615</text:p>
          </table:table-cell>
          <table:table-cell table:style-name="ce31" table:formula="of:=[.D49]+[.J49]" office:value-type="float" office:value="-0.750618731533721" calcext:value-type="float">
            <text:p>-0,751</text:p>
          </table:table-cell>
          <table:table-cell table:style-name="ce31" table:formula="of:=[.E49]+[.K49]" office:value-type="float" office:value="0.00398850300449149" calcext:value-type="float">
            <text:p>0,004</text:p>
          </table:table-cell>
          <table:table-cell table:style-name="ce31" table:formula="of:=[.F49]+[.L49]" office:value-type="float" office:value="0.151134618253078" calcext:value-type="float">
            <text:p>0,151</text:p>
          </table:table-cell>
          <table:table-cell table:style-name="ce31" table:formula="of:=[.G49]+[.M49]" office:value-type="float" office:value="0.587107225082135" calcext:value-type="float">
            <text:p>0,587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177643030353041" calcext:value-type="float">
            <text:p>0,18</text:p>
          </table:table-cell>
          <table:table-cell table:style-name="ce28" office:value-type="float" office:value="-0.141967624607107" calcext:value-type="float">
            <text:p>-0,14</text:p>
          </table:table-cell>
          <table:table-cell table:style-name="ce28" office:value-type="float" office:value="-0.204536363374222" calcext:value-type="float">
            <text:p>-0,20</text:p>
          </table:table-cell>
          <table:table-cell table:style-name="ce28" office:value-type="float" office:value="0.294500692352683" calcext:value-type="float">
            <text:p>0,29</text:p>
          </table:table-cell>
          <table:table-cell table:style-name="ce28" office:value-type="float" office:value="-0.0705750524757196" calcext:value-type="float">
            <text:p>-0,07</text:p>
          </table:table-cell>
          <table:table-cell/>
          <table:table-cell table:style-name="ce31" office:value-type="float" office:value="0.268334956728501" calcext:value-type="float">
            <text:p>0,268</text:p>
          </table:table-cell>
          <table:table-cell table:style-name="ce31" table:formula="of:=[.C50]+[.I50]" office:value-type="float" office:value="0.445977987081542" calcext:value-type="float">
            <text:p>0,446</text:p>
          </table:table-cell>
          <table:table-cell table:style-name="ce31" table:formula="of:=[.D50]+[.J50]" office:value-type="float" office:value="0.304010362474435" calcext:value-type="float">
            <text:p>0,304</text:p>
          </table:table-cell>
          <table:table-cell table:style-name="ce31" table:formula="of:=[.E50]+[.K50]" office:value-type="float" office:value="0.0994739991002126" calcext:value-type="float">
            <text:p>0,099</text:p>
          </table:table-cell>
          <table:table-cell table:style-name="ce31" table:formula="of:=[.F50]+[.L50]" office:value-type="float" office:value="0.393974691452896" calcext:value-type="float">
            <text:p>0,394</text:p>
          </table:table-cell>
          <table:table-cell table:style-name="ce31" table:formula="of:=[.G50]+[.M50]" office:value-type="float" office:value="0.323399638977176" calcext:value-type="float">
            <text:p>0,32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528790871958384" calcext:value-type="float">
            <text:p>0,53</text:p>
          </table:table-cell>
          <table:table-cell table:style-name="ce28" office:value-type="float" office:value="-0.304365833960494" calcext:value-type="float">
            <text:p>-0,30</text:p>
          </table:table-cell>
          <table:table-cell table:style-name="ce28" office:value-type="float" office:value="-0.0271887776458652" calcext:value-type="float">
            <text:p>-0,03</text:p>
          </table:table-cell>
          <table:table-cell table:style-name="ce28" office:value-type="float" office:value="0.0108616539572693" calcext:value-type="float">
            <text:p>0,01</text:p>
          </table:table-cell>
          <table:table-cell table:style-name="ce28" office:value-type="float" office:value="0.0484877520185106" calcext:value-type="float">
            <text:p>0,05</text:p>
          </table:table-cell>
          <table:table-cell/>
          <table:table-cell table:style-name="ce31" office:value-type="float" office:value="0.285024477549211" calcext:value-type="float">
            <text:p>0,285</text:p>
          </table:table-cell>
          <table:table-cell table:style-name="ce31" table:formula="of:=[.C51]+[.I51]" office:value-type="float" office:value="0.813815349507595" calcext:value-type="float">
            <text:p>0,814</text:p>
          </table:table-cell>
          <table:table-cell table:style-name="ce31" table:formula="of:=[.D51]+[.J51]" office:value-type="float" office:value="0.509449515547101" calcext:value-type="float">
            <text:p>0,509</text:p>
          </table:table-cell>
          <table:table-cell table:style-name="ce31" table:formula="of:=[.E51]+[.K51]" office:value-type="float" office:value="0.482260737901236" calcext:value-type="float">
            <text:p>0,482</text:p>
          </table:table-cell>
          <table:table-cell table:style-name="ce31" table:formula="of:=[.F51]+[.L51]" office:value-type="float" office:value="0.493122391858505" calcext:value-type="float">
            <text:p>0,493</text:p>
          </table:table-cell>
          <table:table-cell table:style-name="ce31" table:formula="of:=[.G51]+[.M51]" office:value-type="float" office:value="0.541610143877016" calcext:value-type="float">
            <text:p>0,54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19845404646173" calcext:value-type="float">
            <text:p>-0,20</text:p>
          </table:table-cell>
          <table:table-cell table:style-name="ce28" office:value-type="float" office:value="0.450332105562096" calcext:value-type="float">
            <text:p>0,45</text:p>
          </table:table-cell>
          <table:table-cell table:style-name="ce28" office:value-type="float" office:value="-0.160310774223703" calcext:value-type="float">
            <text:p>-0,16</text:p>
          </table:table-cell>
          <table:table-cell table:style-name="ce28" office:value-type="float" office:value="-0.125799403971316" calcext:value-type="float">
            <text:p>-0,13</text:p>
          </table:table-cell>
          <table:table-cell table:style-name="ce28" office:value-type="float" office:value="-0.247393819458542" calcext:value-type="float">
            <text:p>-0,25</text:p>
          </table:table-cell>
          <table:table-cell/>
          <table:table-cell table:style-name="ce31" office:value-type="float" office:value="-1.00169444054848" calcext:value-type="float">
            <text:p>-1,002</text:p>
          </table:table-cell>
          <table:table-cell table:style-name="ce31" table:formula="of:=[.C52]+[.I52]" office:value-type="float" office:value="-1.20014848701021" calcext:value-type="float">
            <text:p>-1,200</text:p>
          </table:table-cell>
          <table:table-cell table:style-name="ce31" table:formula="of:=[.D52]+[.J52]" office:value-type="float" office:value="-0.749816381448116" calcext:value-type="float">
            <text:p>-0,750</text:p>
          </table:table-cell>
          <table:table-cell table:style-name="ce31" table:formula="of:=[.E52]+[.K52]" office:value-type="float" office:value="-0.910127155671819" calcext:value-type="float">
            <text:p>-0,910</text:p>
          </table:table-cell>
          <table:table-cell table:style-name="ce31" table:formula="of:=[.F52]+[.L52]" office:value-type="float" office:value="-1.03592655964314" calcext:value-type="float">
            <text:p>-1,036</text:p>
          </table:table-cell>
          <table:table-cell table:style-name="ce31" table:formula="of:=[.G52]+[.M52]" office:value-type="float" office:value="-1.28332037910168" calcext:value-type="float">
            <text:p>-1,28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0225459473719933" calcext:value-type="float">
            <text:p>-0,02</text:p>
          </table:table-cell>
          <table:table-cell table:style-name="ce28" office:value-type="float" office:value="0.109915830153743" calcext:value-type="float">
            <text:p>0,11</text:p>
          </table:table-cell>
          <table:table-cell table:style-name="ce28" office:value-type="float" office:value="0.507935879776851" calcext:value-type="float">
            <text:p>0,51</text:p>
          </table:table-cell>
          <table:table-cell table:style-name="ce28" office:value-type="float" office:value="-0.289950240049252" calcext:value-type="float">
            <text:p>-0,29</text:p>
          </table:table-cell>
          <table:table-cell table:style-name="ce28" office:value-type="float" office:value="-0.21426173746473" calcext:value-type="float">
            <text:p>-0,21</text:p>
          </table:table-cell>
          <table:table-cell/>
          <table:table-cell table:style-name="ce31" office:value-type="float" office:value="-0.333257943387174" calcext:value-type="float">
            <text:p>-0,333</text:p>
          </table:table-cell>
          <table:table-cell table:style-name="ce31" table:formula="of:=[.C53]+[.I53]" office:value-type="float" office:value="-0.355803890759167" calcext:value-type="float">
            <text:p>-0,356</text:p>
          </table:table-cell>
          <table:table-cell table:style-name="ce31" table:formula="of:=[.D53]+[.J53]" office:value-type="float" office:value="-0.245888060605424" calcext:value-type="float">
            <text:p>-0,246</text:p>
          </table:table-cell>
          <table:table-cell table:style-name="ce31" table:formula="of:=[.E53]+[.K53]" office:value-type="float" office:value="0.262047819171426" calcext:value-type="float">
            <text:p>0,262</text:p>
          </table:table-cell>
          <table:table-cell table:style-name="ce31" table:formula="of:=[.F53]+[.L53]" office:value-type="float" office:value="-0.0279024208778261" calcext:value-type="float">
            <text:p>-0,028</text:p>
          </table:table-cell>
          <table:table-cell table:style-name="ce31" table:formula="of:=[.G53]+[.M53]" office:value-type="float" office:value="-0.242164158342556" calcext:value-type="float">
            <text:p>-0,24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186065466319181" calcext:value-type="float">
            <text:p>0,19</text:p>
          </table:table-cell>
          <table:table-cell table:style-name="ce28" office:value-type="float" office:value="0.297316337295396" calcext:value-type="float">
            <text:p>0,30</text:p>
          </table:table-cell>
          <table:table-cell table:style-name="ce28" office:value-type="float" office:value="-0.193500892634755" calcext:value-type="float">
            <text:p>-0,19</text:p>
          </table:table-cell>
          <table:table-cell table:style-name="ce28" office:value-type="float" office:value="-0.144627206625747" calcext:value-type="float">
            <text:p>-0,14</text:p>
          </table:table-cell>
          <table:table-cell table:style-name="ce28" office:value-type="float" office:value="-0.093382680960097" calcext:value-type="float">
            <text:p>-0,09</text:p>
          </table:table-cell>
          <table:table-cell/>
          <table:table-cell table:style-name="ce31" office:value-type="float" office:value="-1.33096189758841" calcext:value-type="float">
            <text:p>-1,331</text:p>
          </table:table-cell>
          <table:table-cell table:style-name="ce31" table:formula="of:=[.C54]+[.I54]" office:value-type="float" office:value="-1.14489643126923" calcext:value-type="float">
            <text:p>-1,145</text:p>
          </table:table-cell>
          <table:table-cell table:style-name="ce31" table:formula="of:=[.D54]+[.J54]" office:value-type="float" office:value="-0.847580093973829" calcext:value-type="float">
            <text:p>-0,848</text:p>
          </table:table-cell>
          <table:table-cell table:style-name="ce31" table:formula="of:=[.E54]+[.K54]" office:value-type="float" office:value="-1.04108098660858" calcext:value-type="float">
            <text:p>-1,041</text:p>
          </table:table-cell>
          <table:table-cell table:style-name="ce31" table:formula="of:=[.F54]+[.L54]" office:value-type="float" office:value="-1.18570819323433" calcext:value-type="float">
            <text:p>-1,186</text:p>
          </table:table-cell>
          <table:table-cell table:style-name="ce31" table:formula="of:=[.G54]+[.M54]" office:value-type="float" office:value="-1.27909087419443" calcext:value-type="float">
            <text:p>-1,279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0241837091037762" calcext:value-type="float">
            <text:p>0,02</text:p>
          </table:table-cell>
          <table:table-cell table:style-name="ce28" office:value-type="float" office:value="-0.497037473623828" calcext:value-type="float">
            <text:p>-0,50</text:p>
          </table:table-cell>
          <table:table-cell table:style-name="ce28" office:value-type="float" office:value="0.0541939377434648" calcext:value-type="float">
            <text:p>0,05</text:p>
          </table:table-cell>
          <table:table-cell table:style-name="ce28" office:value-type="float" office:value="-0.243524298310621" calcext:value-type="float">
            <text:p>-0,24</text:p>
          </table:table-cell>
          <table:table-cell table:style-name="ce28" office:value-type="float" office:value="-0.188497573445737" calcext:value-type="float">
            <text:p>-0,19</text:p>
          </table:table-cell>
          <table:table-cell/>
          <table:table-cell table:style-name="ce31" office:value-type="float" office:value="-0.525040328114646" calcext:value-type="float">
            <text:p>-0,525</text:p>
          </table:table-cell>
          <table:table-cell table:style-name="ce31" table:formula="of:=[.C55]+[.I55]" office:value-type="float" office:value="-0.50085661901087" calcext:value-type="float">
            <text:p>-0,501</text:p>
          </table:table-cell>
          <table:table-cell table:style-name="ce31" table:formula="of:=[.D55]+[.J55]" office:value-type="float" office:value="-0.997894092634698" calcext:value-type="float">
            <text:p>-0,998</text:p>
          </table:table-cell>
          <table:table-cell table:style-name="ce31" table:formula="of:=[.E55]+[.K55]" office:value-type="float" office:value="-0.943700154891233" calcext:value-type="float">
            <text:p>-0,944</text:p>
          </table:table-cell>
          <table:table-cell table:style-name="ce31" table:formula="of:=[.F55]+[.L55]" office:value-type="float" office:value="-1.18722445320186" calcext:value-type="float">
            <text:p>-1,187</text:p>
          </table:table-cell>
          <table:table-cell table:style-name="ce31" table:formula="of:=[.G55]+[.M55]" office:value-type="float" office:value="-1.37572202664759" calcext:value-type="float">
            <text:p>-1,376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0897962842730913" calcext:value-type="float">
            <text:p>-0,09</text:p>
          </table:table-cell>
          <table:table-cell table:style-name="ce28" office:value-type="float" office:value="0.0182767994321927" calcext:value-type="float">
            <text:p>0,02</text:p>
          </table:table-cell>
          <table:table-cell table:style-name="ce28" office:value-type="float" office:value="0.462901738265468" calcext:value-type="float">
            <text:p>0,46</text:p>
          </table:table-cell>
          <table:table-cell table:style-name="ce28" office:value-type="float" office:value="-0.0547191614394962" calcext:value-type="float">
            <text:p>-0,05</text:p>
          </table:table-cell>
          <table:table-cell table:style-name="ce28" office:value-type="float" office:value="-0.466762990647531" calcext:value-type="float">
            <text:p>-0,47</text:p>
          </table:table-cell>
          <table:table-cell/>
          <table:table-cell table:style-name="ce31" office:value-type="float" office:value="0.491411964622202" calcext:value-type="float">
            <text:p>0,491</text:p>
          </table:table-cell>
          <table:table-cell table:style-name="ce31" table:formula="of:=[.C56]+[.I56]" office:value-type="float" office:value="0.401615680349111" calcext:value-type="float">
            <text:p>0,402</text:p>
          </table:table-cell>
          <table:table-cell table:style-name="ce31" table:formula="of:=[.D56]+[.J56]" office:value-type="float" office:value="0.419892479781304" calcext:value-type="float">
            <text:p>0,420</text:p>
          </table:table-cell>
          <table:table-cell table:style-name="ce31" table:formula="of:=[.E56]+[.K56]" office:value-type="float" office:value="0.882794218046772" calcext:value-type="float">
            <text:p>0,883</text:p>
          </table:table-cell>
          <table:table-cell table:style-name="ce31" table:formula="of:=[.F56]+[.L56]" office:value-type="float" office:value="0.828075056607275" calcext:value-type="float">
            <text:p>0,828</text:p>
          </table:table-cell>
          <table:table-cell table:style-name="ce31" table:formula="of:=[.G56]+[.M56]" office:value-type="float" office:value="0.361312065959744" calcext:value-type="float">
            <text:p>0,361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133764715605571" calcext:value-type="float">
            <text:p>-0,13</text:p>
          </table:table-cell>
          <table:table-cell table:style-name="ce28" office:value-type="float" office:value="0.0638764252537917" calcext:value-type="float">
            <text:p>0,06</text:p>
          </table:table-cell>
          <table:table-cell table:style-name="ce28" office:value-type="float" office:value="-0.602048054616691" calcext:value-type="float">
            <text:p>-0,60</text:p>
          </table:table-cell>
          <table:table-cell table:style-name="ce28" office:value-type="float" office:value="0.618311124874906" calcext:value-type="float">
            <text:p>0,62</text:p>
          </table:table-cell>
          <table:table-cell table:style-name="ce28" office:value-type="float" office:value="-0.482814745449544" calcext:value-type="float">
            <text:p>-0,48</text:p>
          </table:table-cell>
          <table:table-cell/>
          <table:table-cell table:style-name="ce31" office:value-type="float" office:value="-0.554802008180148" calcext:value-type="float">
            <text:p>-0,555</text:p>
          </table:table-cell>
          <table:table-cell table:style-name="ce31" table:formula="of:=[.C57]+[.I57]" office:value-type="float" office:value="-0.68856672378572" calcext:value-type="float">
            <text:p>-0,689</text:p>
          </table:table-cell>
          <table:table-cell table:style-name="ce31" table:formula="of:=[.D57]+[.J57]" office:value-type="float" office:value="-0.624690298531928" calcext:value-type="float">
            <text:p>-0,625</text:p>
          </table:table-cell>
          <table:table-cell table:style-name="ce31" table:formula="of:=[.E57]+[.K57]" office:value-type="float" office:value="-1.22673835314862" calcext:value-type="float">
            <text:p>-1,227</text:p>
          </table:table-cell>
          <table:table-cell table:style-name="ce31" table:formula="of:=[.F57]+[.L57]" office:value-type="float" office:value="-0.608427228273714" calcext:value-type="float">
            <text:p>-0,608</text:p>
          </table:table-cell>
          <table:table-cell table:style-name="ce31" table:formula="of:=[.G57]+[.M57]" office:value-type="float" office:value="-1.09124197372326" calcext:value-type="float">
            <text:p>-1,091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529637530890052" calcext:value-type="float">
            <text:p>-0,53</text:p>
          </table:table-cell>
          <table:table-cell table:style-name="ce28" office:value-type="float" office:value="0.140746912161094" calcext:value-type="float">
            <text:p>0,14</text:p>
          </table:table-cell>
          <table:table-cell table:style-name="ce28" office:value-type="float" office:value="-0.299426811978367" calcext:value-type="float">
            <text:p>-0,30</text:p>
          </table:table-cell>
          <table:table-cell table:style-name="ce28" office:value-type="float" office:value="0.469441063242581" calcext:value-type="float">
            <text:p>0,47</text:p>
          </table:table-cell>
          <table:table-cell table:style-name="ce28" office:value-type="float" office:value="0.202075028884386" calcext:value-type="float">
            <text:p>0,20</text:p>
          </table:table-cell>
          <table:table-cell/>
          <table:table-cell table:style-name="ce31" office:value-type="float" office:value="0.131176774509377" calcext:value-type="float">
            <text:p>0,131</text:p>
          </table:table-cell>
          <table:table-cell table:style-name="ce31" table:formula="of:=[.C58]+[.I58]" office:value-type="float" office:value="-0.398460756380675" calcext:value-type="float">
            <text:p>-0,398</text:p>
          </table:table-cell>
          <table:table-cell table:style-name="ce31" table:formula="of:=[.D58]+[.J58]" office:value-type="float" office:value="-0.257713844219581" calcext:value-type="float">
            <text:p>-0,258</text:p>
          </table:table-cell>
          <table:table-cell table:style-name="ce31" table:formula="of:=[.E58]+[.K58]" office:value-type="float" office:value="-0.557140656197948" calcext:value-type="float">
            <text:p>-0,557</text:p>
          </table:table-cell>
          <table:table-cell table:style-name="ce31" table:formula="of:=[.F58]+[.L58]" office:value-type="float" office:value="-0.0876995929553668" calcext:value-type="float">
            <text:p>-0,088</text:p>
          </table:table-cell>
          <table:table-cell table:style-name="ce31" table:formula="of:=[.G58]+[.M58]" office:value-type="float" office:value="0.114375435929019" calcext:value-type="float">
            <text:p>0,114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0904413865783127" calcext:value-type="float">
            <text:p>0,09</text:p>
          </table:table-cell>
          <table:table-cell table:style-name="ce28" office:value-type="float" office:value="0.0386835180038556" calcext:value-type="float">
            <text:p>0,04</text:p>
          </table:table-cell>
          <table:table-cell table:style-name="ce28" office:value-type="float" office:value="-0.239750602732691" calcext:value-type="float">
            <text:p>-0,24</text:p>
          </table:table-cell>
          <table:table-cell table:style-name="ce28" office:value-type="float" office:value="-0.147835602703088" calcext:value-type="float">
            <text:p>-0,15</text:p>
          </table:table-cell>
          <table:table-cell table:style-name="ce28" office:value-type="float" office:value="0.533292624604389" calcext:value-type="float">
            <text:p>0,53</text:p>
          </table:table-cell>
          <table:table-cell/>
          <table:table-cell table:style-name="ce31" office:value-type="float" office:value="-0.0623909522261669" calcext:value-type="float">
            <text:p>-0,062</text:p>
          </table:table-cell>
          <table:table-cell table:style-name="ce31" table:formula="of:=[.C59]+[.I59]" office:value-type="float" office:value="0.0280504343521458" calcext:value-type="float">
            <text:p>0,028</text:p>
          </table:table-cell>
          <table:table-cell table:style-name="ce31" table:formula="of:=[.D59]+[.J59]" office:value-type="float" office:value="0.0667339523560015" calcext:value-type="float">
            <text:p>0,067</text:p>
          </table:table-cell>
          <table:table-cell table:style-name="ce31" table:formula="of:=[.E59]+[.K59]" office:value-type="float" office:value="-0.173016650376689" calcext:value-type="float">
            <text:p>-0,173</text:p>
          </table:table-cell>
          <table:table-cell table:style-name="ce31" table:formula="of:=[.F59]+[.L59]" office:value-type="float" office:value="-0.320852253079778" calcext:value-type="float">
            <text:p>-0,321</text:p>
          </table:table-cell>
          <table:table-cell table:style-name="ce31" table:formula="of:=[.G59]+[.M59]" office:value-type="float" office:value="0.212440371524611" calcext:value-type="float">
            <text:p>0,21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31176403164512" calcext:value-type="float">
            <text:p>0,31</text:p>
          </table:table-cell>
          <table:table-cell table:style-name="ce28" office:value-type="float" office:value="-0.0970382507548193" calcext:value-type="float">
            <text:p>-0,10</text:p>
          </table:table-cell>
          <table:table-cell table:style-name="ce28" office:value-type="float" office:value="-0.00229822510243638" calcext:value-type="float">
            <text:p>0,00</text:p>
          </table:table-cell>
          <table:table-cell table:style-name="ce28" office:value-type="float" office:value="0.179321993327258" calcext:value-type="float">
            <text:p>0,18</text:p>
          </table:table-cell>
          <table:table-cell table:style-name="ce28" office:value-type="float" office:value="0.163539677804764" calcext:value-type="float">
            <text:p>0,16</text:p>
          </table:table-cell>
          <table:table-cell/>
          <table:table-cell table:style-name="ce31" office:value-type="float" office:value="0.702199566237921" calcext:value-type="float">
            <text:p>0,702</text:p>
          </table:table-cell>
          <table:table-cell table:style-name="ce31" table:formula="of:=[.C60]+[.I60]" office:value-type="float" office:value="1.01396359788304" calcext:value-type="float">
            <text:p>1,014</text:p>
          </table:table-cell>
          <table:table-cell table:style-name="ce31" table:formula="of:=[.D60]+[.J60]" office:value-type="float" office:value="0.916925347128222" calcext:value-type="float">
            <text:p>0,917</text:p>
          </table:table-cell>
          <table:table-cell table:style-name="ce31" table:formula="of:=[.E60]+[.K60]" office:value-type="float" office:value="0.914627122025786" calcext:value-type="float">
            <text:p>0,915</text:p>
          </table:table-cell>
          <table:table-cell table:style-name="ce31" table:formula="of:=[.F60]+[.L60]" office:value-type="float" office:value="1.09394911535304" calcext:value-type="float">
            <text:p>1,094</text:p>
          </table:table-cell>
          <table:table-cell table:style-name="ce31" table:formula="of:=[.G60]+[.M60]" office:value-type="float" office:value="1.25748879315781" calcext:value-type="float">
            <text:p>1,257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322645194651296" calcext:value-type="float">
            <text:p>0,32</text:p>
          </table:table-cell>
          <table:table-cell table:style-name="ce28" office:value-type="float" office:value="-0.20927422247443" calcext:value-type="float">
            <text:p>-0,21</text:p>
          </table:table-cell>
          <table:table-cell table:style-name="ce28" office:value-type="float" office:value="0.479958597875129" calcext:value-type="float">
            <text:p>0,48</text:p>
          </table:table-cell>
          <table:table-cell table:style-name="ce28" office:value-type="float" office:value="-0.0251461904418396" calcext:value-type="float">
            <text:p>-0,03</text:p>
          </table:table-cell>
          <table:table-cell table:style-name="ce28" office:value-type="float" office:value="0.136774399378532" calcext:value-type="float">
            <text:p>0,14</text:p>
          </table:table-cell>
          <table:table-cell/>
          <table:table-cell table:style-name="ce31" office:value-type="float" office:value="0.0577073586916924" calcext:value-type="float">
            <text:p>0,058</text:p>
          </table:table-cell>
          <table:table-cell table:style-name="ce31" table:formula="of:=[.C61]+[.I61]" office:value-type="float" office:value="0.380352553342988" calcext:value-type="float">
            <text:p>0,380</text:p>
          </table:table-cell>
          <table:table-cell table:style-name="ce31" table:formula="of:=[.D61]+[.J61]" office:value-type="float" office:value="0.171078330868559" calcext:value-type="float">
            <text:p>0,171</text:p>
          </table:table-cell>
          <table:table-cell table:style-name="ce31" table:formula="of:=[.E61]+[.K61]" office:value-type="float" office:value="0.651036928743688" calcext:value-type="float">
            <text:p>0,651</text:p>
          </table:table-cell>
          <table:table-cell table:style-name="ce31" table:formula="of:=[.F61]+[.L61]" office:value-type="float" office:value="0.625890738301848" calcext:value-type="float">
            <text:p>0,626</text:p>
          </table:table-cell>
          <table:table-cell table:style-name="ce31" table:formula="of:=[.G61]+[.M61]" office:value-type="float" office:value="0.762665137680381" calcext:value-type="float">
            <text:p>0,76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46086957627411" calcext:value-type="float">
            <text:p>-0,46</text:p>
          </table:table-cell>
          <table:table-cell table:style-name="ce28" office:value-type="float" office:value="-0.411594239202529" calcext:value-type="float">
            <text:p>-0,41</text:p>
          </table:table-cell>
          <table:table-cell table:style-name="ce28" office:value-type="float" office:value="-0.0143985023414208" calcext:value-type="float">
            <text:p>-0,01</text:p>
          </table:table-cell>
          <table:table-cell table:style-name="ce28" office:value-type="float" office:value="-0.0831787117307532" calcext:value-type="float">
            <text:p>-0,08</text:p>
          </table:table-cell>
          <table:table-cell table:style-name="ce28" office:value-type="float" office:value="0.047200371715899" calcext:value-type="float">
            <text:p>0,05</text:p>
          </table:table-cell>
          <table:table-cell/>
          <table:table-cell table:style-name="ce31" office:value-type="float" office:value="0.175670142259593" calcext:value-type="float">
            <text:p>0,176</text:p>
          </table:table-cell>
          <table:table-cell table:style-name="ce31" table:formula="of:=[.C62]+[.I62]" office:value-type="float" office:value="-0.285199434014516" calcext:value-type="float">
            <text:p>-0,285</text:p>
          </table:table-cell>
          <table:table-cell table:style-name="ce31" table:formula="of:=[.D62]+[.J62]" office:value-type="float" office:value="-0.696793673217045" calcext:value-type="float">
            <text:p>-0,697</text:p>
          </table:table-cell>
          <table:table-cell table:style-name="ce31" table:formula="of:=[.E62]+[.K62]" office:value-type="float" office:value="-0.711192175558466" calcext:value-type="float">
            <text:p>-0,711</text:p>
          </table:table-cell>
          <table:table-cell table:style-name="ce31" table:formula="of:=[.F62]+[.L62]" office:value-type="float" office:value="-0.794370887289219" calcext:value-type="float">
            <text:p>-0,794</text:p>
          </table:table-cell>
          <table:table-cell table:style-name="ce31" table:formula="of:=[.G62]+[.M62]" office:value-type="float" office:value="-0.74717051557332" calcext:value-type="float">
            <text:p>-0,747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486311854346754" calcext:value-type="float">
            <text:p>-0,49</text:p>
          </table:table-cell>
          <table:table-cell table:style-name="ce28" office:value-type="float" office:value="-0.372385561487293" calcext:value-type="float">
            <text:p>-0,37</text:p>
          </table:table-cell>
          <table:table-cell table:style-name="ce28" office:value-type="float" office:value="0.534550769721205" calcext:value-type="float">
            <text:p>0,53</text:p>
          </table:table-cell>
          <table:table-cell table:style-name="ce28" office:value-type="float" office:value="0.173249544490417" calcext:value-type="float">
            <text:p>0,17</text:p>
          </table:table-cell>
          <table:table-cell table:style-name="ce28" office:value-type="float" office:value="0.110219206409787" calcext:value-type="float">
            <text:p>0,11</text:p>
          </table:table-cell>
          <table:table-cell/>
          <table:table-cell table:style-name="ce31" office:value-type="float" office:value="0.018221082795682" calcext:value-type="float">
            <text:p>0,018</text:p>
          </table:table-cell>
          <table:table-cell table:style-name="ce31" table:formula="of:=[.C63]+[.I63]" office:value-type="float" office:value="-0.468090771551072" calcext:value-type="float">
            <text:p>-0,468</text:p>
          </table:table-cell>
          <table:table-cell table:style-name="ce31" table:formula="of:=[.D63]+[.J63]" office:value-type="float" office:value="-0.840476333038365" calcext:value-type="float">
            <text:p>-0,840</text:p>
          </table:table-cell>
          <table:table-cell table:style-name="ce31" table:formula="of:=[.E63]+[.K63]" office:value-type="float" office:value="-0.30592556331716" calcext:value-type="float">
            <text:p>-0,306</text:p>
          </table:table-cell>
          <table:table-cell table:style-name="ce31" table:formula="of:=[.F63]+[.L63]" office:value-type="float" office:value="-0.132676018826743" calcext:value-type="float">
            <text:p>-0,133</text:p>
          </table:table-cell>
          <table:table-cell table:style-name="ce31" table:formula="of:=[.G63]+[.M63]" office:value-type="float" office:value="-0.0224568124169558" calcext:value-type="float">
            <text:p>-0,02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365998268550492" calcext:value-type="float">
            <text:p>0,37</text:p>
          </table:table-cell>
          <table:table-cell table:style-name="ce28" office:value-type="float" office:value="0.342554080663523" calcext:value-type="float">
            <text:p>0,34</text:p>
          </table:table-cell>
          <table:table-cell table:style-name="ce28" office:value-type="float" office:value="-0.678072516041239" calcext:value-type="float">
            <text:p>-0,68</text:p>
          </table:table-cell>
          <table:table-cell table:style-name="ce28" office:value-type="float" office:value="-0.480463957771254" calcext:value-type="float">
            <text:p>-0,48</text:p>
          </table:table-cell>
          <table:table-cell table:style-name="ce28" office:value-type="float" office:value="-0.299209974264622" calcext:value-type="float">
            <text:p>-0,30</text:p>
          </table:table-cell>
          <table:table-cell/>
          <table:table-cell table:style-name="ce31" office:value-type="float" office:value="1.36266239261455" calcext:value-type="float">
            <text:p>1,363</text:p>
          </table:table-cell>
          <table:table-cell table:style-name="ce31" table:formula="of:=[.C64]+[.I64]" office:value-type="float" office:value="1.72866066116504" calcext:value-type="float">
            <text:p>1,729</text:p>
          </table:table-cell>
          <table:table-cell table:style-name="ce31" table:formula="of:=[.D64]+[.J64]" office:value-type="float" office:value="2.07121474182856" calcext:value-type="float">
            <text:p>2,071</text:p>
          </table:table-cell>
          <table:table-cell table:style-name="ce31" table:formula="of:=[.E64]+[.K64]" office:value-type="float" office:value="1.39314222578732" calcext:value-type="float">
            <text:p>1,393</text:p>
          </table:table-cell>
          <table:table-cell table:style-name="ce31" table:formula="of:=[.F64]+[.L64]" office:value-type="float" office:value="0.912678268016069" calcext:value-type="float">
            <text:p>0,913</text:p>
          </table:table-cell>
          <table:table-cell table:style-name="ce31" table:formula="of:=[.G64]+[.M64]" office:value-type="float" office:value="0.613468293751447" calcext:value-type="float">
            <text:p>0,61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148895141796918" calcext:value-type="float">
            <text:p>-0,15</text:p>
          </table:table-cell>
          <table:table-cell table:style-name="ce28" office:value-type="float" office:value="-0.258412020604604" calcext:value-type="float">
            <text:p>-0,26</text:p>
          </table:table-cell>
          <table:table-cell table:style-name="ce28" office:value-type="float" office:value="0.138884679777726" calcext:value-type="float">
            <text:p>0,14</text:p>
          </table:table-cell>
          <table:table-cell table:style-name="ce28" office:value-type="float" office:value="-0.374217270702241" calcext:value-type="float">
            <text:p>-0,37</text:p>
          </table:table-cell>
          <table:table-cell table:style-name="ce28" office:value-type="float" office:value="0.087265600805857" calcext:value-type="float">
            <text:p>0,09</text:p>
          </table:table-cell>
          <table:table-cell/>
          <table:table-cell table:style-name="ce31" office:value-type="float" office:value="-0.00222432725793352" calcext:value-type="float">
            <text:p>-0,002</text:p>
          </table:table-cell>
          <table:table-cell table:style-name="ce31" table:formula="of:=[.C65]+[.I65]" office:value-type="float" office:value="-0.151119469054852" calcext:value-type="float">
            <text:p>-0,151</text:p>
          </table:table-cell>
          <table:table-cell table:style-name="ce31" table:formula="of:=[.D65]+[.J65]" office:value-type="float" office:value="-0.409531489659456" calcext:value-type="float">
            <text:p>-0,410</text:p>
          </table:table-cell>
          <table:table-cell table:style-name="ce31" table:formula="of:=[.E65]+[.K65]" office:value-type="float" office:value="-0.27064680988173" calcext:value-type="float">
            <text:p>-0,271</text:p>
          </table:table-cell>
          <table:table-cell table:style-name="ce31" table:formula="of:=[.F65]+[.L65]" office:value-type="float" office:value="-0.644864080583971" calcext:value-type="float">
            <text:p>-0,645</text:p>
          </table:table-cell>
          <table:table-cell table:style-name="ce31" table:formula="of:=[.G65]+[.M65]" office:value-type="float" office:value="-0.557598479778114" calcext:value-type="float">
            <text:p>-0,558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241554997846076" calcext:value-type="float">
            <text:p>-0,24</text:p>
          </table:table-cell>
          <table:table-cell table:style-name="ce28" office:value-type="float" office:value="-0.0747646548243355" calcext:value-type="float">
            <text:p>-0,07</text:p>
          </table:table-cell>
          <table:table-cell table:style-name="ce28" office:value-type="float" office:value="0.264753253106429" calcext:value-type="float">
            <text:p>0,26</text:p>
          </table:table-cell>
          <table:table-cell table:style-name="ce28" office:value-type="float" office:value="-0.0789374490186067" calcext:value-type="float">
            <text:p>-0,08</text:p>
          </table:table-cell>
          <table:table-cell table:style-name="ce28" office:value-type="float" office:value="0.0157708216640254" calcext:value-type="float">
            <text:p>0,02</text:p>
          </table:table-cell>
          <table:table-cell/>
          <table:table-cell table:style-name="ce31" office:value-type="float" office:value="-0.787744326459243" calcext:value-type="float">
            <text:p>-0,788</text:p>
          </table:table-cell>
          <table:table-cell table:style-name="ce31" table:formula="of:=[.C66]+[.I66]" office:value-type="float" office:value="-1.02929932430532" calcext:value-type="float">
            <text:p>-1,029</text:p>
          </table:table-cell>
          <table:table-cell table:style-name="ce31" table:formula="of:=[.D66]+[.J66]" office:value-type="float" office:value="-1.10406397912965" calcext:value-type="float">
            <text:p>-1,104</text:p>
          </table:table-cell>
          <table:table-cell table:style-name="ce31" table:formula="of:=[.E66]+[.K66]" office:value-type="float" office:value="-0.839310726023225" calcext:value-type="float">
            <text:p>-0,839</text:p>
          </table:table-cell>
          <table:table-cell table:style-name="ce31" table:formula="of:=[.F66]+[.L66]" office:value-type="float" office:value="-0.918248175041832" calcext:value-type="float">
            <text:p>-0,918</text:p>
          </table:table-cell>
          <table:table-cell table:style-name="ce31" table:formula="of:=[.G66]+[.M66]" office:value-type="float" office:value="-0.902477353377807" calcext:value-type="float">
            <text:p>-0,90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243884894121387" calcext:value-type="float">
            <text:p>0,24</text:p>
          </table:table-cell>
          <table:table-cell table:style-name="ce28" office:value-type="float" office:value="0.0767603184622929" calcext:value-type="float">
            <text:p>0,08</text:p>
          </table:table-cell>
          <table:table-cell table:style-name="ce28" office:value-type="float" office:value="-0.0537599741826511" calcext:value-type="float">
            <text:p>-0,05</text:p>
          </table:table-cell>
          <table:table-cell table:style-name="ce28" office:value-type="float" office:value="0.150918369062688" calcext:value-type="float">
            <text:p>0,15</text:p>
          </table:table-cell>
          <table:table-cell table:style-name="ce28" office:value-type="float" office:value="0.130060534422762" calcext:value-type="float">
            <text:p>0,13</text:p>
          </table:table-cell>
          <table:table-cell/>
          <table:table-cell table:style-name="ce31" office:value-type="float" office:value="0.622982082423346" calcext:value-type="float">
            <text:p>0,623</text:p>
          </table:table-cell>
          <table:table-cell table:style-name="ce31" table:formula="of:=[.C67]+[.I67]" office:value-type="float" office:value="0.866866976544732" calcext:value-type="float">
            <text:p>0,867</text:p>
          </table:table-cell>
          <table:table-cell table:style-name="ce31" table:formula="of:=[.D67]+[.J67]" office:value-type="float" office:value="0.943627295007025" calcext:value-type="float">
            <text:p>0,944</text:p>
          </table:table-cell>
          <table:table-cell table:style-name="ce31" table:formula="of:=[.E67]+[.K67]" office:value-type="float" office:value="0.889867320824374" calcext:value-type="float">
            <text:p>0,890</text:p>
          </table:table-cell>
          <table:table-cell table:style-name="ce31" table:formula="of:=[.F67]+[.L67]" office:value-type="float" office:value="1.04078568988706" calcext:value-type="float">
            <text:p>1,041</text:p>
          </table:table-cell>
          <table:table-cell table:style-name="ce31" table:formula="of:=[.G67]+[.M67]" office:value-type="float" office:value="1.17084622430982" calcext:value-type="float">
            <text:p>1,171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520084869749999" calcext:value-type="float">
            <text:p>0,52</text:p>
          </table:table-cell>
          <table:table-cell table:style-name="ce28" office:value-type="float" office:value="0.0456146302285205" calcext:value-type="float">
            <text:p>0,05</text:p>
          </table:table-cell>
          <table:table-cell table:style-name="ce28" office:value-type="float" office:value="0.00951877200831985" calcext:value-type="float">
            <text:p>0,01</text:p>
          </table:table-cell>
          <table:table-cell table:style-name="ce28" office:value-type="float" office:value="-0.0442389888174579" calcext:value-type="float">
            <text:p>-0,04</text:p>
          </table:table-cell>
          <table:table-cell table:style-name="ce28" office:value-type="float" office:value="-0.192591102747863" calcext:value-type="float">
            <text:p>-0,19</text:p>
          </table:table-cell>
          <table:table-cell/>
          <table:table-cell table:style-name="ce31" office:value-type="float" office:value="0.485572483169948" calcext:value-type="float">
            <text:p>0,486</text:p>
          </table:table-cell>
          <table:table-cell table:style-name="ce31" table:formula="of:=[.C68]+[.I68]" office:value-type="float" office:value="1.00565735291995" calcext:value-type="float">
            <text:p>1,006</text:p>
          </table:table-cell>
          <table:table-cell table:style-name="ce31" table:formula="of:=[.D68]+[.J68]" office:value-type="float" office:value="1.05127198314847" calcext:value-type="float">
            <text:p>1,051</text:p>
          </table:table-cell>
          <table:table-cell table:style-name="ce31" table:formula="of:=[.E68]+[.K68]" office:value-type="float" office:value="1.06079075515679" calcext:value-type="float">
            <text:p>1,061</text:p>
          </table:table-cell>
          <table:table-cell table:style-name="ce31" table:formula="of:=[.F68]+[.L68]" office:value-type="float" office:value="1.01655176633933" calcext:value-type="float">
            <text:p>1,017</text:p>
          </table:table-cell>
          <table:table-cell table:style-name="ce31" table:formula="of:=[.G68]+[.M68]" office:value-type="float" office:value="0.823960663591465" calcext:value-type="float">
            <text:p>0,824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0284086904598946" calcext:value-type="float">
            <text:p>-0,03</text:p>
          </table:table-cell>
          <table:table-cell table:style-name="ce28" office:value-type="float" office:value="0.258631805757012" calcext:value-type="float">
            <text:p>0,26</text:p>
          </table:table-cell>
          <table:table-cell table:style-name="ce28" office:value-type="float" office:value="-0.388412956101483" calcext:value-type="float">
            <text:p>-0,39</text:p>
          </table:table-cell>
          <table:table-cell table:style-name="ce28" office:value-type="float" office:value="0.203510206941164" calcext:value-type="float">
            <text:p>0,20</text:p>
          </table:table-cell>
          <table:table-cell table:style-name="ce28" office:value-type="float" office:value="-0.0103114435699143" calcext:value-type="float">
            <text:p>-0,01</text:p>
          </table:table-cell>
          <table:table-cell/>
          <table:table-cell table:style-name="ce31" office:value-type="float" office:value="1.35556027931807" calcext:value-type="float">
            <text:p>1,356</text:p>
          </table:table-cell>
          <table:table-cell table:style-name="ce31" table:formula="of:=[.C69]+[.I69]" office:value-type="float" office:value="1.32715158885817" calcext:value-type="float">
            <text:p>1,327</text:p>
          </table:table-cell>
          <table:table-cell table:style-name="ce31" table:formula="of:=[.D69]+[.J69]" office:value-type="float" office:value="1.58578339461518" calcext:value-type="float">
            <text:p>1,586</text:p>
          </table:table-cell>
          <table:table-cell table:style-name="ce31" table:formula="of:=[.E69]+[.K69]" office:value-type="float" office:value="1.1973704385137" calcext:value-type="float">
            <text:p>1,197</text:p>
          </table:table-cell>
          <table:table-cell table:style-name="ce31" table:formula="of:=[.F69]+[.L69]" office:value-type="float" office:value="1.40088064545487" calcext:value-type="float">
            <text:p>1,401</text:p>
          </table:table-cell>
          <table:table-cell table:style-name="ce31" table:formula="of:=[.G69]+[.M69]" office:value-type="float" office:value="1.39056920188495" calcext:value-type="float">
            <text:p>1,391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328342522540162" calcext:value-type="float">
            <text:p>0,33</text:p>
          </table:table-cell>
          <table:table-cell table:style-name="ce28" office:value-type="float" office:value="0.281983516289952" calcext:value-type="float">
            <text:p>0,28</text:p>
          </table:table-cell>
          <table:table-cell table:style-name="ce28" office:value-type="float" office:value="0.311729060638272" calcext:value-type="float">
            <text:p>0,31</text:p>
          </table:table-cell>
          <table:table-cell table:style-name="ce28" office:value-type="float" office:value="0.0357780272045203" calcext:value-type="float">
            <text:p>0,04</text:p>
          </table:table-cell>
          <table:table-cell table:style-name="ce28" office:value-type="float" office:value="-0.189911627372589" calcext:value-type="float">
            <text:p>-0,19</text:p>
          </table:table-cell>
          <table:table-cell/>
          <table:table-cell table:style-name="ce31" office:value-type="float" office:value="0.000588645239696607" calcext:value-type="float">
            <text:p>0,001</text:p>
          </table:table-cell>
          <table:table-cell table:style-name="ce31" table:formula="of:=[.C70]+[.I70]" office:value-type="float" office:value="0.328931167779859" calcext:value-type="float">
            <text:p>0,329</text:p>
          </table:table-cell>
          <table:table-cell table:style-name="ce31" table:formula="of:=[.D70]+[.J70]" office:value-type="float" office:value="0.610914684069811" calcext:value-type="float">
            <text:p>0,611</text:p>
          </table:table-cell>
          <table:table-cell table:style-name="ce31" table:formula="of:=[.E70]+[.K70]" office:value-type="float" office:value="0.922643744708083" calcext:value-type="float">
            <text:p>0,923</text:p>
          </table:table-cell>
          <table:table-cell table:style-name="ce31" table:formula="of:=[.F70]+[.L70]" office:value-type="float" office:value="0.958421771912604" calcext:value-type="float">
            <text:p>0,958</text:p>
          </table:table-cell>
          <table:table-cell table:style-name="ce31" table:formula="of:=[.G70]+[.M70]" office:value-type="float" office:value="0.768510144540014" calcext:value-type="float">
            <text:p>0,769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580414615891831" calcext:value-type="float">
            <text:p>0,58</text:p>
          </table:table-cell>
          <table:table-cell table:style-name="ce28" office:value-type="float" office:value="-0.272279103331787" calcext:value-type="float">
            <text:p>-0,27</text:p>
          </table:table-cell>
          <table:table-cell table:style-name="ce28" office:value-type="float" office:value="-0.349761036050595" calcext:value-type="float">
            <text:p>-0,35</text:p>
          </table:table-cell>
          <table:table-cell table:style-name="ce28" office:value-type="float" office:value="-0.347514592906892" calcext:value-type="float">
            <text:p>-0,35</text:p>
          </table:table-cell>
          <table:table-cell table:style-name="ce28" office:value-type="float" office:value="-0.263704165677523" calcext:value-type="float">
            <text:p>-0,26</text:p>
          </table:table-cell>
          <table:table-cell/>
          <table:table-cell table:style-name="ce31" office:value-type="float" office:value="0.899222862094511" calcext:value-type="float">
            <text:p>0,899</text:p>
          </table:table-cell>
          <table:table-cell table:style-name="ce31" table:formula="of:=[.C71]+[.I71]" office:value-type="float" office:value="1.47963747798634" calcext:value-type="float">
            <text:p>1,480</text:p>
          </table:table-cell>
          <table:table-cell table:style-name="ce31" table:formula="of:=[.D71]+[.J71]" office:value-type="float" office:value="1.20735837465456" calcext:value-type="float">
            <text:p>1,207</text:p>
          </table:table-cell>
          <table:table-cell table:style-name="ce31" table:formula="of:=[.E71]+[.K71]" office:value-type="float" office:value="0.85759733860396" calcext:value-type="float">
            <text:p>0,858</text:p>
          </table:table-cell>
          <table:table-cell table:style-name="ce31" table:formula="of:=[.F71]+[.L71]" office:value-type="float" office:value="0.510082745697068" calcext:value-type="float">
            <text:p>0,510</text:p>
          </table:table-cell>
          <table:table-cell table:style-name="ce31" table:formula="of:=[.G71]+[.M71]" office:value-type="float" office:value="0.246378580019545" calcext:value-type="float">
            <text:p>0,246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0955505959024857" calcext:value-type="float">
            <text:p>-0,10</text:p>
          </table:table-cell>
          <table:table-cell table:style-name="ce28" office:value-type="float" office:value="-0.158284046905216" calcext:value-type="float">
            <text:p>-0,16</text:p>
          </table:table-cell>
          <table:table-cell table:style-name="ce28" office:value-type="float" office:value="-0.134699427705849" calcext:value-type="float">
            <text:p>-0,13</text:p>
          </table:table-cell>
          <table:table-cell table:style-name="ce28" office:value-type="float" office:value="0.095082768512303" calcext:value-type="float">
            <text:p>0,10</text:p>
          </table:table-cell>
          <table:table-cell table:style-name="ce28" office:value-type="float" office:value="-0.180186252051276" calcext:value-type="float">
            <text:p>-0,18</text:p>
          </table:table-cell>
          <table:table-cell/>
          <table:table-cell table:style-name="ce31" office:value-type="float" office:value="-0.941722025341386" calcext:value-type="float">
            <text:p>-0,942</text:p>
          </table:table-cell>
          <table:table-cell table:style-name="ce31" table:formula="of:=[.C72]+[.I72]" office:value-type="float" office:value="-1.03727262124387" calcext:value-type="float">
            <text:p>-1,037</text:p>
          </table:table-cell>
          <table:table-cell table:style-name="ce31" table:formula="of:=[.D72]+[.J72]" office:value-type="float" office:value="-1.19555666814909" calcext:value-type="float">
            <text:p>-1,196</text:p>
          </table:table-cell>
          <table:table-cell table:style-name="ce31" table:formula="of:=[.E72]+[.K72]" office:value-type="float" office:value="-1.33025609585494" calcext:value-type="float">
            <text:p>-1,330</text:p>
          </table:table-cell>
          <table:table-cell table:style-name="ce31" table:formula="of:=[.F72]+[.L72]" office:value-type="float" office:value="-1.23517332734263" calcext:value-type="float">
            <text:p>-1,235</text:p>
          </table:table-cell>
          <table:table-cell table:style-name="ce31" table:formula="of:=[.G72]+[.M72]" office:value-type="float" office:value="-1.41535957939391" calcext:value-type="float">
            <text:p>-1,41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0.436827760551148" calcext:value-type="float">
            <text:p>0,44</text:p>
          </table:table-cell>
          <table:table-cell table:style-name="ce28" office:value-type="float" office:value="-0.00116236388807467" calcext:value-type="float">
            <text:p>0,00</text:p>
          </table:table-cell>
          <table:table-cell table:style-name="ce28" office:value-type="float" office:value="-0.0000593668872769237" calcext:value-type="float">
            <text:p>0,00</text:p>
          </table:table-cell>
          <table:table-cell table:style-name="ce28" office:value-type="float" office:value="0.193428399564488" calcext:value-type="float">
            <text:p>0,19</text:p>
          </table:table-cell>
          <table:table-cell table:style-name="ce28" office:value-type="float" office:value="0.500664293100474" calcext:value-type="float">
            <text:p>0,50</text:p>
          </table:table-cell>
          <table:table-cell/>
          <table:table-cell table:style-name="ce31" office:value-type="float" office:value="0.287525699940815" calcext:value-type="float">
            <text:p>0,288</text:p>
          </table:table-cell>
          <table:table-cell table:style-name="ce31" table:formula="of:=[.C73]+[.I73]" office:value-type="float" office:value="0.724353460491962" calcext:value-type="float">
            <text:p>0,724</text:p>
          </table:table-cell>
          <table:table-cell table:style-name="ce31" table:formula="of:=[.D73]+[.J73]" office:value-type="float" office:value="0.723191096603888" calcext:value-type="float">
            <text:p>0,723</text:p>
          </table:table-cell>
          <table:table-cell table:style-name="ce31" table:formula="of:=[.E73]+[.K73]" office:value-type="float" office:value="0.723131729716611" calcext:value-type="float">
            <text:p>0,723</text:p>
          </table:table-cell>
          <table:table-cell table:style-name="ce31" table:formula="of:=[.F73]+[.L73]" office:value-type="float" office:value="0.916560129281098" calcext:value-type="float">
            <text:p>0,917</text:p>
          </table:table-cell>
          <table:table-cell table:style-name="ce31" table:formula="of:=[.G73]+[.M73]" office:value-type="float" office:value="1.41722442238157" calcext:value-type="float">
            <text:p>1,417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0450308765689882" calcext:value-type="float">
            <text:p>-0,05</text:p>
          </table:table-cell>
          <table:table-cell table:style-name="ce28" office:value-type="float" office:value="0.128161335542244" calcext:value-type="float">
            <text:p>0,13</text:p>
          </table:table-cell>
          <table:table-cell table:style-name="ce28" office:value-type="float" office:value="-0.148967462049568" calcext:value-type="float">
            <text:p>-0,15</text:p>
          </table:table-cell>
          <table:table-cell table:style-name="ce28" office:value-type="float" office:value="0.218665759177761" calcext:value-type="float">
            <text:p>0,22</text:p>
          </table:table-cell>
          <table:table-cell table:style-name="ce28" office:value-type="float" office:value="-0.16809876933483" calcext:value-type="float">
            <text:p>-0,17</text:p>
          </table:table-cell>
          <table:table-cell/>
          <table:table-cell table:style-name="ce31" office:value-type="float" office:value="1.55982531343127" calcext:value-type="float">
            <text:p>1,560</text:p>
          </table:table-cell>
          <table:table-cell table:style-name="ce31" table:formula="of:=[.C74]+[.I74]" office:value-type="float" office:value="1.51479443686228" calcext:value-type="float">
            <text:p>1,515</text:p>
          </table:table-cell>
          <table:table-cell table:style-name="ce31" table:formula="of:=[.D74]+[.J74]" office:value-type="float" office:value="1.64295577240453" calcext:value-type="float">
            <text:p>1,643</text:p>
          </table:table-cell>
          <table:table-cell table:style-name="ce31" table:formula="of:=[.E74]+[.K74]" office:value-type="float" office:value="1.49398831035496" calcext:value-type="float">
            <text:p>1,494</text:p>
          </table:table-cell>
          <table:table-cell table:style-name="ce31" table:formula="of:=[.F74]+[.L74]" office:value-type="float" office:value="1.71265406953272" calcext:value-type="float">
            <text:p>1,713</text:p>
          </table:table-cell>
          <table:table-cell table:style-name="ce31" table:formula="of:=[.G74]+[.M74]" office:value-type="float" office:value="1.54455530019789" calcext:value-type="float">
            <text:p>1,54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8" office:value-type="float" office:value="-0.0543007609030233" calcext:value-type="float">
            <text:p>-0,05</text:p>
          </table:table-cell>
          <table:table-cell table:style-name="ce28" office:value-type="float" office:value="-0.132171573836457" calcext:value-type="float">
            <text:p>-0,13</text:p>
          </table:table-cell>
          <table:table-cell table:style-name="ce28" office:value-type="float" office:value="0.0516103000749253" calcext:value-type="float">
            <text:p>0,05</text:p>
          </table:table-cell>
          <table:table-cell table:style-name="ce28" office:value-type="float" office:value="0.349481425477927" calcext:value-type="float">
            <text:p>0,35</text:p>
          </table:table-cell>
          <table:table-cell table:style-name="ce28" office:value-type="float" office:value="-0.0864706153927146" calcext:value-type="float">
            <text:p>-0,09</text:p>
          </table:table-cell>
          <table:table-cell/>
          <table:table-cell table:style-name="ce31" table:number-columns-repeated="6"/>
          <table:table-cell table:number-columns-repeated="1010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obLibs" table:base-cell-address="$'Load Libs'.$E$15" table:cell-range-address="$'Load Libs'.$E$2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€ </number:text>
      <number:number number:decimal-places="0" loext:min-decimal-places="0" number:min-integer-digits="1" number:grouping="true"/>
    </number:number-style>
    <number:number-style style:name="N136">
      <number:text>-€ 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7P0" style:volatile="true">
      <number:text>€ </number:text>
      <number:number number:decimal-places="0" loext:min-decimal-places="0" number:min-integer-digits="1" number:grouping="true"/>
    </number:number-style>
    <number:number-style style:name="N137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9P0" style:volatile="true">
      <number:text>€ </number:text>
      <number:number number:decimal-places="2" loext:min-decimal-places="2" number:min-integer-digits="1" number:grouping="true"/>
    </number:number-style>
    <number:number-style style:name="N139">
      <number:text>-€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€ 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4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144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number:text> €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150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150P2" style:volatile="true">
      <number:text> € -</number:text>
      <number:number number:decimal-places="0" loext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loext:min-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5">
      <number:number number:decimal-places="3" loext:min-decimal-places="3" number:min-integer-digits="1"/>
    </number:number-style>
    <number:number-style style:name="N157">
      <number:number number:decimal-places="1" loext:min-decimal-places="1" number:min-integer-digits="1"/>
    </number:number-style>
    <number:number-style style:name="N159P0" style:volatile="true">
      <number:number number:decimal-places="0" loext:min-decimal-places="0" number:min-integer-digits="1" number:grouping="true"/>
      <number:text> €</number:text>
    </number:number-style>
    <number:number-style style:name="N15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9P0"/>
    </number:number-style>
    <number:number-style style:name="N160P0" style:volatile="true">
      <number:number number:decimal-places="0" loext:min-decimal-places="0" number:min-integer-digits="1" number:grouping="true"/>
      <number:text> €</number:text>
    </number:number-style>
    <number:number-style style:name="N16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0P0"/>
    </number:number-style>
    <number:number-style style:name="N162P0" style:volatile="true">
      <number:number number:decimal-places="2" loext:min-decimal-places="2" number:min-integer-digits="1" number:grouping="true"/>
      <number:text> €</number:text>
    </number:number-style>
    <number:number-style style:name="N162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2P0"/>
    </number:number-style>
    <number:number-style style:name="N163P0" style:volatile="true">
      <number:number number:decimal-places="2" loext:min-decimal-places="2" number:min-integer-digits="1" number:grouping="true"/>
      <number:text> €</number:text>
    </number:number-style>
    <number:number-style style:name="N16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3P0"/>
    </number:number-style>
    <number:number-style style:name="N167P0" style:volatile="true">
      <number:number number:decimal-places="0" loext:min-decimal-places="0" number:min-integer-digits="1" number:grouping="true"/>
      <number:text>    </number:text>
    </number:number-style>
    <number:number-style style:name="N167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7P2" style:volatile="true">
      <number:text> -   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number number:decimal-places="0" loext:min-decimal-places="0" number:min-integer-digits="1" number:grouping="true"/>
      <number:text> € </number:text>
    </number:number-style>
    <number:number-style style:name="N171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71P2" style:volatile="true">
      <number:text> - €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2" loext:min-decimal-places="2" number:min-integer-digits="1" number:grouping="true"/>
      <number:text>    </number:text>
    </number:number-style>
    <number:number-style style:name="N17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75P2" style:volatile="true">
      <number:text>-</number:text>
      <number:number number:decimal-places="0" loext:min-decimal-places="0" number:min-integer-digits="0"/>
      <number:text>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loext:min-decimal-places="2" number:min-integer-digits="1" number:grouping="true"/>
      <number:text> € </number:text>
    </number:number-style>
    <number:number-style style:name="N179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79P2" style:volatile="true">
      <number:text>-</number:text>
      <number:number number:decimal-places="0" loext:min-decimal-places="0" number:min-integer-digits="0"/>
      <number:text> €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percentage-style style:name="N180">
      <number:number number:decimal-places="3" loext:min-decimal-places="3" number:min-integer-digits="1"/>
      <number:text>%</number:text>
    </number:percentage-style>
    <number:number-style style:name="N181">
      <number:number number:decimal-places="11" loext:min-decimal-places="11" number:min-integer-digits="1"/>
    </number:number-style>
    <number:number-style style:name="N182">
      <number:number number:decimal-places="4" loext:min-decimal-places="4" number:min-integer-digits="1"/>
    </number:number-style>
    <number:percentage-style style:name="N183">
      <number:number number:decimal-places="1" loext:min-decimal-places="1" number:min-integer-digits="1"/>
      <number:text>%</number:text>
    </number:percentage-style>
    <number:percentage-style style:name="N184">
      <number:number number:decimal-places="4" loext:min-decimal-places="4" number:min-integer-digits="1"/>
      <number:text>%</number:text>
    </number:percentage-style>
    <number:percentage-style style:name="N185">
      <number:number number:decimal-places="5" loext:min-decimal-places="5" number:min-integer-digits="1"/>
      <number:text>%</number:text>
    </number:percentage-style>
    <number:percentage-style style:name="N186">
      <number:number number:decimal-places="6" loext:min-decimal-places="6" number:min-integer-digits="1"/>
      <number:text>%</number:text>
    </number:percentage-style>
    <number:number-style style:name="N187">
      <number:number number:decimal-places="4" loext:min-decimal-places="4" number:min-integer-digits="1" number:grouping="true"/>
    </number:number-style>
    <number:date-style style:name="N188">
      <number:day number:style="long"/>
      <number:text> </number:text>
      <number:month number:textual="true"/>
      <number:year/>
      <number:text> </number:text>
      <number:hours number:style="long"/>
      <number:text>:</number:text>
      <number:minutes number:style="long"/>
    </number:date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9P0"/>
    </number:number-style>
    <number:number-style style:name="N190">
      <number:text>$</number:text>
      <number:number number:decimal-places="2" loext:min-decimal-places="2" number:min-integer-digits="1" number:grouping="true"/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3P0" style:volatile="true">
      <number:number number:decimal-places="1" loext:min-decimal-places="1" number:min-integer-digits="1" number:grouping="true"/>
    </number:number-style>
    <number:number-style style:name="N193">
      <number:number number:decimal-places="1" loext:min-decimal-places="1" number:min-integer-digits="1" number:grouping="true"/>
      <style:map style:condition="value()&gt;=0" style:apply-style-name="N193P0"/>
    </number:number-style>
    <number:number-style style:name="N195P0" style:volatile="true">
      <number:text>+</number:text>
      <number:number number:decimal-places="2" loext:min-decimal-places="2" number:min-integer-digits="1" number:grouping="true"/>
    </number:number-style>
    <number:number-style style:name="N195">
      <number:text>-</number:text>
      <number:number number:decimal-places="2" loext:min-decimal-places="2" number:min-integer-digits="1" number:grouping="true"/>
      <style:map style:condition="value()&gt;=0" style:apply-style-name="N195P0"/>
    </number:number-style>
    <number:number-style style:name="N197P0" style:volatile="true">
      <number:number number:decimal-places="0" loext:min-decimal-places="0" number:min-integer-digits="1" number:grouping="true"/>
      <number:text>    </number:text>
    </number:number-style>
    <number:number-style style:name="N197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97P2" style:volatile="true">
      <number:text>-   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number number:decimal-places="0" loext:min-decimal-places="0" number:min-integer-digits="1" number:grouping="true"/>
      <number:text>  </number:text>
    </number:number-style>
    <number:number-style style:name="N201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201P2" style:volatile="true">
      <number:text>- 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2" loext:min-decimal-places="2" number:min-integer-digits="1" number:grouping="true"/>
      <number:text> DM </number:text>
    </number:number-style>
    <number:number-style style:name="N205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205P2" style:volatile="true">
      <number:text>-</number:text>
      <number:number number:decimal-places="0" loext:min-decimal-places="0" number:min-integer-digits="0"/>
      <number:text> DM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number number:decimal-places="0" loext:min-decimal-places="0" number:min-integer-digits="1" number:grouping="true"/>
      <number:text> € </number:text>
    </number:number-style>
    <number:number-style style:name="N207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207P2" style:volatile="true">
      <number:text>-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0P0" style:volatile="true">
      <number:number number:decimal-places="0" loext:min-decimal-places="0" number:min-integer-digits="1" number:grouping="true"/>
      <number:text> </number:text>
    </number:number-style>
    <number:number-style style:name="N210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210P2" style:volatile="true">
      <number:text>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number number:decimal-places="2" loext:min-decimal-places="2" number:min-integer-digits="1" number:grouping="true"/>
      <number:text> </number:text>
    </number:number-style>
    <number:number-style style:name="N212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212P2" style:volatile="true">
      <number:text>-</number:text>
      <number:number number:decimal-places="0" loext:min-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text>£</number:text>
      <number:number number:decimal-places="0" loext:min-decimal-places="0" number:min-integer-digits="1" number:grouping="true"/>
    </number:number-style>
    <number:number-style style:name="N214">
      <number:text>-£</number:text>
      <number:number number:decimal-places="0" loext:min-decimal-places="0" number:min-integer-digits="1" number:grouping="true"/>
      <style:map style:condition="value()&gt;=0" style:apply-style-name="N214P0"/>
    </number:number-style>
    <number:number-style style:name="N215P0" style:volatile="true">
      <number:text>£</number:text>
      <number:number number:decimal-places="0" loext:min-decimal-places="0" number:min-integer-digits="1" number:grouping="true"/>
    </number:number-style>
    <number:number-style style:name="N215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15P0"/>
    </number:number-style>
    <number:number-style style:name="N217P0" style:volatile="true">
      <number:text>£</number:text>
      <number:number number:decimal-places="2" loext:min-decimal-places="2" number:min-integer-digits="1" number:grouping="true"/>
    </number:number-style>
    <number:number-style style:name="N217">
      <number:text>-£</number:text>
      <number:number number:decimal-places="2" loext:min-decimal-places="2" number:min-integer-digits="1" number:grouping="true"/>
      <style:map style:condition="value()&gt;=0" style:apply-style-name="N217P0"/>
    </number:number-style>
    <number:number-style style:name="N218P0" style:volatile="true">
      <number:text>£</number:text>
      <number:number number:decimal-places="2" loext:min-decimal-places="2" number:min-integer-digits="1" number:grouping="true"/>
    </number:number-style>
    <number:number-style style:name="N218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18P0"/>
    </number:number-style>
    <number:number-style style:name="N222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222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222P2" style:volatile="true">
      <number:text> £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P0" style:volatile="true">
      <number:number number:decimal-places="0" loext:min-decimal-places="0" number:min-integer-digits="1" number:grouping="true"/>
      <number:text> </number:text>
    </number:number-style>
    <number:number-style style:name="N22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23P2" style:volatile="true">
      <number:text>-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227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227P2" style:volatile="true">
      <number:text> £-</number:text>
      <number:number number:decimal-places="0" loext:min-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number number:decimal-places="2" loext:min-decimal-places="2" number:min-integer-digits="1" number:grouping="true"/>
      <number:text>   </number:text>
    </number:number-style>
    <number:number-style style:name="N231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231P2" style:volatile="true">
      <number:text>-</number:text>
      <number:number number:decimal-places="0" loext:min-decimal-places="0" number:min-integer-digits="0"/>
      <number:text>  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number number:decimal-places="0" loext:min-decimal-places="0" number:min-integer-digits="1" number:grouping="true"/>
      <number:text>   </number:text>
    </number:number-style>
    <number:number-style style:name="N235P1" style:volatile="true">
      <number:text>-</number:text>
      <number:number number:decimal-places="0" loext:min-decimal-places="0" number:min-integer-digits="1" number:grouping="true"/>
      <number:text>   </number:text>
    </number:number-style>
    <number:number-style style:name="N235P2" style:volatile="true">
      <number:text>-  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9P0" style:volatile="true">
      <number:number number:decimal-places="2" loext:min-decimal-places="2" number:min-integer-digits="1" number:grouping="true"/>
      <number:text>€ </number:text>
    </number:number-style>
    <number:number-style style:name="N239P1" style:volatile="true">
      <number:text>-</number:text>
      <number:number number:decimal-places="2" loext:min-decimal-places="2" number:min-integer-digits="1" number:grouping="true"/>
      <number:text>€ </number:text>
    </number:number-style>
    <number:number-style style:name="N239P2" style:volatile="true">
      <number:text>-</number:text>
      <number:number number:decimal-places="0" loext:min-decimal-places="0" number:min-integer-digits="0"/>
      <number:text>€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3P0" style:volatile="true">
      <number:number number:decimal-places="0" loext:min-decimal-places="0" number:min-integer-digits="1" number:grouping="true"/>
      <number:text>€ </number:text>
    </number:number-style>
    <number:number-style style:name="N243P1" style:volatile="true">
      <number:text>-</number:text>
      <number:number number:decimal-places="0" loext:min-decimal-places="0" number:min-integer-digits="1" number:grouping="true"/>
      <number:text>€ </number:text>
    </number:number-style>
    <number:number-style style:name="N243P2" style:volatile="true">
      <number:text>-€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">
      <number:number number:decimal-places="5" loext:min-decimal-places="5" number:min-integer-digits="1"/>
    </number:number-style>
    <number:number-style style:name="N248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4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48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5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52P2" style:volatile="true">
      <loext:fill-character> </loext:fill-character>
      <number:text>-   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5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5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60P0" style:volatile="true">
      <loext:fill-character> </loext:fill-character>
      <number:number number:decimal-places="0" loext:min-decimal-places="0" number:min-integer-digits="1" number:grouping="true"/>
      <number:text>  </number:text>
    </number:number-style>
    <number:number-style style:name="N260P1" style:volatile="true">
      <loext:text>-</loext:text>
      <loext:fill-character> </loext:fill-character>
      <number:number number:decimal-places="0" loext:min-decimal-places="0" number:min-integer-digits="1" number:grouping="true"/>
      <number:text>  </number:text>
    </number:number-style>
    <number:number-style style:name="N260P2" style:volatile="true">
      <loext:fill-character> </loext:fill-character>
      <number:text>- 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264P1" style:volatile="true">
      <loext:text>-</loext:text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264P2" style:volatile="true">
      <loext:fill-character> </loext:fill-character>
      <number:text>-</number:text>
      <number:number number:decimal-places="0" loext:min-decimal-places="0" number:min-integer-digits="0"/>
      <number:text> DM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6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68P2" style:volatile="true">
      <loext:fill-character> </loext:fill-character>
      <number:text>- €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72P2" style:volatile="true">
      <loext:text> $</loext:text>
      <loext:fill-character> </loext:fill-character>
      <number:text>-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76P2" style:volatile="true">
      <loext:fill-character> </loext:fill-character>
      <number:text>-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8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8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8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80">
      <number:text-content/>
      <number:text> </number:text>
      <style:map style:condition="value()&gt;0" style:apply-style-name="N280P0"/>
      <style:map style:condition="value()&lt;0" style:apply-style-name="N280P1"/>
      <style:map style:condition="value()=0" style:apply-style-name="N280P2"/>
    </number:text-style>
    <number:number-style style:name="N28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8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8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84">
      <number:text-content/>
      <number:text>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number-style style:name="N28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8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88P2" style:volatile="true">
      <loext:text> £</loext:text>
      <loext:fill-character> </loext:fill-character>
      <number:text>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9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9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90P2" style:volatile="true">
      <loext:fill-character> </loext:fill-character>
      <number:text>- </number:text>
    </number:number-style>
    <number:text-style style:name="N290">
      <number:text-content/>
      <number:text> </number:text>
      <style:map style:condition="value()&gt;0" style:apply-style-name="N290P0"/>
      <style:map style:condition="value()&lt;0" style:apply-style-name="N290P1"/>
      <style:map style:condition="value()=0" style:apply-style-name="N290P2"/>
    </number:text-style>
    <number:number-style style:name="N29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9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9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9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9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96">
      <number:text-content/>
      <number:text> </number:text>
      <style:map style:condition="value()&gt;0" style:apply-style-name="N296P0"/>
      <style:map style:condition="value()&lt;0" style:apply-style-name="N296P1"/>
      <style:map style:condition="value()=0" style:apply-style-name="N296P2"/>
    </number:text-style>
    <number:number-style style:name="N30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0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00P2" style:volatile="true">
      <loext:text> € </loext:text>
      <loext:fill-character> </loext:fill-character>
      <number:text>-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0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0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8P0" style:volatile="true">
      <loext:fill-character> </loext:fill-character>
      <number:number number:decimal-places="2" loext:min-decimal-places="2" number:min-integer-digits="1" number:grouping="true"/>
      <number:text>   </number:text>
    </number:number-style>
    <number:number-style style:name="N308P1" style:volatile="true">
      <loext:text>-</loext:text>
      <loext:fill-character> </loext:fill-character>
      <number:number number:decimal-places="2" loext:min-decimal-places="2" number:min-integer-digits="1" number:grouping="true"/>
      <number:text>   </number:text>
    </number:number-style>
    <number:number-style style:name="N308P2" style:volatile="true">
      <loext:fill-character> </loext:fill-character>
      <number:text>-</number:text>
      <number:number number:decimal-places="0" loext:min-decimal-places="0" number:min-integer-digits="0"/>
      <number:text>   </number:text>
    </number:number-style>
    <number:text-style style:name="N308">
      <number:text-content/>
      <number:text> </number:text>
      <style:map style:condition="value()&gt;0" style:apply-style-name="N308P0"/>
      <style:map style:condition="value()&lt;0" style:apply-style-name="N308P1"/>
      <style:map style:condition="value()=0" style:apply-style-name="N308P2"/>
    </number:text-style>
    <number:number-style style:name="N312P0" style:volatile="true">
      <loext:fill-character> </loext:fill-character>
      <number:number number:decimal-places="0" loext:min-decimal-places="0" number:min-integer-digits="1" number:grouping="true"/>
      <number:text>   </number:text>
    </number:number-style>
    <number:number-style style:name="N312P1" style:volatile="true">
      <loext:text>-</loext:text>
      <loext:fill-character> </loext:fill-character>
      <number:number number:decimal-places="0" loext:min-decimal-places="0" number:min-integer-digits="1" number:grouping="true"/>
      <number:text>   </number:text>
    </number:number-style>
    <number:number-style style:name="N312P2" style:volatile="true">
      <loext:fill-character> </loext:fill-character>
      <number:text>-  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number-style style:name="N316P0" style:volatile="true">
      <loext:fill-character> </loext:fill-character>
      <number:number number:decimal-places="2" loext:min-decimal-places="2" number:min-integer-digits="1" number:grouping="true"/>
      <number:text>€ </number:text>
    </number:number-style>
    <number:number-style style:name="N316P1" style:volatile="true">
      <loext:text>-</loext:text>
      <loext:fill-character> </loext:fill-character>
      <number:number number:decimal-places="2" loext:min-decimal-places="2" number:min-integer-digits="1" number:grouping="true"/>
      <number:text>€ </number:text>
    </number:number-style>
    <number:number-style style:name="N316P2" style:volatile="true">
      <loext:fill-character> </loext:fill-character>
      <number:text>-</number:text>
      <number:number number:decimal-places="0" loext:min-decimal-places="0" number:min-integer-digits="0"/>
      <number:text>€ </number:text>
    </number:number-style>
    <number:text-style style:name="N316">
      <number:text-content/>
      <number:text> </number:text>
      <style:map style:condition="value()&gt;0" style:apply-style-name="N316P0"/>
      <style:map style:condition="value()&lt;0" style:apply-style-name="N316P1"/>
      <style:map style:condition="value()=0" style:apply-style-name="N316P2"/>
    </number:text-style>
    <number:number-style style:name="N320P0" style:volatile="true">
      <loext:fill-character> </loext:fill-character>
      <number:number number:decimal-places="0" loext:min-decimal-places="0" number:min-integer-digits="1" number:grouping="true"/>
      <number:text>€ </number:text>
    </number:number-style>
    <number:number-style style:name="N320P1" style:volatile="true">
      <loext:text>-</loext:text>
      <loext:fill-character> </loext:fill-character>
      <number:number number:decimal-places="0" loext:min-decimal-places="0" number:min-integer-digits="1" number:grouping="true"/>
      <number:text>€ </number:text>
    </number:number-style>
    <number:number-style style:name="N320P2" style:volatile="true">
      <loext:fill-character> </loext:fill-character>
      <number:text>-€ </number:text>
    </number:number-style>
    <number:text-style style:name="N320">
      <number:text-content/>
      <number:text> </number:text>
      <style:map style:condition="value()&gt;0" style:apply-style-name="N320P0"/>
      <style:map style:condition="value()&lt;0" style:apply-style-name="N320P1"/>
      <style:map style:condition="value()=0" style:apply-style-name="N320P2"/>
    </number:text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number:text> 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number:text> 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de" number:country="DE">
      <number:minutes number:style="long"/>
      <number:text>:</number:text>
      <number:seconds number:style="long"/>
    </number:time-style>
    <number:time-style style:name="N10142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de" number:country="DE">
      <number:minutes number:style="long"/>
      <number:text>:</number:text>
      <number:seconds number:style="long" number:decimal-places="1"/>
    </number:time-style>
    <number:number-style style:name="N10144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de" number:country="DE">
      <number:number number:decimal-places="3" loext:min-decimal-places="3" number:min-integer-digits="1"/>
      <number:text>%</number:text>
    </number:percentage-style>
    <number:percentage-style style:name="N10146" number:language="de" number:country="DE">
      <number:number number:decimal-places="4" loext:min-decimal-places="4" number:min-integer-digits="1"/>
      <number:text>%</number:text>
    </number:percentage-style>
    <number:percentage-style style:name="N10147" number:language="de" number:country="DE">
      <number:number number:decimal-places="5" loext:min-decimal-places="5" number:min-integer-digits="1"/>
      <number:text>%</number:text>
    </number:percentage-style>
    <number:currency-style style:name="N10149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49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49P0"/>
    </number:currency-style>
    <number:number-style style:name="N10150" number:language="de" number:country="DE">
      <number:number number:decimal-places="1" loext:min-decimal-places="1" number:min-integer-digits="1"/>
    </number:number-style>
    <number:number-style style:name="N10151" number:language="de" number:country="DE">
      <number:number number:decimal-places="11" loext:min-decimal-places="11" number:min-integer-digits="1"/>
    </number:number-style>
    <number:percentage-style style:name="N10152" number:language="de" number:country="DE">
      <number:number number:decimal-places="1" loext:min-decimal-places="1" number:min-integer-digits="1"/>
      <number:text>%</number:text>
    </number:percentage-style>
    <number:number-style style:name="N10154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54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54P2" style:volatile="true" number:language="de" number:country="DE">
      <number:text>-    </number:text>
    </number:number-style>
    <number:text-style style:name="N10154" number:language="de" number:country="DE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6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56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56P2" style:volatile="true" number:language="de" number:country="DE">
      <number:text>- € </number:text>
    </number:number-style>
    <number:text-style style:name="N10156" number:language="de" number:country="DE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7" number:language="de" number:country="DE">
      <number:number number:decimal-places="8" loext:min-decimal-places="8" number:min-integer-digits="1"/>
    </number:number-style>
    <number:number-style style:name="N10158" number:language="de" number:country="DE">
      <number:number number:decimal-places="12" loext:min-decimal-places="12" number:min-integer-digits="1"/>
    </number:number-style>
    <number:number-style style:name="N10159" number:language="de" number:country="DE">
      <number:number number:decimal-places="10" loext:min-decimal-places="10" number:min-integer-digits="1"/>
    </number:number-style>
    <number:number-style style:name="N10160" number:language="de" number:country="DE">
      <number:number number:decimal-places="3" loext:min-decimal-places="3" number:min-integer-digits="1"/>
    </number:number-style>
    <number:number-style style:name="N10164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64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64P2" style:volatile="true" number:language="de" number:country="DE">
      <loext:fill-character> </loext:fill-character>
      <number:text>-    </number:text>
    </number:number-style>
    <number:text-style style:name="N10164" number:language="de" number:country="DE"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number-style style:name="N10168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6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68P2" style:volatile="true" number:language="de" number:country="DE">
      <loext:fill-character> </loext:fill-character>
      <number:text>- € </number:text>
    </number:number-style>
    <number:text-style style:name="N10168" number:language="de" number:country="DE"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number:number-style style:name="N10172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72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72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72" number:language="de" number:country="DE">
      <number:text-content/>
      <number:text> </number:text>
      <style:map style:condition="value()&gt;0" style:apply-style-name="N10172P0"/>
      <style:map style:condition="value()&lt;0" style:apply-style-name="N10172P1"/>
      <style:map style:condition="value()=0" style:apply-style-name="N10172P2"/>
    </number:text-style>
    <number:number-style style:name="N10176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7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7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76" number:language="de" number:country="DE">
      <number:text-content/>
      <number:text> </number:text>
      <style:map style:condition="value()&gt;0" style:apply-style-name="N10176P0"/>
      <style:map style:condition="value()&lt;0" style:apply-style-name="N10176P1"/>
      <style:map style:condition="value()=0" style:apply-style-name="N10176P2"/>
    </number:text-style>
    <number:date-style style:name="N20122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20122" number:language="en" number:country="US">
      <number:text-content/>
      <style:map style:condition="value()&lt;=1.79769313486232E+308" style:apply-style-name="N20122P0"/>
    </number:text-style>
    <number:date-style style:name="N20124P0" style:volatile="true" number:language="en" number:country="US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20124" number:language="en" number:country="US">
      <number:text-content/>
      <style:map style:condition="value()&lt;=1.79769313486232E+308" style:apply-style-name="N20124P0"/>
    </number:text-style>
    <style:style style:name="Default" style:family="table-cell">
      <style:table-cell-properties style:rotation-align="none"/>
      <style:text-properties style:font-name="Arial1" fo:font-family="Arial" style:font-family-generic="swiss" style:font-name-asian="SimSun" style:font-family-asian="SimSun" style:font-family-generic-asian="system" style:font-pitch-asian="variable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Title" style:display-name="Excel Built-in Titl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1f497d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6">00.00.0000</text:date>, <text:time style:data-style-name="N2" text:time-value="17:13:35.76021968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ownian_20_Motion" style:display-name="PageStyle_Brownian Mo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6T17:16:49.687877523</dc:date>
    <meta:generator>LibreOffice/6.1.2.1$MacOSX_X86_64 LibreOffice_project/65905a128db06ba48db947242809d14d3f9a93fe</meta:generator>
    <meta:editing-duration>PT19H14M36S</meta:editing-duration>
    <meta:editing-cycles>21</meta:editing-cycles>
    <meta:document-statistic meta:table-count="3" meta:cell-count="125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55">
      <number:number number:decimal-places="3" loext:min-decimal-places="3"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chart-properties style:rotation-angle="0"/>
      <style:text-properties fo:color="#000000" fo:font-size="9pt" style:font-size-asian="9pt" style:font-family-complex="Arial" style:font-size-complex="9pt"/>
    </style:style>
    <style:style style:name="ch3" style:family="chart">
      <style:chart-properties chart:symbol-type="automatic" chart:treat-empty-cells="leave-gap" chart:series-source="rows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true" chart:label-arrangement="side-by-side" chart:link-data-style-to-source="true" chart:axis-position="0" chart:axis-label-position="outside-start" chart:tick-mark-position="at-axis"/>
      <style:text-properties fo:color="#000000" fo:font-size="9pt" style:font-size-asian="9pt" style:font-family-complex="Arial" style:font-size-complex="9pt"/>
    </style:style>
    <style:style style:name="ch5" style:family="chart" style:data-style-name="N155">
      <style:chart-properties chart:display-label="true" chart:logarithmic="false" chart:reverse-direction="false" text:line-break="false" loext:try-staggering-first="true" chart:link-data-style-to-source="true" chart:axis-position="1" chart:tick-mark-position="at-axis"/>
      <style:text-properties fo:color="#000000" fo:font-size="9pt" style:font-size-asian="9pt" style:font-family-complex="Arial" style:font-size-complex="9pt"/>
    </style:style>
    <style:style style:name="ch6" style:family="chart">
      <style:chart-properties style:rotation-angle="90"/>
      <style:text-properties fo:color="#000000" fo:font-size="9pt" style:font-size-asian="9pt" style:font-family-complex="Arial" style:font-size-complex="9pt"/>
    </style:style>
    <style:style style:name="ch7" style:family="chart" style:data-style-name="N155">
      <style:chart-properties chart:symbol-type="named-symbol" chart:symbol-name="diamond" chart:symbol-width="0.176cm" chart:symbol-height="0.176cm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8" style:family="chart" style:data-style-name="N155">
      <style:chart-properties chart:symbol-type="named-symbol" chart:symbol-name="square" chart:symbol-width="0.176cm" chart:symbol-height="0.176cm" chart:link-data-style-to-source="true"/>
      <style:graphic-properties svg:stroke-width="0.035cm" svg:stroke-color="#ff00ff" draw:fill-color="#ff00ff"/>
      <style:text-properties fo:font-size="10pt" style:font-size-asian="10pt" style:font-size-complex="10pt"/>
    </style:style>
    <style:style style:name="ch9" style:family="chart" style:data-style-name="N155">
      <style:chart-properties chart:symbol-type="named-symbol" chart:symbol-name="arrow-up" chart:symbol-width="0.176cm" chart:symbol-height="0.176cm" chart:link-data-style-to-source="true"/>
      <style:graphic-properties svg:stroke-width="0.035cm" svg:stroke-color="#ffff00" draw:fill-color="#ffff00"/>
      <style:text-properties fo:font-size="10pt" style:font-size-asian="10pt" style:font-size-complex="10pt"/>
    </style:style>
    <style:style style:name="ch10" style:family="chart" style:data-style-name="N155">
      <style:chart-properties chart:symbol-type="named-symbol" chart:symbol-name="bow-tie" chart:symbol-width="0.176cm" chart:symbol-height="0.176cm" chart:link-data-style-to-source="true"/>
      <style:graphic-properties svg:stroke-width="0.035cm" svg:stroke-color="#00ffff" draw:fill-color="#00ffff"/>
      <style:text-properties fo:font-size="10pt" style:font-size-asian="10pt" style:font-size-complex="10pt"/>
    </style:style>
    <style:style style:name="ch11" style:family="chart" style:data-style-name="N155">
      <style:chart-properties chart:symbol-type="named-symbol" chart:symbol-name="hourglass" chart:symbol-width="0.176cm" chart:symbol-height="0.176cm" chart:link-data-style-to-source="true"/>
      <style:graphic-properties svg:stroke-width="0.035cm" svg:stroke-color="#800080" draw:fill-color="#800080"/>
      <style:text-properties fo:font-size="10pt" style:font-size-asian="10pt" style:font-size-complex="10pt"/>
    </style:style>
    <style:style style:name="ch12" style:family="chart" style:data-style-name="N155">
      <style:chart-properties chart:symbol-type="named-symbol" chart:symbol-name="arrow-right" chart:symbol-width="0.176cm" chart:symbol-height="0.176cm" chart:link-data-style-to-source="true"/>
      <style:graphic-properties svg:stroke-width="0.035cm" svg:stroke-color="#800000" draw:fill-color="#800000"/>
      <style:text-properties fo:font-size="10pt" style:font-size-asian="10pt" style:font-size-complex="10pt"/>
    </style:style>
    <style:style style:name="ch13" style:family="chart" style:data-style-name="N155">
      <style:chart-properties chart:symbol-type="named-symbol" chart:symbol-name="arrow-left" chart:symbol-width="0.176cm" chart:symbol-height="0.176cm" chart:link-data-style-to-source="true"/>
      <style:graphic-properties svg:stroke-width="0.035cm" svg:stroke-color="#008080" draw:fill-color="#008080"/>
      <style:text-properties fo:font-size="10pt" style:font-size-asian="10pt" style:font-size-complex="10pt"/>
    </style:style>
    <style:style style:name="ch14" style:family="chart" style:data-style-name="N155">
      <style:chart-properties chart:symbol-type="named-symbol" chart:symbol-name="arrow-right" chart:symbol-width="0.176cm" chart:symbol-height="0.176cm" chart:link-data-style-to-source="true"/>
      <style:graphic-properties svg:stroke-width="0.035cm" svg:stroke-color="#0000ff" draw:fill-color="#0000ff"/>
      <style:text-properties fo:font-size="10pt" style:font-size-asian="10pt" style:font-size-complex="10pt"/>
    </style:style>
    <style:style style:name="ch15" style:family="chart" style:data-style-name="N155">
      <style:chart-properties chart:symbol-type="named-symbol" chart:symbol-name="arrow-down" chart:symbol-width="0.176cm" chart:symbol-height="0.176cm" chart:link-data-style-to-source="true"/>
      <style:graphic-properties svg:stroke-width="0.035cm" svg:stroke-color="#00ccff" draw:fill-color="#00ccff"/>
      <style:text-properties fo:font-size="10pt" style:font-size-asian="10pt" style:font-size-complex="10pt"/>
    </style:style>
    <style:style style:name="ch16" style:family="chart" style:data-style-name="N155">
      <style:chart-properties chart:symbol-type="named-symbol" chart:symbol-name="diamond" chart:symbol-width="0.176cm" chart:symbol-height="0.176cm" chart:link-data-style-to-source="true"/>
      <style:graphic-properties svg:stroke-width="0.035cm" svg:stroke-color="#ccffff" draw:fill-color="#ccffff"/>
      <style:text-properties fo:font-size="10pt" style:font-size-asian="10pt" style:font-size-complex="10pt"/>
    </style:style>
    <style:style style:name="ch17" style:family="chart" style:data-style-name="N155">
      <style:chart-properties chart:symbol-type="named-symbol" chart:symbol-name="square" chart:symbol-width="0.176cm" chart:symbol-height="0.176cm" chart:link-data-style-to-source="true"/>
      <style:graphic-properties svg:stroke-width="0.035cm" svg:stroke-color="#ccffcc" draw:fill-color="#ccffcc"/>
      <style:text-properties fo:font-size="10pt" style:font-size-asian="10pt" style:font-size-complex="10pt"/>
    </style:style>
    <style:style style:name="ch18" style:family="chart" style:data-style-name="N155">
      <style:chart-properties chart:symbol-type="named-symbol" chart:symbol-name="arrow-up" chart:symbol-width="0.176cm" chart:symbol-height="0.176cm" chart:link-data-style-to-source="true"/>
      <style:graphic-properties svg:stroke-width="0.035cm" svg:stroke-color="#ffff99" draw:fill-color="#ffff99"/>
      <style:text-properties fo:font-size="10pt" style:font-size-asian="10pt" style:font-size-complex="10pt"/>
    </style:style>
    <style:style style:name="ch19" style:family="chart" style:data-style-name="N155">
      <style:chart-properties chart:symbol-type="named-symbol" chart:symbol-name="bow-tie" chart:symbol-width="0.176cm" chart:symbol-height="0.176cm" chart:link-data-style-to-source="true"/>
      <style:graphic-properties svg:stroke-width="0.035cm"/>
      <style:text-properties fo:font-size="10pt" style:font-size-asian="10pt" style:font-size-complex="10pt"/>
    </style:style>
    <style:style style:name="ch20" style:family="chart" style:data-style-name="N155">
      <style:chart-properties chart:symbol-type="named-symbol" chart:symbol-name="hourglass" chart:symbol-width="0.176cm" chart:symbol-height="0.176cm" chart:link-data-style-to-source="true"/>
      <style:graphic-properties svg:stroke-width="0.035cm" svg:stroke-color="#ff99cc" draw:fill-color="#ff99cc"/>
      <style:text-properties fo:font-size="10pt" style:font-size-asian="10pt" style:font-size-complex="10pt"/>
    </style:style>
    <style:style style:name="ch21" style:family="chart" style:data-style-name="N155">
      <style:chart-properties chart:symbol-type="named-symbol" chart:symbol-name="arrow-right" chart:symbol-width="0.176cm" chart:symbol-height="0.176cm" chart:link-data-style-to-source="true"/>
      <style:graphic-properties svg:stroke-width="0.035cm" svg:stroke-color="#cc99ff" draw:fill-color="#cc99ff"/>
      <style:text-properties fo:font-size="10pt" style:font-size-asian="10pt" style:font-size-complex="10pt"/>
    </style:style>
    <style:style style:name="ch22" style:family="chart" style:data-style-name="N155">
      <style:chart-properties chart:symbol-type="named-symbol" chart:symbol-name="arrow-left" chart:symbol-width="0.176cm" chart:symbol-height="0.176cm" chart:link-data-style-to-source="true"/>
      <style:graphic-properties svg:stroke-width="0.035cm" svg:stroke-color="#ffcc99" draw:fill-color="#ffcc99"/>
      <style:text-properties fo:font-size="10pt" style:font-size-asian="10pt" style:font-size-complex="10pt"/>
    </style:style>
    <style:style style:name="ch23" style:family="chart" style:data-style-name="N155">
      <style:chart-properties chart:symbol-type="named-symbol" chart:symbol-name="arrow-right" chart:symbol-width="0.176cm" chart:symbol-height="0.176cm" chart:link-data-style-to-source="true"/>
      <style:graphic-properties svg:stroke-width="0.035cm" svg:stroke-color="#3366ff" draw:fill-color="#3366ff"/>
      <style:text-properties fo:font-size="10pt" style:font-size-asian="10pt" style:font-size-complex="10pt"/>
    </style:style>
    <style:style style:name="ch24" style:family="chart" style:data-style-name="N155">
      <style:chart-properties chart:symbol-type="named-symbol" chart:symbol-name="arrow-down" chart:symbol-width="0.176cm" chart:symbol-height="0.176cm" chart:link-data-style-to-source="true"/>
      <style:graphic-properties svg:stroke-width="0.035cm" svg:stroke-color="#33cccc" draw:fill-color="#33cccc"/>
      <style:text-properties fo:font-size="10pt" style:font-size-asian="10pt" style:font-size-complex="10pt"/>
    </style:style>
    <style:style style:name="ch25" style:family="chart" style:data-style-name="N155">
      <style:chart-properties chart:symbol-type="named-symbol" chart:symbol-name="diamond" chart:symbol-width="0.176cm" chart:symbol-height="0.176cm" chart:link-data-style-to-source="true"/>
      <style:graphic-properties svg:stroke-width="0.035cm" svg:stroke-color="#99cc00" draw:fill-color="#99cc00"/>
      <style:text-properties fo:font-size="10pt" style:font-size-asian="10pt" style:font-size-complex="10pt"/>
    </style:style>
    <style:style style:name="ch26" style:family="chart" style:data-style-name="N155">
      <style:chart-properties chart:symbol-type="named-symbol" chart:symbol-name="square" chart:symbol-width="0.176cm" chart:symbol-height="0.176cm" chart:link-data-style-to-source="true"/>
      <style:graphic-properties svg:stroke-width="0.035cm" svg:stroke-color="#ffcc00" draw:fill-color="#ffcc00"/>
      <style:text-properties fo:font-size="10pt" style:font-size-asian="10pt" style:font-size-complex="10pt"/>
    </style:style>
    <style:style style:name="ch27" style:family="chart" style:data-style-name="N155">
      <style:chart-properties chart:symbol-type="named-symbol" chart:symbol-name="arrow-up" chart:symbol-width="0.176cm" chart:symbol-height="0.176cm" chart:link-data-style-to-source="true"/>
      <style:graphic-properties svg:stroke-width="0.035cm" svg:stroke-color="#ff9900" draw:fill-color="#ff9900"/>
      <style:text-properties fo:font-size="10pt" style:font-size-asian="10pt" style:font-size-complex="10pt"/>
    </style:style>
    <style:style style:name="ch28" style:family="chart" style:data-style-name="N155">
      <style:chart-properties chart:symbol-type="named-symbol" chart:symbol-name="bow-tie" chart:symbol-width="0.176cm" chart:symbol-height="0.176cm" chart:link-data-style-to-source="true"/>
      <style:graphic-properties svg:stroke-width="0.035cm" svg:stroke-color="#ff6600" draw:fill-color="#ff6600"/>
      <style:text-properties fo:font-size="10pt" style:font-size-asian="10pt" style:font-size-complex="10pt"/>
    </style:style>
    <style:style style:name="ch29" style:family="chart" style:data-style-name="N155">
      <style:chart-properties chart:symbol-type="named-symbol" chart:symbol-name="hourglass" chart:symbol-width="0.176cm" chart:symbol-height="0.176cm" chart:link-data-style-to-source="true"/>
      <style:graphic-properties svg:stroke-width="0.035cm" svg:stroke-color="#666699" draw:fill-color="#666699"/>
      <style:text-properties fo:font-size="10pt" style:font-size-asian="10pt" style:font-size-complex="10pt"/>
    </style:style>
    <style:style style:name="ch30" style:family="chart" style:data-style-name="N155">
      <style:chart-properties chart:symbol-type="named-symbol" chart:symbol-name="arrow-right" chart:symbol-width="0.176cm" chart:symbol-height="0.176cm" chart:link-data-style-to-source="tru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31" style:family="chart" style:data-style-name="N155">
      <style:chart-properties chart:symbol-type="named-symbol" chart:symbol-name="arrow-left" chart:symbol-width="0.176cm" chart:symbol-height="0.176cm" chart:link-data-style-to-source="true"/>
      <style:graphic-properties svg:stroke-width="0.035cm" svg:stroke-color="#003366" draw:fill-color="#003366"/>
      <style:text-properties fo:font-size="10pt" style:font-size-asian="10pt" style:font-size-complex="10pt"/>
    </style:style>
    <style:style style:name="ch32" style:family="chart" style:data-style-name="N155">
      <style:chart-properties chart:symbol-type="named-symbol" chart:symbol-name="arrow-right" chart:symbol-width="0.176cm" chart:symbol-height="0.176cm" chart:link-data-style-to-source="true"/>
      <style:graphic-properties svg:stroke-width="0.035cm" svg:stroke-color="#339966" draw:fill-color="#339966"/>
      <style:text-properties fo:font-size="10pt" style:font-size-asian="10pt" style:font-size-complex="10pt"/>
    </style:style>
    <style:style style:name="ch33" style:family="chart" style:data-style-name="N155">
      <style:chart-properties chart:symbol-type="named-symbol" chart:symbol-name="arrow-down" chart:symbol-width="0.176cm" chart:symbol-height="0.176cm" chart:link-data-style-to-source="true"/>
      <style:graphic-properties svg:stroke-width="0.035cm" svg:stroke-color="#003300" draw:fill-color="#003300"/>
      <style:text-properties fo:font-size="10pt" style:font-size-asian="10pt" style:font-size-complex="10pt"/>
    </style:style>
    <style:style style:name="ch34" style:family="chart" style:data-style-name="N155">
      <style:chart-properties chart:symbol-type="named-symbol" chart:symbol-name="diamond" chart:symbol-width="0.176cm" chart:symbol-height="0.176cm" chart:link-data-style-to-source="true"/>
      <style:graphic-properties svg:stroke-width="0.035cm" svg:stroke-color="#333300" draw:fill-color="#333300"/>
      <style:text-properties fo:font-size="10pt" style:font-size-asian="10pt" style:font-size-complex="10pt"/>
    </style:style>
    <style:style style:name="ch35" style:family="chart" style:data-style-name="N155">
      <style:chart-properties chart:symbol-type="named-symbol" chart:symbol-name="square" chart:symbol-width="0.176cm" chart:symbol-height="0.176cm" chart:link-data-style-to-source="true"/>
      <style:graphic-properties svg:stroke-width="0.035cm" svg:stroke-color="#993300" draw:fill-color="#993300"/>
      <style:text-properties fo:font-size="10pt" style:font-size-asian="10pt" style:font-size-complex="10pt"/>
    </style:style>
    <style:style style:name="ch36" style:family="chart" style:data-style-name="N155">
      <style:chart-properties chart:symbol-type="named-symbol" chart:symbol-name="arrow-up" chart:symbol-width="0.176cm" chart:symbol-height="0.176cm" chart:link-data-style-to-source="true"/>
      <style:graphic-properties svg:stroke-width="0.035cm" svg:stroke-color="#993366" draw:fill-color="#993366"/>
      <style:text-properties fo:font-size="10pt" style:font-size-asian="10pt" style:font-size-complex="10pt"/>
    </style:style>
    <style:style style:name="ch37" style:family="chart" style:data-style-name="N155">
      <style:chart-properties chart:symbol-type="named-symbol" chart:symbol-name="bow-tie" chart:symbol-width="0.176cm" chart:symbol-height="0.176cm" chart:link-data-style-to-source="true"/>
      <style:graphic-properties svg:stroke-width="0.035cm" svg:stroke-color="#333399" draw:fill-color="#333399"/>
      <style:text-properties fo:font-size="10pt" style:font-size-asian="10pt" style:font-size-complex="10pt"/>
    </style:style>
    <style:style style:name="ch38" style:family="chart" style:data-style-name="N155">
      <style:chart-properties chart:symbol-type="named-symbol" chart:symbol-name="hourglass" chart:symbol-width="0.176cm" chart:symbol-height="0.176cm" chart:link-data-style-to-source="true"/>
      <style:graphic-properties svg:stroke-width="0.035cm" svg:stroke-color="#000000" draw:fill-color="#000000"/>
      <style:text-properties fo:font-size="10pt" style:font-size-asian="10pt" style:font-size-complex="10pt"/>
    </style:style>
    <style:style style:name="ch39" style:family="chart" style:data-style-name="N155">
      <style:chart-properties chart:symbol-type="named-symbol" chart:symbol-name="arrow-right" chart:symbol-width="0.176cm" chart:symbol-height="0.176cm" chart:link-data-style-to-source="true"/>
      <style:graphic-properties svg:stroke-width="0.035cm" svg:stroke-color="#ffffff" draw:fill-color="#ffffff"/>
      <style:text-properties fo:font-size="10pt" style:font-size-asian="10pt" style:font-size-complex="10pt"/>
    </style:style>
    <style:style style:name="ch40" style:family="chart" style:data-style-name="N155">
      <style:chart-properties chart:symbol-type="named-symbol" chart:symbol-name="arrow-left" chart:symbol-width="0.176cm" chart:symbol-height="0.176cm" chart:link-data-style-to-source="true"/>
      <style:graphic-properties svg:stroke-width="0.035cm" svg:stroke-color="#ff0000" draw:fill-color="#ff0000"/>
      <style:text-properties fo:font-size="10pt" style:font-size-asian="10pt" style:font-size-complex="10pt"/>
    </style:style>
    <style:style style:name="ch41" style:family="chart" style:data-style-name="N155">
      <style:chart-properties chart:symbol-type="named-symbol" chart:symbol-name="arrow-right" chart:symbol-width="0.176cm" chart:symbol-height="0.176cm" chart:link-data-style-to-source="true"/>
      <style:graphic-properties svg:stroke-width="0.035cm" svg:stroke-color="#00ff00" draw:fill-color="#00ff00"/>
      <style:text-properties fo:font-size="10pt" style:font-size-asian="10pt" style:font-size-complex="10pt"/>
    </style:style>
    <style:style style:name="ch42" style:family="chart" style:data-style-name="N155">
      <style:chart-properties chart:symbol-type="named-symbol" chart:symbol-name="arrow-down" chart:symbol-width="0.176cm" chart:symbol-height="0.176cm" chart:link-data-style-to-source="true"/>
      <style:graphic-properties svg:stroke-width="0.035cm" svg:stroke-color="#0000ff" draw:fill-color="#0000ff"/>
      <style:text-properties fo:font-size="10pt" style:font-size-asian="10pt" style:font-size-complex="10pt"/>
    </style:style>
    <style:style style:name="ch43" style:family="chart" style:data-style-name="N155">
      <style:chart-properties chart:symbol-type="named-symbol" chart:symbol-name="diamond" chart:symbol-width="0.176cm" chart:symbol-height="0.176cm" chart:link-data-style-to-source="true"/>
      <style:graphic-properties svg:stroke-width="0.035cm" svg:stroke-color="#ffff00" draw:fill-color="#ffff00"/>
      <style:text-properties fo:font-size="10pt" style:font-size-asian="10pt" style:font-size-complex="10pt"/>
    </style:style>
    <style:style style:name="ch44" style:family="chart" style:data-style-name="N155">
      <style:chart-properties chart:symbol-type="named-symbol" chart:symbol-name="arrow-up" chart:symbol-width="0.176cm" chart:symbol-height="0.176cm" chart:link-data-style-to-source="true"/>
      <style:graphic-properties svg:stroke-width="0.035cm" svg:stroke-color="#00ffff" draw:fill-color="#00ffff"/>
      <style:text-properties fo:font-size="10pt" style:font-size-asian="10pt" style:font-size-complex="10pt"/>
    </style:style>
    <style:style style:name="ch45" style:family="chart" style:data-style-name="N155">
      <style:chart-properties chart:symbol-type="named-symbol" chart:symbol-name="bow-tie" chart:symbol-width="0.176cm" chart:symbol-height="0.176cm" chart:link-data-style-to-source="true"/>
      <style:graphic-properties svg:stroke-width="0.035cm" svg:stroke-color="#800000" draw:fill-color="#800000"/>
      <style:text-properties fo:font-size="10pt" style:font-size-asian="10pt" style:font-size-complex="10pt"/>
    </style:style>
    <style:style style:name="ch46" style:family="chart" style:data-style-name="N155">
      <style:chart-properties chart:symbol-type="named-symbol" chart:symbol-name="hourglass" chart:symbol-width="0.176cm" chart:symbol-height="0.176cm" chart:link-data-style-to-source="true"/>
      <style:graphic-properties svg:stroke-width="0.035cm" svg:stroke-color="#008000" draw:fill-color="#008000"/>
      <style:text-properties fo:font-size="10pt" style:font-size-asian="10pt" style:font-size-complex="10pt"/>
    </style:style>
    <style:style style:name="ch47" style:family="chart" style:data-style-name="N155">
      <style:chart-properties chart:symbol-type="named-symbol" chart:symbol-name="arrow-right" chart:symbol-width="0.176cm" chart:symbol-height="0.176cm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48" style:family="chart" style:data-style-name="N155">
      <style:chart-properties chart:symbol-type="named-symbol" chart:symbol-name="arrow-left" chart:symbol-width="0.176cm" chart:symbol-height="0.176cm" chart:link-data-style-to-source="true"/>
      <style:graphic-properties svg:stroke-width="0.035cm" svg:stroke-color="#808000" draw:fill-color="#808000"/>
      <style:text-properties fo:font-size="10pt" style:font-size-asian="10pt" style:font-size-complex="10pt"/>
    </style:style>
    <style:style style:name="ch49" style:family="chart" style:data-style-name="N155">
      <style:chart-properties chart:symbol-type="named-symbol" chart:symbol-name="arrow-right" chart:symbol-width="0.176cm" chart:symbol-height="0.176cm" chart:link-data-style-to-source="true"/>
      <style:graphic-properties svg:stroke-width="0.035cm" svg:stroke-color="#800080" draw:fill-color="#800080"/>
      <style:text-properties fo:font-size="10pt" style:font-size-asian="10pt" style:font-size-complex="10pt"/>
    </style:style>
    <style:style style:name="ch50" style:family="chart" style:data-style-name="N155">
      <style:chart-properties chart:symbol-type="named-symbol" chart:symbol-name="arrow-down" chart:symbol-width="0.176cm" chart:symbol-height="0.176cm" chart:link-data-style-to-source="true"/>
      <style:graphic-properties svg:stroke-width="0.035cm" svg:stroke-color="#008080" draw:fill-color="#008080"/>
      <style:text-properties fo:font-size="10pt" style:font-size-asian="10pt" style:font-size-complex="10pt"/>
    </style:style>
    <style:style style:name="ch51" style:family="chart" style:data-style-name="N155">
      <style:chart-properties chart:symbol-type="named-symbol" chart:symbol-name="diamond" chart:symbol-width="0.176cm" chart:symbol-height="0.176cm" chart:link-data-style-to-source="true"/>
      <style:graphic-properties svg:stroke-width="0.035cm" svg:stroke-color="#c0c0c0" draw:fill-color="#c0c0c0"/>
      <style:text-properties fo:font-size="10pt" style:font-size-asian="10pt" style:font-size-complex="10pt"/>
    </style:style>
    <style:style style:name="ch52" style:family="chart" style:data-style-name="N155">
      <style:chart-properties chart:symbol-type="named-symbol" chart:symbol-name="square" chart:symbol-width="0.176cm" chart:symbol-height="0.176cm" chart:link-data-style-to-source="true"/>
      <style:graphic-properties svg:stroke-width="0.035cm" svg:stroke-color="#808080" draw:fill-color="#808080"/>
      <style:text-properties fo:font-size="10pt" style:font-size-asian="10pt" style:font-size-complex="10pt"/>
    </style:style>
    <style:style style:name="ch53" style:family="chart" style:data-style-name="N155">
      <style:chart-properties chart:symbol-type="named-symbol" chart:symbol-name="arrow-up" chart:symbol-width="0.176cm" chart:symbol-height="0.176cm" chart:link-data-style-to-source="true"/>
      <style:graphic-properties svg:stroke-width="0.035cm" svg:stroke-color="#9999ff" draw:fill-color="#9999ff"/>
      <style:text-properties fo:font-size="10pt" style:font-size-asian="10pt" style:font-size-complex="10pt"/>
    </style:style>
    <style:style style:name="ch54" style:family="chart" style:data-style-name="N155">
      <style:chart-properties chart:symbol-type="named-symbol" chart:symbol-name="bow-tie" chart:symbol-width="0.176cm" chart:symbol-height="0.176cm" chart:link-data-style-to-source="true"/>
      <style:graphic-properties svg:stroke-width="0.035cm" svg:stroke-color="#993366" draw:fill-color="#993366"/>
      <style:text-properties fo:font-size="10pt" style:font-size-asian="10pt" style:font-size-complex="10pt"/>
    </style:style>
    <style:style style:name="ch55" style:family="chart" style:data-style-name="N155">
      <style:chart-properties chart:symbol-type="named-symbol" chart:symbol-name="hourglass" chart:symbol-width="0.176cm" chart:symbol-height="0.176cm" chart:link-data-style-to-source="true"/>
      <style:graphic-properties svg:stroke-width="0.035cm" svg:stroke-color="#ffffcc" draw:fill-color="#ffffcc"/>
      <style:text-properties fo:font-size="10pt" style:font-size-asian="10pt" style:font-size-complex="10pt"/>
    </style:style>
    <style:style style:name="ch56" style:family="chart">
      <style:graphic-properties draw:stroke="solid" svg:stroke-width="0.035cm" svg:stroke-color="#808080" draw:fill="solid" draw:fill-color="#ffffff"/>
    </style:style>
    <style:style style:name="ch57" style:family="chart">
      <style:graphic-properties draw:fill-color="#d9d9d9"/>
    </style:style>
  </office:automatic-styles>
  <office:body>
    <office:chart>
      <chart:chart svg:width="15.366cm" svg:height="8.022cm" xlink:href=".." xlink:type="simple" chart:class="chart:line" chart:style-name="ch1">
        <chart:title svg:x="5.666cm" svg:y="0.271cm" chart:style-name="ch2">
          <text:p>Paths of a Brownian Motion</text:p>
        </chart:title>
        <chart:plot-area chart:style-name="ch3" table:cell-range-address="'Brownian Motion'.I25:'Brownian Motion'.M75" chart:data-source-has-labels="row" svg:x="1.21cm" svg:y="1.236cm" svg:width="13.341cm" svg:height="5.724cm">
          <chartooo:coordinate-region svg:x="2.347cm" svg:y="1.404cm" svg:width="12.114cm" svg:height="4.971cm"/>
          <chart:axis chart:dimension="x" chart:name="primary-x" chart:style-name="ch4" chartooo:axis-type="auto">
            <chartooo:date-scale/>
            <chart:title svg:x="8.16cm" svg:y="7.227cm" chart:style-name="ch2">
              <text:p>Time</text:p>
            </chart:title>
            <chart:categories table:cell-range-address="'Brownian Motion'.I25:'Brownian Motion'.M25"/>
          </chart:axis>
          <chart:axis chart:dimension="y" chart:name="primary-y" chart:style-name="ch5">
            <chart:title svg:x="0.244cm" svg:y="3.362cm" chart:style-name="ch6">
              <text:p>Value</text:p>
            </chart:title>
            <chart:grid chart:class="major"/>
          </chart:axis>
          <chart:series chart:style-name="ch7" chart:values-cell-range-address="'Brownian Motion'.I26:'Brownian Motion'.M26" chart:class="chart:line">
            <chart:data-point chart:repeated="5"/>
          </chart:series>
          <chart:series chart:style-name="ch8" chart:values-cell-range-address="'Brownian Motion'.I27:'Brownian Motion'.M27" chart:class="chart:line">
            <chart:data-point chart:repeated="5"/>
          </chart:series>
          <chart:series chart:style-name="ch9" chart:values-cell-range-address="'Brownian Motion'.I28:'Brownian Motion'.M28" chart:class="chart:line">
            <chart:data-point chart:repeated="5"/>
          </chart:series>
          <chart:series chart:style-name="ch10" chart:values-cell-range-address="'Brownian Motion'.I29:'Brownian Motion'.M29" chart:class="chart:line">
            <chart:data-point chart:repeated="5"/>
          </chart:series>
          <chart:series chart:style-name="ch11" chart:values-cell-range-address="'Brownian Motion'.I30:'Brownian Motion'.M30" chart:class="chart:line">
            <chart:data-point chart:repeated="5"/>
          </chart:series>
          <chart:series chart:style-name="ch12" chart:values-cell-range-address="'Brownian Motion'.I31:'Brownian Motion'.M31" chart:class="chart:line">
            <chart:data-point chart:repeated="5"/>
          </chart:series>
          <chart:series chart:style-name="ch13" chart:values-cell-range-address="'Brownian Motion'.I32:'Brownian Motion'.M32" chart:class="chart:line">
            <chart:data-point chart:repeated="5"/>
          </chart:series>
          <chart:series chart:style-name="ch14" chart:values-cell-range-address="'Brownian Motion'.I33:'Brownian Motion'.M33" chart:class="chart:line">
            <chart:data-point chart:repeated="5"/>
          </chart:series>
          <chart:series chart:style-name="ch15" chart:values-cell-range-address="'Brownian Motion'.I34:'Brownian Motion'.M34" chart:class="chart:line">
            <chart:data-point chart:repeated="5"/>
          </chart:series>
          <chart:series chart:style-name="ch16" chart:values-cell-range-address="'Brownian Motion'.I35:'Brownian Motion'.M35" chart:class="chart:line">
            <chart:data-point chart:repeated="5"/>
          </chart:series>
          <chart:series chart:style-name="ch17" chart:values-cell-range-address="'Brownian Motion'.I36:'Brownian Motion'.M36" chart:class="chart:line">
            <chart:data-point chart:repeated="5"/>
          </chart:series>
          <chart:series chart:style-name="ch18" chart:values-cell-range-address="'Brownian Motion'.I37:'Brownian Motion'.M37" chart:class="chart:line">
            <chart:data-point chart:repeated="5"/>
          </chart:series>
          <chart:series chart:style-name="ch19" chart:values-cell-range-address="'Brownian Motion'.I38:'Brownian Motion'.M38" chart:class="chart:line">
            <chart:data-point chart:repeated="5"/>
          </chart:series>
          <chart:series chart:style-name="ch20" chart:values-cell-range-address="'Brownian Motion'.I39:'Brownian Motion'.M39" chart:class="chart:line">
            <chart:data-point chart:repeated="5"/>
          </chart:series>
          <chart:series chart:style-name="ch21" chart:values-cell-range-address="'Brownian Motion'.I40:'Brownian Motion'.M40" chart:class="chart:line">
            <chart:data-point chart:repeated="5"/>
          </chart:series>
          <chart:series chart:style-name="ch22" chart:values-cell-range-address="'Brownian Motion'.I41:'Brownian Motion'.M41" chart:class="chart:line">
            <chart:data-point chart:repeated="5"/>
          </chart:series>
          <chart:series chart:style-name="ch23" chart:values-cell-range-address="'Brownian Motion'.I42:'Brownian Motion'.M42" chart:class="chart:line">
            <chart:data-point chart:repeated="5"/>
          </chart:series>
          <chart:series chart:style-name="ch24" chart:values-cell-range-address="'Brownian Motion'.I43:'Brownian Motion'.M43" chart:class="chart:line">
            <chart:data-point chart:repeated="5"/>
          </chart:series>
          <chart:series chart:style-name="ch25" chart:values-cell-range-address="'Brownian Motion'.I44:'Brownian Motion'.M44" chart:class="chart:line">
            <chart:data-point chart:repeated="5"/>
          </chart:series>
          <chart:series chart:style-name="ch26" chart:values-cell-range-address="'Brownian Motion'.I45:'Brownian Motion'.M45" chart:class="chart:line">
            <chart:data-point chart:repeated="5"/>
          </chart:series>
          <chart:series chart:style-name="ch27" chart:values-cell-range-address="'Brownian Motion'.I46:'Brownian Motion'.M46" chart:class="chart:line">
            <chart:data-point chart:repeated="5"/>
          </chart:series>
          <chart:series chart:style-name="ch28" chart:values-cell-range-address="'Brownian Motion'.I47:'Brownian Motion'.M47" chart:class="chart:line">
            <chart:data-point chart:repeated="5"/>
          </chart:series>
          <chart:series chart:style-name="ch29" chart:values-cell-range-address="'Brownian Motion'.I48:'Brownian Motion'.M48" chart:class="chart:line">
            <chart:data-point chart:repeated="5"/>
          </chart:series>
          <chart:series chart:style-name="ch30" chart:values-cell-range-address="'Brownian Motion'.I49:'Brownian Motion'.M49" chart:class="chart:line">
            <chart:data-point chart:repeated="5"/>
          </chart:series>
          <chart:series chart:style-name="ch31" chart:values-cell-range-address="'Brownian Motion'.I50:'Brownian Motion'.M50" chart:class="chart:line">
            <chart:data-point chart:repeated="5"/>
          </chart:series>
          <chart:series chart:style-name="ch32" chart:values-cell-range-address="'Brownian Motion'.I51:'Brownian Motion'.M51" chart:class="chart:line">
            <chart:data-point chart:repeated="5"/>
          </chart:series>
          <chart:series chart:style-name="ch33" chart:values-cell-range-address="'Brownian Motion'.I52:'Brownian Motion'.M52" chart:class="chart:line">
            <chart:data-point chart:repeated="5"/>
          </chart:series>
          <chart:series chart:style-name="ch34" chart:values-cell-range-address="'Brownian Motion'.I53:'Brownian Motion'.M53" chart:class="chart:line">
            <chart:data-point chart:repeated="5"/>
          </chart:series>
          <chart:series chart:style-name="ch35" chart:values-cell-range-address="'Brownian Motion'.I54:'Brownian Motion'.M54" chart:class="chart:line">
            <chart:data-point chart:repeated="5"/>
          </chart:series>
          <chart:series chart:style-name="ch36" chart:values-cell-range-address="'Brownian Motion'.I55:'Brownian Motion'.M55" chart:class="chart:line">
            <chart:data-point chart:repeated="5"/>
          </chart:series>
          <chart:series chart:style-name="ch37" chart:values-cell-range-address="'Brownian Motion'.I56:'Brownian Motion'.M56" chart:class="chart:line">
            <chart:data-point chart:repeated="5"/>
          </chart:series>
          <chart:series chart:style-name="ch38" chart:values-cell-range-address="'Brownian Motion'.I57:'Brownian Motion'.M57" chart:class="chart:line">
            <chart:data-point chart:repeated="5"/>
          </chart:series>
          <chart:series chart:style-name="ch39" chart:values-cell-range-address="'Brownian Motion'.I58:'Brownian Motion'.M58" chart:class="chart:line">
            <chart:data-point chart:repeated="5"/>
          </chart:series>
          <chart:series chart:style-name="ch40" chart:values-cell-range-address="'Brownian Motion'.I59:'Brownian Motion'.M59" chart:class="chart:line">
            <chart:data-point chart:repeated="5"/>
          </chart:series>
          <chart:series chart:style-name="ch41" chart:values-cell-range-address="'Brownian Motion'.I60:'Brownian Motion'.M60" chart:class="chart:line">
            <chart:data-point chart:repeated="5"/>
          </chart:series>
          <chart:series chart:style-name="ch42" chart:values-cell-range-address="'Brownian Motion'.I61:'Brownian Motion'.M61" chart:class="chart:line">
            <chart:data-point chart:repeated="5"/>
          </chart:series>
          <chart:series chart:style-name="ch43" chart:values-cell-range-address="'Brownian Motion'.I62:'Brownian Motion'.M62" chart:class="chart:line">
            <chart:data-point chart:repeated="5"/>
          </chart:series>
          <chart:series chart:style-name="ch8" chart:values-cell-range-address="'Brownian Motion'.I63:'Brownian Motion'.M63" chart:class="chart:line">
            <chart:data-point chart:repeated="5"/>
          </chart:series>
          <chart:series chart:style-name="ch44" chart:values-cell-range-address="'Brownian Motion'.I64:'Brownian Motion'.M64" chart:class="chart:line">
            <chart:data-point chart:repeated="5"/>
          </chart:series>
          <chart:series chart:style-name="ch45" chart:values-cell-range-address="'Brownian Motion'.I65:'Brownian Motion'.M65" chart:class="chart:line">
            <chart:data-point chart:repeated="5"/>
          </chart:series>
          <chart:series chart:style-name="ch46" chart:values-cell-range-address="'Brownian Motion'.I66:'Brownian Motion'.M66" chart:class="chart:line">
            <chart:data-point chart:repeated="5"/>
          </chart:series>
          <chart:series chart:style-name="ch47" chart:values-cell-range-address="'Brownian Motion'.I67:'Brownian Motion'.M67" chart:class="chart:line">
            <chart:data-point chart:repeated="5"/>
          </chart:series>
          <chart:series chart:style-name="ch48" chart:values-cell-range-address="'Brownian Motion'.I68:'Brownian Motion'.M68" chart:class="chart:line">
            <chart:data-point chart:repeated="5"/>
          </chart:series>
          <chart:series chart:style-name="ch49" chart:values-cell-range-address="'Brownian Motion'.I69:'Brownian Motion'.M69" chart:class="chart:line">
            <chart:data-point chart:repeated="5"/>
          </chart:series>
          <chart:series chart:style-name="ch50" chart:values-cell-range-address="'Brownian Motion'.I70:'Brownian Motion'.M70" chart:class="chart:line">
            <chart:data-point chart:repeated="5"/>
          </chart:series>
          <chart:series chart:style-name="ch51" chart:values-cell-range-address="'Brownian Motion'.I71:'Brownian Motion'.M71" chart:class="chart:line">
            <chart:data-point chart:repeated="5"/>
          </chart:series>
          <chart:series chart:style-name="ch52" chart:values-cell-range-address="'Brownian Motion'.I72:'Brownian Motion'.M72" chart:class="chart:line">
            <chart:data-point chart:repeated="5"/>
          </chart:series>
          <chart:series chart:style-name="ch53" chart:values-cell-range-address="'Brownian Motion'.I73:'Brownian Motion'.M73" chart:class="chart:line">
            <chart:data-point chart:repeated="5"/>
          </chart:series>
          <chart:series chart:style-name="ch54" chart:values-cell-range-address="'Brownian Motion'.I74:'Brownian Motion'.M74" chart:class="chart:line">
            <chart:data-point chart:repeated="5"/>
          </chart:series>
          <chart:series chart:style-name="ch55" chart:values-cell-range-address="'Brownian Motion'.I75:'Brownian Motion'.M75" chart:class="chart:line">
            <chart:data-point chart:repeated="5"/>
          </chart:series>
          <chart:wall chart:style-name="ch56"/>
          <chart:floor chart:style-name="ch5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Brownian Motion'.I25:'Brownian Motion'.M25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26:'Brownian Motion'.M26</svg:desc>
                </draw:g>
              </table:table-cell>
              <table:table-cell office:value-type="float" office:value="-0.0334612731064854">
                <text:p>-0.0334612731064854</text:p>
              </table:table-cell>
              <table:table-cell office:value-type="float" office:value="0.716018160235963">
                <text:p>0.716018160235963</text:p>
              </table:table-cell>
              <table:table-cell office:value-type="float" office:value="1.24562766414451">
                <text:p>1.24562766414451</text:p>
              </table:table-cell>
              <table:table-cell office:value-type="float" office:value="2.45029556900746">
                <text:p>2.45029556900746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27:'Brownian Motion'.M27</svg:desc>
                </draw:g>
              </table:table-cell>
              <table:table-cell office:value-type="float" office:value="0.0392965452513734">
                <text:p>0.0392965452513734</text:p>
              </table:table-cell>
              <table:table-cell office:value-type="float" office:value="-0.0296036416400084">
                <text:p>-0.0296036416400084</text:p>
              </table:table-cell>
              <table:table-cell office:value-type="float" office:value="-0.625961895482434">
                <text:p>-0.625961895482434</text:p>
              </table:table-cell>
              <table:table-cell office:value-type="float" office:value="-1.31460341055736">
                <text:p>-1.31460341055736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28:'Brownian Motion'.M28</svg:desc>
                </draw:g>
              </table:table-cell>
              <table:table-cell office:value-type="float" office:value="-0.935506416631401">
                <text:p>-0.935506416631401</text:p>
              </table:table-cell>
              <table:table-cell office:value-type="float" office:value="-1.55479809886965">
                <text:p>-1.55479809886965</text:p>
              </table:table-cell>
              <table:table-cell office:value-type="float" office:value="-2.49721259724769">
                <text:p>-2.49721259724769</text:p>
              </table:table-cell>
              <table:table-cell office:value-type="float" office:value="-1.82386339480218">
                <text:p>-1.82386339480218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29:'Brownian Motion'.M29</svg:desc>
                </draw:g>
              </table:table-cell>
              <table:table-cell office:value-type="float" office:value="0.738911569211897">
                <text:p>0.738911569211897</text:p>
              </table:table-cell>
              <table:table-cell office:value-type="float" office:value="1.92884845434594">
                <text:p>1.92884845434594</text:p>
              </table:table-cell>
              <table:table-cell office:value-type="float" office:value="1.72156618306537">
                <text:p>1.72156618306537</text:p>
              </table:table-cell>
              <table:table-cell office:value-type="float" office:value="1.47926644489782">
                <text:p>1.47926644489782</text:p>
              </table:table-cell>
            </table:table-row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30:'Brownian Motion'.M30</svg:desc>
                </draw:g>
              </table:table-cell>
              <table:table-cell office:value-type="float" office:value="-1.72366553140977">
                <text:p>-1.72366553140977</text:p>
              </table:table-cell>
              <table:table-cell office:value-type="float" office:value="-1.44201491413514">
                <text:p>-1.44201491413514</text:p>
              </table:table-cell>
              <table:table-cell office:value-type="float" office:value="-2.1515157740704">
                <text:p>-2.1515157740704</text:p>
              </table:table-cell>
              <table:table-cell office:value-type="float" office:value="-1.75769472714922">
                <text:p>-1.75769472714922</text:p>
              </table:table-cell>
            </table:table-row>
            <table:table-row>
              <table:table-cell office:value-type="string">
                <text:p>Row 3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31:'Brownian Motion'.M31</svg:desc>
                </draw:g>
              </table:table-cell>
              <table:table-cell office:value-type="float" office:value="0.237429487674911">
                <text:p>0.237429487674911</text:p>
              </table:table-cell>
              <table:table-cell office:value-type="float" office:value="0.686653014688393">
                <text:p>0.686653014688393</text:p>
              </table:table-cell>
              <table:table-cell office:value-type="float" office:value="0.378846237295801">
                <text:p>0.378846237295801</text:p>
              </table:table-cell>
              <table:table-cell office:value-type="float" office:value="1.66243898041088">
                <text:p>1.66243898041088</text:p>
              </table:table-cell>
            </table:table-row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32:'Brownian Motion'.M32</svg:desc>
                </draw:g>
              </table:table-cell>
              <table:table-cell office:value-type="float" office:value="-0.677719445412855">
                <text:p>-0.677719445412855</text:p>
              </table:table-cell>
              <table:table-cell office:value-type="float" office:value="-0.146096966892797">
                <text:p>-0.146096966892797</text:p>
              </table:table-cell>
              <table:table-cell office:value-type="float" office:value="-0.465047699667596">
                <text:p>-0.465047699667596</text:p>
              </table:table-cell>
              <table:table-cell office:value-type="float" office:value="-0.620626805015624">
                <text:p>-0.620626805015624</text:p>
              </table:table-cell>
            </table:table-row>
            <table:table-row>
              <table:table-cell office:value-type="string">
                <text:p>Row 3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33:'Brownian Motion'.M33</svg:desc>
                </draw:g>
              </table:table-cell>
              <table:table-cell office:value-type="float" office:value="-0.359147257799292">
                <text:p>-0.359147257799292</text:p>
              </table:table-cell>
              <table:table-cell office:value-type="float" office:value="-1.04223765680686">
                <text:p>-1.04223765680686</text:p>
              </table:table-cell>
              <table:table-cell office:value-type="float" office:value="-1.60112020343362">
                <text:p>-1.60112020343362</text:p>
              </table:table-cell>
              <table:table-cell office:value-type="float" office:value="-0.437504257564707">
                <text:p>-0.437504257564707</text:p>
              </table:table-cell>
            </table:table-row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34:'Brownian Motion'.M34</svg:desc>
                </draw:g>
              </table:table-cell>
              <table:table-cell office:value-type="float" office:value="-0.160102407144349">
                <text:p>-0.160102407144349</text:p>
              </table:table-cell>
              <table:table-cell office:value-type="float" office:value="-0.114995666623944">
                <text:p>-0.114995666623944</text:p>
              </table:table-cell>
              <table:table-cell office:value-type="float" office:value="-1.57111602484664">
                <text:p>-1.57111602484664</text:p>
              </table:table-cell>
              <table:table-cell office:value-type="float" office:value="-2.19468093452397">
                <text:p>-2.19468093452397</text:p>
              </table:table-cell>
            </table:table-row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35:'Brownian Motion'.M35</svg:desc>
                </draw:g>
              </table:table-cell>
              <table:table-cell office:value-type="float" office:value="-0.314185754831968">
                <text:p>-0.314185754831968</text:p>
              </table:table-cell>
              <table:table-cell office:value-type="float" office:value="-0.737191806993317">
                <text:p>-0.737191806993317</text:p>
              </table:table-cell>
              <table:table-cell office:value-type="float" office:value="-0.949972044008475">
                <text:p>-0.949972044008475</text:p>
              </table:table-cell>
              <table:table-cell office:value-type="float" office:value="-1.44737469265931">
                <text:p>-1.44737469265931</text:p>
              </table:table-cell>
            </table:table-row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36:'Brownian Motion'.M36</svg:desc>
                </draw:g>
              </table:table-cell>
              <table:table-cell office:value-type="float" office:value="0.181834605171604">
                <text:p>0.181834605171604</text:p>
              </table:table-cell>
              <table:table-cell office:value-type="float" office:value="-0.213451731759365">
                <text:p>-0.213451731759365</text:p>
              </table:table-cell>
              <table:table-cell office:value-type="float" office:value="-1.52831471185772">
                <text:p>-1.52831471185772</text:p>
              </table:table-cell>
              <table:table-cell office:value-type="float" office:value="-2.24139709612699">
                <text:p>-2.24139709612699</text:p>
              </table:table-cell>
            </table:table-row>
            <table:table-row>
              <table:table-cell office:value-type="string">
                <text:p>Row 3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37:'Brownian Motion'.M37</svg:desc>
                </draw:g>
              </table:table-cell>
              <table:table-cell office:value-type="float" office:value="0.139603373441148">
                <text:p>0.139603373441148</text:p>
              </table:table-cell>
              <table:table-cell office:value-type="float" office:value="0.555985435066456">
                <text:p>0.555985435066456</text:p>
              </table:table-cell>
              <table:table-cell office:value-type="float" office:value="-0.464519427463632">
                <text:p>-0.464519427463632</text:p>
              </table:table-cell>
              <table:table-cell office:value-type="float" office:value="-0.587364334374031">
                <text:p>-0.587364334374031</text:p>
              </table:table-cell>
            </table:table-row>
            <table:table-row>
              <table:table-cell office:value-type="string">
                <text:p>Row 3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38:'Brownian Motion'.M38</svg:desc>
                </draw:g>
              </table:table-cell>
              <table:table-cell office:value-type="float" office:value="-0.724218698170799">
                <text:p>-0.724218698170799</text:p>
              </table:table-cell>
              <table:table-cell office:value-type="float" office:value="-0.0503899936088343">
                <text:p>-0.0503899936088343</text:p>
              </table:table-cell>
              <table:table-cell office:value-type="float" office:value="0.283547197059868">
                <text:p>0.283547197059868</text:p>
              </table:table-cell>
              <table:table-cell office:value-type="float" office:value="0.983412361472182">
                <text:p>0.983412361472182</text:p>
              </table:table-cell>
            </table:table-row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39:'Brownian Motion'.M39</svg:desc>
                </draw:g>
              </table:table-cell>
              <table:table-cell office:value-type="float" office:value="0.161926744366886">
                <text:p>0.161926744366886</text:p>
              </table:table-cell>
              <table:table-cell office:value-type="float" office:value="0.527891644211691">
                <text:p>0.527891644211691</text:p>
              </table:table-cell>
              <table:table-cell office:value-type="float" office:value="-0.0826326240555841">
                <text:p>-0.0826326240555841</text:p>
              </table:table-cell>
              <table:table-cell office:value-type="float" office:value="1.06907041563294">
                <text:p>1.06907041563294</text:p>
              </table:table-cell>
            </table:table-row>
            <table:table-row>
              <table:table-cell office:value-type="string">
                <text:p>Row 4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40:'Brownian Motion'.M40</svg:desc>
                </draw:g>
              </table:table-cell>
              <table:table-cell office:value-type="float" office:value="0.635492695707725">
                <text:p>0.635492695707725</text:p>
              </table:table-cell>
              <table:table-cell office:value-type="float" office:value="-0.252145596616612">
                <text:p>-0.252145596616612</text:p>
              </table:table-cell>
              <table:table-cell office:value-type="float" office:value="-1.96287943784177">
                <text:p>-1.96287943784177</text:p>
              </table:table-cell>
              <table:table-cell office:value-type="float" office:value="-2.57300157628425">
                <text:p>-2.57300157628425</text:p>
              </table:table-cell>
            </table:table-row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41:'Brownian Motion'.M41</svg:desc>
                </draw:g>
              </table:table-cell>
              <table:table-cell office:value-type="float" office:value="-1.12048077685856">
                <text:p>-1.12048077685856</text:p>
              </table:table-cell>
              <table:table-cell office:value-type="float" office:value="-1.68167768974644">
                <text:p>-1.68167768974644</text:p>
              </table:table-cell>
              <table:table-cell office:value-type="float" office:value="-1.2487013403869">
                <text:p>-1.2487013403869</text:p>
              </table:table-cell>
              <table:table-cell office:value-type="float" office:value="0.458092013476027">
                <text:p>0.458092013476027</text:p>
              </table:table-cell>
            </table:table-row>
            <table:table-row>
              <table:table-cell office:value-type="string">
                <text:p>Row 4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42:'Brownian Motion'.M42</svg:desc>
                </draw:g>
              </table:table-cell>
              <table:table-cell office:value-type="float" office:value="-0.285137251905434">
                <text:p>-0.285137251905434</text:p>
              </table:table-cell>
              <table:table-cell office:value-type="float" office:value="-0.922502082955624">
                <text:p>-0.922502082955624</text:p>
              </table:table-cell>
              <table:table-cell office:value-type="float" office:value="-2.4218934387512">
                <text:p>-2.4218934387512</text:p>
              </table:table-cell>
              <table:table-cell office:value-type="float" office:value="-1.25172906779361">
                <text:p>-1.25172906779361</text:p>
              </table:table-cell>
            </table:table-row>
            <table:table-row>
              <table:table-cell office:value-type="string">
                <text:p>Row 4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43:'Brownian Motion'.M43</svg:desc>
                </draw:g>
              </table:table-cell>
              <table:table-cell office:value-type="float" office:value="0.224171351954086">
                <text:p>0.224171351954086</text:p>
              </table:table-cell>
              <table:table-cell office:value-type="float" office:value="-0.589584327521714">
                <text:p>-0.589584327521714</text:p>
              </table:table-cell>
              <table:table-cell office:value-type="float" office:value="-1.83861691616336">
                <text:p>-1.83861691616336</text:p>
              </table:table-cell>
              <table:table-cell office:value-type="float" office:value="-2.10446703487041">
                <text:p>-2.10446703487041</text:p>
              </table:table-cell>
            </table:table-row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44:'Brownian Motion'.M44</svg:desc>
                </draw:g>
              </table:table-cell>
              <table:table-cell office:value-type="float" office:value="0.145331447132618">
                <text:p>0.145331447132618</text:p>
              </table:table-cell>
              <table:table-cell office:value-type="float" office:value="-0.203017494458761">
                <text:p>-0.203017494458761</text:p>
              </table:table-cell>
              <table:table-cell office:value-type="float" office:value="-0.0951687472884187">
                <text:p>-0.0951687472884187</text:p>
              </table:table-cell>
              <table:table-cell office:value-type="float" office:value="-1.43728457247445">
                <text:p>-1.43728457247445</text:p>
              </table:table-cell>
            </table:table-row>
            <table:table-row>
              <table:table-cell office:value-type="string">
                <text:p>Row 4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45:'Brownian Motion'.M45</svg:desc>
                </draw:g>
              </table:table-cell>
              <table:table-cell office:value-type="float" office:value="-0.397791335905027">
                <text:p>-0.397791335905027</text:p>
              </table:table-cell>
              <table:table-cell office:value-type="float" office:value="-0.928941637371088">
                <text:p>-0.928941637371088</text:p>
              </table:table-cell>
              <table:table-cell office:value-type="float" office:value="-0.307135832612112">
                <text:p>-0.307135832612112</text:p>
              </table:table-cell>
              <table:table-cell office:value-type="float" office:value="0.100950128155485">
                <text:p>0.100950128155485</text:p>
              </table:table-cell>
            </table:table-row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46:'Brownian Motion'.M46</svg:desc>
                </draw:g>
              </table:table-cell>
              <table:table-cell office:value-type="float" office:value="1.07754171947914">
                <text:p>1.07754171947914</text:p>
              </table:table-cell>
              <table:table-cell office:value-type="float" office:value="1.74660036825501">
                <text:p>1.74660036825501</text:p>
              </table:table-cell>
              <table:table-cell office:value-type="float" office:value="2.59845791673983">
                <text:p>2.59845791673983</text:p>
              </table:table-cell>
              <table:table-cell office:value-type="float" office:value="1.76723821981603">
                <text:p>1.76723821981603</text:p>
              </table:table-cell>
            </table:table-row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47:'Brownian Motion'.M47</svg:desc>
                </draw:g>
              </table:table-cell>
              <table:table-cell office:value-type="float" office:value="-1.25941350212106">
                <text:p>-1.25941350212106</text:p>
              </table:table-cell>
              <table:table-cell office:value-type="float" office:value="-2.31405887093326">
                <text:p>-2.31405887093326</text:p>
              </table:table-cell>
              <table:table-cell office:value-type="float" office:value="-1.14601210696236">
                <text:p>-1.14601210696236</text:p>
              </table:table-cell>
              <table:table-cell office:value-type="float" office:value="-0.996871682865029">
                <text:p>-0.996871682865029</text:p>
              </table:table-cell>
            </table:table-row>
            <table:table-row>
              <table:table-cell office:value-type="string">
                <text:p>Row 4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48:'Brownian Motion'.M48</svg:desc>
                </draw:g>
              </table:table-cell>
              <table:table-cell office:value-type="float" office:value="0.652901440071712">
                <text:p>0.652901440071712</text:p>
              </table:table-cell>
              <table:table-cell office:value-type="float" office:value="0.233062933170309">
                <text:p>0.233062933170309</text:p>
              </table:table-cell>
              <table:table-cell office:value-type="float" office:value="-1.00787199483574">
                <text:p>-1.00787199483574</text:p>
              </table:table-cell>
              <table:table-cell office:value-type="float" office:value="-0.295071305678167">
                <text:p>-0.295071305678167</text:p>
              </table:table-cell>
            </table:table-row>
            <table:table-row>
              <table:table-cell office:value-type="string">
                <text:p>Row 4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49:'Brownian Motion'.M49</svg:desc>
                </draw:g>
              </table:table-cell>
              <table:table-cell office:value-type="float" office:value="-0.582457007524279">
                <text:p>-0.582457007524279</text:p>
              </table:table-cell>
              <table:table-cell office:value-type="float" office:value="0.587107225082135">
                <text:p>0.587107225082135</text:p>
              </table:table-cell>
              <table:table-cell office:value-type="float" office:value="0.463412456559502">
                <text:p>0.463412456559502</text:p>
              </table:table-cell>
              <table:table-cell office:value-type="float" office:value="-0.0959794616905363">
                <text:p>-0.0959794616905363</text:p>
              </table:table-cell>
            </table:table-row>
            <table:table-row>
              <table:table-cell office:value-type="string">
                <text:p>Row 5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50:'Brownian Motion'.M50</svg:desc>
                </draw:g>
              </table:table-cell>
              <table:table-cell office:value-type="float" office:value="0.268334956728501">
                <text:p>0.268334956728501</text:p>
              </table:table-cell>
              <table:table-cell office:value-type="float" office:value="0.323399638977176">
                <text:p>0.323399638977176</text:p>
              </table:table-cell>
              <table:table-cell office:value-type="float" office:value="0.921748945418613">
                <text:p>0.921748945418613</text:p>
              </table:table-cell>
              <table:table-cell office:value-type="float" office:value="1.63726268326627">
                <text:p>1.63726268326627</text:p>
              </table:table-cell>
            </table:table-row>
            <table:table-row>
              <table:table-cell office:value-type="string">
                <text:p>Row 5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51:'Brownian Motion'.M51</svg:desc>
                </draw:g>
              </table:table-cell>
              <table:table-cell office:value-type="float" office:value="0.285024477549211">
                <text:p>0.285024477549211</text:p>
              </table:table-cell>
              <table:table-cell office:value-type="float" office:value="0.541610143877016">
                <text:p>0.541610143877016</text:p>
              </table:table-cell>
              <table:table-cell office:value-type="float" office:value="0.11639367515173">
                <text:p>0.11639367515173</text:p>
              </table:table-cell>
              <table:table-cell office:value-type="float" office:value="-0.242994723981565">
                <text:p>-0.242994723981565</text:p>
              </table:table-cell>
            </table:table-row>
            <table:table-row>
              <table:table-cell office:value-type="string">
                <text:p>Row 5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52:'Brownian Motion'.M52</svg:desc>
                </draw:g>
              </table:table-cell>
              <table:table-cell office:value-type="float" office:value="-1.00169444054848">
                <text:p>-1.00169444054848</text:p>
              </table:table-cell>
              <table:table-cell office:value-type="float" office:value="-1.28332037910168">
                <text:p>-1.28332037910168</text:p>
              </table:table-cell>
              <table:table-cell office:value-type="float" office:value="0.233345506826934">
                <text:p>0.233345506826934</text:p>
              </table:table-cell>
              <table:table-cell office:value-type="float" office:value="1.51832257087979">
                <text:p>1.51832257087979</text:p>
              </table:table-cell>
            </table:table-row>
            <table:table-row>
              <table:table-cell office:value-type="string">
                <text:p>Row 5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53:'Brownian Motion'.M53</svg:desc>
                </draw:g>
              </table:table-cell>
              <table:table-cell office:value-type="float" office:value="-0.333257943387174">
                <text:p>-0.333257943387174</text:p>
              </table:table-cell>
              <table:table-cell office:value-type="float" office:value="-0.242164158342556">
                <text:p>-0.242164158342556</text:p>
              </table:table-cell>
              <table:table-cell office:value-type="float" office:value="0.494942627624583">
                <text:p>0.494942627624583</text:p>
              </table:table-cell>
              <table:table-cell office:value-type="float" office:value="0.666638420455404">
                <text:p>0.666638420455404</text:p>
              </table:table-cell>
            </table:table-row>
            <table:table-row>
              <table:table-cell office:value-type="string">
                <text:p>Row 5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54:'Brownian Motion'.M54</svg:desc>
                </draw:g>
              </table:table-cell>
              <table:table-cell office:value-type="float" office:value="-1.33096189758841">
                <text:p>-1.33096189758841</text:p>
              </table:table-cell>
              <table:table-cell office:value-type="float" office:value="-1.27909087419443">
                <text:p>-1.27909087419443</text:p>
              </table:table-cell>
              <table:table-cell office:value-type="float" office:value="-1.71376507745967">
                <text:p>-1.71376507745967</text:p>
              </table:table-cell>
              <table:table-cell office:value-type="float" office:value="-1.92998666837954">
                <text:p>-1.92998666837954</text:p>
              </table:table-cell>
            </table:table-row>
            <table:table-row>
              <table:table-cell office:value-type="string">
                <text:p>Row 5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55:'Brownian Motion'.M55</svg:desc>
                </draw:g>
              </table:table-cell>
              <table:table-cell office:value-type="float" office:value="-0.525040328114646">
                <text:p>-0.525040328114646</text:p>
              </table:table-cell>
              <table:table-cell office:value-type="float" office:value="-1.37572202664759">
                <text:p>-1.37572202664759</text:p>
              </table:table-cell>
              <table:table-cell office:value-type="float" office:value="-1.34423638587313">
                <text:p>-1.34423638587313</text:p>
              </table:table-cell>
              <table:table-cell office:value-type="float" office:value="-1.56717653409655">
                <text:p>-1.56717653409655</text:p>
              </table:table-cell>
            </table:table-row>
            <table:table-row>
              <table:table-cell office:value-type="string">
                <text:p>Row 5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56:'Brownian Motion'.M56</svg:desc>
                </draw:g>
              </table:table-cell>
              <table:table-cell office:value-type="float" office:value="0.491411964622202">
                <text:p>0.491411964622202</text:p>
              </table:table-cell>
              <table:table-cell office:value-type="float" office:value="0.361312065959744">
                <text:p>0.361312065959744</text:p>
              </table:table-cell>
              <table:table-cell office:value-type="float" office:value="1.2710925482118">
                <text:p>1.2710925482118</text:p>
              </table:table-cell>
              <table:table-cell office:value-type="float" office:value="1.51546960564746">
                <text:p>1.51546960564746</text:p>
              </table:table-cell>
            </table:table-row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57:'Brownian Motion'.M57</svg:desc>
                </draw:g>
              </table:table-cell>
              <table:table-cell office:value-type="float" office:value="-0.554802008180148">
                <text:p>-0.554802008180148</text:p>
              </table:table-cell>
              <table:table-cell office:value-type="float" office:value="-1.09124197372326">
                <text:p>-1.09124197372326</text:p>
              </table:table-cell>
              <table:table-cell office:value-type="float" office:value="-1.77257111065989">
                <text:p>-1.77257111065989</text:p>
              </table:table-cell>
              <table:table-cell office:value-type="float" office:value="-1.93146749886931">
                <text:p>-1.93146749886931</text:p>
              </table:table-cell>
            </table:table-row>
            <table:table-row>
              <table:table-cell office:value-type="string">
                <text:p>Row 5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58:'Brownian Motion'.M58</svg:desc>
                </draw:g>
              </table:table-cell>
              <table:table-cell office:value-type="float" office:value="0.131176774509377">
                <text:p>0.131176774509377</text:p>
              </table:table-cell>
              <table:table-cell office:value-type="float" office:value="0.114375435929019">
                <text:p>0.114375435929019</text:p>
              </table:table-cell>
              <table:table-cell office:value-type="float" office:value="0.0522718885661084">
                <text:p>0.0522718885661084</text:p>
              </table:table-cell>
              <table:table-cell office:value-type="float" office:value="-0.0147582757995705">
                <text:p>-0.0147582757995705</text:p>
              </table:table-cell>
            </table:table-row>
            <table:table-row>
              <table:table-cell office:value-type="string">
                <text:p>Row 5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59:'Brownian Motion'.M59</svg:desc>
                </draw:g>
              </table:table-cell>
              <table:table-cell office:value-type="float" office:value="-0.0623909522261669">
                <text:p>-0.0623909522261669</text:p>
              </table:table-cell>
              <table:table-cell office:value-type="float" office:value="0.212440371524611">
                <text:p>0.212440371524611</text:p>
              </table:table-cell>
              <table:table-cell office:value-type="float" office:value="-0.265761083294776">
                <text:p>-0.265761083294776</text:p>
              </table:table-cell>
              <table:table-cell office:value-type="float" office:value="-0.444152026168323">
                <text:p>-0.444152026168323</text:p>
              </table:table-cell>
            </table:table-row>
            <table:table-row>
              <table:table-cell office:value-type="string">
                <text:p>Row 6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60:'Brownian Motion'.M60</svg:desc>
                </draw:g>
              </table:table-cell>
              <table:table-cell office:value-type="float" office:value="0.702199566237921">
                <text:p>0.702199566237921</text:p>
              </table:table-cell>
              <table:table-cell office:value-type="float" office:value="1.25748879315781">
                <text:p>1.25748879315781</text:p>
              </table:table-cell>
              <table:table-cell office:value-type="float" office:value="0.125644881684698">
                <text:p>0.125644881684698</text:p>
              </table:table-cell>
              <table:table-cell office:value-type="float" office:value="1.13097750061026">
                <text:p>1.13097750061026</text:p>
              </table:table-cell>
            </table:table-row>
            <table:table-row>
              <table:table-cell office:value-type="string">
                <text:p>Row 6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61:'Brownian Motion'.M61</svg:desc>
                </draw:g>
              </table:table-cell>
              <table:table-cell office:value-type="float" office:value="0.0577073586916924">
                <text:p>0.0577073586916924</text:p>
              </table:table-cell>
              <table:table-cell office:value-type="float" office:value="0.762665137680381">
                <text:p>0.762665137680381</text:p>
              </table:table-cell>
              <table:table-cell office:value-type="float" office:value="0.259243716361703">
                <text:p>0.259243716361703</text:p>
              </table:table-cell>
              <table:table-cell office:value-type="float" office:value="-1.18988467763505">
                <text:p>-1.18988467763505</text:p>
              </table:table-cell>
            </table:table-row>
            <table:table-row>
              <table:table-cell office:value-type="string">
                <text:p>Row 6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62:'Brownian Motion'.M62</svg:desc>
                </draw:g>
              </table:table-cell>
              <table:table-cell office:value-type="float" office:value="0.175670142259593">
                <text:p>0.175670142259593</text:p>
              </table:table-cell>
              <table:table-cell office:value-type="float" office:value="-0.74717051557332">
                <text:p>-0.74717051557332</text:p>
              </table:table-cell>
              <table:table-cell office:value-type="float" office:value="-1.41815442851378">
                <text:p>-1.41815442851378</text:p>
              </table:table-cell>
              <table:table-cell office:value-type="float" office:value="-1.58752137439143">
                <text:p>-1.58752137439143</text:p>
              </table:table-cell>
            </table:table-row>
            <table:table-row>
              <table:table-cell office:value-type="string">
                <text:p>Row 6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63:'Brownian Motion'.M63</svg:desc>
                </draw:g>
              </table:table-cell>
              <table:table-cell office:value-type="float" office:value="0.018221082795682">
                <text:p>0.018221082795682</text:p>
              </table:table-cell>
              <table:table-cell office:value-type="float" office:value="-0.0224568124169558">
                <text:p>-0.0224568124169558</text:p>
              </table:table-cell>
              <table:table-cell office:value-type="float" office:value="0.322136272604075">
                <text:p>0.322136272604075</text:p>
              </table:table-cell>
              <table:table-cell office:value-type="float" office:value="0.621904385359904">
                <text:p>0.621904385359904</text:p>
              </table:table-cell>
            </table:table-row>
            <table:table-row>
              <table:table-cell office:value-type="string">
                <text:p>Row 6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64:'Brownian Motion'.M64</svg:desc>
                </draw:g>
              </table:table-cell>
              <table:table-cell office:value-type="float" office:value="1.36266239261455">
                <text:p>1.36266239261455</text:p>
              </table:table-cell>
              <table:table-cell office:value-type="float" office:value="0.613468293751447">
                <text:p>0.613468293751447</text:p>
              </table:table-cell>
              <table:table-cell office:value-type="float" office:value="0.150345987823591">
                <text:p>0.150345987823591</text:p>
              </table:table-cell>
              <table:table-cell office:value-type="float" office:value="1.07648780079167">
                <text:p>1.07648780079167</text:p>
              </table:table-cell>
            </table:table-row>
            <table:table-row>
              <table:table-cell office:value-type="string">
                <text:p>Row 6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65:'Brownian Motion'.M65</svg:desc>
                </draw:g>
              </table:table-cell>
              <table:table-cell office:value-type="float" office:value="-0.00222432725793352">
                <text:p>-0.00222432725793352</text:p>
              </table:table-cell>
              <table:table-cell office:value-type="float" office:value="-0.557598479778114">
                <text:p>-0.557598479778114</text:p>
              </table:table-cell>
              <table:table-cell office:value-type="float" office:value="-0.66299390984528">
                <text:p>-0.66299390984528</text:p>
              </table:table-cell>
              <table:table-cell office:value-type="float" office:value="-1.39046354442589">
                <text:p>-1.39046354442589</text:p>
              </table:table-cell>
            </table:table-row>
            <table:table-row>
              <table:table-cell office:value-type="string">
                <text:p>Row 6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66:'Brownian Motion'.M66</svg:desc>
                </draw:g>
              </table:table-cell>
              <table:table-cell office:value-type="float" office:value="-0.787744326459243">
                <text:p>-0.787744326459243</text:p>
              </table:table-cell>
              <table:table-cell office:value-type="float" office:value="-0.902477353377807">
                <text:p>-0.902477353377807</text:p>
              </table:table-cell>
              <table:table-cell office:value-type="float" office:value="-0.742189651319674">
                <text:p>-0.742189651319674</text:p>
              </table:table-cell>
              <table:table-cell office:value-type="float" office:value="-1.56799445676339">
                <text:p>-1.56799445676339</text:p>
              </table:table-cell>
            </table:table-row>
            <table:table-row>
              <table:table-cell office:value-type="string">
                <text:p>Row 6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67:'Brownian Motion'.M67</svg:desc>
                </draw:g>
              </table:table-cell>
              <table:table-cell office:value-type="float" office:value="0.622982082423346">
                <text:p>0.622982082423346</text:p>
              </table:table-cell>
              <table:table-cell office:value-type="float" office:value="1.17084622430982">
                <text:p>1.17084622430982</text:p>
              </table:table-cell>
              <table:table-cell office:value-type="float" office:value="0.560004261751634">
                <text:p>0.560004261751634</text:p>
              </table:table-cell>
              <table:table-cell office:value-type="float" office:value="0.38820010038748">
                <text:p>0.38820010038748</text:p>
              </table:table-cell>
            </table:table-row>
            <table:table-row>
              <table:table-cell office:value-type="string">
                <text:p>Row 6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68:'Brownian Motion'.M68</svg:desc>
                </draw:g>
              </table:table-cell>
              <table:table-cell office:value-type="float" office:value="0.485572483169948">
                <text:p>0.485572483169948</text:p>
              </table:table-cell>
              <table:table-cell office:value-type="float" office:value="0.823960663591465">
                <text:p>0.823960663591465</text:p>
              </table:table-cell>
              <table:table-cell office:value-type="float" office:value="1.10733958680488">
                <text:p>1.10733958680488</text:p>
              </table:table-cell>
              <table:table-cell office:value-type="float" office:value="2.25431133578379">
                <text:p>2.25431133578379</text:p>
              </table:table-cell>
            </table:table-row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69:'Brownian Motion'.M69</svg:desc>
                </draw:g>
              </table:table-cell>
              <table:table-cell office:value-type="float" office:value="1.35556027931807">
                <text:p>1.35556027931807</text:p>
              </table:table-cell>
              <table:table-cell office:value-type="float" office:value="1.39056920188495">
                <text:p>1.39056920188495</text:p>
              </table:table-cell>
              <table:table-cell office:value-type="float" office:value="1.87519980730379">
                <text:p>1.87519980730379</text:p>
              </table:table-cell>
              <table:table-cell office:value-type="float" office:value="1.14124313977214">
                <text:p>1.14124313977214</text:p>
              </table:table-cell>
            </table:table-row>
            <table:table-row>
              <table:table-cell office:value-type="string">
                <text:p>Row 7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70:'Brownian Motion'.M70</svg:desc>
                </draw:g>
              </table:table-cell>
              <table:table-cell office:value-type="float" office:value="0.000588645239696607">
                <text:p>0.000588645239696607</text:p>
              </table:table-cell>
              <table:table-cell office:value-type="float" office:value="0.768510144540014">
                <text:p>0.768510144540014</text:p>
              </table:table-cell>
              <table:table-cell office:value-type="float" office:value="-0.836891720733502">
                <text:p>-0.836891720733502</text:p>
              </table:table-cell>
              <table:table-cell office:value-type="float" office:value="-0.557324952268298">
                <text:p>-0.557324952268298</text:p>
              </table:table-cell>
            </table:table-row>
            <table:table-row>
              <table:table-cell office:value-type="string">
                <text:p>Row 7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71:'Brownian Motion'.M71</svg:desc>
                </draw:g>
              </table:table-cell>
              <table:table-cell office:value-type="float" office:value="0.899222862094511">
                <text:p>0.899222862094511</text:p>
              </table:table-cell>
              <table:table-cell office:value-type="float" office:value="0.246378580019545">
                <text:p>0.246378580019545</text:p>
              </table:table-cell>
              <table:table-cell office:value-type="float" office:value="0.479689026574533">
                <text:p>0.479689026574533</text:p>
              </table:table-cell>
              <table:table-cell office:value-type="float" office:value="0.953724200688905">
                <text:p>0.953724200688905</text:p>
              </table:table-cell>
            </table:table-row>
            <table:table-row>
              <table:table-cell office:value-type="string">
                <text:p>Row 7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72:'Brownian Motion'.M72</svg:desc>
                </draw:g>
              </table:table-cell>
              <table:table-cell office:value-type="float" office:value="-0.941722025341386">
                <text:p>-0.941722025341386</text:p>
              </table:table-cell>
              <table:table-cell office:value-type="float" office:value="-1.41535957939391">
                <text:p>-1.41535957939391</text:p>
              </table:table-cell>
              <table:table-cell office:value-type="float" office:value="-1.29459600150331">
                <text:p>-1.29459600150331</text:p>
              </table:table-cell>
              <table:table-cell office:value-type="float" office:value="-1.47701224479871">
                <text:p>-1.47701224479871</text:p>
              </table:table-cell>
            </table:table-row>
            <table:table-row>
              <table:table-cell office:value-type="string">
                <text:p>Row 7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73:'Brownian Motion'.M73</svg:desc>
                </draw:g>
              </table:table-cell>
              <table:table-cell office:value-type="float" office:value="0.287525699940815">
                <text:p>0.287525699940815</text:p>
              </table:table-cell>
              <table:table-cell office:value-type="float" office:value="1.41722442238157">
                <text:p>1.41722442238157</text:p>
              </table:table-cell>
              <table:table-cell office:value-type="float" office:value="2.12859865108531">
                <text:p>2.12859865108531</text:p>
              </table:table-cell>
              <table:table-cell office:value-type="float" office:value="2.15937449307304">
                <text:p>2.15937449307304</text:p>
              </table:table-cell>
            </table:table-row>
            <table:table-row>
              <table:table-cell office:value-type="string">
                <text:p>Row 7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74:'Brownian Motion'.M74</svg:desc>
                </draw:g>
              </table:table-cell>
              <table:table-cell office:value-type="float" office:value="1.55982531343127">
                <text:p>1.55982531343127</text:p>
              </table:table-cell>
              <table:table-cell office:value-type="float" office:value="1.54455530019789">
                <text:p>1.54455530019789</text:p>
              </table:table-cell>
              <table:table-cell office:value-type="float" office:value="1.96347332367457">
                <text:p>1.96347332367457</text:p>
              </table:table-cell>
              <table:table-cell office:value-type="float" office:value="1.6824978853102">
                <text:p>1.6824978853102</text:p>
              </table:table-cell>
            </table:table-row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75:'Brownian Motion'.M75</svg:desc>
                </draw:g>
              </table:table-cell>
              <table:table-cell office:value-type="float" office:value="-0.13405935322035">
                <text:p>-0.13405935322035</text:p>
              </table:table-cell>
              <table:table-cell office:value-type="float" office:value="-0.00591057779969181">
                <text:p>-0.00591057779969181</text:p>
              </table:table-cell>
              <table:table-cell office:value-type="float" office:value="1.08126511193381">
                <text:p>1.08126511193381</text:p>
              </table:table-cell>
              <table:table-cell office:value-type="float" office:value="1.15142758262274">
                <text:p>1.151427582622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MacOSX_X86_64 LibreOffice_project/65905a128db06ba48db947242809d14d3f9a93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55">
      <number:number number:decimal-places="3" loext:min-decimal-places="3"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chart-properties style:rotation-angle="0"/>
      <style:text-properties fo:color="#000000" fo:font-size="9pt" style:font-size-asian="9pt" style:font-family-complex="Arial" style:font-size-complex="9pt"/>
    </style:style>
    <style:style style:name="ch3" style:family="chart">
      <style:chart-properties chart:symbol-type="automatic" chart:treat-empty-cells="leave-gap" chart:series-source="rows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true" chart:label-arrangement="side-by-side" chart:link-data-style-to-source="true" chart:axis-position="0" chart:axis-label-position="outside-start" chart:tick-mark-position="at-axis"/>
      <style:text-properties fo:color="#000000" fo:font-size="9pt" style:font-size-asian="9pt" style:font-family-complex="Arial" style:font-size-complex="9pt"/>
    </style:style>
    <style:style style:name="ch5" style:family="chart" style:data-style-name="N155">
      <style:chart-properties chart:display-label="true" chart:logarithmic="false" chart:reverse-direction="false" text:line-break="false" loext:try-staggering-first="true" chart:link-data-style-to-source="true" chart:axis-position="1" chart:tick-mark-position="at-axis"/>
      <style:text-properties fo:color="#000000" fo:font-size="9pt" style:font-size-asian="9pt" style:font-family-complex="Arial" style:font-size-complex="9pt"/>
    </style:style>
    <style:style style:name="ch6" style:family="chart">
      <style:chart-properties style:rotation-angle="90"/>
      <style:text-properties fo:color="#000000" fo:font-size="9pt" style:font-size-asian="9pt" style:font-family-complex="Arial" style:font-size-complex="9pt"/>
    </style:style>
    <style:style style:name="ch7" style:family="chart" style:data-style-name="N155">
      <style:chart-properties chart:symbol-type="named-symbol" chart:symbol-name="diamond" chart:symbol-width="0.176cm" chart:symbol-height="0.176cm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8" style:family="chart" style:data-style-name="N155">
      <style:chart-properties chart:symbol-type="named-symbol" chart:symbol-name="square" chart:symbol-width="0.176cm" chart:symbol-height="0.176cm" chart:link-data-style-to-source="true"/>
      <style:graphic-properties svg:stroke-width="0.035cm" svg:stroke-color="#ff00ff" draw:fill-color="#ff00ff"/>
      <style:text-properties fo:font-size="10pt" style:font-size-asian="10pt" style:font-size-complex="10pt"/>
    </style:style>
    <style:style style:name="ch9" style:family="chart" style:data-style-name="N155">
      <style:chart-properties chart:symbol-type="named-symbol" chart:symbol-name="arrow-up" chart:symbol-width="0.176cm" chart:symbol-height="0.176cm" chart:link-data-style-to-source="true"/>
      <style:graphic-properties svg:stroke-width="0.035cm" svg:stroke-color="#ffff00" draw:fill-color="#ffff00"/>
      <style:text-properties fo:font-size="10pt" style:font-size-asian="10pt" style:font-size-complex="10pt"/>
    </style:style>
    <style:style style:name="ch10" style:family="chart" style:data-style-name="N155">
      <style:chart-properties chart:symbol-type="named-symbol" chart:symbol-name="bow-tie" chart:symbol-width="0.176cm" chart:symbol-height="0.176cm" chart:link-data-style-to-source="true"/>
      <style:graphic-properties svg:stroke-width="0.035cm" svg:stroke-color="#00ffff" draw:fill-color="#00ffff"/>
      <style:text-properties fo:font-size="10pt" style:font-size-asian="10pt" style:font-size-complex="10pt"/>
    </style:style>
    <style:style style:name="ch11" style:family="chart" style:data-style-name="N155">
      <style:chart-properties chart:symbol-type="named-symbol" chart:symbol-name="hourglass" chart:symbol-width="0.176cm" chart:symbol-height="0.176cm" chart:link-data-style-to-source="true"/>
      <style:graphic-properties svg:stroke-width="0.035cm" svg:stroke-color="#800080" draw:fill-color="#800080"/>
      <style:text-properties fo:font-size="10pt" style:font-size-asian="10pt" style:font-size-complex="10pt"/>
    </style:style>
    <style:style style:name="ch12" style:family="chart" style:data-style-name="N155">
      <style:chart-properties chart:symbol-type="named-symbol" chart:symbol-name="arrow-right" chart:symbol-width="0.176cm" chart:symbol-height="0.176cm" chart:link-data-style-to-source="true"/>
      <style:graphic-properties svg:stroke-width="0.035cm" svg:stroke-color="#800000" draw:fill-color="#800000"/>
      <style:text-properties fo:font-size="10pt" style:font-size-asian="10pt" style:font-size-complex="10pt"/>
    </style:style>
    <style:style style:name="ch13" style:family="chart" style:data-style-name="N155">
      <style:chart-properties chart:symbol-type="named-symbol" chart:symbol-name="arrow-left" chart:symbol-width="0.176cm" chart:symbol-height="0.176cm" chart:link-data-style-to-source="true"/>
      <style:graphic-properties svg:stroke-width="0.035cm" svg:stroke-color="#008080" draw:fill-color="#008080"/>
      <style:text-properties fo:font-size="10pt" style:font-size-asian="10pt" style:font-size-complex="10pt"/>
    </style:style>
    <style:style style:name="ch14" style:family="chart" style:data-style-name="N155">
      <style:chart-properties chart:symbol-type="named-symbol" chart:symbol-name="arrow-right" chart:symbol-width="0.176cm" chart:symbol-height="0.176cm" chart:link-data-style-to-source="true"/>
      <style:graphic-properties svg:stroke-width="0.035cm" svg:stroke-color="#0000ff" draw:fill-color="#0000ff"/>
      <style:text-properties fo:font-size="10pt" style:font-size-asian="10pt" style:font-size-complex="10pt"/>
    </style:style>
    <style:style style:name="ch15" style:family="chart" style:data-style-name="N155">
      <style:chart-properties chart:symbol-type="named-symbol" chart:symbol-name="arrow-down" chart:symbol-width="0.176cm" chart:symbol-height="0.176cm" chart:link-data-style-to-source="true"/>
      <style:graphic-properties svg:stroke-width="0.035cm" svg:stroke-color="#00ccff" draw:fill-color="#00ccff"/>
      <style:text-properties fo:font-size="10pt" style:font-size-asian="10pt" style:font-size-complex="10pt"/>
    </style:style>
    <style:style style:name="ch16" style:family="chart" style:data-style-name="N155">
      <style:chart-properties chart:symbol-type="named-symbol" chart:symbol-name="diamond" chart:symbol-width="0.176cm" chart:symbol-height="0.176cm" chart:link-data-style-to-source="true"/>
      <style:graphic-properties svg:stroke-width="0.035cm" svg:stroke-color="#ccffff" draw:fill-color="#ccffff"/>
      <style:text-properties fo:font-size="10pt" style:font-size-asian="10pt" style:font-size-complex="10pt"/>
    </style:style>
    <style:style style:name="ch17" style:family="chart" style:data-style-name="N155">
      <style:chart-properties chart:symbol-type="named-symbol" chart:symbol-name="square" chart:symbol-width="0.176cm" chart:symbol-height="0.176cm" chart:link-data-style-to-source="true"/>
      <style:graphic-properties svg:stroke-width="0.035cm" svg:stroke-color="#ccffcc" draw:fill-color="#ccffcc"/>
      <style:text-properties fo:font-size="10pt" style:font-size-asian="10pt" style:font-size-complex="10pt"/>
    </style:style>
    <style:style style:name="ch18" style:family="chart" style:data-style-name="N155">
      <style:chart-properties chart:symbol-type="named-symbol" chart:symbol-name="arrow-up" chart:symbol-width="0.176cm" chart:symbol-height="0.176cm" chart:link-data-style-to-source="true"/>
      <style:graphic-properties svg:stroke-width="0.035cm" svg:stroke-color="#ffff99" draw:fill-color="#ffff99"/>
      <style:text-properties fo:font-size="10pt" style:font-size-asian="10pt" style:font-size-complex="10pt"/>
    </style:style>
    <style:style style:name="ch19" style:family="chart" style:data-style-name="N155">
      <style:chart-properties chart:symbol-type="named-symbol" chart:symbol-name="bow-tie" chart:symbol-width="0.176cm" chart:symbol-height="0.176cm" chart:link-data-style-to-source="true"/>
      <style:graphic-properties svg:stroke-width="0.035cm"/>
      <style:text-properties fo:font-size="10pt" style:font-size-asian="10pt" style:font-size-complex="10pt"/>
    </style:style>
    <style:style style:name="ch20" style:family="chart" style:data-style-name="N155">
      <style:chart-properties chart:symbol-type="named-symbol" chart:symbol-name="hourglass" chart:symbol-width="0.176cm" chart:symbol-height="0.176cm" chart:link-data-style-to-source="true"/>
      <style:graphic-properties svg:stroke-width="0.035cm" svg:stroke-color="#ff99cc" draw:fill-color="#ff99cc"/>
      <style:text-properties fo:font-size="10pt" style:font-size-asian="10pt" style:font-size-complex="10pt"/>
    </style:style>
    <style:style style:name="ch21" style:family="chart" style:data-style-name="N155">
      <style:chart-properties chart:symbol-type="named-symbol" chart:symbol-name="arrow-right" chart:symbol-width="0.176cm" chart:symbol-height="0.176cm" chart:link-data-style-to-source="true"/>
      <style:graphic-properties svg:stroke-width="0.035cm" svg:stroke-color="#cc99ff" draw:fill-color="#cc99ff"/>
      <style:text-properties fo:font-size="10pt" style:font-size-asian="10pt" style:font-size-complex="10pt"/>
    </style:style>
    <style:style style:name="ch22" style:family="chart" style:data-style-name="N155">
      <style:chart-properties chart:symbol-type="named-symbol" chart:symbol-name="arrow-left" chart:symbol-width="0.176cm" chart:symbol-height="0.176cm" chart:link-data-style-to-source="true"/>
      <style:graphic-properties svg:stroke-width="0.035cm" svg:stroke-color="#ffcc99" draw:fill-color="#ffcc99"/>
      <style:text-properties fo:font-size="10pt" style:font-size-asian="10pt" style:font-size-complex="10pt"/>
    </style:style>
    <style:style style:name="ch23" style:family="chart" style:data-style-name="N155">
      <style:chart-properties chart:symbol-type="named-symbol" chart:symbol-name="arrow-right" chart:symbol-width="0.176cm" chart:symbol-height="0.176cm" chart:link-data-style-to-source="true"/>
      <style:graphic-properties svg:stroke-width="0.035cm" svg:stroke-color="#3366ff" draw:fill-color="#3366ff"/>
      <style:text-properties fo:font-size="10pt" style:font-size-asian="10pt" style:font-size-complex="10pt"/>
    </style:style>
    <style:style style:name="ch24" style:family="chart" style:data-style-name="N155">
      <style:chart-properties chart:symbol-type="named-symbol" chart:symbol-name="arrow-down" chart:symbol-width="0.176cm" chart:symbol-height="0.176cm" chart:link-data-style-to-source="true"/>
      <style:graphic-properties svg:stroke-width="0.035cm" svg:stroke-color="#33cccc" draw:fill-color="#33cccc"/>
      <style:text-properties fo:font-size="10pt" style:font-size-asian="10pt" style:font-size-complex="10pt"/>
    </style:style>
    <style:style style:name="ch25" style:family="chart" style:data-style-name="N155">
      <style:chart-properties chart:symbol-type="named-symbol" chart:symbol-name="diamond" chart:symbol-width="0.176cm" chart:symbol-height="0.176cm" chart:link-data-style-to-source="true"/>
      <style:graphic-properties svg:stroke-width="0.035cm" svg:stroke-color="#99cc00" draw:fill-color="#99cc00"/>
      <style:text-properties fo:font-size="10pt" style:font-size-asian="10pt" style:font-size-complex="10pt"/>
    </style:style>
    <style:style style:name="ch26" style:family="chart" style:data-style-name="N155">
      <style:chart-properties chart:symbol-type="named-symbol" chart:symbol-name="square" chart:symbol-width="0.176cm" chart:symbol-height="0.176cm" chart:link-data-style-to-source="true"/>
      <style:graphic-properties svg:stroke-width="0.035cm" svg:stroke-color="#ffcc00" draw:fill-color="#ffcc00"/>
      <style:text-properties fo:font-size="10pt" style:font-size-asian="10pt" style:font-size-complex="10pt"/>
    </style:style>
    <style:style style:name="ch27" style:family="chart" style:data-style-name="N155">
      <style:chart-properties chart:symbol-type="named-symbol" chart:symbol-name="arrow-up" chart:symbol-width="0.176cm" chart:symbol-height="0.176cm" chart:link-data-style-to-source="true"/>
      <style:graphic-properties svg:stroke-width="0.035cm" svg:stroke-color="#ff9900" draw:fill-color="#ff9900"/>
      <style:text-properties fo:font-size="10pt" style:font-size-asian="10pt" style:font-size-complex="10pt"/>
    </style:style>
    <style:style style:name="ch28" style:family="chart" style:data-style-name="N155">
      <style:chart-properties chart:symbol-type="named-symbol" chart:symbol-name="bow-tie" chart:symbol-width="0.176cm" chart:symbol-height="0.176cm" chart:link-data-style-to-source="true"/>
      <style:graphic-properties svg:stroke-width="0.035cm" svg:stroke-color="#ff6600" draw:fill-color="#ff6600"/>
      <style:text-properties fo:font-size="10pt" style:font-size-asian="10pt" style:font-size-complex="10pt"/>
    </style:style>
    <style:style style:name="ch29" style:family="chart" style:data-style-name="N155">
      <style:chart-properties chart:symbol-type="named-symbol" chart:symbol-name="hourglass" chart:symbol-width="0.176cm" chart:symbol-height="0.176cm" chart:link-data-style-to-source="true"/>
      <style:graphic-properties svg:stroke-width="0.035cm" svg:stroke-color="#666699" draw:fill-color="#666699"/>
      <style:text-properties fo:font-size="10pt" style:font-size-asian="10pt" style:font-size-complex="10pt"/>
    </style:style>
    <style:style style:name="ch30" style:family="chart" style:data-style-name="N155">
      <style:chart-properties chart:symbol-type="named-symbol" chart:symbol-name="arrow-right" chart:symbol-width="0.176cm" chart:symbol-height="0.176cm" chart:link-data-style-to-source="tru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31" style:family="chart" style:data-style-name="N155">
      <style:chart-properties chart:symbol-type="named-symbol" chart:symbol-name="arrow-left" chart:symbol-width="0.176cm" chart:symbol-height="0.176cm" chart:link-data-style-to-source="true"/>
      <style:graphic-properties svg:stroke-width="0.035cm" svg:stroke-color="#003366" draw:fill-color="#003366"/>
      <style:text-properties fo:font-size="10pt" style:font-size-asian="10pt" style:font-size-complex="10pt"/>
    </style:style>
    <style:style style:name="ch32" style:family="chart" style:data-style-name="N155">
      <style:chart-properties chart:symbol-type="named-symbol" chart:symbol-name="arrow-right" chart:symbol-width="0.176cm" chart:symbol-height="0.176cm" chart:link-data-style-to-source="true"/>
      <style:graphic-properties svg:stroke-width="0.035cm" svg:stroke-color="#339966" draw:fill-color="#339966"/>
      <style:text-properties fo:font-size="10pt" style:font-size-asian="10pt" style:font-size-complex="10pt"/>
    </style:style>
    <style:style style:name="ch33" style:family="chart" style:data-style-name="N155">
      <style:chart-properties chart:symbol-type="named-symbol" chart:symbol-name="arrow-down" chart:symbol-width="0.176cm" chart:symbol-height="0.176cm" chart:link-data-style-to-source="true"/>
      <style:graphic-properties svg:stroke-width="0.035cm" svg:stroke-color="#003300" draw:fill-color="#003300"/>
      <style:text-properties fo:font-size="10pt" style:font-size-asian="10pt" style:font-size-complex="10pt"/>
    </style:style>
    <style:style style:name="ch34" style:family="chart" style:data-style-name="N155">
      <style:chart-properties chart:symbol-type="named-symbol" chart:symbol-name="diamond" chart:symbol-width="0.176cm" chart:symbol-height="0.176cm" chart:link-data-style-to-source="true"/>
      <style:graphic-properties svg:stroke-width="0.035cm" svg:stroke-color="#333300" draw:fill-color="#333300"/>
      <style:text-properties fo:font-size="10pt" style:font-size-asian="10pt" style:font-size-complex="10pt"/>
    </style:style>
    <style:style style:name="ch35" style:family="chart" style:data-style-name="N155">
      <style:chart-properties chart:symbol-type="named-symbol" chart:symbol-name="square" chart:symbol-width="0.176cm" chart:symbol-height="0.176cm" chart:link-data-style-to-source="true"/>
      <style:graphic-properties svg:stroke-width="0.035cm" svg:stroke-color="#993300" draw:fill-color="#993300"/>
      <style:text-properties fo:font-size="10pt" style:font-size-asian="10pt" style:font-size-complex="10pt"/>
    </style:style>
    <style:style style:name="ch36" style:family="chart" style:data-style-name="N155">
      <style:chart-properties chart:symbol-type="named-symbol" chart:symbol-name="arrow-up" chart:symbol-width="0.176cm" chart:symbol-height="0.176cm" chart:link-data-style-to-source="true"/>
      <style:graphic-properties svg:stroke-width="0.035cm" svg:stroke-color="#993366" draw:fill-color="#993366"/>
      <style:text-properties fo:font-size="10pt" style:font-size-asian="10pt" style:font-size-complex="10pt"/>
    </style:style>
    <style:style style:name="ch37" style:family="chart" style:data-style-name="N155">
      <style:chart-properties chart:symbol-type="named-symbol" chart:symbol-name="bow-tie" chart:symbol-width="0.176cm" chart:symbol-height="0.176cm" chart:link-data-style-to-source="true"/>
      <style:graphic-properties svg:stroke-width="0.035cm" svg:stroke-color="#333399" draw:fill-color="#333399"/>
      <style:text-properties fo:font-size="10pt" style:font-size-asian="10pt" style:font-size-complex="10pt"/>
    </style:style>
    <style:style style:name="ch38" style:family="chart" style:data-style-name="N155">
      <style:chart-properties chart:symbol-type="named-symbol" chart:symbol-name="hourglass" chart:symbol-width="0.176cm" chart:symbol-height="0.176cm" chart:link-data-style-to-source="true"/>
      <style:graphic-properties svg:stroke-width="0.035cm" svg:stroke-color="#000000" draw:fill-color="#000000"/>
      <style:text-properties fo:font-size="10pt" style:font-size-asian="10pt" style:font-size-complex="10pt"/>
    </style:style>
    <style:style style:name="ch39" style:family="chart" style:data-style-name="N155">
      <style:chart-properties chart:symbol-type="named-symbol" chart:symbol-name="arrow-right" chart:symbol-width="0.176cm" chart:symbol-height="0.176cm" chart:link-data-style-to-source="true"/>
      <style:graphic-properties svg:stroke-width="0.035cm" svg:stroke-color="#ffffff" draw:fill-color="#ffffff"/>
      <style:text-properties fo:font-size="10pt" style:font-size-asian="10pt" style:font-size-complex="10pt"/>
    </style:style>
    <style:style style:name="ch40" style:family="chart" style:data-style-name="N155">
      <style:chart-properties chart:symbol-type="named-symbol" chart:symbol-name="arrow-left" chart:symbol-width="0.176cm" chart:symbol-height="0.176cm" chart:link-data-style-to-source="true"/>
      <style:graphic-properties svg:stroke-width="0.035cm" svg:stroke-color="#ff0000" draw:fill-color="#ff0000"/>
      <style:text-properties fo:font-size="10pt" style:font-size-asian="10pt" style:font-size-complex="10pt"/>
    </style:style>
    <style:style style:name="ch41" style:family="chart" style:data-style-name="N155">
      <style:chart-properties chart:symbol-type="named-symbol" chart:symbol-name="arrow-right" chart:symbol-width="0.176cm" chart:symbol-height="0.176cm" chart:link-data-style-to-source="true"/>
      <style:graphic-properties svg:stroke-width="0.035cm" svg:stroke-color="#00ff00" draw:fill-color="#00ff00"/>
      <style:text-properties fo:font-size="10pt" style:font-size-asian="10pt" style:font-size-complex="10pt"/>
    </style:style>
    <style:style style:name="ch42" style:family="chart" style:data-style-name="N155">
      <style:chart-properties chart:symbol-type="named-symbol" chart:symbol-name="arrow-down" chart:symbol-width="0.176cm" chart:symbol-height="0.176cm" chart:link-data-style-to-source="true"/>
      <style:graphic-properties svg:stroke-width="0.035cm" svg:stroke-color="#0000ff" draw:fill-color="#0000ff"/>
      <style:text-properties fo:font-size="10pt" style:font-size-asian="10pt" style:font-size-complex="10pt"/>
    </style:style>
    <style:style style:name="ch43" style:family="chart" style:data-style-name="N155">
      <style:chart-properties chart:symbol-type="named-symbol" chart:symbol-name="diamond" chart:symbol-width="0.176cm" chart:symbol-height="0.176cm" chart:link-data-style-to-source="true"/>
      <style:graphic-properties svg:stroke-width="0.035cm" svg:stroke-color="#ffff00" draw:fill-color="#ffff00"/>
      <style:text-properties fo:font-size="10pt" style:font-size-asian="10pt" style:font-size-complex="10pt"/>
    </style:style>
    <style:style style:name="ch44" style:family="chart" style:data-style-name="N155">
      <style:chart-properties chart:symbol-type="named-symbol" chart:symbol-name="arrow-up" chart:symbol-width="0.176cm" chart:symbol-height="0.176cm" chart:link-data-style-to-source="true"/>
      <style:graphic-properties svg:stroke-width="0.035cm" svg:stroke-color="#00ffff" draw:fill-color="#00ffff"/>
      <style:text-properties fo:font-size="10pt" style:font-size-asian="10pt" style:font-size-complex="10pt"/>
    </style:style>
    <style:style style:name="ch45" style:family="chart" style:data-style-name="N155">
      <style:chart-properties chart:symbol-type="named-symbol" chart:symbol-name="bow-tie" chart:symbol-width="0.176cm" chart:symbol-height="0.176cm" chart:link-data-style-to-source="true"/>
      <style:graphic-properties svg:stroke-width="0.035cm" svg:stroke-color="#800000" draw:fill-color="#800000"/>
      <style:text-properties fo:font-size="10pt" style:font-size-asian="10pt" style:font-size-complex="10pt"/>
    </style:style>
    <style:style style:name="ch46" style:family="chart" style:data-style-name="N155">
      <style:chart-properties chart:symbol-type="named-symbol" chart:symbol-name="hourglass" chart:symbol-width="0.176cm" chart:symbol-height="0.176cm" chart:link-data-style-to-source="true"/>
      <style:graphic-properties svg:stroke-width="0.035cm" svg:stroke-color="#008000" draw:fill-color="#008000"/>
      <style:text-properties fo:font-size="10pt" style:font-size-asian="10pt" style:font-size-complex="10pt"/>
    </style:style>
    <style:style style:name="ch47" style:family="chart" style:data-style-name="N155">
      <style:chart-properties chart:symbol-type="named-symbol" chart:symbol-name="arrow-right" chart:symbol-width="0.176cm" chart:symbol-height="0.176cm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48" style:family="chart" style:data-style-name="N155">
      <style:chart-properties chart:symbol-type="named-symbol" chart:symbol-name="arrow-left" chart:symbol-width="0.176cm" chart:symbol-height="0.176cm" chart:link-data-style-to-source="true"/>
      <style:graphic-properties svg:stroke-width="0.035cm" svg:stroke-color="#808000" draw:fill-color="#808000"/>
      <style:text-properties fo:font-size="10pt" style:font-size-asian="10pt" style:font-size-complex="10pt"/>
    </style:style>
    <style:style style:name="ch49" style:family="chart" style:data-style-name="N155">
      <style:chart-properties chart:symbol-type="named-symbol" chart:symbol-name="arrow-right" chart:symbol-width="0.176cm" chart:symbol-height="0.176cm" chart:link-data-style-to-source="true"/>
      <style:graphic-properties svg:stroke-width="0.035cm" svg:stroke-color="#800080" draw:fill-color="#800080"/>
      <style:text-properties fo:font-size="10pt" style:font-size-asian="10pt" style:font-size-complex="10pt"/>
    </style:style>
    <style:style style:name="ch50" style:family="chart" style:data-style-name="N155">
      <style:chart-properties chart:symbol-type="named-symbol" chart:symbol-name="arrow-down" chart:symbol-width="0.176cm" chart:symbol-height="0.176cm" chart:link-data-style-to-source="true"/>
      <style:graphic-properties svg:stroke-width="0.035cm" svg:stroke-color="#008080" draw:fill-color="#008080"/>
      <style:text-properties fo:font-size="10pt" style:font-size-asian="10pt" style:font-size-complex="10pt"/>
    </style:style>
    <style:style style:name="ch51" style:family="chart" style:data-style-name="N155">
      <style:chart-properties chart:symbol-type="named-symbol" chart:symbol-name="diamond" chart:symbol-width="0.176cm" chart:symbol-height="0.176cm" chart:link-data-style-to-source="true"/>
      <style:graphic-properties svg:stroke-width="0.035cm" svg:stroke-color="#c0c0c0" draw:fill-color="#c0c0c0"/>
      <style:text-properties fo:font-size="10pt" style:font-size-asian="10pt" style:font-size-complex="10pt"/>
    </style:style>
    <style:style style:name="ch52" style:family="chart" style:data-style-name="N155">
      <style:chart-properties chart:symbol-type="named-symbol" chart:symbol-name="square" chart:symbol-width="0.176cm" chart:symbol-height="0.176cm" chart:link-data-style-to-source="true"/>
      <style:graphic-properties svg:stroke-width="0.035cm" svg:stroke-color="#808080" draw:fill-color="#808080"/>
      <style:text-properties fo:font-size="10pt" style:font-size-asian="10pt" style:font-size-complex="10pt"/>
    </style:style>
    <style:style style:name="ch53" style:family="chart" style:data-style-name="N155">
      <style:chart-properties chart:symbol-type="named-symbol" chart:symbol-name="arrow-up" chart:symbol-width="0.176cm" chart:symbol-height="0.176cm" chart:link-data-style-to-source="true"/>
      <style:graphic-properties svg:stroke-width="0.035cm" svg:stroke-color="#9999ff" draw:fill-color="#9999ff"/>
      <style:text-properties fo:font-size="10pt" style:font-size-asian="10pt" style:font-size-complex="10pt"/>
    </style:style>
    <style:style style:name="ch54" style:family="chart" style:data-style-name="N155">
      <style:chart-properties chart:symbol-type="named-symbol" chart:symbol-name="bow-tie" chart:symbol-width="0.176cm" chart:symbol-height="0.176cm" chart:link-data-style-to-source="true"/>
      <style:graphic-properties svg:stroke-width="0.035cm" svg:stroke-color="#993366" draw:fill-color="#993366"/>
      <style:text-properties fo:font-size="10pt" style:font-size-asian="10pt" style:font-size-complex="10pt"/>
    </style:style>
    <style:style style:name="ch55" style:family="chart">
      <style:graphic-properties draw:stroke="solid" svg:stroke-width="0.035cm" svg:stroke-color="#808080" draw:fill="solid" draw:fill-color="#ffffff"/>
    </style:style>
    <style:style style:name="ch56" style:family="chart">
      <style:graphic-properties draw:fill-color="#d9d9d9"/>
    </style:style>
  </office:automatic-styles>
  <office:body>
    <office:chart>
      <chart:chart svg:width="15.382cm" svg:height="8.152cm" xlink:href=".." xlink:type="simple" chart:class="chart:line" chart:style-name="ch1">
        <chart:title svg:x="5.67cm" svg:y="0.275cm" chart:style-name="ch2">
          <text:p>Paths of a Brownian Motion</text:p>
        </chart:title>
        <chart:plot-area chart:style-name="ch3" table:cell-range-address="'Brownian Bridge'.I25:'Brownian Bridge'.N74" chart:data-source-has-labels="row" svg:x="1.207cm" svg:y="1.257cm" svg:width="13.48cm" svg:height="5.803cm">
          <chartooo:coordinate-region svg:x="2.344cm" svg:y="1.425cm" svg:width="12.125cm" svg:height="5.05cm"/>
          <chart:axis chart:dimension="x" chart:name="primary-x" chart:style-name="ch4" chartooo:axis-type="auto">
            <chartooo:date-scale/>
            <chart:title svg:x="8.17cm" svg:y="7.344cm" chart:style-name="ch2">
              <text:p>Time</text:p>
            </chart:title>
            <chart:categories table:cell-range-address="'Brownian Bridge'.I25:'Brownian Bridge'.N25"/>
          </chart:axis>
          <chart:axis chart:dimension="y" chart:name="primary-y" chart:style-name="ch5">
            <chart:title svg:x="0.248cm" svg:y="3.416cm" chart:style-name="ch6">
              <text:p>Value</text:p>
            </chart:title>
            <chart:grid chart:class="major"/>
          </chart:axis>
          <chart:series chart:style-name="ch7" chart:values-cell-range-address="'Brownian Bridge'.I26:'Brownian Bridge'.N26" chart:class="chart:line">
            <chart:data-point chart:repeated="6"/>
          </chart:series>
          <chart:series chart:style-name="ch8" chart:values-cell-range-address="'Brownian Bridge'.I27:'Brownian Bridge'.N27" chart:class="chart:line">
            <chart:data-point chart:repeated="6"/>
          </chart:series>
          <chart:series chart:style-name="ch9" chart:values-cell-range-address="'Brownian Bridge'.I28:'Brownian Bridge'.N28" chart:class="chart:line">
            <chart:data-point chart:repeated="6"/>
          </chart:series>
          <chart:series chart:style-name="ch10" chart:values-cell-range-address="'Brownian Bridge'.I29:'Brownian Bridge'.N29" chart:class="chart:line">
            <chart:data-point chart:repeated="6"/>
          </chart:series>
          <chart:series chart:style-name="ch11" chart:values-cell-range-address="'Brownian Bridge'.I30:'Brownian Bridge'.N30" chart:class="chart:line">
            <chart:data-point chart:repeated="6"/>
          </chart:series>
          <chart:series chart:style-name="ch12" chart:values-cell-range-address="'Brownian Bridge'.I31:'Brownian Bridge'.N31" chart:class="chart:line">
            <chart:data-point chart:repeated="6"/>
          </chart:series>
          <chart:series chart:style-name="ch13" chart:values-cell-range-address="'Brownian Bridge'.I32:'Brownian Bridge'.N32" chart:class="chart:line">
            <chart:data-point chart:repeated="6"/>
          </chart:series>
          <chart:series chart:style-name="ch14" chart:values-cell-range-address="'Brownian Bridge'.I33:'Brownian Bridge'.N33" chart:class="chart:line">
            <chart:data-point chart:repeated="6"/>
          </chart:series>
          <chart:series chart:style-name="ch15" chart:values-cell-range-address="'Brownian Bridge'.I34:'Brownian Bridge'.N34" chart:class="chart:line">
            <chart:data-point chart:repeated="6"/>
          </chart:series>
          <chart:series chart:style-name="ch16" chart:values-cell-range-address="'Brownian Bridge'.I35:'Brownian Bridge'.N35" chart:class="chart:line">
            <chart:data-point chart:repeated="6"/>
          </chart:series>
          <chart:series chart:style-name="ch17" chart:values-cell-range-address="'Brownian Bridge'.I36:'Brownian Bridge'.N36" chart:class="chart:line">
            <chart:data-point chart:repeated="6"/>
          </chart:series>
          <chart:series chart:style-name="ch18" chart:values-cell-range-address="'Brownian Bridge'.I37:'Brownian Bridge'.N37" chart:class="chart:line">
            <chart:data-point chart:repeated="6"/>
          </chart:series>
          <chart:series chart:style-name="ch19" chart:values-cell-range-address="'Brownian Bridge'.I38:'Brownian Bridge'.N38" chart:class="chart:line">
            <chart:data-point chart:repeated="6"/>
          </chart:series>
          <chart:series chart:style-name="ch20" chart:values-cell-range-address="'Brownian Bridge'.I39:'Brownian Bridge'.N39" chart:class="chart:line">
            <chart:data-point chart:repeated="6"/>
          </chart:series>
          <chart:series chart:style-name="ch21" chart:values-cell-range-address="'Brownian Bridge'.I40:'Brownian Bridge'.N40" chart:class="chart:line">
            <chart:data-point chart:repeated="6"/>
          </chart:series>
          <chart:series chart:style-name="ch22" chart:values-cell-range-address="'Brownian Bridge'.I41:'Brownian Bridge'.N41" chart:class="chart:line">
            <chart:data-point chart:repeated="6"/>
          </chart:series>
          <chart:series chart:style-name="ch23" chart:values-cell-range-address="'Brownian Bridge'.I42:'Brownian Bridge'.N42" chart:class="chart:line">
            <chart:data-point chart:repeated="6"/>
          </chart:series>
          <chart:series chart:style-name="ch24" chart:values-cell-range-address="'Brownian Bridge'.I43:'Brownian Bridge'.N43" chart:class="chart:line">
            <chart:data-point chart:repeated="6"/>
          </chart:series>
          <chart:series chart:style-name="ch25" chart:values-cell-range-address="'Brownian Bridge'.I44:'Brownian Bridge'.N44" chart:class="chart:line">
            <chart:data-point chart:repeated="6"/>
          </chart:series>
          <chart:series chart:style-name="ch26" chart:values-cell-range-address="'Brownian Bridge'.I45:'Brownian Bridge'.N45" chart:class="chart:line">
            <chart:data-point chart:repeated="6"/>
          </chart:series>
          <chart:series chart:style-name="ch27" chart:values-cell-range-address="'Brownian Bridge'.I46:'Brownian Bridge'.N46" chart:class="chart:line">
            <chart:data-point chart:repeated="6"/>
          </chart:series>
          <chart:series chart:style-name="ch28" chart:values-cell-range-address="'Brownian Bridge'.I47:'Brownian Bridge'.N47" chart:class="chart:line">
            <chart:data-point chart:repeated="6"/>
          </chart:series>
          <chart:series chart:style-name="ch29" chart:values-cell-range-address="'Brownian Bridge'.I48:'Brownian Bridge'.N48" chart:class="chart:line">
            <chart:data-point chart:repeated="6"/>
          </chart:series>
          <chart:series chart:style-name="ch30" chart:values-cell-range-address="'Brownian Bridge'.I49:'Brownian Bridge'.N49" chart:class="chart:line">
            <chart:data-point chart:repeated="6"/>
          </chart:series>
          <chart:series chart:style-name="ch31" chart:values-cell-range-address="'Brownian Bridge'.I50:'Brownian Bridge'.N50" chart:class="chart:line">
            <chart:data-point chart:repeated="6"/>
          </chart:series>
          <chart:series chart:style-name="ch32" chart:values-cell-range-address="'Brownian Bridge'.I51:'Brownian Bridge'.N51" chart:class="chart:line">
            <chart:data-point chart:repeated="6"/>
          </chart:series>
          <chart:series chart:style-name="ch33" chart:values-cell-range-address="'Brownian Bridge'.I52:'Brownian Bridge'.N52" chart:class="chart:line">
            <chart:data-point chart:repeated="6"/>
          </chart:series>
          <chart:series chart:style-name="ch34" chart:values-cell-range-address="'Brownian Bridge'.I53:'Brownian Bridge'.N53" chart:class="chart:line">
            <chart:data-point chart:repeated="6"/>
          </chart:series>
          <chart:series chart:style-name="ch35" chart:values-cell-range-address="'Brownian Bridge'.I54:'Brownian Bridge'.N54" chart:class="chart:line">
            <chart:data-point chart:repeated="6"/>
          </chart:series>
          <chart:series chart:style-name="ch36" chart:values-cell-range-address="'Brownian Bridge'.I55:'Brownian Bridge'.N55" chart:class="chart:line">
            <chart:data-point chart:repeated="6"/>
          </chart:series>
          <chart:series chart:style-name="ch37" chart:values-cell-range-address="'Brownian Bridge'.I56:'Brownian Bridge'.N56" chart:class="chart:line">
            <chart:data-point chart:repeated="6"/>
          </chart:series>
          <chart:series chart:style-name="ch38" chart:values-cell-range-address="'Brownian Bridge'.I57:'Brownian Bridge'.N57" chart:class="chart:line">
            <chart:data-point chart:repeated="6"/>
          </chart:series>
          <chart:series chart:style-name="ch39" chart:values-cell-range-address="'Brownian Bridge'.I58:'Brownian Bridge'.N58" chart:class="chart:line">
            <chart:data-point chart:repeated="6"/>
          </chart:series>
          <chart:series chart:style-name="ch40" chart:values-cell-range-address="'Brownian Bridge'.I59:'Brownian Bridge'.N59" chart:class="chart:line">
            <chart:data-point chart:repeated="6"/>
          </chart:series>
          <chart:series chart:style-name="ch41" chart:values-cell-range-address="'Brownian Bridge'.I60:'Brownian Bridge'.N60" chart:class="chart:line">
            <chart:data-point chart:repeated="6"/>
          </chart:series>
          <chart:series chart:style-name="ch42" chart:values-cell-range-address="'Brownian Bridge'.I61:'Brownian Bridge'.N61" chart:class="chart:line">
            <chart:data-point chart:repeated="6"/>
          </chart:series>
          <chart:series chart:style-name="ch43" chart:values-cell-range-address="'Brownian Bridge'.I62:'Brownian Bridge'.N62" chart:class="chart:line">
            <chart:data-point chart:repeated="6"/>
          </chart:series>
          <chart:series chart:style-name="ch8" chart:values-cell-range-address="'Brownian Bridge'.I63:'Brownian Bridge'.N63" chart:class="chart:line">
            <chart:data-point chart:repeated="6"/>
          </chart:series>
          <chart:series chart:style-name="ch44" chart:values-cell-range-address="'Brownian Bridge'.I64:'Brownian Bridge'.N64" chart:class="chart:line">
            <chart:data-point chart:repeated="6"/>
          </chart:series>
          <chart:series chart:style-name="ch45" chart:values-cell-range-address="'Brownian Bridge'.I65:'Brownian Bridge'.N65" chart:class="chart:line">
            <chart:data-point chart:repeated="6"/>
          </chart:series>
          <chart:series chart:style-name="ch46" chart:values-cell-range-address="'Brownian Bridge'.I66:'Brownian Bridge'.N66" chart:class="chart:line">
            <chart:data-point chart:repeated="6"/>
          </chart:series>
          <chart:series chart:style-name="ch47" chart:values-cell-range-address="'Brownian Bridge'.I67:'Brownian Bridge'.N67" chart:class="chart:line">
            <chart:data-point chart:repeated="6"/>
          </chart:series>
          <chart:series chart:style-name="ch48" chart:values-cell-range-address="'Brownian Bridge'.I68:'Brownian Bridge'.N68" chart:class="chart:line">
            <chart:data-point chart:repeated="6"/>
          </chart:series>
          <chart:series chart:style-name="ch49" chart:values-cell-range-address="'Brownian Bridge'.I69:'Brownian Bridge'.N69" chart:class="chart:line">
            <chart:data-point chart:repeated="6"/>
          </chart:series>
          <chart:series chart:style-name="ch50" chart:values-cell-range-address="'Brownian Bridge'.I70:'Brownian Bridge'.N70" chart:class="chart:line">
            <chart:data-point chart:repeated="6"/>
          </chart:series>
          <chart:series chart:style-name="ch51" chart:values-cell-range-address="'Brownian Bridge'.I71:'Brownian Bridge'.N71" chart:class="chart:line">
            <chart:data-point chart:repeated="6"/>
          </chart:series>
          <chart:series chart:style-name="ch52" chart:values-cell-range-address="'Brownian Bridge'.I72:'Brownian Bridge'.N72" chart:class="chart:line">
            <chart:data-point chart:repeated="6"/>
          </chart:series>
          <chart:series chart:style-name="ch53" chart:values-cell-range-address="'Brownian Bridge'.I73:'Brownian Bridge'.N73" chart:class="chart:line">
            <chart:data-point chart:repeated="6"/>
          </chart:series>
          <chart:series chart:style-name="ch54" chart:values-cell-range-address="'Brownian Bridge'.I74:'Brownian Bridge'.N74" chart:class="chart:line">
            <chart:data-point chart:repeated="6"/>
          </chart:series>
          <chart:wall chart:style-name="ch55"/>
          <chart:floor chart:style-name="ch5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Brownian Bridge'.I25:'Brownian Bridge'.N25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-0.0334612731064854">
                <text:p>-0.0334612731064854</text:p>
                <draw:g>
                  <svg:desc>'Brownian Bridge'.I26:'Brownian Bridge'.N26</svg:desc>
                </draw:g>
              </table:table-cell>
              <table:table-cell office:value-type="float" office:value="-0.33786230117556">
                <text:p>-0.33786230117556</text:p>
              </table:table-cell>
              <table:table-cell office:value-type="float" office:value="-0.0409892318602754">
                <text:p>-0.0409892318602754</text:p>
              </table:table-cell>
              <table:table-cell office:value-type="float" office:value="0.393279878705343">
                <text:p>0.393279878705343</text:p>
              </table:table-cell>
              <table:table-cell office:value-type="float" office:value="0.533362043863848">
                <text:p>0.533362043863848</text:p>
              </table:table-cell>
              <table:table-cell office:value-type="float" office:value="0.716018160235963">
                <text:p>0.716018160235963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0.0392965452513734">
                <text:p>0.0392965452513734</text:p>
                <draw:g>
                  <svg:desc>'Brownian Bridge'.I27:'Brownian Bridge'.N27</svg:desc>
                </draw:g>
              </table:table-cell>
              <table:table-cell office:value-type="float" office:value="-0.110852038150451">
                <text:p>-0.110852038150451</text:p>
              </table:table-cell>
              <table:table-cell office:value-type="float" office:value="-0.4374956918964">
                <text:p>-0.4374956918964</text:p>
              </table:table-cell>
              <table:table-cell office:value-type="float" office:value="-0.363085397861504">
                <text:p>-0.363085397861504</text:p>
              </table:table-cell>
              <table:table-cell office:value-type="float" office:value="-0.387531295889318">
                <text:p>-0.387531295889318</text:p>
              </table:table-cell>
              <table:table-cell office:value-type="float" office:value="-0.0296036416400084">
                <text:p>-0.0296036416400084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-0.935506416631401">
                <text:p>-0.935506416631401</text:p>
                <draw:g>
                  <svg:desc>'Brownian Bridge'.I28:'Brownian Bridge'.N28</svg:desc>
                </draw:g>
              </table:table-cell>
              <table:table-cell office:value-type="float" office:value="-1.62292758552579">
                <text:p>-1.62292758552579</text:p>
              </table:table-cell>
              <table:table-cell office:value-type="float" office:value="-2.12274235931268">
                <text:p>-2.12274235931268</text:p>
              </table:table-cell>
              <table:table-cell office:value-type="float" office:value="-2.17680439958496">
                <text:p>-2.17680439958496</text:p>
              </table:table-cell>
              <table:table-cell office:value-type="float" office:value="-1.80646535034405">
                <text:p>-1.80646535034405</text:p>
              </table:table-cell>
              <table:table-cell office:value-type="float" office:value="-1.55479809886965">
                <text:p>-1.55479809886965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0.738911569211897">
                <text:p>0.738911569211897</text:p>
                <draw:g>
                  <svg:desc>'Brownian Bridge'.I29:'Brownian Bridge'.N29</svg:desc>
                </draw:g>
              </table:table-cell>
              <table:table-cell office:value-type="float" office:value="1.33183342032801">
                <text:p>1.33183342032801</text:p>
              </table:table-cell>
              <table:table-cell office:value-type="float" office:value="1.71487148758391">
                <text:p>1.71487148758391</text:p>
              </table:table-cell>
              <table:table-cell office:value-type="float" office:value="1.38382967595175">
                <text:p>1.38382967595175</text:p>
              </table:table-cell>
              <table:table-cell office:value-type="float" office:value="1.8411805020544">
                <text:p>1.8411805020544</text:p>
              </table:table-cell>
              <table:table-cell office:value-type="float" office:value="1.92884845434594">
                <text:p>1.92884845434594</text:p>
              </table:table-cell>
            </table:table-row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-1.72366553140977">
                <text:p>-1.72366553140977</text:p>
                <draw:g>
                  <svg:desc>'Brownian Bridge'.I30:'Brownian Bridge'.N30</svg:desc>
                </draw:g>
              </table:table-cell>
              <table:table-cell office:value-type="float" office:value="-1.61794525110426">
                <text:p>-1.61794525110426</text:p>
              </table:table-cell>
              <table:table-cell office:value-type="float" office:value="-1.62286263551762">
                <text:p>-1.62286263551762</text:p>
              </table:table-cell>
              <table:table-cell office:value-type="float" office:value="-1.72206787877399">
                <text:p>-1.72206787877399</text:p>
              </table:table-cell>
              <table:table-cell office:value-type="float" office:value="-1.24884844035839">
                <text:p>-1.24884844035839</text:p>
              </table:table-cell>
              <table:table-cell office:value-type="float" office:value="-1.44201491413514">
                <text:p>-1.44201491413514</text:p>
              </table:table-cell>
            </table:table-row>
            <table:table-row>
              <table:table-cell office:value-type="string">
                <text:p>Row 31</text:p>
                <draw:g>
                  <svg:desc/>
                </draw:g>
              </table:table-cell>
              <table:table-cell office:value-type="float" office:value="0.237429487674911">
                <text:p>0.237429487674911</text:p>
                <draw:g>
                  <svg:desc>'Brownian Bridge'.I31:'Brownian Bridge'.N31</svg:desc>
                </draw:g>
              </table:table-cell>
              <table:table-cell office:value-type="float" office:value="0.0517688118699844">
                <text:p>0.0517688118699844</text:p>
              </table:table-cell>
              <table:table-cell office:value-type="float" office:value="0.179563624658129">
                <text:p>0.179563624658129</text:p>
              </table:table-cell>
              <table:table-cell office:value-type="float" office:value="0.425970686861607">
                <text:p>0.425970686861607</text:p>
              </table:table-cell>
              <table:table-cell office:value-type="float" office:value="0.607139133412086">
                <text:p>0.607139133412086</text:p>
              </table:table-cell>
              <table:table-cell office:value-type="float" office:value="0.686653014688393">
                <text:p>0.686653014688393</text:p>
              </table:table-cell>
            </table:table-row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-0.677719445412855">
                <text:p>-0.677719445412855</text:p>
                <draw:g>
                  <svg:desc>'Brownian Bridge'.I32:'Brownian Bridge'.N32</svg:desc>
                </draw:g>
              </table:table-cell>
              <table:table-cell office:value-type="float" office:value="-0.606771584010646">
                <text:p>-0.606771584010646</text:p>
              </table:table-cell>
              <table:table-cell office:value-type="float" office:value="-0.572092097475711">
                <text:p>-0.572092097475711</text:p>
              </table:table-cell>
              <table:table-cell office:value-type="float" office:value="-0.91785553101342">
                <text:p>-0.91785553101342</text:p>
              </table:table-cell>
              <table:table-cell office:value-type="float" office:value="-0.949668471126595">
                <text:p>-0.949668471126595</text:p>
              </table:table-cell>
              <table:table-cell office:value-type="float" office:value="-0.146096966892797">
                <text:p>-0.146096966892797</text:p>
              </table:table-cell>
            </table:table-row>
            <table:table-row>
              <table:table-cell office:value-type="string">
                <text:p>Row 33</text:p>
                <draw:g>
                  <svg:desc/>
                </draw:g>
              </table:table-cell>
              <table:table-cell office:value-type="float" office:value="-0.359147257799292">
                <text:p>-0.359147257799292</text:p>
                <draw:g>
                  <svg:desc>'Brownian Bridge'.I33:'Brownian Bridge'.N33</svg:desc>
                </draw:g>
              </table:table-cell>
              <table:table-cell office:value-type="float" office:value="-0.679340862782882">
                <text:p>-0.679340862782882</text:p>
              </table:table-cell>
              <table:table-cell office:value-type="float" office:value="-0.637387861879417">
                <text:p>-0.637387861879417</text:p>
              </table:table-cell>
              <table:table-cell office:value-type="float" office:value="-0.726072393151241">
                <text:p>-0.726072393151241</text:p>
              </table:table-cell>
              <table:table-cell office:value-type="float" office:value="-1.14208604754908">
                <text:p>-1.14208604754908</text:p>
              </table:table-cell>
              <table:table-cell office:value-type="float" office:value="-1.04223765680686">
                <text:p>-1.04223765680686</text:p>
              </table:table-cell>
            </table:table-row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-0.160102407144349">
                <text:p>-0.160102407144349</text:p>
                <draw:g>
                  <svg:desc>'Brownian Bridge'.I34:'Brownian Bridge'.N34</svg:desc>
                </draw:g>
              </table:table-cell>
              <table:table-cell office:value-type="float" office:value="-0.419512292430815">
                <text:p>-0.419512292430815</text:p>
              </table:table-cell>
              <table:table-cell office:value-type="float" office:value="-0.579998647008527">
                <text:p>-0.579998647008527</text:p>
              </table:table-cell>
              <table:table-cell office:value-type="float" office:value="-0.678263463043596">
                <text:p>-0.678263463043596</text:p>
              </table:table-cell>
              <table:table-cell office:value-type="float" office:value="0.00778921575056524">
                <text:p>0.00778921575056524</text:p>
              </table:table-cell>
              <table:table-cell office:value-type="float" office:value="-0.114995666623944">
                <text:p>-0.114995666623944</text:p>
              </table:table-cell>
            </table:table-row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-0.314185754831968">
                <text:p>-0.314185754831968</text:p>
                <draw:g>
                  <svg:desc>'Brownian Bridge'.I35:'Brownian Bridge'.N35</svg:desc>
                </draw:g>
              </table:table-cell>
              <table:table-cell office:value-type="float" office:value="-0.343998451746102">
                <text:p>-0.343998451746102</text:p>
              </table:table-cell>
              <table:table-cell office:value-type="float" office:value="-0.691084200552531">
                <text:p>-0.691084200552531</text:p>
              </table:table-cell>
              <table:table-cell office:value-type="float" office:value="-0.707528442336951">
                <text:p>-0.707528442336951</text:p>
              </table:table-cell>
              <table:table-cell office:value-type="float" office:value="-1.04105545184647">
                <text:p>-1.04105545184647</text:p>
              </table:table-cell>
              <table:table-cell office:value-type="float" office:value="-0.737191806993317">
                <text:p>-0.737191806993317</text:p>
              </table:table-cell>
            </table:table-row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0.181834605171604">
                <text:p>0.181834605171604</text:p>
                <draw:g>
                  <svg:desc>'Brownian Bridge'.I36:'Brownian Bridge'.N36</svg:desc>
                </draw:g>
              </table:table-cell>
              <table:table-cell office:value-type="float" office:value="-0.352812554932511">
                <text:p>-0.352812554932511</text:p>
              </table:table-cell>
              <table:table-cell office:value-type="float" office:value="-0.279897856283141">
                <text:p>-0.279897856283141</text:p>
              </table:table-cell>
              <table:table-cell office:value-type="float" office:value="0.105804122464204">
                <text:p>0.105804122464204</text:p>
              </table:table-cell>
              <table:table-cell office:value-type="float" office:value="0.226923106048398">
                <text:p>0.226923106048398</text:p>
              </table:table-cell>
              <table:table-cell office:value-type="float" office:value="-0.213451731759365">
                <text:p>-0.213451731759365</text:p>
              </table:table-cell>
            </table:table-row>
            <table:table-row>
              <table:table-cell office:value-type="string">
                <text:p>Row 37</text:p>
                <draw:g>
                  <svg:desc/>
                </draw:g>
              </table:table-cell>
              <table:table-cell office:value-type="float" office:value="0.139603373441148">
                <text:p>0.139603373441148</text:p>
                <draw:g>
                  <svg:desc>'Brownian Bridge'.I37:'Brownian Bridge'.N37</svg:desc>
                </draw:g>
              </table:table-cell>
              <table:table-cell office:value-type="float" office:value="-0.543636119207396">
                <text:p>-0.543636119207396</text:p>
              </table:table-cell>
              <table:table-cell office:value-type="float" office:value="-0.242835458201029">
                <text:p>-0.242835458201029</text:p>
              </table:table-cell>
              <table:table-cell office:value-type="float" office:value="-0.585475513993882">
                <text:p>-0.585475513993882</text:p>
              </table:table-cell>
              <table:table-cell office:value-type="float" office:value="0.0334033466250195">
                <text:p>0.0334033466250195</text:p>
              </table:table-cell>
              <table:table-cell office:value-type="float" office:value="0.555985435066456">
                <text:p>0.555985435066456</text:p>
              </table:table-cell>
            </table:table-row>
            <table:table-row>
              <table:table-cell office:value-type="string">
                <text:p>Row 38</text:p>
                <draw:g>
                  <svg:desc/>
                </draw:g>
              </table:table-cell>
              <table:table-cell office:value-type="float" office:value="-0.724218698170799">
                <text:p>-0.724218698170799</text:p>
                <draw:g>
                  <svg:desc>'Brownian Bridge'.I38:'Brownian Bridge'.N38</svg:desc>
                </draw:g>
              </table:table-cell>
              <table:table-cell office:value-type="float" office:value="-0.79029888733975">
                <text:p>-0.79029888733975</text:p>
              </table:table-cell>
              <table:table-cell office:value-type="float" office:value="-0.112156127234118">
                <text:p>-0.112156127234118</text:p>
              </table:table-cell>
              <table:table-cell office:value-type="float" office:value="-0.500362311680743">
                <text:p>-0.500362311680743</text:p>
              </table:table-cell>
              <table:table-cell office:value-type="float" office:value="-0.196434642115642">
                <text:p>-0.196434642115642</text:p>
              </table:table-cell>
              <table:table-cell office:value-type="float" office:value="-0.0503899936088344">
                <text:p>-0.0503899936088344</text:p>
              </table:table-cell>
            </table:table-row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0.161926744366886">
                <text:p>0.161926744366886</text:p>
                <draw:g>
                  <svg:desc>'Brownian Bridge'.I39:'Brownian Bridge'.N39</svg:desc>
                </draw:g>
              </table:table-cell>
              <table:table-cell office:value-type="float" office:value="0.263497984822497">
                <text:p>0.263497984822497</text:p>
              </table:table-cell>
              <table:table-cell office:value-type="float" office:value="0.466017523420577">
                <text:p>0.466017523420577</text:p>
              </table:table-cell>
              <table:table-cell office:value-type="float" office:value="0.677833732451201">
                <text:p>0.677833732451201</text:p>
              </table:table-cell>
              <table:table-cell office:value-type="float" office:value="0.954551292149598">
                <text:p>0.954551292149598</text:p>
              </table:table-cell>
              <table:table-cell office:value-type="float" office:value="0.527891644211691">
                <text:p>0.527891644211691</text:p>
              </table:table-cell>
            </table:table-row>
            <table:table-row>
              <table:table-cell office:value-type="string">
                <text:p>Row 40</text:p>
                <draw:g>
                  <svg:desc/>
                </draw:g>
              </table:table-cell>
              <table:table-cell office:value-type="float" office:value="0.635492695707725">
                <text:p>0.635492695707725</text:p>
                <draw:g>
                  <svg:desc>'Brownian Bridge'.I40:'Brownian Bridge'.N40</svg:desc>
                </draw:g>
              </table:table-cell>
              <table:table-cell office:value-type="float" office:value="0.82555968382061">
                <text:p>0.82555968382061</text:p>
              </table:table-cell>
              <table:table-cell office:value-type="float" office:value="0.160794554218505">
                <text:p>0.160794554218505</text:p>
              </table:table-cell>
              <table:table-cell office:value-type="float" office:value="0.128750381755121">
                <text:p>0.128750381755121</text:p>
              </table:table-cell>
              <table:table-cell office:value-type="float" office:value="-0.223095812594898">
                <text:p>-0.223095812594898</text:p>
              </table:table-cell>
              <table:table-cell office:value-type="float" office:value="-0.252145596616612">
                <text:p>-0.252145596616612</text:p>
              </table:table-cell>
            </table:table-row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-1.12048077685856">
                <text:p>-1.12048077685856</text:p>
                <draw:g>
                  <svg:desc>'Brownian Bridge'.I41:'Brownian Bridge'.N41</svg:desc>
                </draw:g>
              </table:table-cell>
              <table:table-cell office:value-type="float" office:value="-1.25666854871463">
                <text:p>-1.25666854871463</text:p>
              </table:table-cell>
              <table:table-cell office:value-type="float" office:value="-1.05961560330483">
                <text:p>-1.05961560330483</text:p>
              </table:table-cell>
              <table:table-cell office:value-type="float" office:value="-0.778544893023609">
                <text:p>-0.778544893023609</text:p>
              </table:table-cell>
              <table:table-cell office:value-type="float" office:value="-0.965019873885131">
                <text:p>-0.965019873885131</text:p>
              </table:table-cell>
              <table:table-cell office:value-type="float" office:value="-1.68167768974644">
                <text:p>-1.68167768974644</text:p>
              </table:table-cell>
            </table:table-row>
            <table:table-row>
              <table:table-cell office:value-type="string">
                <text:p>Row 42</text:p>
                <draw:g>
                  <svg:desc/>
                </draw:g>
              </table:table-cell>
              <table:table-cell office:value-type="float" office:value="-0.285137251905434">
                <text:p>-0.285137251905434</text:p>
                <draw:g>
                  <svg:desc>'Brownian Bridge'.I42:'Brownian Bridge'.N42</svg:desc>
                </draw:g>
              </table:table-cell>
              <table:table-cell office:value-type="float" office:value="-0.520909669784805">
                <text:p>-0.520909669784805</text:p>
              </table:table-cell>
              <table:table-cell office:value-type="float" office:value="-0.0919948903544379">
                <text:p>-0.0919948903544379</text:p>
              </table:table-cell>
              <table:table-cell office:value-type="float" office:value="-0.258066421421343">
                <text:p>-0.258066421421343</text:p>
              </table:table-cell>
              <table:table-cell office:value-type="float" office:value="-0.805104262941021">
                <text:p>-0.805104262941021</text:p>
              </table:table-cell>
              <table:table-cell office:value-type="float" office:value="-0.922502082955624">
                <text:p>-0.922502082955624</text:p>
              </table:table-cell>
            </table:table-row>
            <table:table-row>
              <table:table-cell office:value-type="string">
                <text:p>Row 43</text:p>
                <draw:g>
                  <svg:desc/>
                </draw:g>
              </table:table-cell>
              <table:table-cell office:value-type="float" office:value="0.224171351954086">
                <text:p>0.224171351954086</text:p>
                <draw:g>
                  <svg:desc>'Brownian Bridge'.I43:'Brownian Bridge'.N43</svg:desc>
                </draw:g>
              </table:table-cell>
              <table:table-cell office:value-type="float" office:value="0.190102211918604">
                <text:p>0.190102211918604</text:p>
              </table:table-cell>
              <table:table-cell office:value-type="float" office:value="0.0587501097281811">
                <text:p>0.0587501097281811</text:p>
              </table:table-cell>
              <table:table-cell office:value-type="float" office:value="-0.1311113133848">
                <text:p>-0.1311113133848</text:p>
              </table:table-cell>
              <table:table-cell office:value-type="float" office:value="-0.174328620559814">
                <text:p>-0.174328620559814</text:p>
              </table:table-cell>
              <table:table-cell office:value-type="float" office:value="-0.589584327521714">
                <text:p>-0.589584327521714</text:p>
              </table:table-cell>
            </table:table-row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0.145331447132618">
                <text:p>0.145331447132618</text:p>
                <draw:g>
                  <svg:desc>'Brownian Bridge'.I44:'Brownian Bridge'.N44</svg:desc>
                </draw:g>
              </table:table-cell>
              <table:table-cell office:value-type="float" office:value="0.0404188987686664">
                <text:p>0.0404188987686664</text:p>
              </table:table-cell>
              <table:table-cell office:value-type="float" office:value="-0.152684504555461">
                <text:p>-0.152684504555461</text:p>
              </table:table-cell>
              <table:table-cell office:value-type="float" office:value="-0.0480224098150383">
                <text:p>-0.0480224098150383</text:p>
              </table:table-cell>
              <table:table-cell office:value-type="float" office:value="0.0776861381074701">
                <text:p>0.0776861381074701</text:p>
              </table:table-cell>
              <table:table-cell office:value-type="float" office:value="-0.203017494458761">
                <text:p>-0.203017494458761</text:p>
              </table:table-cell>
            </table:table-row>
            <table:table-row>
              <table:table-cell office:value-type="string">
                <text:p>Row 45</text:p>
                <draw:g>
                  <svg:desc/>
                </draw:g>
              </table:table-cell>
              <table:table-cell office:value-type="float" office:value="-0.397791335905027">
                <text:p>-0.397791335905027</text:p>
                <draw:g>
                  <svg:desc>'Brownian Bridge'.I45:'Brownian Bridge'.N45</svg:desc>
                </draw:g>
              </table:table-cell>
              <table:table-cell office:value-type="float" office:value="-0.832686234097972">
                <text:p>-0.832686234097972</text:p>
              </table:table-cell>
              <table:table-cell office:value-type="float" office:value="-0.170704648009113">
                <text:p>-0.170704648009113</text:p>
              </table:table-cell>
              <table:table-cell office:value-type="float" office:value="-1.02991928168382">
                <text:p>-1.02991928168382</text:p>
              </table:table-cell>
              <table:table-cell office:value-type="float" office:value="-1.06785915494356">
                <text:p>-1.06785915494356</text:p>
              </table:table-cell>
              <table:table-cell office:value-type="float" office:value="-0.928941637371088">
                <text:p>-0.928941637371088</text:p>
              </table:table-cell>
            </table:table-row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1.07754171947914">
                <text:p>1.07754171947914</text:p>
                <draw:g>
                  <svg:desc>'Brownian Bridge'.I46:'Brownian Bridge'.N46</svg:desc>
                </draw:g>
              </table:table-cell>
              <table:table-cell office:value-type="float" office:value="1.74663709319697">
                <text:p>1.74663709319697</text:p>
              </table:table-cell>
              <table:table-cell office:value-type="float" office:value="1.43189067415394">
                <text:p>1.43189067415394</text:p>
              </table:table-cell>
              <table:table-cell office:value-type="float" office:value="1.5478344339236">
                <text:p>1.5478344339236</text:p>
              </table:table-cell>
              <table:table-cell office:value-type="float" office:value="1.74138314361088">
                <text:p>1.74138314361088</text:p>
              </table:table-cell>
              <table:table-cell office:value-type="float" office:value="1.74660036825501">
                <text:p>1.74660036825501</text:p>
              </table:table-cell>
            </table:table-row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-1.25941350212106">
                <text:p>-1.25941350212106</text:p>
                <draw:g>
                  <svg:desc>'Brownian Bridge'.I47:'Brownian Bridge'.N47</svg:desc>
                </draw:g>
              </table:table-cell>
              <table:table-cell office:value-type="float" office:value="-1.60614400179541">
                <text:p>-1.60614400179541</text:p>
              </table:table-cell>
              <table:table-cell office:value-type="float" office:value="-1.87423811053938">
                <text:p>-1.87423811053938</text:p>
              </table:table-cell>
              <table:table-cell office:value-type="float" office:value="-1.87334258617677">
                <text:p>-1.87334258617677</text:p>
              </table:table-cell>
              <table:table-cell office:value-type="float" office:value="-2.26137492202724">
                <text:p>-2.26137492202724</text:p>
              </table:table-cell>
              <table:table-cell office:value-type="float" office:value="-2.31405887093326">
                <text:p>-2.31405887093326</text:p>
              </table:table-cell>
            </table:table-row>
            <table:table-row>
              <table:table-cell office:value-type="string">
                <text:p>Row 48</text:p>
                <draw:g>
                  <svg:desc/>
                </draw:g>
              </table:table-cell>
              <table:table-cell office:value-type="float" office:value="0.652901440071712">
                <text:p>0.652901440071712</text:p>
                <draw:g>
                  <svg:desc>'Brownian Bridge'.I48:'Brownian Bridge'.N48</svg:desc>
                </draw:g>
              </table:table-cell>
              <table:table-cell office:value-type="float" office:value="0.431148339668104">
                <text:p>0.431148339668104</text:p>
              </table:table-cell>
              <table:table-cell office:value-type="float" office:value="0.401434538374145">
                <text:p>0.401434538374145</text:p>
              </table:table-cell>
              <table:table-cell office:value-type="float" office:value="0.585704906368157">
                <text:p>0.585704906368157</text:p>
              </table:table-cell>
              <table:table-cell office:value-type="float" office:value="0.509590102144088">
                <text:p>0.509590102144088</text:p>
              </table:table-cell>
              <table:table-cell office:value-type="float" office:value="0.233062933170309">
                <text:p>0.233062933170309</text:p>
              </table:table-cell>
            </table:table-row>
            <table:table-row>
              <table:table-cell office:value-type="string">
                <text:p>Row 49</text:p>
                <draw:g>
                  <svg:desc/>
                </draw:g>
              </table:table-cell>
              <table:table-cell office:value-type="float" office:value="-0.582457007524279">
                <text:p>-0.582457007524279</text:p>
                <draw:g>
                  <svg:desc>'Brownian Bridge'.I49:'Brownian Bridge'.N49</svg:desc>
                </draw:g>
              </table:table-cell>
              <table:table-cell office:value-type="float" office:value="-0.614985176283798">
                <text:p>-0.614985176283798</text:p>
              </table:table-cell>
              <table:table-cell office:value-type="float" office:value="-0.750618731533721">
                <text:p>-0.750618731533721</text:p>
              </table:table-cell>
              <table:table-cell office:value-type="float" office:value="0.00398850300449149">
                <text:p>0.00398850300449149</text:p>
              </table:table-cell>
              <table:table-cell office:value-type="float" office:value="0.151134618253078">
                <text:p>0.151134618253078</text:p>
              </table:table-cell>
              <table:table-cell office:value-type="float" office:value="0.587107225082135">
                <text:p>0.587107225082135</text:p>
              </table:table-cell>
            </table:table-row>
            <table:table-row>
              <table:table-cell office:value-type="string">
                <text:p>Row 50</text:p>
                <draw:g>
                  <svg:desc/>
                </draw:g>
              </table:table-cell>
              <table:table-cell office:value-type="float" office:value="0.268334956728501">
                <text:p>0.268334956728501</text:p>
                <draw:g>
                  <svg:desc>'Brownian Bridge'.I50:'Brownian Bridge'.N50</svg:desc>
                </draw:g>
              </table:table-cell>
              <table:table-cell office:value-type="float" office:value="0.445977987081542">
                <text:p>0.445977987081542</text:p>
              </table:table-cell>
              <table:table-cell office:value-type="float" office:value="0.304010362474435">
                <text:p>0.304010362474435</text:p>
              </table:table-cell>
              <table:table-cell office:value-type="float" office:value="0.0994739991002126">
                <text:p>0.0994739991002126</text:p>
              </table:table-cell>
              <table:table-cell office:value-type="float" office:value="0.393974691452896">
                <text:p>0.393974691452896</text:p>
              </table:table-cell>
              <table:table-cell office:value-type="float" office:value="0.323399638977176">
                <text:p>0.323399638977176</text:p>
              </table:table-cell>
            </table:table-row>
            <table:table-row>
              <table:table-cell office:value-type="string">
                <text:p>Row 51</text:p>
                <draw:g>
                  <svg:desc/>
                </draw:g>
              </table:table-cell>
              <table:table-cell office:value-type="float" office:value="0.285024477549211">
                <text:p>0.285024477549211</text:p>
                <draw:g>
                  <svg:desc>'Brownian Bridge'.I51:'Brownian Bridge'.N51</svg:desc>
                </draw:g>
              </table:table-cell>
              <table:table-cell office:value-type="float" office:value="0.813815349507595">
                <text:p>0.813815349507595</text:p>
              </table:table-cell>
              <table:table-cell office:value-type="float" office:value="0.509449515547101">
                <text:p>0.509449515547101</text:p>
              </table:table-cell>
              <table:table-cell office:value-type="float" office:value="0.482260737901236">
                <text:p>0.482260737901236</text:p>
              </table:table-cell>
              <table:table-cell office:value-type="float" office:value="0.493122391858505">
                <text:p>0.493122391858505</text:p>
              </table:table-cell>
              <table:table-cell office:value-type="float" office:value="0.541610143877016">
                <text:p>0.541610143877016</text:p>
              </table:table-cell>
            </table:table-row>
            <table:table-row>
              <table:table-cell office:value-type="string">
                <text:p>Row 52</text:p>
                <draw:g>
                  <svg:desc/>
                </draw:g>
              </table:table-cell>
              <table:table-cell office:value-type="float" office:value="-1.00169444054848">
                <text:p>-1.00169444054848</text:p>
                <draw:g>
                  <svg:desc>'Brownian Bridge'.I52:'Brownian Bridge'.N52</svg:desc>
                </draw:g>
              </table:table-cell>
              <table:table-cell office:value-type="float" office:value="-1.20014848701021">
                <text:p>-1.20014848701021</text:p>
              </table:table-cell>
              <table:table-cell office:value-type="float" office:value="-0.749816381448116">
                <text:p>-0.749816381448116</text:p>
              </table:table-cell>
              <table:table-cell office:value-type="float" office:value="-0.910127155671819">
                <text:p>-0.910127155671819</text:p>
              </table:table-cell>
              <table:table-cell office:value-type="float" office:value="-1.03592655964314">
                <text:p>-1.03592655964314</text:p>
              </table:table-cell>
              <table:table-cell office:value-type="float" office:value="-1.28332037910168">
                <text:p>-1.28332037910168</text:p>
              </table:table-cell>
            </table:table-row>
            <table:table-row>
              <table:table-cell office:value-type="string">
                <text:p>Row 53</text:p>
                <draw:g>
                  <svg:desc/>
                </draw:g>
              </table:table-cell>
              <table:table-cell office:value-type="float" office:value="-0.333257943387174">
                <text:p>-0.333257943387174</text:p>
                <draw:g>
                  <svg:desc>'Brownian Bridge'.I53:'Brownian Bridge'.N53</svg:desc>
                </draw:g>
              </table:table-cell>
              <table:table-cell office:value-type="float" office:value="-0.355803890759167">
                <text:p>-0.355803890759167</text:p>
              </table:table-cell>
              <table:table-cell office:value-type="float" office:value="-0.245888060605424">
                <text:p>-0.245888060605424</text:p>
              </table:table-cell>
              <table:table-cell office:value-type="float" office:value="0.262047819171426">
                <text:p>0.262047819171426</text:p>
              </table:table-cell>
              <table:table-cell office:value-type="float" office:value="-0.0279024208778261">
                <text:p>-0.0279024208778261</text:p>
              </table:table-cell>
              <table:table-cell office:value-type="float" office:value="-0.242164158342556">
                <text:p>-0.242164158342556</text:p>
              </table:table-cell>
            </table:table-row>
            <table:table-row>
              <table:table-cell office:value-type="string">
                <text:p>Row 54</text:p>
                <draw:g>
                  <svg:desc/>
                </draw:g>
              </table:table-cell>
              <table:table-cell office:value-type="float" office:value="-1.33096189758841">
                <text:p>-1.33096189758841</text:p>
                <draw:g>
                  <svg:desc>'Brownian Bridge'.I54:'Brownian Bridge'.N54</svg:desc>
                </draw:g>
              </table:table-cell>
              <table:table-cell office:value-type="float" office:value="-1.14489643126923">
                <text:p>-1.14489643126923</text:p>
              </table:table-cell>
              <table:table-cell office:value-type="float" office:value="-0.847580093973829">
                <text:p>-0.847580093973829</text:p>
              </table:table-cell>
              <table:table-cell office:value-type="float" office:value="-1.04108098660858">
                <text:p>-1.04108098660858</text:p>
              </table:table-cell>
              <table:table-cell office:value-type="float" office:value="-1.18570819323433">
                <text:p>-1.18570819323433</text:p>
              </table:table-cell>
              <table:table-cell office:value-type="float" office:value="-1.27909087419443">
                <text:p>-1.27909087419443</text:p>
              </table:table-cell>
            </table:table-row>
            <table:table-row>
              <table:table-cell office:value-type="string">
                <text:p>Row 55</text:p>
                <draw:g>
                  <svg:desc/>
                </draw:g>
              </table:table-cell>
              <table:table-cell office:value-type="float" office:value="-0.525040328114646">
                <text:p>-0.525040328114646</text:p>
                <draw:g>
                  <svg:desc>'Brownian Bridge'.I55:'Brownian Bridge'.N55</svg:desc>
                </draw:g>
              </table:table-cell>
              <table:table-cell office:value-type="float" office:value="-0.50085661901087">
                <text:p>-0.50085661901087</text:p>
              </table:table-cell>
              <table:table-cell office:value-type="float" office:value="-0.997894092634698">
                <text:p>-0.997894092634698</text:p>
              </table:table-cell>
              <table:table-cell office:value-type="float" office:value="-0.943700154891233">
                <text:p>-0.943700154891233</text:p>
              </table:table-cell>
              <table:table-cell office:value-type="float" office:value="-1.18722445320186">
                <text:p>-1.18722445320186</text:p>
              </table:table-cell>
              <table:table-cell office:value-type="float" office:value="-1.37572202664759">
                <text:p>-1.37572202664759</text:p>
              </table:table-cell>
            </table:table-row>
            <table:table-row>
              <table:table-cell office:value-type="string">
                <text:p>Row 56</text:p>
                <draw:g>
                  <svg:desc/>
                </draw:g>
              </table:table-cell>
              <table:table-cell office:value-type="float" office:value="0.491411964622202">
                <text:p>0.491411964622202</text:p>
                <draw:g>
                  <svg:desc>'Brownian Bridge'.I56:'Brownian Bridge'.N56</svg:desc>
                </draw:g>
              </table:table-cell>
              <table:table-cell office:value-type="float" office:value="0.401615680349111">
                <text:p>0.401615680349111</text:p>
              </table:table-cell>
              <table:table-cell office:value-type="float" office:value="0.419892479781304">
                <text:p>0.419892479781304</text:p>
              </table:table-cell>
              <table:table-cell office:value-type="float" office:value="0.882794218046772">
                <text:p>0.882794218046772</text:p>
              </table:table-cell>
              <table:table-cell office:value-type="float" office:value="0.828075056607275">
                <text:p>0.828075056607275</text:p>
              </table:table-cell>
              <table:table-cell office:value-type="float" office:value="0.361312065959744">
                <text:p>0.361312065959744</text:p>
              </table:table-cell>
            </table:table-row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-0.554802008180148">
                <text:p>-0.554802008180148</text:p>
                <draw:g>
                  <svg:desc>'Brownian Bridge'.I57:'Brownian Bridge'.N57</svg:desc>
                </draw:g>
              </table:table-cell>
              <table:table-cell office:value-type="float" office:value="-0.68856672378572">
                <text:p>-0.68856672378572</text:p>
              </table:table-cell>
              <table:table-cell office:value-type="float" office:value="-0.624690298531928">
                <text:p>-0.624690298531928</text:p>
              </table:table-cell>
              <table:table-cell office:value-type="float" office:value="-1.22673835314862">
                <text:p>-1.22673835314862</text:p>
              </table:table-cell>
              <table:table-cell office:value-type="float" office:value="-0.608427228273714">
                <text:p>-0.608427228273714</text:p>
              </table:table-cell>
              <table:table-cell office:value-type="float" office:value="-1.09124197372326">
                <text:p>-1.09124197372326</text:p>
              </table:table-cell>
            </table:table-row>
            <table:table-row>
              <table:table-cell office:value-type="string">
                <text:p>Row 58</text:p>
                <draw:g>
                  <svg:desc/>
                </draw:g>
              </table:table-cell>
              <table:table-cell office:value-type="float" office:value="0.131176774509377">
                <text:p>0.131176774509377</text:p>
                <draw:g>
                  <svg:desc>'Brownian Bridge'.I58:'Brownian Bridge'.N58</svg:desc>
                </draw:g>
              </table:table-cell>
              <table:table-cell office:value-type="float" office:value="-0.398460756380675">
                <text:p>-0.398460756380675</text:p>
              </table:table-cell>
              <table:table-cell office:value-type="float" office:value="-0.257713844219581">
                <text:p>-0.257713844219581</text:p>
              </table:table-cell>
              <table:table-cell office:value-type="float" office:value="-0.557140656197948">
                <text:p>-0.557140656197948</text:p>
              </table:table-cell>
              <table:table-cell office:value-type="float" office:value="-0.0876995929553668">
                <text:p>-0.0876995929553668</text:p>
              </table:table-cell>
              <table:table-cell office:value-type="float" office:value="0.114375435929019">
                <text:p>0.114375435929019</text:p>
              </table:table-cell>
            </table:table-row>
            <table:table-row>
              <table:table-cell office:value-type="string">
                <text:p>Row 59</text:p>
                <draw:g>
                  <svg:desc/>
                </draw:g>
              </table:table-cell>
              <table:table-cell office:value-type="float" office:value="-0.0623909522261669">
                <text:p>-0.0623909522261669</text:p>
                <draw:g>
                  <svg:desc>'Brownian Bridge'.I59:'Brownian Bridge'.N59</svg:desc>
                </draw:g>
              </table:table-cell>
              <table:table-cell office:value-type="float" office:value="0.0280504343521458">
                <text:p>0.0280504343521458</text:p>
              </table:table-cell>
              <table:table-cell office:value-type="float" office:value="0.0667339523560015">
                <text:p>0.0667339523560015</text:p>
              </table:table-cell>
              <table:table-cell office:value-type="float" office:value="-0.173016650376689">
                <text:p>-0.173016650376689</text:p>
              </table:table-cell>
              <table:table-cell office:value-type="float" office:value="-0.320852253079778">
                <text:p>-0.320852253079778</text:p>
              </table:table-cell>
              <table:table-cell office:value-type="float" office:value="0.212440371524611">
                <text:p>0.212440371524611</text:p>
              </table:table-cell>
            </table:table-row>
            <table:table-row>
              <table:table-cell office:value-type="string">
                <text:p>Row 60</text:p>
                <draw:g>
                  <svg:desc/>
                </draw:g>
              </table:table-cell>
              <table:table-cell office:value-type="float" office:value="0.702199566237921">
                <text:p>0.702199566237921</text:p>
                <draw:g>
                  <svg:desc>'Brownian Bridge'.I60:'Brownian Bridge'.N60</svg:desc>
                </draw:g>
              </table:table-cell>
              <table:table-cell office:value-type="float" office:value="1.01396359788304">
                <text:p>1.01396359788304</text:p>
              </table:table-cell>
              <table:table-cell office:value-type="float" office:value="0.916925347128222">
                <text:p>0.916925347128222</text:p>
              </table:table-cell>
              <table:table-cell office:value-type="float" office:value="0.914627122025786">
                <text:p>0.914627122025786</text:p>
              </table:table-cell>
              <table:table-cell office:value-type="float" office:value="1.09394911535304">
                <text:p>1.09394911535304</text:p>
              </table:table-cell>
              <table:table-cell office:value-type="float" office:value="1.25748879315781">
                <text:p>1.25748879315781</text:p>
              </table:table-cell>
            </table:table-row>
            <table:table-row>
              <table:table-cell office:value-type="string">
                <text:p>Row 61</text:p>
                <draw:g>
                  <svg:desc/>
                </draw:g>
              </table:table-cell>
              <table:table-cell office:value-type="float" office:value="0.0577073586916924">
                <text:p>0.0577073586916924</text:p>
                <draw:g>
                  <svg:desc>'Brownian Bridge'.I61:'Brownian Bridge'.N61</svg:desc>
                </draw:g>
              </table:table-cell>
              <table:table-cell office:value-type="float" office:value="0.380352553342988">
                <text:p>0.380352553342988</text:p>
              </table:table-cell>
              <table:table-cell office:value-type="float" office:value="0.171078330868559">
                <text:p>0.171078330868559</text:p>
              </table:table-cell>
              <table:table-cell office:value-type="float" office:value="0.651036928743688">
                <text:p>0.651036928743688</text:p>
              </table:table-cell>
              <table:table-cell office:value-type="float" office:value="0.625890738301848">
                <text:p>0.625890738301848</text:p>
              </table:table-cell>
              <table:table-cell office:value-type="float" office:value="0.762665137680381">
                <text:p>0.762665137680381</text:p>
              </table:table-cell>
            </table:table-row>
            <table:table-row>
              <table:table-cell office:value-type="string">
                <text:p>Row 62</text:p>
                <draw:g>
                  <svg:desc/>
                </draw:g>
              </table:table-cell>
              <table:table-cell office:value-type="float" office:value="0.175670142259593">
                <text:p>0.175670142259593</text:p>
                <draw:g>
                  <svg:desc>'Brownian Bridge'.I62:'Brownian Bridge'.N62</svg:desc>
                </draw:g>
              </table:table-cell>
              <table:table-cell office:value-type="float" office:value="-0.285199434014516">
                <text:p>-0.285199434014516</text:p>
              </table:table-cell>
              <table:table-cell office:value-type="float" office:value="-0.696793673217045">
                <text:p>-0.696793673217045</text:p>
              </table:table-cell>
              <table:table-cell office:value-type="float" office:value="-0.711192175558466">
                <text:p>-0.711192175558466</text:p>
              </table:table-cell>
              <table:table-cell office:value-type="float" office:value="-0.794370887289219">
                <text:p>-0.794370887289219</text:p>
              </table:table-cell>
              <table:table-cell office:value-type="float" office:value="-0.74717051557332">
                <text:p>-0.74717051557332</text:p>
              </table:table-cell>
            </table:table-row>
            <table:table-row>
              <table:table-cell office:value-type="string">
                <text:p>Row 63</text:p>
                <draw:g>
                  <svg:desc/>
                </draw:g>
              </table:table-cell>
              <table:table-cell office:value-type="float" office:value="0.018221082795682">
                <text:p>0.018221082795682</text:p>
                <draw:g>
                  <svg:desc>'Brownian Bridge'.I63:'Brownian Bridge'.N63</svg:desc>
                </draw:g>
              </table:table-cell>
              <table:table-cell office:value-type="float" office:value="-0.468090771551072">
                <text:p>-0.468090771551072</text:p>
              </table:table-cell>
              <table:table-cell office:value-type="float" office:value="-0.840476333038365">
                <text:p>-0.840476333038365</text:p>
              </table:table-cell>
              <table:table-cell office:value-type="float" office:value="-0.30592556331716">
                <text:p>-0.30592556331716</text:p>
              </table:table-cell>
              <table:table-cell office:value-type="float" office:value="-0.132676018826743">
                <text:p>-0.132676018826743</text:p>
              </table:table-cell>
              <table:table-cell office:value-type="float" office:value="-0.0224568124169558">
                <text:p>-0.0224568124169558</text:p>
              </table:table-cell>
            </table:table-row>
            <table:table-row>
              <table:table-cell office:value-type="string">
                <text:p>Row 64</text:p>
                <draw:g>
                  <svg:desc/>
                </draw:g>
              </table:table-cell>
              <table:table-cell office:value-type="float" office:value="1.36266239261455">
                <text:p>1.36266239261455</text:p>
                <draw:g>
                  <svg:desc>'Brownian Bridge'.I64:'Brownian Bridge'.N64</svg:desc>
                </draw:g>
              </table:table-cell>
              <table:table-cell office:value-type="float" office:value="1.72866066116504">
                <text:p>1.72866066116504</text:p>
              </table:table-cell>
              <table:table-cell office:value-type="float" office:value="2.07121474182856">
                <text:p>2.07121474182856</text:p>
              </table:table-cell>
              <table:table-cell office:value-type="float" office:value="1.39314222578732">
                <text:p>1.39314222578732</text:p>
              </table:table-cell>
              <table:table-cell office:value-type="float" office:value="0.912678268016069">
                <text:p>0.912678268016069</text:p>
              </table:table-cell>
              <table:table-cell office:value-type="float" office:value="0.613468293751447">
                <text:p>0.613468293751447</text:p>
              </table:table-cell>
            </table:table-row>
            <table:table-row>
              <table:table-cell office:value-type="string">
                <text:p>Row 65</text:p>
                <draw:g>
                  <svg:desc/>
                </draw:g>
              </table:table-cell>
              <table:table-cell office:value-type="float" office:value="-0.00222432725793352">
                <text:p>-0.00222432725793352</text:p>
                <draw:g>
                  <svg:desc>'Brownian Bridge'.I65:'Brownian Bridge'.N65</svg:desc>
                </draw:g>
              </table:table-cell>
              <table:table-cell office:value-type="float" office:value="-0.151119469054852">
                <text:p>-0.151119469054852</text:p>
              </table:table-cell>
              <table:table-cell office:value-type="float" office:value="-0.409531489659456">
                <text:p>-0.409531489659456</text:p>
              </table:table-cell>
              <table:table-cell office:value-type="float" office:value="-0.27064680988173">
                <text:p>-0.27064680988173</text:p>
              </table:table-cell>
              <table:table-cell office:value-type="float" office:value="-0.644864080583971">
                <text:p>-0.644864080583971</text:p>
              </table:table-cell>
              <table:table-cell office:value-type="float" office:value="-0.557598479778114">
                <text:p>-0.557598479778114</text:p>
              </table:table-cell>
            </table:table-row>
            <table:table-row>
              <table:table-cell office:value-type="string">
                <text:p>Row 66</text:p>
                <draw:g>
                  <svg:desc/>
                </draw:g>
              </table:table-cell>
              <table:table-cell office:value-type="float" office:value="-0.787744326459243">
                <text:p>-0.787744326459243</text:p>
                <draw:g>
                  <svg:desc>'Brownian Bridge'.I66:'Brownian Bridge'.N66</svg:desc>
                </draw:g>
              </table:table-cell>
              <table:table-cell office:value-type="float" office:value="-1.02929932430532">
                <text:p>-1.02929932430532</text:p>
              </table:table-cell>
              <table:table-cell office:value-type="float" office:value="-1.10406397912965">
                <text:p>-1.10406397912965</text:p>
              </table:table-cell>
              <table:table-cell office:value-type="float" office:value="-0.839310726023225">
                <text:p>-0.839310726023225</text:p>
              </table:table-cell>
              <table:table-cell office:value-type="float" office:value="-0.918248175041832">
                <text:p>-0.918248175041832</text:p>
              </table:table-cell>
              <table:table-cell office:value-type="float" office:value="-0.902477353377807">
                <text:p>-0.902477353377807</text:p>
              </table:table-cell>
            </table:table-row>
            <table:table-row>
              <table:table-cell office:value-type="string">
                <text:p>Row 67</text:p>
                <draw:g>
                  <svg:desc/>
                </draw:g>
              </table:table-cell>
              <table:table-cell office:value-type="float" office:value="0.622982082423346">
                <text:p>0.622982082423346</text:p>
                <draw:g>
                  <svg:desc>'Brownian Bridge'.I67:'Brownian Bridge'.N67</svg:desc>
                </draw:g>
              </table:table-cell>
              <table:table-cell office:value-type="float" office:value="0.866866976544732">
                <text:p>0.866866976544732</text:p>
              </table:table-cell>
              <table:table-cell office:value-type="float" office:value="0.943627295007025">
                <text:p>0.943627295007025</text:p>
              </table:table-cell>
              <table:table-cell office:value-type="float" office:value="0.889867320824374">
                <text:p>0.889867320824374</text:p>
              </table:table-cell>
              <table:table-cell office:value-type="float" office:value="1.04078568988706">
                <text:p>1.04078568988706</text:p>
              </table:table-cell>
              <table:table-cell office:value-type="float" office:value="1.17084622430982">
                <text:p>1.17084622430982</text:p>
              </table:table-cell>
            </table:table-row>
            <table:table-row>
              <table:table-cell office:value-type="string">
                <text:p>Row 68</text:p>
                <draw:g>
                  <svg:desc/>
                </draw:g>
              </table:table-cell>
              <table:table-cell office:value-type="float" office:value="0.485572483169948">
                <text:p>0.485572483169948</text:p>
                <draw:g>
                  <svg:desc>'Brownian Bridge'.I68:'Brownian Bridge'.N68</svg:desc>
                </draw:g>
              </table:table-cell>
              <table:table-cell office:value-type="float" office:value="1.00565735291995">
                <text:p>1.00565735291995</text:p>
              </table:table-cell>
              <table:table-cell office:value-type="float" office:value="1.05127198314847">
                <text:p>1.05127198314847</text:p>
              </table:table-cell>
              <table:table-cell office:value-type="float" office:value="1.06079075515679">
                <text:p>1.06079075515679</text:p>
              </table:table-cell>
              <table:table-cell office:value-type="float" office:value="1.01655176633933">
                <text:p>1.01655176633933</text:p>
              </table:table-cell>
              <table:table-cell office:value-type="float" office:value="0.823960663591465">
                <text:p>0.823960663591465</text:p>
              </table:table-cell>
            </table:table-row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1.35556027931807">
                <text:p>1.35556027931807</text:p>
                <draw:g>
                  <svg:desc>'Brownian Bridge'.I69:'Brownian Bridge'.N69</svg:desc>
                </draw:g>
              </table:table-cell>
              <table:table-cell office:value-type="float" office:value="1.32715158885817">
                <text:p>1.32715158885817</text:p>
              </table:table-cell>
              <table:table-cell office:value-type="float" office:value="1.58578339461518">
                <text:p>1.58578339461518</text:p>
              </table:table-cell>
              <table:table-cell office:value-type="float" office:value="1.1973704385137">
                <text:p>1.1973704385137</text:p>
              </table:table-cell>
              <table:table-cell office:value-type="float" office:value="1.40088064545487">
                <text:p>1.40088064545487</text:p>
              </table:table-cell>
              <table:table-cell office:value-type="float" office:value="1.39056920188495">
                <text:p>1.39056920188495</text:p>
              </table:table-cell>
            </table:table-row>
            <table:table-row>
              <table:table-cell office:value-type="string">
                <text:p>Row 70</text:p>
                <draw:g>
                  <svg:desc/>
                </draw:g>
              </table:table-cell>
              <table:table-cell office:value-type="float" office:value="0.000588645239696607">
                <text:p>0.000588645239696607</text:p>
                <draw:g>
                  <svg:desc>'Brownian Bridge'.I70:'Brownian Bridge'.N70</svg:desc>
                </draw:g>
              </table:table-cell>
              <table:table-cell office:value-type="float" office:value="0.328931167779859">
                <text:p>0.328931167779859</text:p>
              </table:table-cell>
              <table:table-cell office:value-type="float" office:value="0.610914684069811">
                <text:p>0.610914684069811</text:p>
              </table:table-cell>
              <table:table-cell office:value-type="float" office:value="0.922643744708083">
                <text:p>0.922643744708083</text:p>
              </table:table-cell>
              <table:table-cell office:value-type="float" office:value="0.958421771912604">
                <text:p>0.958421771912604</text:p>
              </table:table-cell>
              <table:table-cell office:value-type="float" office:value="0.768510144540014">
                <text:p>0.768510144540014</text:p>
              </table:table-cell>
            </table:table-row>
            <table:table-row>
              <table:table-cell office:value-type="string">
                <text:p>Row 71</text:p>
                <draw:g>
                  <svg:desc/>
                </draw:g>
              </table:table-cell>
              <table:table-cell office:value-type="float" office:value="0.899222862094511">
                <text:p>0.899222862094511</text:p>
                <draw:g>
                  <svg:desc>'Brownian Bridge'.I71:'Brownian Bridge'.N71</svg:desc>
                </draw:g>
              </table:table-cell>
              <table:table-cell office:value-type="float" office:value="1.47963747798634">
                <text:p>1.47963747798634</text:p>
              </table:table-cell>
              <table:table-cell office:value-type="float" office:value="1.20735837465456">
                <text:p>1.20735837465456</text:p>
              </table:table-cell>
              <table:table-cell office:value-type="float" office:value="0.85759733860396">
                <text:p>0.85759733860396</text:p>
              </table:table-cell>
              <table:table-cell office:value-type="float" office:value="0.510082745697068">
                <text:p>0.510082745697068</text:p>
              </table:table-cell>
              <table:table-cell office:value-type="float" office:value="0.246378580019545">
                <text:p>0.246378580019545</text:p>
              </table:table-cell>
            </table:table-row>
            <table:table-row>
              <table:table-cell office:value-type="string">
                <text:p>Row 72</text:p>
                <draw:g>
                  <svg:desc/>
                </draw:g>
              </table:table-cell>
              <table:table-cell office:value-type="float" office:value="-0.941722025341386">
                <text:p>-0.941722025341386</text:p>
                <draw:g>
                  <svg:desc>'Brownian Bridge'.I72:'Brownian Bridge'.N72</svg:desc>
                </draw:g>
              </table:table-cell>
              <table:table-cell office:value-type="float" office:value="-1.03727262124387">
                <text:p>-1.03727262124387</text:p>
              </table:table-cell>
              <table:table-cell office:value-type="float" office:value="-1.19555666814909">
                <text:p>-1.19555666814909</text:p>
              </table:table-cell>
              <table:table-cell office:value-type="float" office:value="-1.33025609585494">
                <text:p>-1.33025609585494</text:p>
              </table:table-cell>
              <table:table-cell office:value-type="float" office:value="-1.23517332734263">
                <text:p>-1.23517332734263</text:p>
              </table:table-cell>
              <table:table-cell office:value-type="float" office:value="-1.41535957939391">
                <text:p>-1.41535957939391</text:p>
              </table:table-cell>
            </table:table-row>
            <table:table-row>
              <table:table-cell office:value-type="string">
                <text:p>Row 73</text:p>
                <draw:g>
                  <svg:desc/>
                </draw:g>
              </table:table-cell>
              <table:table-cell office:value-type="float" office:value="0.287525699940815">
                <text:p>0.287525699940815</text:p>
                <draw:g>
                  <svg:desc>'Brownian Bridge'.I73:'Brownian Bridge'.N73</svg:desc>
                </draw:g>
              </table:table-cell>
              <table:table-cell office:value-type="float" office:value="0.724353460491962">
                <text:p>0.724353460491962</text:p>
              </table:table-cell>
              <table:table-cell office:value-type="float" office:value="0.723191096603888">
                <text:p>0.723191096603888</text:p>
              </table:table-cell>
              <table:table-cell office:value-type="float" office:value="0.723131729716611">
                <text:p>0.723131729716611</text:p>
              </table:table-cell>
              <table:table-cell office:value-type="float" office:value="0.916560129281098">
                <text:p>0.916560129281098</text:p>
              </table:table-cell>
              <table:table-cell office:value-type="float" office:value="1.41722442238157">
                <text:p>1.41722442238157</text:p>
              </table:table-cell>
            </table:table-row>
            <table:table-row>
              <table:table-cell office:value-type="string">
                <text:p>Row 74</text:p>
                <draw:g>
                  <svg:desc/>
                </draw:g>
              </table:table-cell>
              <table:table-cell office:value-type="float" office:value="1.55982531343127">
                <text:p>1.55982531343127</text:p>
                <draw:g>
                  <svg:desc>'Brownian Bridge'.I74:'Brownian Bridge'.N74</svg:desc>
                </draw:g>
              </table:table-cell>
              <table:table-cell office:value-type="float" office:value="1.51479443686228">
                <text:p>1.51479443686228</text:p>
              </table:table-cell>
              <table:table-cell office:value-type="float" office:value="1.64295577240453">
                <text:p>1.64295577240453</text:p>
              </table:table-cell>
              <table:table-cell office:value-type="float" office:value="1.49398831035496">
                <text:p>1.49398831035496</text:p>
              </table:table-cell>
              <table:table-cell office:value-type="float" office:value="1.71265406953272">
                <text:p>1.71265406953272</text:p>
              </table:table-cell>
              <table:table-cell office:value-type="float" office:value="1.54455530019789">
                <text:p>1.544555300197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MacOSX_X86_64 LibreOffice_project/65905a128db06ba48db947242809d14d3f9a93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